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16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24.76pt"/>
    </style:style>
    <style:style style:name="co6" style:family="table-column">
      <style:table-column-properties fo:break-before="auto" style:column-width="69.36pt"/>
    </style:style>
    <style:style style:name="co7" style:family="table-column">
      <style:table-column-properties fo:break-before="auto" style:column-width="50.34pt"/>
    </style:style>
    <style:style style:name="co8" style:family="table-column">
      <style:table-column-properties fo:break-before="auto" style:column-width="189.01pt"/>
    </style:style>
    <style:style style:name="co9" style:family="table-column">
      <style:table-column-properties fo:break-before="auto" style:column-width="51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Distances_withCo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rom_lat</text:p>
          </table:table-cell>
          <table:table-cell office:value-type="string" calcext:value-type="string">
            <text:p>From_long</text:p>
          </table:table-cell>
          <table:table-cell office:value-type="string" calcext:value-type="string">
            <text:p>From_Region</text:p>
          </table:table-cell>
          <table:table-cell office:value-type="string" calcext:value-type="string">
            <text:p>From_RUI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_lat</text:p>
          </table:table-cell>
          <table:table-cell office:value-type="string" calcext:value-type="string">
            <text:p>To_long</text:p>
          </table:table-cell>
          <table:table-cell office:value-type="string" calcext:value-type="string">
            <text:p>To_Region</text:p>
          </table:table-cell>
          <table:table-cell office:value-type="string" calcext:value-type="string">
            <text:p>To_URI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BAJJANA_024W369N_S_ANDA</text:p>
          </table:table-cell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URSIYA_011W379N_S_ANDA</text:p>
          </table:table-cell>
          <table:table-cell office:value-type="string" calcext:value-type="string">
            <text:p>سبعة أيام</text:p>
          </table:table-cell>
        </table:table-row>
        <table:table-row table:style-name="ro1">
          <table:table-cell office:value-type="string" calcext:value-type="string">
            <text:p>بجانة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BAJJANA_024W369N_S_ANDA</text:p>
          </table:table-cell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LIQA_044W367N_S_ANDA</text:p>
          </table:table-cell>
          <table:table-cell office:value-type="string" calcext:value-type="string">
            <text:p>عشرة أيام</text:p>
          </table:table-cell>
        </table:table-row>
        <table:table-row table:style-name="ro1">
          <table:table-cell office:value-type="string" calcext:value-type="string">
            <text:p>بلنسية</text:p>
          </table:table-cell>
          <table:table-cell office:value-type="float" office:value="39.43516" calcext:value-type="float">
            <text:p>39.43516</text:p>
          </table:table-cell>
          <table:table-cell office:value-type="float" office:value="-0.41486" calcext:value-type="float">
            <text:p>-0.4148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BALANSIYYA_004W394N_S_ANDA</text:p>
          </table:table-cell>
          <table:table-cell office:value-type="string" calcext:value-type="string">
            <text:p>طرطوشة</text:p>
          </table:table-cell>
          <table:table-cell office:value-type="float" office:value="40.79221" calcext:value-type="float">
            <text:p>40.79221</text:p>
          </table:table-cell>
          <table:table-cell office:value-type="float" office:value="0.60933" calcext:value-type="float">
            <text:p>0.6093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TURTUSHA_006E407N_S_ANDA</text:p>
          </table:table-cell>
          <table:table-cell office:value-type="string" calcext:value-type="string">
            <text:p>اثني عشر مراحل</text:p>
          </table:table-cell>
        </table:table-row>
        <table:table-row table:style-name="ro1">
          <table:table-cell office:value-type="string" calcext:value-type="string">
            <text:p>فحص البلوط</text:p>
          </table:table-cell>
          <table:table-cell office:value-type="float" office:value="38.63018" calcext:value-type="float">
            <text:p>38.63018</text:p>
          </table:table-cell>
          <table:table-cell office:value-type="float" office:value="-4.89554" calcext:value-type="float">
            <text:p>-4.89554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FAHSBALLUT_048W386N_R_ANDA</text:p>
          </table:table-cell>
          <table:table-cell office:value-type="string" calcext:value-type="string">
            <text:p>لبلة</text:p>
          </table:table-cell>
          <table:table-cell office:value-type="float" office:value="37.38969" calcext:value-type="float">
            <text:p>37.38969</text:p>
          </table:table-cell>
          <table:table-cell office:value-type="float" office:value="-6.66965" calcext:value-type="float">
            <text:p>-6.6696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LABLA_066W373N_S_ANDA</text:p>
          </table:table-cell>
          <table:table-cell office:value-type="string" calcext:value-type="string">
            <text:p>أربعة عشرة أيام</text:p>
          </table:table-cell>
        </table:table-row>
        <table:table-row table:style-name="ro1">
          <table:table-cell office:value-type="string" calcext:value-type="string">
            <text:p>لبلة</text:p>
          </table:table-cell>
          <table:table-cell office:value-type="float" office:value="37.38969" calcext:value-type="float">
            <text:p>37.38969</text:p>
          </table:table-cell>
          <table:table-cell office:value-type="float" office:value="-6.66965" calcext:value-type="float">
            <text:p>-6.6696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LABLA_066W373N_S_ANDA</text:p>
          </table:table-cell>
          <table:table-cell office:value-type="string" calcext:value-type="string">
            <text:p>قرمونة</text:p>
          </table:table-cell>
          <table:table-cell office:value-type="float" office:value="37.42933" calcext:value-type="float">
            <text:p>37.42933</text:p>
          </table:table-cell>
          <table:table-cell office:value-type="float" office:value="-5.64097" calcext:value-type="float">
            <text:p>-5.64097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ARMUNA_056W374N_S_ANDA</text:p>
          </table:table-cell>
          <table:table-cell office:value-type="string" calcext:value-type="string">
            <text:p>أربعة أيام بين باجة واشبيلية نحو الغرب على طريق ماردة</text:p>
          </table:table-cell>
        </table:table-row>
        <table:table-row table:style-name="ro1">
          <table:table-cell office:value-type="string" calcext:value-type="string">
            <text:p>مورور</text:p>
          </table:table-cell>
          <table:table-cell office:value-type="float" office:value="37.14029" calcext:value-type="float">
            <text:p>37.14029</text:p>
          </table:table-cell>
          <table:table-cell office:value-type="float" office:value="-5.48272" calcext:value-type="float">
            <text:p>-5.48272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WRUR_054W371N_S_ANDA</text:p>
          </table:table-cell>
          <table:table-cell office:value-type="string" calcext:value-type="string">
            <text:p>شذونة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-5.91433" calcext:value-type="float">
            <text:p>-5.9143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HADHUNA_059W364N_S_AND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URSIYA_011W379N_S_ANDA</text:p>
          </table:table-cell>
          <table:table-cell office:value-type="string" calcext:value-type="string">
            <text:p>بلنسية</text:p>
          </table:table-cell>
          <table:table-cell office:value-type="float" office:value="39.43516" calcext:value-type="float">
            <text:p>39.43516</text:p>
          </table:table-cell>
          <table:table-cell office:value-type="float" office:value="-0.41486" calcext:value-type="float">
            <text:p>-0.4148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BALANSIYYA_004W394N_S_ANDA</text:p>
          </table:table-cell>
          <table:table-cell office:value-type="string" calcext:value-type="string">
            <text:p>عشرون أيام</text:p>
          </table:table-cell>
        </table:table-row>
        <table:table-row table:style-name="ro1"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URSIYA_011W379N_S_ANDA</text:p>
          </table:table-cell>
          <table:table-cell office:value-type="string" calcext:value-type="string">
            <text:p>بجانة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BAJJANA_024W369N_S_ANDA</text:p>
          </table:table-cell>
          <table:table-cell office:value-type="string" calcext:value-type="string">
            <text:p>ستة أيام</text:p>
          </table:table-cell>
        </table:table-row>
        <table:table-row table:style-name="ro1">
          <table:table-cell office:value-type="string" calcext:value-type="string">
            <text:p>طليطلة</text:p>
          </table:table-cell>
          <table:table-cell office:value-type="float" office:value="39.88926" calcext:value-type="float">
            <text:p>39.88926</text:p>
          </table:table-cell>
          <table:table-cell office:value-type="float" office:value="-4.0521" calcext:value-type="float">
            <text:p>-4.0521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TULAYTILA_040W398N_S_ANDA</text:p>
          </table:table-cell>
          <table:table-cell office:value-type="string" calcext:value-type="string">
            <text:p>وادي الحجارة</text:p>
          </table:table-cell>
          <table:table-cell office:value-type="float" office:value="40.6491" calcext:value-type="float">
            <text:p>40.6491</text:p>
          </table:table-cell>
          <table:table-cell office:value-type="float" office:value="-3.15111" calcext:value-type="float">
            <text:p>-3.15111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WADIHIJARA_031W406N_S_ANDA</text:p>
          </table:table-cell>
          <table:table-cell office:value-type="string" calcext:value-type="string">
            <text:p>مرحلتان</text:p>
          </table:table-cell>
        </table:table-row>
        <table:table-row table:style-name="ro1"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</text:p>
          </table:table-cell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</text:p>
          </table:table-cell>
          <table:table-cell office:value-type="string" calcext:value-type="string">
            <text:p>زرداباذ</text:p>
          </table:table-cell>
          <table:table-cell office:value-type="float" office:value="36.65798" calcext:value-type="float">
            <text:p>36.65798</text:p>
          </table:table-cell>
          <table:table-cell office:value-type="float" office:value="55.30802" calcext:value-type="float">
            <text:p>55.30802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ZIRADABADH_553E366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</text:p>
          </table:table-cell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LIQA_044W367N_S_ANDA</text:p>
          </table:table-cell>
          <table:table-cell office:value-type="string" calcext:value-type="string">
            <text:p>جبل طا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ة أيام</text:p>
          </table:table-cell>
        </table:table-row>
        <table:table-row table:style-name="ro1">
          <table:table-cell office:value-type="string" calcext:value-type="string">
            <text:p>مورور</text:p>
          </table:table-cell>
          <table:table-cell office:value-type="float" office:value="37.14029" calcext:value-type="float">
            <text:p>37.14029</text:p>
          </table:table-cell>
          <table:table-cell office:value-type="float" office:value="-5.48272" calcext:value-type="float">
            <text:p>-5.48272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WRUR_054W371N_S_ANDA</text:p>
          </table:table-cell>
          <table:table-cell office:value-type="string" calcext:value-type="string">
            <text:p>جبل طا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 أيام</text:p>
          </table:table-cell>
        </table:table-row>
        <table:table-row table:style-name="ro1">
          <table:table-cell office:value-type="string" calcext:value-type="string">
            <text:p>قرمونة</text:p>
          </table:table-cell>
          <table:table-cell office:value-type="float" office:value="37.42933" calcext:value-type="float">
            <text:p>37.42933</text:p>
          </table:table-cell>
          <table:table-cell office:value-type="float" office:value="-5.64097" calcext:value-type="float">
            <text:p>-5.64097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ARMUNA_056W374N_S_ANDA</text:p>
          </table:table-cell>
          <table:table-cell office:value-type="string" calcext:value-type="string">
            <text:p>اشبيل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ان</text:p>
          </table:table-cell>
        </table:table-row>
        <table:table-row table:style-name="ro1">
          <table:table-cell office:value-type="string" calcext:value-type="string">
            <text:p>سمورة</text:p>
          </table:table-cell>
          <table:table-cell office:value-type="float" office:value="41.44051" calcext:value-type="float">
            <text:p>41.44051</text:p>
          </table:table-cell>
          <table:table-cell office:value-type="float" office:value="-5.76776" calcext:value-type="float">
            <text:p>-5.7677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AMMURA_057W414N_S_ANDA</text:p>
          </table:table-cell>
          <table:table-cell office:value-type="string" calcext:value-type="string">
            <text:p>قو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ثني عشر مراحل</text:p>
          </table:table-cell>
        </table:table-row>
        <table:table-row table:style-name="ro1">
          <table:table-cell office:value-type="string" calcext:value-type="string">
            <text:p>شذونة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-5.91433" calcext:value-type="float">
            <text:p>-5.9143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HADHUNA_059W364N_S_ANDA</text:p>
          </table:table-cell>
          <table:table-cell office:value-type="string" calcext:value-type="string">
            <text:p>اشبيل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ة أيام</text:p>
          </table:table-cell>
        </table:table-row>
        <table:table-row table:style-name="ro1"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</text:p>
          </table:table-cell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</text:p>
          </table:table-cell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</text:p>
          </table:table-cell>
          <table:table-cell office:value-type="string" calcext:value-type="string">
            <text:p>4 أيام</text:p>
          </table:table-cell>
        </table:table-row>
        <table:table-row table:style-name="ro1"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</text:p>
          </table:table-cell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</text:p>
          </table:table-cell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</text:p>
          </table:table-cell>
          <table:table-cell office:value-type="string" calcext:value-type="string">
            <text:p>أربعا مراحل</text:p>
          </table:table-cell>
        </table:table-row>
        <table:table-row table:style-name="ro1"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</text:p>
          </table:table-cell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</text:p>
          </table:table-cell>
          <table:table-cell office:value-type="string" calcext:value-type="string">
            <text:p>أربعا مراحل</text:p>
          </table:table-cell>
        </table:table-row>
        <table:table-row table:style-name="ro1">
          <table:table-cell office:value-type="string" calcext:value-type="string">
            <text:p>بلد</text:p>
          </table:table-cell>
          <table:table-cell office:value-type="float" office:value="36.47417" calcext:value-type="float">
            <text:p>36.47417</text:p>
          </table:table-cell>
          <table:table-cell office:value-type="float" office:value="42.758" calcext:value-type="float">
            <text:p>42.7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LAD_427E364N_S_AQUR</text:p>
          </table:table-cell>
          <table:table-cell office:value-type="string" calcext:value-type="string">
            <text:p>برقعيد</text:p>
          </table:table-cell>
          <table:table-cell office:value-type="float" office:value="36.95274" calcext:value-type="float">
            <text:p>36.95274</text:p>
          </table:table-cell>
          <table:table-cell office:value-type="float" office:value="42.07551" calcext:value-type="float">
            <text:p>42.075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RQAID_420E369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مقرا</text:p>
          </table:table-cell>
          <table:table-cell office:value-type="float" office:value="37.75537" calcext:value-type="float">
            <text:p>37.75537</text:p>
          </table:table-cell>
          <table:table-cell office:value-type="float" office:value="39.3345" calcext:value-type="float">
            <text:p>39.334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MAQARA_393E377N_S_AQUR</text:p>
          </table:table-cell>
          <table:table-cell office:value-type="string" calcext:value-type="string">
            <text:p>جلاب</text:p>
          </table:table-cell>
          <table:table-cell office:value-type="float" office:value="37.41051" calcext:value-type="float">
            <text:p>37.41051</text:p>
          </table:table-cell>
          <table:table-cell office:value-type="float" office:value="38.91048" calcext:value-type="float">
            <text:p>38.910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ULLAB_389E374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/>
          <table:table-cell office:value-type="float" office:value="36.95274" calcext:value-type="float">
            <text:p>36.95274</text:p>
          </table:table-cell>
          <table:table-cell office:value-type="float" office:value="42.07551" calcext:value-type="float">
            <text:p>42.075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RQAID_420E369N_S_AQUR</text:p>
          </table:table-cell>
          <table:table-cell office:value-type="string" calcext:value-type="string">
            <text:p>أذرمة</text:p>
          </table:table-cell>
          <table:table-cell office:value-type="float" office:value="36.99109" calcext:value-type="float">
            <text:p>36.99109</text:p>
          </table:table-cell>
          <table:table-cell office:value-type="float" office:value="41.72002" calcext:value-type="float">
            <text:p>41.720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DHRAMA_417E369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حيمة</text:p>
          </table:table-cell>
          <table:table-cell office:value-type="float" office:value="34.23688" calcext:value-type="float">
            <text:p>34.23688</text:p>
          </table:table-cell>
          <table:table-cell office:value-type="float" office:value="42.18317" calcext:value-type="float">
            <text:p>42.1831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HAYMA_421E342N_S_AQUR</text:p>
          </table:table-cell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</text:p>
          </table:table-cell>
          <table:table-cell office:value-type="string" calcext:value-type="string">
            <text:p>النهية</text:p>
          </table:table-cell>
          <table:table-cell office:value-type="float" office:value="34.39307" calcext:value-type="float">
            <text:p>34.39307</text:p>
          </table:table-cell>
          <table:table-cell office:value-type="float" office:value="41.5567" calcext:value-type="float">
            <text:p>41.55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IHIYYA_415E34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سنية</text:p>
          </table:table-cell>
          <table:table-cell office:value-type="float" office:value="37.11078" calcext:value-type="float">
            <text:p>37.11078</text:p>
          </table:table-cell>
          <table:table-cell office:value-type="float" office:value="42.72248" calcext:value-type="float">
            <text:p>42.722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SANIYYA_427E371N_S_AQUR</text:p>
          </table:table-cell>
          <table:table-cell office:value-type="string" calcext:value-type="string">
            <text:p>ثمانين</text:p>
          </table:table-cell>
          <table:table-cell office:value-type="float" office:value="37.31295" calcext:value-type="float">
            <text:p>37.31295</text:p>
          </table:table-cell>
          <table:table-cell office:value-type="float" office:value="42.64158" calcext:value-type="float">
            <text:p>42.64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HAMANIN_426E37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صن زياد</text:p>
          </table:table-cell>
          <table:table-cell office:value-type="float" office:value="38.75874" calcext:value-type="float">
            <text:p>38.75874</text:p>
          </table:table-cell>
          <table:table-cell office:value-type="float" office:value="39.2247" calcext:value-type="float">
            <text:p>39.22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ISNZIYAD_392E387N_S_AQUR</text:p>
          </table:table-cell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نان</text:p>
          </table:table-cell>
          <table:table-cell office:value-type="float" office:value="37.92941" calcext:value-type="float">
            <text:p>37.92941</text:p>
          </table:table-cell>
          <table:table-cell office:value-type="float" office:value="39.61765" calcext:value-type="float">
            <text:p>39.617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RNAN_396E379N_S_AQUR</text:p>
          </table:table-cell>
          <table:table-cell office:value-type="string" calcext:value-type="string">
            <text:p>بامقرا</text:p>
          </table:table-cell>
          <table:table-cell office:value-type="float" office:value="37.75537" calcext:value-type="float">
            <text:p>37.75537</text:p>
          </table:table-cell>
          <table:table-cell office:value-type="float" office:value="39.3345" calcext:value-type="float">
            <text:p>39.334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MAQARA_393E377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لاب</text:p>
          </table:table-cell>
          <table:table-cell office:value-type="float" office:value="37.41051" calcext:value-type="float">
            <text:p>37.41051</text:p>
          </table:table-cell>
          <table:table-cell office:value-type="float" office:value="38.91048" calcext:value-type="float">
            <text:p>38.910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ULLAB_389E374N_S_AQUR</text:p>
          </table:table-cell>
          <table:table-cell office:value-type="string" calcext:value-type="string">
            <text:p>الرها</text:p>
          </table:table-cell>
          <table:table-cell office:value-type="float" office:value="37.1497" calcext:value-type="float">
            <text:p>37.1497</text:p>
          </table:table-cell>
          <table:table-cell office:value-type="float" office:value="38.82122" calcext:value-type="float">
            <text:p>38.8212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UHA_388E371N_S_AQUR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محلبية</text:p>
          </table:table-cell>
          <table:table-cell office:value-type="float" office:value="36.25676" calcext:value-type="float">
            <text:p>36.25676</text:p>
          </table:table-cell>
          <table:table-cell office:value-type="float" office:value="42.7655" calcext:value-type="float">
            <text:p>42.765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HLABIYYA_427E362N_S_AQUR</text:p>
          </table:table-cell>
          <table:table-cell office:value-type="string" calcext:value-type="string">
            <text:p>الشحاجية</text:p>
          </table:table-cell>
          <table:table-cell office:value-type="float" office:value="36.27006" calcext:value-type="float">
            <text:p>36.27006</text:p>
          </table:table-cell>
          <table:table-cell office:value-type="float" office:value="42.9665" calcext:value-type="float">
            <text:p>42.96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AHHAJIYYA_429E362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لازكرد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42.55713" calcext:value-type="float">
            <text:p>42.5571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ZKIRD_425E391N_S_AQUR</text:p>
          </table:table-cell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</text:p>
          </table:table-cell>
          <table:table-cell office:value-type="string" calcext:value-type="string">
            <text:p>6 أيام</text:p>
          </table:table-cell>
        </table:table-row>
        <table:table-row table:style-name="ro1"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</text:p>
          </table:table-cell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صيبين</text:p>
          </table:table-cell>
          <table:table-cell office:value-type="float" office:value="37.05514" calcext:value-type="float">
            <text:p>37.05514</text:p>
          </table:table-cell>
          <table:table-cell office:value-type="float" office:value="41.22167" calcext:value-type="float">
            <text:p>41.221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ASIBIN_412E370N_S_AQUR</text:p>
          </table:table-cell>
          <table:table-cell office:value-type="string" calcext:value-type="string">
            <text:p>دارا</text:p>
          </table:table-cell>
          <table:table-cell office:value-type="float" office:value="37.18527" calcext:value-type="float">
            <text:p>37.18527</text:p>
          </table:table-cell>
          <table:table-cell office:value-type="float" office:value="40.94689" calcext:value-type="float">
            <text:p>40.9468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DARA_409E371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ها</text:p>
          </table:table-cell>
          <table:table-cell office:value-type="float" office:value="37.1497" calcext:value-type="float">
            <text:p>37.1497</text:p>
          </table:table-cell>
          <table:table-cell office:value-type="float" office:value="38.82122" calcext:value-type="float">
            <text:p>38.8212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UHA_388E371N_S_AQUR</text:p>
          </table:table-cell>
          <table:table-cell office:value-type="string" calcext:value-type="string">
            <text:p>حران</text:p>
          </table:table-cell>
          <table:table-cell office:value-type="float" office:value="36.88438" calcext:value-type="float">
            <text:p>36.88438</text:p>
          </table:table-cell>
          <table:table-cell office:value-type="float" office:value="39.08906" calcext:value-type="float">
            <text:p>39.089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RRAN_390E368N_S_AQUR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</text:p>
          </table:table-cell>
          <table:table-cell office:value-type="string" calcext:value-type="string">
            <text:p>تل حوم</text:p>
          </table:table-cell>
          <table:table-cell office:value-type="float" office:value="38.19784" calcext:value-type="float">
            <text:p>38.19784</text:p>
          </table:table-cell>
          <table:table-cell office:value-type="float" office:value="39.75447" calcext:value-type="float">
            <text:p>39.754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HUM_397E381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ل حوم</text:p>
          </table:table-cell>
          <table:table-cell office:value-type="float" office:value="38.19784" calcext:value-type="float">
            <text:p>38.19784</text:p>
          </table:table-cell>
          <table:table-cell office:value-type="float" office:value="39.75447" calcext:value-type="float">
            <text:p>39.754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HUM_397E381N_S_AQUR</text:p>
          </table:table-cell>
          <table:table-cell office:value-type="string" calcext:value-type="string">
            <text:p>جرنان</text:p>
          </table:table-cell>
          <table:table-cell office:value-type="float" office:value="37.92941" calcext:value-type="float">
            <text:p>37.92941</text:p>
          </table:table-cell>
          <table:table-cell office:value-type="float" office:value="39.61765" calcext:value-type="float">
            <text:p>39.617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RNAN_396E379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</text:p>
          </table:table-cell>
          <table:table-cell office:value-type="string" calcext:value-type="string">
            <text:p>البقيعة</text:p>
          </table:table-cell>
          <table:table-cell office:value-type="float" office:value="32.21167" calcext:value-type="float">
            <text:p>32.21167</text:p>
          </table:table-cell>
          <table:table-cell office:value-type="float" office:value="37.32662" calcext:value-type="float">
            <text:p>37.3266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BAQIA_373E322N_S_BAD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وصل</text:p>
          </table:table-cell>
          <table:table-cell office:value-type="float" office:value="36.32809" calcext:value-type="float">
            <text:p>36.32809</text:p>
          </table:table-cell>
          <table:table-cell office:value-type="float" office:value="43.127" calcext:value-type="float">
            <text:p>43.12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WSIL_431E363N_S_AQUR</text:p>
          </table:table-cell>
          <table:table-cell office:value-type="string" calcext:value-type="string">
            <text:p>شهرزور</text:p>
          </table:table-cell>
          <table:table-cell office:value-type="float" office:value="35.25767" calcext:value-type="float">
            <text:p>35.25767</text:p>
          </table:table-cell>
          <table:table-cell office:value-type="float" office:value="46.01676" calcext:value-type="float">
            <text:p>46.016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HAHRAZUR_460E352N_R_JIBA</text:p>
          </table:table-cell>
          <table:table-cell office:value-type="string" calcext:value-type="string">
            <text:p>ستون فرسخا</text:p>
          </table:table-cell>
        </table:table-row>
        <table:table-row table:style-name="ro1">
          <table:table-cell office:value-type="string" calcext:value-type="string">
            <text:p>أذرمة</text:p>
          </table:table-cell>
          <table:table-cell office:value-type="float" office:value="36.99109" calcext:value-type="float">
            <text:p>36.99109</text:p>
          </table:table-cell>
          <table:table-cell office:value-type="float" office:value="41.72002" calcext:value-type="float">
            <text:p>41.720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DHRAMA_417E369N_S_AQUR</text:p>
          </table:table-cell>
          <table:table-cell office:value-type="string" calcext:value-type="string">
            <text:p>المون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</text:p>
          </table:table-cell>
          <table:table-cell office:value-type="string" calcext:value-type="string">
            <text:p>تل ح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انة</text:p>
          </table:table-cell>
          <table:table-cell office:value-type="float" office:value="34.43481" calcext:value-type="float">
            <text:p>34.43481</text:p>
          </table:table-cell>
          <table:table-cell office:value-type="float" office:value="41.95904" calcext:value-type="float">
            <text:p>41.9590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NA_419E344N_S_AQUR</text:p>
          </table:table-cell>
          <table:table-cell office:value-type="string" calcext:value-type="string">
            <text:p>آلو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</text:p>
          </table:table-cell>
          <table:table-cell office:value-type="string" calcext:value-type="string">
            <text:p>مسجد أو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</text:p>
          </table:table-cell>
          <table:table-cell office:value-type="string" calcext:value-type="string">
            <text:p>طب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شحاجية</text:p>
          </table:table-cell>
          <table:table-cell office:value-type="float" office:value="36.27006" calcext:value-type="float">
            <text:p>36.27006</text:p>
          </table:table-cell>
          <table:table-cell office:value-type="float" office:value="42.9665" calcext:value-type="float">
            <text:p>42.96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AHHAJIYYA_429E362N_S_AQUR</text:p>
          </table:table-cell>
          <table:table-cell office:value-type="string" calcext:value-type="string">
            <text:p>تل اع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</text:p>
          </table:table-cell>
          <table:table-cell office:value-type="string" calcext:value-type="string">
            <text:p>الفعو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ثمانين</text:p>
          </table:table-cell>
          <table:table-cell office:value-type="float" office:value="37.31295" calcext:value-type="float">
            <text:p>37.31295</text:p>
          </table:table-cell>
          <table:table-cell office:value-type="float" office:value="42.64158" calcext:value-type="float">
            <text:p>42.64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HAMANIN_426E373N_S_AQUR</text:p>
          </table:table-cell>
          <table:table-cell office:value-type="string" calcext:value-type="string">
            <text:p>جزيرة ابن ع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ران</text:p>
          </table:table-cell>
          <table:table-cell office:value-type="float" office:value="36.88438" calcext:value-type="float">
            <text:p>36.88438</text:p>
          </table:table-cell>
          <table:table-cell office:value-type="float" office:value="39.08906" calcext:value-type="float">
            <text:p>39.089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RRAN_390E368N_S_AQUR</text:p>
          </table:table-cell>
          <table:table-cell office:value-type="string" calcext:value-type="string">
            <text:p>باجروان</text:p>
          </table:table-cell>
          <table:table-cell office:value-type="float" office:value="39.2256" calcext:value-type="float">
            <text:p>39.2256</text:p>
          </table:table-cell>
          <table:table-cell office:value-type="float" office:value="48.12475" calcext:value-type="float">
            <text:p>48.124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JARWAN_481E392N_R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</text:p>
          </table:table-cell>
          <table:table-cell office:value-type="string" calcext:value-type="string">
            <text:p>موش</text:p>
          </table:table-cell>
          <table:table-cell office:value-type="float" office:value="38.75648" calcext:value-type="float">
            <text:p>38.75648</text:p>
          </table:table-cell>
          <table:table-cell office:value-type="float" office:value="41.48709" calcext:value-type="float">
            <text:p>41.4870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USH_414E387N_S_RIHA</text:p>
          </table:table-cell>
          <table:table-cell office:value-type="string" calcext:value-type="string">
            <text:p>أربعة مراحل</text:p>
          </table:table-cell>
        </table:table-row>
        <table:table-row table:style-name="ro1">
          <table:table-cell office:value-type="string" calcext:value-type="string">
            <text:p>منبج</text:p>
          </table:table-cell>
          <table:table-cell office:value-type="float" office:value="36.54651" calcext:value-type="float">
            <text:p>36.54651</text:p>
          </table:table-cell>
          <table:table-cell office:value-type="float" office:value="37.98957" calcext:value-type="float">
            <text:p>37.9895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NBIJ_379E365N_S_AQUR</text:p>
          </table:table-cell>
          <table:table-cell office:value-type="string" calcext:value-type="string">
            <text:p>الفرات</text:p>
          </table:table-cell>
          <table:table-cell office:value-type="float" office:value="35.81449" calcext:value-type="float">
            <text:p>35.81449</text:p>
          </table:table-cell>
          <table:table-cell office:value-type="float" office:value="38.38504" calcext:value-type="float">
            <text:p>38.3850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FURAT_383E358N_W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</text:p>
          </table:table-cell>
          <table:table-cell office:value-type="string" calcext:value-type="string">
            <text:p>عرقة</text:p>
          </table:table-cell>
          <table:table-cell office:value-type="float" office:value="17.31174" calcext:value-type="float">
            <text:p>17.31174</text:p>
          </table:table-cell>
          <table:table-cell office:value-type="float" office:value="43.71306" calcext:value-type="float">
            <text:p>43.713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IQA_437E173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بالة</text:p>
          </table:table-cell>
          <table:table-cell office:value-type="float" office:value="29.40521" calcext:value-type="float">
            <text:p>29.40521</text:p>
          </table:table-cell>
          <table:table-cell office:value-type="float" office:value="43.5639" calcext:value-type="float">
            <text:p>43.5639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ZUBALA_435E294N_S_BADI</text:p>
          </table:table-cell>
          <table:table-cell office:value-type="string" calcext:value-type="string">
            <text:p>الشقوق</text:p>
          </table:table-cell>
          <table:table-cell office:value-type="float" office:value="29.08495" calcext:value-type="float">
            <text:p>29.08495</text:p>
          </table:table-cell>
          <table:table-cell office:value-type="float" office:value="43.41491" calcext:value-type="float">
            <text:p>43.41491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SHUQUQ_434E290N_S_BADI</text:p>
          </table:table-cell>
          <table:table-cell office:value-type="string" calcext:value-type="string">
            <text:p>واحد وعشرون میلا</text:p>
          </table:table-cell>
        </table:table-row>
        <table:table-row table:style-name="ro1">
          <table:table-cell office:value-type="string" calcext:value-type="string">
            <text:p>البقيعة</text:p>
          </table:table-cell>
          <table:table-cell office:value-type="float" office:value="32.21167" calcext:value-type="float">
            <text:p>32.21167</text:p>
          </table:table-cell>
          <table:table-cell office:value-type="float" office:value="37.32662" calcext:value-type="float">
            <text:p>37.3266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BAQIA_373E322N_S_BADI</text:p>
          </table:table-cell>
          <table:table-cell office:value-type="string" calcext:value-type="string">
            <text:p>السن</text:p>
          </table:table-cell>
          <table:table-cell office:value-type="float" office:value="35.26076" calcext:value-type="float">
            <text:p>35.26076</text:p>
          </table:table-cell>
          <table:table-cell office:value-type="float" office:value="43.46591" calcext:value-type="float">
            <text:p>43.4659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NN_434E352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باج</text:p>
          </table:table-cell>
          <table:table-cell office:value-type="float" office:value="26.35812" calcext:value-type="float">
            <text:p>26.35812</text:p>
          </table:table-cell>
          <table:table-cell office:value-type="float" office:value="44.45181" calcext:value-type="float">
            <text:p>44.45181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NIBAJ_444E263N_S_BADI</text:p>
          </table:table-cell>
          <table:table-cell office:value-type="string" calcext:value-type="string">
            <text:p>العوسجة</text:p>
          </table:table-cell>
          <table:table-cell office:value-type="float" office:value="25.98495" calcext:value-type="float">
            <text:p>25.98495</text:p>
          </table:table-cell>
          <table:table-cell office:value-type="float" office:value="44.07861" calcext:value-type="float">
            <text:p>44.078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WSAJA_440E259N_S_JAZI</text:p>
          </table:table-cell>
          <table:table-cell office:value-type="string" calcext:value-type="string">
            <text:p>تسعة وعشرين میلا</text:p>
          </table:table-cell>
        </table:table-row>
        <table:table-row table:style-name="ro1">
          <table:table-cell office:value-type="string" calcext:value-type="string">
            <text:p>الشقوق</text:p>
          </table:table-cell>
          <table:table-cell office:value-type="float" office:value="29.08495" calcext:value-type="float">
            <text:p>29.08495</text:p>
          </table:table-cell>
          <table:table-cell office:value-type="float" office:value="43.41491" calcext:value-type="float">
            <text:p>43.41491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SHUQUQ_434E290N_S_BADI</text:p>
          </table:table-cell>
          <table:table-cell office:value-type="string" calcext:value-type="string">
            <text:p>البطان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تسعة وعشرون میلا</text:p>
          </table:table-cell>
        </table:table-row>
        <table:table-row table:style-name="ro1">
          <table:table-cell office:value-type="string" calcext:value-type="string">
            <text:p>القريتين</text:p>
          </table:table-cell>
          <table:table-cell office:value-type="float" office:value="31.18315" calcext:value-type="float">
            <text:p>31.18315</text:p>
          </table:table-cell>
          <table:table-cell office:value-type="float" office:value="16.44486" calcext:value-type="float">
            <text:p>16.44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RYATAYN_164E311N_O_BARQ</text:p>
          </table:table-cell>
          <table:table-cell office:value-type="string" calcext:value-type="string">
            <text:p>النباج</text:p>
          </table:table-cell>
          <table:table-cell office:value-type="float" office:value="26.35812" calcext:value-type="float">
            <text:p>26.35812</text:p>
          </table:table-cell>
          <table:table-cell office:value-type="float" office:value="44.45181" calcext:value-type="float">
            <text:p>44.45181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NIBAJ_444E263N_S_BADI</text:p>
          </table:table-cell>
          <table:table-cell office:value-type="string" calcext:value-type="string">
            <text:p>ثلاثة وعشرون میلا</text:p>
          </table:table-cell>
        </table:table-row>
        <table:table-row table:style-name="ro1">
          <table:table-cell office:value-type="string" calcext:value-type="string">
            <text:p>بارجمت</text:p>
          </table:table-cell>
          <table:table-cell office:value-type="float" office:value="33.05675" calcext:value-type="float">
            <text:p>33.05675</text:p>
          </table:table-cell>
          <table:table-cell office:value-type="float" office:value="11.63847" calcext:value-type="float">
            <text:p>11.63847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JAMT_116E330N_S_BARQ</text:p>
          </table:table-cell>
          <table:table-cell office:value-type="string" calcext:value-type="string">
            <text:p>الفوارة</text:p>
          </table:table-cell>
          <table:table-cell office:value-type="float" office:value="33.55129" calcext:value-type="float">
            <text:p>33.55129</text:p>
          </table:table-cell>
          <table:table-cell office:value-type="float" office:value="10.50881" calcext:value-type="float">
            <text:p>10.5088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FAWWARA_105E335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وارة</text:p>
          </table:table-cell>
          <table:table-cell office:value-type="float" office:value="33.55129" calcext:value-type="float">
            <text:p>33.55129</text:p>
          </table:table-cell>
          <table:table-cell office:value-type="float" office:value="10.50881" calcext:value-type="float">
            <text:p>10.5088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FAWWARA_105E335N_S_BARQ</text:p>
          </table:table-cell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نية الروم</text:p>
          </table:table-cell>
          <table:table-cell office:value-type="float" office:value="30.80549" calcext:value-type="float">
            <text:p>30.80549</text:p>
          </table:table-cell>
          <table:table-cell office:value-type="float" office:value="28.8519" calcext:value-type="float">
            <text:p>28.85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NIYYARUM_288E308N_S_BARQ</text:p>
          </table:table-cell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العوسج</text:p>
          </table:table-cell>
          <table:table-cell office:value-type="float" office:value="31.04479" calcext:value-type="float">
            <text:p>31.04479</text:p>
          </table:table-cell>
          <table:table-cell office:value-type="float" office:value="27.30318" calcext:value-type="float">
            <text:p>27.3031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AWSAJ_273E310N_S_BARQ</text:p>
          </table:table-cell>
          <table:table-cell office:value-type="string" calcext:value-type="string">
            <text:p>كنائس الحرير</text:p>
          </table:table-cell>
          <table:table-cell office:value-type="float" office:value="30.91449" calcext:value-type="float">
            <text:p>30.91449</text:p>
          </table:table-cell>
          <table:table-cell office:value-type="float" office:value="27.94768" calcext:value-type="float">
            <text:p>27.9476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ANAISHADID_279E309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الميدعان</text:p>
          </table:table-cell>
          <table:table-cell office:value-type="float" office:value="32.18179" calcext:value-type="float">
            <text:p>32.18179</text:p>
          </table:table-cell>
          <table:table-cell office:value-type="float" office:value="23.31692" calcext:value-type="float">
            <text:p>23.31692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MAYDAN_233E321N_S_BARQ</text:p>
          </table:table-cell>
          <table:table-cell office:value-type="string" calcext:value-type="string">
            <text:p>جياد الصغير</text:p>
          </table:table-cell>
          <table:table-cell office:value-type="float" office:value="31.99027" calcext:value-type="float">
            <text:p>31.99027</text:p>
          </table:table-cell>
          <table:table-cell office:value-type="float" office:value="23.96719" calcext:value-type="float">
            <text:p>23.967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IYADSAGHIR_239E319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بة القوم</text:p>
          </table:table-cell>
          <table:table-cell office:value-type="float" office:value="31.35376" calcext:value-type="float">
            <text:p>31.35376</text:p>
          </table:table-cell>
          <table:table-cell office:value-type="float" office:value="26.11423" calcext:value-type="float">
            <text:p>26.1142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HIRBAQAWM_261E313N_S_BARQ</text:p>
          </table:table-cell>
          <table:table-cell office:value-type="string" calcext:value-type="string">
            <text:p>قصر الشماس</text:p>
          </table:table-cell>
          <table:table-cell office:value-type="float" office:value="31.32418" calcext:value-type="float">
            <text:p>31.32418</text:p>
          </table:table-cell>
          <table:table-cell office:value-type="float" office:value="26.37011" calcext:value-type="float">
            <text:p>26.3701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SHAMMAS_263E313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غمداش</text:p>
          </table:table-cell>
          <table:table-cell office:value-type="float" office:value="31.19302" calcext:value-type="float">
            <text:p>31.19302</text:p>
          </table:table-cell>
          <table:table-cell office:value-type="float" office:value="16.22169" calcext:value-type="float">
            <text:p>16.2216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GHMADASH_162E311N_S_BARQ</text:p>
          </table:table-cell>
          <table:table-cell office:value-type="string" calcext:value-type="string">
            <text:p>سرت</text:p>
          </table:table-cell>
          <table:table-cell office:value-type="float" office:value="31.09917" calcext:value-type="float">
            <text:p>31.09917</text:p>
          </table:table-cell>
          <table:table-cell office:value-type="float" office:value="16.60839" calcext:value-type="float">
            <text:p>16.6083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RT_166E310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شماس</text:p>
          </table:table-cell>
          <table:table-cell office:value-type="float" office:value="31.32418" calcext:value-type="float">
            <text:p>31.32418</text:p>
          </table:table-cell>
          <table:table-cell office:value-type="float" office:value="26.37011" calcext:value-type="float">
            <text:p>26.3701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SHAMMAS_263E313N_S_BARQ</text:p>
          </table:table-cell>
          <table:table-cell office:value-type="string" calcext:value-type="string">
            <text:p>سكة الحمام</text:p>
          </table:table-cell>
          <table:table-cell office:value-type="float" office:value="31.19426" calcext:value-type="float">
            <text:p>31.19426</text:p>
          </table:table-cell>
          <table:table-cell office:value-type="float" office:value="26.77604" calcext:value-type="float">
            <text:p>26.7760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IKKAHAMMAM_267E311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ور حسان</text:p>
          </table:table-cell>
          <table:table-cell office:value-type="float" office:value="31.25883" calcext:value-type="float">
            <text:p>31.25883</text:p>
          </table:table-cell>
          <table:table-cell office:value-type="float" office:value="15.87924" calcext:value-type="float">
            <text:p>15.8792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USURHASSAN_158E312N_S_BARQ</text:p>
          </table:table-cell>
          <table:table-cell office:value-type="string" calcext:value-type="string">
            <text:p>مغمداش</text:p>
          </table:table-cell>
          <table:table-cell office:value-type="float" office:value="31.19302" calcext:value-type="float">
            <text:p>31.19302</text:p>
          </table:table-cell>
          <table:table-cell office:value-type="float" office:value="16.22169" calcext:value-type="float">
            <text:p>16.2216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GHMADASH_162E311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كة الحمام</text:p>
          </table:table-cell>
          <table:table-cell office:value-type="float" office:value="31.19426" calcext:value-type="float">
            <text:p>31.19426</text:p>
          </table:table-cell>
          <table:table-cell office:value-type="float" office:value="26.77604" calcext:value-type="float">
            <text:p>26.7760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IKKAHAMMAM_267E311N_S_BARQ</text:p>
          </table:table-cell>
          <table:table-cell office:value-type="string" calcext:value-type="string">
            <text:p>جب العوسج</text:p>
          </table:table-cell>
          <table:table-cell office:value-type="float" office:value="31.04479" calcext:value-type="float">
            <text:p>31.04479</text:p>
          </table:table-cell>
          <table:table-cell office:value-type="float" office:value="27.30318" calcext:value-type="float">
            <text:p>27.3031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AWSAJ_273E310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تين</text:p>
          </table:table-cell>
          <table:table-cell office:value-type="float" office:value="30.77615" calcext:value-type="float">
            <text:p>30.77615</text:p>
          </table:table-cell>
          <table:table-cell office:value-type="float" office:value="17.72231" calcext:value-type="float">
            <text:p>17.7223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YAHUDIYYATAYN_177E307N_S_BARQ</text:p>
          </table:table-cell>
          <table:table-cell office:value-type="string" calcext:value-type="string">
            <text:p>قصر العطش</text:p>
          </table:table-cell>
          <table:table-cell office:value-type="float" office:value="30.54115" calcext:value-type="float">
            <text:p>30.54115</text:p>
          </table:table-cell>
          <table:table-cell office:value-type="float" office:value="18.19751" calcext:value-type="float">
            <text:p>18.1975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ATISH_181E305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ج الشيخ</text:p>
          </table:table-cell>
          <table:table-cell office:value-type="float" office:value="31.67644" calcext:value-type="float">
            <text:p>31.67644</text:p>
          </table:table-cell>
          <table:table-cell office:value-type="float" office:value="24.83486" calcext:value-type="float">
            <text:p>24.83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RJSHAYKH_248E316N_S_BARQ</text:p>
          </table:table-cell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</text:p>
          </table:table-cell>
          <table:table-cell office:value-type="string" calcext:value-type="string">
            <text:p>الزيتونة</text:p>
          </table:table-cell>
          <table:table-cell office:value-type="float" office:value="34.35352" calcext:value-type="float">
            <text:p>34.35352</text:p>
          </table:table-cell>
          <table:table-cell office:value-type="float" office:value="10.10538" calcext:value-type="float">
            <text:p>10.1053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ZAYTUNA_101E343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_208E323N_R_BARQ</text:p>
          </table:table-cell>
          <table:table-cell office:value-type="string" calcext:value-type="string">
            <text:p>الندا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</text:p>
          </table:table-cell>
          <table:table-cell office:value-type="string" calcext:value-type="string">
            <text:p>بومين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ليمان</text:p>
          </table:table-cell>
          <table:table-cell office:value-type="float" office:value="32.77902" calcext:value-type="float">
            <text:p>32.77902</text:p>
          </table:table-cell>
          <table:table-cell office:value-type="float" office:value="22.203" calcext:value-type="float">
            <text:p>22.20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LIMAN_222E327N_S_BARQ</text:p>
          </table:table-cell>
          <table:table-cell office:value-type="string" calcext:value-type="string">
            <text:p>مخ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ياد الصغير</text:p>
          </table:table-cell>
          <table:table-cell office:value-type="float" office:value="31.99027" calcext:value-type="float">
            <text:p>31.99027</text:p>
          </table:table-cell>
          <table:table-cell office:value-type="float" office:value="23.96719" calcext:value-type="float">
            <text:p>23.967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IYADSAGHIR_239E319N_S_BARQ</text:p>
          </table:table-cell>
          <table:table-cell office:value-type="string" calcext:value-type="string">
            <text:p>حى عبد ال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نائس الحرير</text:p>
          </table:table-cell>
          <table:table-cell office:value-type="float" office:value="30.91449" calcext:value-type="float">
            <text:p>30.91449</text:p>
          </table:table-cell>
          <table:table-cell office:value-type="float" office:value="27.94768" calcext:value-type="float">
            <text:p>27.9476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ANAISHADID_279E309N_S_BARQ</text:p>
          </table:table-cell>
          <table:table-cell office:value-type="string" calcext:value-type="string">
            <text:p>الطاحو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عطش</text:p>
          </table:table-cell>
          <table:table-cell office:value-type="float" office:value="30.54115" calcext:value-type="float">
            <text:p>30.54115</text:p>
          </table:table-cell>
          <table:table-cell office:value-type="float" office:value="18.19751" calcext:value-type="float">
            <text:p>18.1975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ATISH_181E305N_S_BARQ</text:p>
          </table:table-cell>
          <table:table-cell office:value-type="string" calcext:value-type="string">
            <text:p>سبخة منهوس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لوق</text:p>
          </table:table-cell>
          <table:table-cell office:value-type="float" office:value="31.4018" calcext:value-type="float">
            <text:p>31.4018</text:p>
          </table:table-cell>
          <table:table-cell office:value-type="float" office:value="20.24835" calcext:value-type="float">
            <text:p>20.2483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LUQ_202E314N_S_BARQ</text:p>
          </table:table-cell>
          <table:table-cell office:value-type="string" calcext:value-type="string">
            <text:p>اوب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ت</text:p>
          </table:table-cell>
          <table:table-cell office:value-type="float" office:value="31.09917" calcext:value-type="float">
            <text:p>31.09917</text:p>
          </table:table-cell>
          <table:table-cell office:value-type="float" office:value="16.60839" calcext:value-type="float">
            <text:p>16.6083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RT_166E310N_S_BARQ</text:p>
          </table:table-cell>
          <table:table-cell office:value-type="string" calcext:value-type="string">
            <text:p>قصر العبا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لمك</text:p>
          </table:table-cell>
          <table:table-cell office:value-type="float" office:value="37.88855" calcext:value-type="float">
            <text:p>37.88855</text:p>
          </table:table-cell>
          <table:table-cell office:value-type="float" office:value="54.72705" calcext:value-type="float">
            <text:p>54.727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YLAMAK_547E378N_S_DAYL</text:p>
          </table:table-cell>
          <table:table-cell office:value-type="string" calcext:value-type="string">
            <text:p>رباط دهستان</text:p>
          </table:table-cell>
          <table:table-cell office:value-type="float" office:value="38.26671" calcext:value-type="float">
            <text:p>38.26671</text:p>
          </table:table-cell>
          <table:table-cell office:value-type="float" office:value="54.61471" calcext:value-type="float">
            <text:p>54.6147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DIHISTAN_546E382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</text:p>
          </table:table-cell>
          <table:table-cell office:value-type="string" calcext:value-type="string">
            <text:p>بسطام</text:p>
          </table:table-cell>
          <table:table-cell office:value-type="float" office:value="36.45952" calcext:value-type="float">
            <text:p>36.45952</text:p>
          </table:table-cell>
          <table:table-cell office:value-type="float" office:value="55.07205" calcext:value-type="float">
            <text:p>55.072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ISTAM_550E364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اتل</text:p>
          </table:table-cell>
          <table:table-cell office:value-type="float" office:value="36.47768" calcext:value-type="float">
            <text:p>36.47768</text:p>
          </table:table-cell>
          <table:table-cell office:value-type="float" office:value="51.91951" calcext:value-type="float">
            <text:p>51.9195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NATIL_519E364N_S_DAYL</text:p>
          </table:table-cell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علي</text:p>
          </table:table-cell>
          <table:table-cell office:value-type="float" office:value="37.22611" calcext:value-type="float">
            <text:p>37.22611</text:p>
          </table:table-cell>
          <table:table-cell office:value-type="float" office:value="54.51366" calcext:value-type="float">
            <text:p>54.5136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LI_545E372N_S_DAYL</text:p>
          </table:table-cell>
          <table:table-cell office:value-type="string" calcext:value-type="string">
            <text:p>رباط الأمير</text:p>
          </table:table-cell>
          <table:table-cell office:value-type="float" office:value="37.58399" calcext:value-type="float">
            <text:p>37.58399</text:p>
          </table:table-cell>
          <table:table-cell office:value-type="float" office:value="54.76443" calcext:value-type="float">
            <text:p>54.7644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MIR_547E375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الأمير</text:p>
          </table:table-cell>
          <table:table-cell office:value-type="float" office:value="37.58399" calcext:value-type="float">
            <text:p>37.58399</text:p>
          </table:table-cell>
          <table:table-cell office:value-type="float" office:value="54.76443" calcext:value-type="float">
            <text:p>54.7644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MIR_547E375N_S_DAYL</text:p>
          </table:table-cell>
          <table:table-cell office:value-type="string" calcext:value-type="string">
            <text:p>بيلمك</text:p>
          </table:table-cell>
          <table:table-cell office:value-type="float" office:value="37.88855" calcext:value-type="float">
            <text:p>37.88855</text:p>
          </table:table-cell>
          <table:table-cell office:value-type="float" office:value="54.72705" calcext:value-type="float">
            <text:p>54.727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YLAMAK_547E378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</text:p>
          </table:table-cell>
          <table:table-cell office:value-type="string" calcext:value-type="string">
            <text:p>كلار</text:p>
          </table:table-cell>
          <table:table-cell office:value-type="float" office:value="30.72449" calcext:value-type="float">
            <text:p>30.72449</text:p>
          </table:table-cell>
          <table:table-cell office:value-type="float" office:value="51.92199" calcext:value-type="float">
            <text:p>51.9219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LAR_519E30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</text:p>
          </table:table-cell>
          <table:table-cell office:value-type="string" calcext:value-type="string">
            <text:p>أست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ور</text:p>
          </table:table-cell>
          <table:table-cell office:value-type="float" office:value="35.81911" calcext:value-type="float">
            <text:p>35.81911</text:p>
          </table:table-cell>
          <table:table-cell office:value-type="float" office:value="52.0667" calcext:value-type="float">
            <text:p>52.066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LUR_520E358N_S_DAYL</text:p>
          </table:table-cell>
          <table:table-cell office:value-type="string" calcext:value-type="string">
            <text:p>اس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</text:p>
          </table:table-cell>
          <table:table-cell office:value-type="string" calcext:value-type="string">
            <text:p>بد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</text:p>
          </table:table-cell>
          <table:table-cell office:value-type="string" calcext:value-type="string">
            <text:p>أسد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</text:p>
          </table:table-cell>
          <table:table-cell office:value-type="string" calcext:value-type="string">
            <text:p>دينازا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</text:p>
          </table:table-cell>
          <table:table-cell office:value-type="string" calcext:value-type="string">
            <text:p>الديل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12 مرحلة</text:p>
          </table:table-cell>
        </table:table-row>
        <table:table-row table:style-name="ro2">
          <table:table-cell office:value-type="string" calcext:value-type="string">
            <text:p>خشم</text:p>
          </table:table-cell>
          <table:table-cell office:value-type="float" office:value="37.48626" calcext:value-type="float">
            <text:p>37.48626</text:p>
          </table:table-cell>
          <table:table-cell office:value-type="float" office:value="49.18674" calcext:value-type="float">
            <text:p>49.1867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KHASHM_491E374N_S_DAYL</text:p>
          </table:table-cell>
          <table:table-cell office:value-type="string" calcext:value-type="string">
            <text:p>بيل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قرية الملح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636" calcext:value-type="float">
            <text:p>52.63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QARYAMILH_526E352N_S_DAYL</text:p>
          </table:table-cell>
          <table:table-cell office:value-type="string" calcext:value-type="string">
            <text:p>خوار ا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</text:p>
          </table:table-cell>
          <table:table-cell office:value-type="string" calcext:value-type="string">
            <text:p>إسبيد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float" office:value="35.49513" calcext:value-type="float">
            <text:p>35.49513</text:p>
          </table:table-cell>
          <table:table-cell office:value-type="float" office:value="53.40856" calcext:value-type="float">
            <text:p>53.4085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IMNAN_534E354N_S_DAYL</text:p>
          </table:table-cell>
          <table:table-cell office:value-type="string" calcext:value-type="string">
            <text:p>راس الكل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ميسة</text:p>
          </table:table-cell>
          <table:table-cell office:value-type="float" office:value="36.7312" calcext:value-type="float">
            <text:p>36.7312</text:p>
          </table:table-cell>
          <table:table-cell office:value-type="float" office:value="54.05573" calcext:value-type="float">
            <text:p>54.0557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TAMISHA_540E367N_S_DAYL</text:p>
          </table:table-cell>
          <table:table-cell office:value-type="string" calcext:value-type="string">
            <text:p>أست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داباذ</text:p>
          </table:table-cell>
          <table:table-cell office:value-type="float" office:value="36.65798" calcext:value-type="float">
            <text:p>36.65798</text:p>
          </table:table-cell>
          <table:table-cell office:value-type="float" office:value="55.30802" calcext:value-type="float">
            <text:p>55.30802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ZIRADABADH_553E366N_S_DAYL</text:p>
          </table:table-cell>
          <table:table-cell office:value-type="string" calcext:value-type="string">
            <text:p>خرما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AMATIR_527E365N_S_DAYL</text:p>
          </table:table-cell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RIYA_531E365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قارة</text:p>
          </table:table-cell>
          <table:table-cell office:value-type="float" office:value="31.02385" calcext:value-type="float">
            <text:p>31.02385</text:p>
          </table:table-cell>
          <table:table-cell office:value-type="float" office:value="33.12566" calcext:value-type="float">
            <text:p>33.125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AQQARA_331E310N_S_EGYP</text:p>
          </table:table-cell>
          <table:table-cell office:value-type="string" calcext:value-type="string">
            <text:p>الورادة</text:p>
          </table:table-cell>
          <table:table-cell office:value-type="float" office:value="31.06734" calcext:value-type="float">
            <text:p>31.06734</text:p>
          </table:table-cell>
          <table:table-cell office:value-type="float" office:value="33.54242" calcext:value-type="float">
            <text:p>33.542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ARRADA_335E310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</text:p>
          </table:table-cell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</text:p>
          </table:table-cell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</text:p>
          </table:table-cell>
          <table:table-cell office:value-type="string" calcext:value-type="string">
            <text:p>سردوس</text:p>
          </table:table-cell>
          <table:table-cell office:value-type="float" office:value="30.16277" calcext:value-type="float">
            <text:p>30.16277</text:p>
          </table:table-cell>
          <table:table-cell office:value-type="float" office:value="31.18645" calcext:value-type="float">
            <text:p>31.1864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RDUS_311E30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</text:p>
          </table:table-cell>
          <table:table-cell office:value-type="string" calcext:value-type="string">
            <text:p>البقارة</text:p>
          </table:table-cell>
          <table:table-cell office:value-type="float" office:value="31.02385" calcext:value-type="float">
            <text:p>31.02385</text:p>
          </table:table-cell>
          <table:table-cell office:value-type="float" office:value="33.12566" calcext:value-type="float">
            <text:p>33.125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AQQARA_331E310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</text:p>
          </table:table-cell>
          <table:table-cell office:value-type="string" calcext:value-type="string">
            <text:p>جرجير</text:p>
          </table:table-cell>
          <table:table-cell office:value-type="float" office:value="30.91373" calcext:value-type="float">
            <text:p>30.91373</text:p>
          </table:table-cell>
          <table:table-cell office:value-type="float" office:value="32.19454" calcext:value-type="float">
            <text:p>32.1945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JURJIR_321E309N_S_EGYP</text:p>
          </table:table-cell>
          <table:table-cell office:value-type="string" calcext:value-type="string">
            <text:p>مرحلة في الصيف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</text:p>
          </table:table-cell>
          <table:table-cell office:value-type="string" calcext:value-type="string">
            <text:p>تنيس</text:p>
          </table:table-cell>
          <table:table-cell office:value-type="float" office:value="31.21262" calcext:value-type="float">
            <text:p>31.21262</text:p>
          </table:table-cell>
          <table:table-cell office:value-type="float" office:value="32.22755" calcext:value-type="float">
            <text:p>32.2275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INNIS_322E312N_S_EGYP</text:p>
          </table:table-cell>
          <table:table-cell office:value-type="string" calcext:value-type="string">
            <text:p>مرحلة في الماء</text:p>
          </table:table-cell>
        </table:table-row>
        <table:table-row table:style-name="ro1">
          <table:table-cell office:value-type="string" calcext:value-type="string">
            <text:p>جرجير</text:p>
          </table:table-cell>
          <table:table-cell office:value-type="float" office:value="30.91373" calcext:value-type="float">
            <text:p>30.91373</text:p>
          </table:table-cell>
          <table:table-cell office:value-type="float" office:value="32.19454" calcext:value-type="float">
            <text:p>32.1945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JURJIR_321E309N_S_EGYP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م شريك</text:p>
          </table:table-cell>
          <table:table-cell office:value-type="float" office:value="30.63742" calcext:value-type="float">
            <text:p>30.63742</text:p>
          </table:table-cell>
          <table:table-cell office:value-type="float" office:value="30.75642" calcext:value-type="float">
            <text:p>30.756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KUMSHARIK_307E306N_S_EGYP</text:p>
          </table:table-cell>
          <table:table-cell office:value-type="string" calcext:value-type="string">
            <text:p>ترنوط</text:p>
          </table:table-cell>
          <table:table-cell office:value-type="float" office:value="30.40094" calcext:value-type="float">
            <text:p>30.40094</text:p>
          </table:table-cell>
          <table:table-cell office:value-type="float" office:value="30.81078" calcext:value-type="float">
            <text:p>30.8107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ARNUT_308E304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</text:p>
          </table:table-cell>
          <table:table-cell office:value-type="string" calcext:value-type="string">
            <text:p>القلزم</text:p>
          </table:table-cell>
          <table:table-cell office:value-type="float" office:value="30.02822" calcext:value-type="float">
            <text:p>30.02822</text:p>
          </table:table-cell>
          <table:table-cell office:value-type="float" office:value="32.55684" calcext:value-type="float">
            <text:p>32.556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QULZUM_325E300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</text:p>
          </table:table-cell>
          <table:table-cell office:value-type="string" calcext:value-type="string">
            <text:p>القلزم</text:p>
          </table:table-cell>
          <table:table-cell office:value-type="float" office:value="30.02822" calcext:value-type="float">
            <text:p>30.02822</text:p>
          </table:table-cell>
          <table:table-cell office:value-type="float" office:value="32.55684" calcext:value-type="float">
            <text:p>32.556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QULZUM_325E300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افقة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30.73593" calcext:value-type="float">
            <text:p>30.7359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AFIQA_307E306N_S_EGYP</text:p>
          </table:table-cell>
          <table:table-cell office:value-type="string" calcext:value-type="string">
            <text:p>كوم شريك</text:p>
          </table:table-cell>
          <table:table-cell office:value-type="float" office:value="30.63742" calcext:value-type="float">
            <text:p>30.63742</text:p>
          </table:table-cell>
          <table:table-cell office:value-type="float" office:value="30.75642" calcext:value-type="float">
            <text:p>30.756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KUMSHARIK_307E306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نيس</text:p>
          </table:table-cell>
          <table:table-cell office:value-type="float" office:value="31.21262" calcext:value-type="float">
            <text:p>31.21262</text:p>
          </table:table-cell>
          <table:table-cell office:value-type="float" office:value="32.22755" calcext:value-type="float">
            <text:p>32.2275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INNIS_322E312N_S_EGYP</text:p>
          </table:table-cell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ورادة</text:p>
          </table:table-cell>
          <table:table-cell office:value-type="float" office:value="31.06734" calcext:value-type="float">
            <text:p>31.06734</text:p>
          </table:table-cell>
          <table:table-cell office:value-type="float" office:value="33.54242" calcext:value-type="float">
            <text:p>33.542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ARRADA_335E310N_S_EGYP</text:p>
          </table:table-cell>
          <table:table-cell office:value-type="string" calcext:value-type="string">
            <text:p>العريش</text:p>
          </table:table-cell>
          <table:table-cell office:value-type="float" office:value="31.12453" calcext:value-type="float">
            <text:p>31.12453</text:p>
          </table:table-cell>
          <table:table-cell office:value-type="float" office:value="33.80807" calcext:value-type="float">
            <text:p>33.8080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ISH_338E31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جرود</text:p>
          </table:table-cell>
          <table:table-cell office:value-type="float" office:value="30.05828" calcext:value-type="float">
            <text:p>30.05828</text:p>
          </table:table-cell>
          <table:table-cell office:value-type="float" office:value="32.38039" calcext:value-type="float">
            <text:p>32.3803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JARUD_323E300N_S_EGYP</text:p>
          </table:table-cell>
          <table:table-cell office:value-type="string" calcext:value-type="string">
            <text:p>المدينة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</text:p>
          </table:table-cell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</text:p>
          </table:table-cell>
          <table:table-cell office:value-type="string" calcext:value-type="string">
            <text:p>الفسط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</text:p>
          </table:table-cell>
          <table:table-cell office:value-type="string" calcext:value-type="string">
            <text:p>حمام ابن ع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</text:p>
          </table:table-cell>
          <table:table-cell office:value-type="string" calcext:value-type="string">
            <text:p>المحلة الكبي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</text:p>
          </table:table-cell>
          <table:table-cell office:value-type="string" calcext:value-type="string">
            <text:p>الرص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 في الشتاء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</text:p>
          </table:table-cell>
          <table:table-cell office:value-type="string" calcext:value-type="string">
            <text:p>دير النصا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دوس</text:p>
          </table:table-cell>
          <table:table-cell office:value-type="float" office:value="30.16277" calcext:value-type="float">
            <text:p>30.16277</text:p>
          </table:table-cell>
          <table:table-cell office:value-type="float" office:value="31.18645" calcext:value-type="float">
            <text:p>31.1864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RDUS_311E301N_S_EGYP</text:p>
          </table:table-cell>
          <table:table-cell office:value-type="string" calcext:value-type="string">
            <text:p>الفسط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رنوط</text:p>
          </table:table-cell>
          <table:table-cell office:value-type="float" office:value="30.40094" calcext:value-type="float">
            <text:p>30.40094</text:p>
          </table:table-cell>
          <table:table-cell office:value-type="float" office:value="30.81078" calcext:value-type="float">
            <text:p>30.8107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ARNUT_308E304N_S_EGYP</text:p>
          </table:table-cell>
          <table:table-cell office:value-type="string" calcext:value-type="string">
            <text:p>ذات السلاس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ريش</text:p>
          </table:table-cell>
          <table:table-cell office:value-type="float" office:value="31.12453" calcext:value-type="float">
            <text:p>31.12453</text:p>
          </table:table-cell>
          <table:table-cell office:value-type="float" office:value="33.80807" calcext:value-type="float">
            <text:p>33.8080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ISH_338E311N_S_EGYP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برقوه</text:p>
          </table:table-cell>
          <table:table-cell office:value-type="float" office:value="31.15094" calcext:value-type="float">
            <text:p>31.15094</text:p>
          </table:table-cell>
          <table:table-cell office:value-type="float" office:value="53.25737" calcext:value-type="float">
            <text:p>53.2573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BARQUH_532E311N_S_FARI</text:p>
          </table:table-cell>
          <table:table-cell office:value-type="string" calcext:value-type="string">
            <text:p>قرية الأسد</text:p>
          </table:table-cell>
          <table:table-cell office:value-type="float" office:value="31.55774" calcext:value-type="float">
            <text:p>31.55774</text:p>
          </table:table-cell>
          <table:table-cell office:value-type="float" office:value="53.84828" calcext:value-type="float">
            <text:p>53.8482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ASAD_538E315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</text:p>
          </table:table-cell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ابشوراب</text:p>
          </table:table-cell>
          <table:table-cell office:value-type="float" office:value="28.69894" calcext:value-type="float">
            <text:p>28.69894</text:p>
          </table:table-cell>
          <table:table-cell office:value-type="float" office:value="52.68133" calcext:value-type="float">
            <text:p>52.68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IYABSHURAB_526E286N_S_FARI</text:p>
          </table:table-cell>
          <table:table-cell office:value-type="string" calcext:value-type="string">
            <text:p>جور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UR_525E288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</text:p>
          </table:table-cell>
          <table:table-cell office:value-type="string" calcext:value-type="string">
            <text:p>خسو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54.40794" calcext:value-type="float">
            <text:p>54.407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SU_544E285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جمال</text:p>
          </table:table-cell>
          <table:table-cell office:value-type="float" office:value="30.31412" calcext:value-type="float">
            <text:p>30.31412</text:p>
          </table:table-cell>
          <table:table-cell office:value-type="float" office:value="55.70689" calcext:value-type="float">
            <text:p>55.706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IHUSHTURAN_557E303N_S_FARI</text:p>
          </table:table-cell>
          <table:table-cell office:value-type="string" calcext:value-type="string">
            <text:p>الروذان</text:p>
          </table:table-cell>
          <table:table-cell office:value-type="float" office:value="30.39947" calcext:value-type="float">
            <text:p>30.39947</text:p>
          </table:table-cell>
          <table:table-cell office:value-type="float" office:value="56.02186" calcext:value-type="float">
            <text:p>56.021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DHAN_560E30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</text:p>
          </table:table-cell>
          <table:table-cell office:value-type="string" calcext:value-type="string">
            <text:p>قرية الحمام</text:p>
          </table:table-cell>
          <table:table-cell office:value-type="float" office:value="29.88067" calcext:value-type="float">
            <text:p>29.88067</text:p>
          </table:table-cell>
          <table:table-cell office:value-type="float" office:value="53.16886" calcext:value-type="float">
            <text:p>53.168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WADHAR_531E298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همندة</text:p>
          </table:table-cell>
          <table:table-cell office:value-type="float" office:value="30.2849" calcext:value-type="float">
            <text:p>30.2849</text:p>
          </table:table-cell>
          <table:table-cell office:value-type="float" office:value="53.1975" calcext:value-type="float">
            <text:p>53.19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HAMANDA_531E302N_S_FARI</text:p>
          </table:table-cell>
          <table:table-cell office:value-type="string" calcext:value-type="string">
            <text:p>قرية بيذ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</text:p>
          </table:table-cell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</text:p>
          </table:table-cell>
          <table:table-cell office:value-type="string" calcext:value-type="string">
            <text:p>ماس</text:p>
          </table:table-cell>
          <table:table-cell office:value-type="float" office:value="31.44454" calcext:value-type="float">
            <text:p>31.44454</text:p>
          </table:table-cell>
          <table:table-cell office:value-type="float" office:value="51.91938" calcext:value-type="float">
            <text:p>51.919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S_519E314N_O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زرون</text:p>
          </table:table-cell>
          <table:table-cell office:value-type="float" office:value="29.60743" calcext:value-type="float">
            <text:p>29.60743</text:p>
          </table:table-cell>
          <table:table-cell office:value-type="float" office:value="51.68412" calcext:value-type="float">
            <text:p>51.684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ZARUN_516E296N_S_FARI</text:p>
          </table:table-cell>
          <table:table-cell office:value-type="string" calcext:value-type="string">
            <text:p>دريز</text:p>
          </table:table-cell>
          <table:table-cell office:value-type="float" office:value="29.66188" calcext:value-type="float">
            <text:p>29.66188</text:p>
          </table:table-cell>
          <table:table-cell office:value-type="float" office:value="51.54129" calcext:value-type="float">
            <text:p>51.5412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Z_515E296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خرارة</text:p>
          </table:table-cell>
          <table:table-cell office:value-type="float" office:value="30.04859" calcext:value-type="float">
            <text:p>30.04859</text:p>
          </table:table-cell>
          <table:table-cell office:value-type="float" office:value="51.94541" calcext:value-type="float">
            <text:p>51.945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RRARA_519E300N_S_FARI</text:p>
          </table:table-cell>
          <table:table-cell office:value-type="string" calcext:value-type="string">
            <text:p>جركان</text:p>
          </table:table-cell>
          <table:table-cell office:value-type="float" office:value="30.09815" calcext:value-type="float">
            <text:p>30.09815</text:p>
          </table:table-cell>
          <table:table-cell office:value-type="float" office:value="51.78402" calcext:value-type="float">
            <text:p>51.7840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RKAN_517E30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سو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54.40794" calcext:value-type="float">
            <text:p>54.407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SU_544E285N_S_FARI</text:p>
          </table:table-cell>
          <table:table-cell office:value-type="string" calcext:value-type="string">
            <text:p>كرب</text:p>
          </table:table-cell>
          <table:table-cell office:value-type="float" office:value="28.26649" calcext:value-type="float">
            <text:p>28.26649</text:p>
          </table:table-cell>
          <table:table-cell office:value-type="float" office:value="54.21531" calcext:value-type="float">
            <text:p>54.2153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B_542E282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كرم</text:p>
          </table:table-cell>
          <table:table-cell office:value-type="float" office:value="29.07233" calcext:value-type="float">
            <text:p>29.07233</text:p>
          </table:table-cell>
          <table:table-cell office:value-type="float" office:value="53.608" calcext:value-type="float">
            <text:p>53.60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M_536E29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ير</text:p>
          </table:table-cell>
          <table:table-cell office:value-type="float" office:value="29.25944" calcext:value-type="float">
            <text:p>29.25944</text:p>
          </table:table-cell>
          <table:table-cell office:value-type="float" office:value="53.93868" calcext:value-type="float">
            <text:p>53.9386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YAR_539E292N_S_FARI</text:p>
          </table:table-cell>
          <table:table-cell office:value-type="string" calcext:value-type="string">
            <text:p>نيريز</text:p>
          </table:table-cell>
          <table:table-cell office:value-type="float" office:value="29.21368" calcext:value-type="float">
            <text:p>29.21368</text:p>
          </table:table-cell>
          <table:table-cell office:value-type="float" office:value="54.27518" calcext:value-type="float">
            <text:p>54.2751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AYRIZ_542E292N_R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لار</text:p>
          </table:table-cell>
          <table:table-cell office:value-type="float" office:value="29.98842" calcext:value-type="float">
            <text:p>29.98842</text:p>
          </table:table-cell>
          <table:table-cell office:value-type="float" office:value="52.19005" calcext:value-type="float">
            <text:p>52.190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LLAR_521E299N_S_FARI</text:p>
          </table:table-cell>
          <table:table-cell office:value-type="string" calcext:value-type="string">
            <text:p>الخرارة</text:p>
          </table:table-cell>
          <table:table-cell office:value-type="float" office:value="30.04859" calcext:value-type="float">
            <text:p>30.04859</text:p>
          </table:table-cell>
          <table:table-cell office:value-type="float" office:value="51.94541" calcext:value-type="float">
            <text:p>51.945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RRARA_519E300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كيرند</text:p>
          </table:table-cell>
          <table:table-cell office:value-type="float" office:value="28.41977" calcext:value-type="float">
            <text:p>28.41977</text:p>
          </table:table-cell>
          <table:table-cell office:value-type="float" office:value="52.36569" calcext:value-type="float">
            <text:p>52.3656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IRAND_523E284N_S_FARI</text:p>
          </table:table-cell>
          <table:table-cell office:value-type="string" calcext:value-type="string">
            <text:p>مه</text:p>
          </table:table-cell>
          <table:table-cell office:value-type="float" office:value="28.05331" calcext:value-type="float">
            <text:p>28.05331</text:p>
          </table:table-cell>
          <table:table-cell office:value-type="float" office:value="52.2805" calcext:value-type="float">
            <text:p>52.28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H_522E28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ان</text:p>
          </table:table-cell>
          <table:table-cell office:value-type="float" office:value="27.76342" calcext:value-type="float">
            <text:p>27.76342</text:p>
          </table:table-cell>
          <table:table-cell office:value-type="float" office:value="52.86193" calcext:value-type="float">
            <text:p>52.861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AN_528E277N_S_FARI</text:p>
          </table:table-cell>
          <table:table-cell office:value-type="string" calcext:value-type="string">
            <text:p>سيراف</text:p>
          </table:table-cell>
          <table:table-cell office:value-type="float" office:value="27.69666" calcext:value-type="float">
            <text:p>27.69666</text:p>
          </table:table-cell>
          <table:table-cell office:value-type="float" office:value="52.34306" calcext:value-type="float">
            <text:p>52.3430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RAF_523E27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م</text:p>
          </table:table-cell>
          <table:table-cell office:value-type="float" office:value="29.07233" calcext:value-type="float">
            <text:p>29.07233</text:p>
          </table:table-cell>
          <table:table-cell office:value-type="float" office:value="53.608" calcext:value-type="float">
            <text:p>53.60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M_536E290N_S_FARI</text:p>
          </table:table-cell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FASA_536E289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س</text:p>
          </table:table-cell>
          <table:table-cell office:value-type="float" office:value="31.44454" calcext:value-type="float">
            <text:p>31.44454</text:p>
          </table:table-cell>
          <table:table-cell office:value-type="float" office:value="51.91938" calcext:value-type="float">
            <text:p>51.919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S_519E314N_O_FARI</text:p>
          </table:table-cell>
          <table:table-cell office:value-type="string" calcext:value-type="string">
            <text:p>خان روشن</text:p>
          </table:table-cell>
          <table:table-cell office:value-type="float" office:value="31.25559" calcext:value-type="float">
            <text:p>31.25559</text:p>
          </table:table-cell>
          <table:table-cell office:value-type="float" office:value="52.02871" calcext:value-type="float">
            <text:p>52.0287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NRUSHAN_520E312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نيريز</text:p>
          </table:table-cell>
          <table:table-cell office:value-type="float" office:value="29.21368" calcext:value-type="float">
            <text:p>29.21368</text:p>
          </table:table-cell>
          <table:table-cell office:value-type="float" office:value="54.27518" calcext:value-type="float">
            <text:p>54.2751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AYRIZ_542E292N_R_FARI</text:p>
          </table:table-cell>
          <table:table-cell office:value-type="string" calcext:value-type="string">
            <text:p>كدروا</text:p>
          </table:table-cell>
          <table:table-cell office:value-type="float" office:value="29.16368" calcext:value-type="float">
            <text:p>29.16368</text:p>
          </table:table-cell>
          <table:table-cell office:value-type="float" office:value="54.67346" calcext:value-type="float">
            <text:p>54.6734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DRUWA_546E29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بيذ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</text:p>
          </table:table-cell>
          <table:table-cell office:value-type="string" calcext:value-type="string">
            <text:p>أبرقوه</text:p>
          </table:table-cell>
          <table:table-cell office:value-type="float" office:value="31.15094" calcext:value-type="float">
            <text:p>31.15094</text:p>
          </table:table-cell>
          <table:table-cell office:value-type="float" office:value="53.25737" calcext:value-type="float">
            <text:p>53.2573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BARQUH_532E31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رمان</text:p>
          </table:table-cell>
          <table:table-cell office:value-type="float" office:value="29.37477" calcext:value-type="float">
            <text:p>29.37477</text:p>
          </table:table-cell>
          <table:table-cell office:value-type="float" office:value="52.80644" calcext:value-type="float">
            <text:p>52.8064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RUMMAN_528E293N_S_FARI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أعين</text:p>
          </table:table-cell>
          <table:table-cell office:value-type="float" office:value="30.82066" calcext:value-type="float">
            <text:p>30.82066</text:p>
          </table:table-cell>
          <table:table-cell office:value-type="float" office:value="52.44521" calcext:value-type="float">
            <text:p>52.4452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SRAIN_524E308N_S_FARI</text:p>
          </table:table-cell>
          <table:table-cell office:value-type="string" calcext:value-type="string">
            <text:p>خوسكان</text:p>
          </table:table-cell>
          <table:table-cell office:value-type="float" office:value="30.5027" calcext:value-type="float">
            <text:p>30.5027</text:p>
          </table:table-cell>
          <table:table-cell office:value-type="float" office:value="52.48426" calcext:value-type="float">
            <text:p>52.4842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SIKAN_524E305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ومسة</text:p>
          </table:table-cell>
          <table:table-cell office:value-type="float" office:value="32.00251" calcext:value-type="float">
            <text:p>32.00251</text:p>
          </table:table-cell>
          <table:table-cell office:value-type="float" office:value="51.86732" calcext:value-type="float">
            <text:p>51.867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UMISA_518E320N_S_FARI</text:p>
          </table:table-cell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ذان</text:p>
          </table:table-cell>
          <table:table-cell office:value-type="float" office:value="30.12067" calcext:value-type="float">
            <text:p>30.12067</text:p>
          </table:table-cell>
          <table:table-cell office:value-type="float" office:value="54.70209" calcext:value-type="float">
            <text:p>54.702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DHAN_547E301N_S_FARI</text:p>
          </table:table-cell>
          <table:table-cell office:value-type="string" calcext:value-type="string">
            <text:p>شاباوك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5.05872" calcext:value-type="float">
            <text:p>55.0587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ABABAK_550E30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نجاهان</text:p>
          </table:table-cell>
          <table:table-cell office:value-type="float" office:value="29.74023" calcext:value-type="float">
            <text:p>29.74023</text:p>
          </table:table-cell>
          <table:table-cell office:value-type="float" office:value="50.38864" calcext:value-type="float">
            <text:p>50.3886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NJAHAN_503E297N_S_FARI</text:p>
          </table:table-cell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كفره</text:p>
          </table:table-cell>
          <table:table-cell office:value-type="float" office:value="29.50609" calcext:value-type="float">
            <text:p>29.50609</text:p>
          </table:table-cell>
          <table:table-cell office:value-type="float" office:value="52.49957" calcext:value-type="float">
            <text:p>52.499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FRAH_524E295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قرية الرمان</text:p>
          </table:table-cell>
          <table:table-cell office:value-type="float" office:value="29.37477" calcext:value-type="float">
            <text:p>29.37477</text:p>
          </table:table-cell>
          <table:table-cell office:value-type="float" office:value="52.80644" calcext:value-type="float">
            <text:p>52.8064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RUMMAN_528E29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داريان</text:p>
          </table:table-cell>
          <table:table-cell office:value-type="float" office:value="29.54062" calcext:value-type="float">
            <text:p>29.54062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YAN_529E295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ركان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74824" calcext:value-type="float">
            <text:p>52.748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KAN_527E29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ينيز</text:p>
          </table:table-cell>
          <table:table-cell office:value-type="float" office:value="29.92283" calcext:value-type="float">
            <text:p>29.92283</text:p>
          </table:table-cell>
          <table:table-cell office:value-type="float" office:value="50.27838" calcext:value-type="float">
            <text:p>50.278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NIZ_502E299N_S_FARI</text:p>
          </table:table-cell>
          <table:table-cell office:value-type="string" calcext:value-type="string">
            <text:p>سنجاهان</text:p>
          </table:table-cell>
          <table:table-cell office:value-type="float" office:value="29.74023" calcext:value-type="float">
            <text:p>29.74023</text:p>
          </table:table-cell>
          <table:table-cell office:value-type="float" office:value="50.38864" calcext:value-type="float">
            <text:p>50.3886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NJAHAN_503E29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يراف</text:p>
          </table:table-cell>
          <table:table-cell office:value-type="float" office:value="27.69666" calcext:value-type="float">
            <text:p>27.69666</text:p>
          </table:table-cell>
          <table:table-cell office:value-type="float" office:value="52.34306" calcext:value-type="float">
            <text:p>52.3430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RAF_523E276N_S_FARI</text:p>
          </table:table-cell>
          <table:table-cell office:value-type="string" calcext:value-type="string">
            <text:p>جم</text:p>
          </table:table-cell>
          <table:table-cell office:value-type="float" office:value="27.8168" calcext:value-type="float">
            <text:p>27.8168</text:p>
          </table:table-cell>
          <table:table-cell office:value-type="float" office:value="52.39133" calcext:value-type="float">
            <text:p>52.39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MM_523E278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</text:p>
          </table:table-cell>
          <table:table-cell office:value-type="string" calcext:value-type="string">
            <text:p>البيضاء</text:p>
          </table:table-cell>
          <table:table-cell office:value-type="float" office:value="26.79044" calcext:value-type="float">
            <text:p>26.79044</text:p>
          </table:table-cell>
          <table:table-cell office:value-type="float" office:value="37.01435" calcext:value-type="float">
            <text:p>37.014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YDA_370E267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</text:p>
          </table:table-cell>
          <table:table-cell office:value-type="float" office:value="28.05331" calcext:value-type="float">
            <text:p>28.05331</text:p>
          </table:table-cell>
          <table:table-cell office:value-type="float" office:value="52.2805" calcext:value-type="float">
            <text:p>52.28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H_522E280N_S_FARI</text:p>
          </table:table-cell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اباوك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5.05872" calcext:value-type="float">
            <text:p>55.0587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ABABAK_550E301N_S_FARI</text:p>
          </table:table-cell>
          <table:table-cell office:value-type="string" calcext:value-type="string">
            <text:p>روار</text:p>
          </table:table-cell>
          <table:table-cell office:value-type="float" office:value="31.24891" calcext:value-type="float">
            <text:p>31.24891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WAR_568E312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</text:p>
          </table:table-cell>
          <table:table-cell office:value-type="string" calcext:value-type="string">
            <text:p>جرمو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</text:p>
          </table:table-cell>
          <table:table-cell office:value-type="string" calcext:value-type="string">
            <text:p>جاه زندا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اريان</text:p>
          </table:table-cell>
          <table:table-cell office:value-type="float" office:value="29.54062" calcext:value-type="float">
            <text:p>29.54062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YAN_529E295N_S_FARI</text:p>
          </table:table-cell>
          <table:table-cell office:value-type="string" calcext:value-type="string">
            <text:p>خر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يز</text:p>
          </table:table-cell>
          <table:table-cell office:value-type="float" office:value="29.66188" calcext:value-type="float">
            <text:p>29.66188</text:p>
          </table:table-cell>
          <table:table-cell office:value-type="float" office:value="51.54129" calcext:value-type="float">
            <text:p>51.5412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Z_515E296N_S_FARI</text:p>
          </table:table-cell>
          <table:table-cell office:value-type="string" calcext:value-type="string">
            <text:p>راس العق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FASA_536E289N_S_FARI</text:p>
          </table:table-cell>
          <table:table-cell office:value-type="string" calcext:value-type="string">
            <text:p>كارز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</text:p>
          </table:table-cell>
          <table:table-cell office:value-type="string" calcext:value-type="string">
            <text:p>راس الس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</text:p>
          </table:table-cell>
          <table:table-cell office:value-type="string" calcext:value-type="string">
            <text:p>بئ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جم</text:p>
          </table:table-cell>
          <table:table-cell office:value-type="float" office:value="27.8168" calcext:value-type="float">
            <text:p>27.8168</text:p>
          </table:table-cell>
          <table:table-cell office:value-type="float" office:value="52.39133" calcext:value-type="float">
            <text:p>52.39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MM_523E278N_S_FARI</text:p>
          </table:table-cell>
          <table:table-cell office:value-type="string" calcext:value-type="string">
            <text:p>برز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</text:p>
          </table:table-cell>
          <table:table-cell office:value-type="string" calcext:value-type="string">
            <text:p>دشت داود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كان</text:p>
          </table:table-cell>
          <table:table-cell office:value-type="float" office:value="30.09815" calcext:value-type="float">
            <text:p>30.09815</text:p>
          </table:table-cell>
          <table:table-cell office:value-type="float" office:value="51.78402" calcext:value-type="float">
            <text:p>51.7840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RKAN_517E300N_S_FARI</text:p>
          </table:table-cell>
          <table:table-cell office:value-type="string" calcext:value-type="string">
            <text:p>النوبند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دروا</text:p>
          </table:table-cell>
          <table:table-cell office:value-type="float" office:value="29.16368" calcext:value-type="float">
            <text:p>29.16368</text:p>
          </table:table-cell>
          <table:table-cell office:value-type="float" office:value="54.67346" calcext:value-type="float">
            <text:p>54.6734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DRUWA_546E291N_S_FARI</text:p>
          </table:table-cell>
          <table:table-cell office:value-type="string" calcext:value-type="string">
            <text:p>رباط زرودو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فره</text:p>
          </table:table-cell>
          <table:table-cell office:value-type="float" office:value="29.50609" calcext:value-type="float">
            <text:p>29.50609</text:p>
          </table:table-cell>
          <table:table-cell office:value-type="float" office:value="52.49957" calcext:value-type="float">
            <text:p>52.499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FRAH_524E295N_S_FARI</text:p>
          </table:table-cell>
          <table:table-cell office:value-type="string" calcext:value-type="string">
            <text:p>كو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لار</text:p>
          </table:table-cell>
          <table:table-cell office:value-type="float" office:value="30.72449" calcext:value-type="float">
            <text:p>30.72449</text:p>
          </table:table-cell>
          <table:table-cell office:value-type="float" office:value="51.92199" calcext:value-type="float">
            <text:p>51.9219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LAR_519E307N_S_FARI</text:p>
          </table:table-cell>
          <table:table-cell office:value-type="string" calcext:value-type="string">
            <text:p>جبال الديل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حمام</text:p>
          </table:table-cell>
          <table:table-cell office:value-type="float" office:value="29.88067" calcext:value-type="float">
            <text:p>29.88067</text:p>
          </table:table-cell>
          <table:table-cell office:value-type="float" office:value="53.16886" calcext:value-type="float">
            <text:p>53.168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WADHAR_531E298N_S_FARI</text:p>
          </table:table-cell>
          <table:table-cell office:value-type="string" calcext:value-type="string">
            <text:p>زياد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كرب</text:p>
          </table:table-cell>
          <table:table-cell office:value-type="float" office:value="28.26649" calcext:value-type="float">
            <text:p>28.26649</text:p>
          </table:table-cell>
          <table:table-cell office:value-type="float" office:value="54.21531" calcext:value-type="float">
            <text:p>54.2153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B_542E282N_S_FARI</text:p>
          </table:table-cell>
          <table:table-cell office:value-type="string" calcext:value-type="string">
            <text:p>جويم ابى احم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زرون</text:p>
          </table:table-cell>
          <table:table-cell office:value-type="float" office:value="29.60743" calcext:value-type="float">
            <text:p>29.60743</text:p>
          </table:table-cell>
          <table:table-cell office:value-type="float" office:value="51.68412" calcext:value-type="float">
            <text:p>51.684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ZARUN_516E296N_S_FARI</text:p>
          </table:table-cell>
          <table:table-cell office:value-type="string" calcext:value-type="string">
            <text:p>قرية الحط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خان روشن</text:p>
          </table:table-cell>
          <table:table-cell office:value-type="float" office:value="31.25559" calcext:value-type="float">
            <text:p>31.25559</text:p>
          </table:table-cell>
          <table:table-cell office:value-type="float" office:value="52.02871" calcext:value-type="float">
            <text:p>52.0287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NRUSHAN_520E312N_S_FARI</text:p>
          </table:table-cell>
          <table:table-cell office:value-type="string" calcext:value-type="string">
            <text:p>إصطخ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واذان</text:p>
          </table:table-cell>
          <table:table-cell office:value-type="float" office:value="30.24443" calcext:value-type="float">
            <text:p>30.24443</text:p>
          </table:table-cell>
          <table:table-cell office:value-type="float" office:value="51.50809" calcext:value-type="float">
            <text:p>51.508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DHAN_515E302N_S_FARI</text:p>
          </table:table-cell>
          <table:table-cell office:value-type="string" calcext:value-type="string">
            <text:p>النوبند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سرمس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دارج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وسكان</text:p>
          </table:table-cell>
          <table:table-cell office:value-type="float" office:value="30.5027" calcext:value-type="float">
            <text:p>30.5027</text:p>
          </table:table-cell>
          <table:table-cell office:value-type="float" office:value="52.48426" calcext:value-type="float">
            <text:p>52.4842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SIKAN_524E305N_S_FARI</text:p>
          </table:table-cell>
          <table:table-cell office:value-type="string" calcext:value-type="string">
            <text:p>ماء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أسد</text:p>
          </table:table-cell>
          <table:table-cell office:value-type="float" office:value="31.55774" calcext:value-type="float">
            <text:p>31.55774</text:p>
          </table:table-cell>
          <table:table-cell office:value-type="float" office:value="53.84828" calcext:value-type="float">
            <text:p>53.8482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ASAD_538E315N_S_FARI</text:p>
          </table:table-cell>
          <table:table-cell office:value-type="string" calcext:value-type="string">
            <text:p>الأ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خلاف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</text:p>
          </table:table-cell>
          <table:table-cell office:value-type="string" calcext:value-type="string">
            <text:p>كماه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كان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74824" calcext:value-type="float">
            <text:p>52.748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KAN_527E297N_S_FARI</text:p>
          </table:table-cell>
          <table:table-cell office:value-type="string" calcext:value-type="string">
            <text:p>راس الس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باط</text:p>
          </table:table-cell>
          <table:table-cell office:value-type="float" office:value="29.12318" calcext:value-type="float">
            <text:p>29.12318</text:p>
          </table:table-cell>
          <table:table-cell office:value-type="float" office:value="53.44663" calcext:value-type="float">
            <text:p>53.4466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BAT_534E291N_S_FARI</text:p>
          </table:table-cell>
          <table:table-cell office:value-type="string" calcext:value-type="string">
            <text:p>كور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يشهر</text:p>
          </table:table-cell>
          <table:table-cell office:value-type="float" office:value="30.34108" calcext:value-type="float">
            <text:p>30.34108</text:p>
          </table:table-cell>
          <table:table-cell office:value-type="float" office:value="50.22217" calcext:value-type="float">
            <text:p>50.2221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SHAHR_502E303N_S_FARI</text:p>
          </table:table-cell>
          <table:table-cell office:value-type="string" calcext:value-type="string">
            <text:p>مهر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وزكان</text:p>
          </table:table-cell>
          <table:table-cell office:value-type="float" office:value="31.80584" calcext:value-type="float">
            <text:p>31.80584</text:p>
          </table:table-cell>
          <table:table-cell office:value-type="float" office:value="51.96103" calcext:value-type="float">
            <text:p>51.9610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ZKAN_519E318N_S_FARI</text:p>
          </table:table-cell>
          <table:table-cell office:value-type="string" calcext:value-type="string">
            <text:p>ازك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قرية جوي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</text:p>
          </table:table-cell>
          <table:table-cell office:value-type="string" calcext:value-type="string">
            <text:p>جعفر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ثة</text:p>
          </table:table-cell>
          <table:table-cell office:value-type="float" office:value="31.90975" calcext:value-type="float">
            <text:p>31.90975</text:p>
          </table:table-cell>
          <table:table-cell office:value-type="float" office:value="54.34286" calcext:value-type="float">
            <text:p>54.342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YAZD_543E319N_S_FARI</text:p>
          </table:table-cell>
          <table:table-cell office:value-type="string" calcext:value-type="string">
            <text:p>أنجي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بور</text:p>
          </table:table-cell>
          <table:table-cell office:value-type="float" office:value="29.83157" calcext:value-type="float">
            <text:p>29.83157</text:p>
          </table:table-cell>
          <table:table-cell office:value-type="float" office:value="51.51624" calcext:value-type="float">
            <text:p>51.516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BUR_515E298N_R_FARI</text:p>
          </table:table-cell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ريان</text:p>
          </table:table-cell>
          <table:table-cell office:value-type="float" office:value="28.05935" calcext:value-type="float">
            <text:p>28.05935</text:p>
          </table:table-cell>
          <table:table-cell office:value-type="float" office:value="53.70323" calcext:value-type="float">
            <text:p>53.7032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YAN_537E280N_S_FARI</text:p>
          </table:table-cell>
          <table:table-cell office:value-type="string" calcext:value-type="string">
            <text:p>باراب</text:p>
          </table:table-cell>
          <table:table-cell office:value-type="float" office:value="42.7449" calcext:value-type="float">
            <text:p>42.7449</text:p>
          </table:table-cell>
          <table:table-cell office:value-type="float" office:value="68.29439" calcext:value-type="float">
            <text:p>68.294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ARAB_682E427N_R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الملك</text:p>
          </table:table-cell>
          <table:table-cell office:value-type="float" office:value="32.94875" calcext:value-type="float">
            <text:p>32.94875</text:p>
          </table:table-cell>
          <table:table-cell office:value-type="float" office:value="44.50953" calcext:value-type="float">
            <text:p>44.5095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MALIK_445E329N_W_IRAQ</text:p>
          </table:table-cell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نهر الملك</text:p>
          </table:table-cell>
          <table:table-cell office:value-type="float" office:value="32.94875" calcext:value-type="float">
            <text:p>32.94875</text:p>
          </table:table-cell>
          <table:table-cell office:value-type="float" office:value="44.50953" calcext:value-type="float">
            <text:p>44.5095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MALIK_445E329N_W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السيلحين</text:p>
          </table:table-cell>
          <table:table-cell office:value-type="float" office:value="33.41382" calcext:value-type="float">
            <text:p>33.41382</text:p>
          </table:table-cell>
          <table:table-cell office:value-type="float" office:value="44.06385" calcext:value-type="float">
            <text:p>44.0638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AYLAHIN_440E334N_S_IRAQ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النهروان</text:p>
          </table:table-cell>
          <table:table-cell office:value-type="float" office:value="33.43161" calcext:value-type="float">
            <text:p>33.43161</text:p>
          </table:table-cell>
          <table:table-cell office:value-type="float" office:value="44.59405" calcext:value-type="float">
            <text:p>44.594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AWAN_445E334N_S_IRAQ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ارما</text:p>
          </table:table-cell>
          <table:table-cell office:value-type="float" office:value="35.07982" calcext:value-type="float">
            <text:p>35.07982</text:p>
          </table:table-cell>
          <table:table-cell office:value-type="float" office:value="43.57361" calcext:value-type="float">
            <text:p>43.573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IMMA_435E350N_S_IRAQ</text:p>
          </table:table-cell>
          <table:table-cell office:value-type="string" calcext:value-type="string">
            <text:p>السن</text:p>
          </table:table-cell>
          <table:table-cell office:value-type="float" office:value="35.26076" calcext:value-type="float">
            <text:p>35.26076</text:p>
          </table:table-cell>
          <table:table-cell office:value-type="float" office:value="43.46591" calcext:value-type="float">
            <text:p>43.4659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NN_434E352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صرة</text:p>
          </table:table-cell>
          <table:table-cell office:value-type="float" office:value="30.40147" calcext:value-type="float">
            <text:p>30.40147</text:p>
          </table:table-cell>
          <table:table-cell office:value-type="float" office:value="47.71735" calcext:value-type="float">
            <text:p>47.7173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SRA_477E304N_S_IRAQ</text:p>
          </table:table-cell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</text:p>
          </table:table-cell>
          <table:table-cell office:value-type="string" calcext:value-type="string">
            <text:p>عبادان</text:p>
          </table:table-cell>
          <table:table-cell office:value-type="float" office:value="30.33563" calcext:value-type="float">
            <text:p>30.33563</text:p>
          </table:table-cell>
          <table:table-cell office:value-type="float" office:value="48.27394" calcext:value-type="float">
            <text:p>48.2739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BBADAN_482E303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ير العاقول</text:p>
          </table:table-cell>
          <table:table-cell office:value-type="float" office:value="32.91181" calcext:value-type="float">
            <text:p>32.91181</text:p>
          </table:table-cell>
          <table:table-cell office:value-type="float" office:value="44.9846" calcext:value-type="float">
            <text:p>44.984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YRAQUL_449E329N_S_IRAQ</text:p>
          </table:table-cell>
          <table:table-cell office:value-type="string" calcext:value-type="string">
            <text:p>جرجرايا</text:p>
          </table:table-cell>
          <table:table-cell office:value-type="float" office:value="32.74104" calcext:value-type="float">
            <text:p>32.74104</text:p>
          </table:table-cell>
          <table:table-cell office:value-type="float" office:value="45.31987" calcext:value-type="float">
            <text:p>45.3198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RJARAYA_453E327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تا</text:p>
          </table:table-cell>
          <table:table-cell office:value-type="float" office:value="34.62614" calcext:value-type="float">
            <text:p>34.62614</text:p>
          </table:table-cell>
          <table:table-cell office:value-type="float" office:value="43.72814" calcext:value-type="float">
            <text:p>43.728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BILTA_437E346N_S_IRAQ</text:p>
          </table:table-cell>
          <table:table-cell office:value-type="string" calcext:value-type="string">
            <text:p>السودقانية</text:p>
          </table:table-cell>
          <table:table-cell office:value-type="float" office:value="34.81448" calcext:value-type="float">
            <text:p>34.81448</text:p>
          </table:table-cell>
          <table:table-cell office:value-type="float" office:value="43.60292" calcext:value-type="float">
            <text:p>43.602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UDAQANIYYA_436E348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لولا</text:p>
          </table:table-cell>
          <table:table-cell office:value-type="float" office:value="34.17989" calcext:value-type="float">
            <text:p>34.17989</text:p>
          </table:table-cell>
          <table:table-cell office:value-type="float" office:value="45.11759" calcext:value-type="float">
            <text:p>45.117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LULA_451E341N_S_IRAQ</text:p>
          </table:table-cell>
          <table:table-cell office:value-type="string" calcext:value-type="string">
            <text:p>خانقين</text:p>
          </table:table-cell>
          <table:table-cell office:value-type="float" office:value="34.34844" calcext:value-type="float">
            <text:p>34.34844</text:p>
          </table:table-cell>
          <table:table-cell office:value-type="float" office:value="45.44708" calcext:value-type="float">
            <text:p>45.447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HANIQIN_454E343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جرايا</text:p>
          </table:table-cell>
          <table:table-cell office:value-type="float" office:value="32.74104" calcext:value-type="float">
            <text:p>32.74104</text:p>
          </table:table-cell>
          <table:table-cell office:value-type="float" office:value="45.31987" calcext:value-type="float">
            <text:p>45.3198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RJARAYA_453E327N_S_IRAQ</text:p>
          </table:table-cell>
          <table:table-cell office:value-type="string" calcext:value-type="string">
            <text:p>النعمانية</text:p>
          </table:table-cell>
          <table:table-cell office:value-type="float" office:value="32.59694" calcext:value-type="float">
            <text:p>32.59694</text:p>
          </table:table-cell>
          <table:table-cell office:value-type="float" office:value="45.4265" calcext:value-type="float">
            <text:p>45.426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UMANIYYA_454E325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كرخ</text:p>
          </table:table-cell>
          <table:table-cell office:value-type="float" office:value="33.31703" calcext:value-type="float">
            <text:p>33.31703</text:p>
          </table:table-cell>
          <table:table-cell office:value-type="float" office:value="44.35293" calcext:value-type="float">
            <text:p>44.352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ARKH_443E333N_S_IRAQ</text:p>
          </table:table-cell>
          <table:table-cell office:value-type="string" calcext:value-type="string">
            <text:p>جبلتا</text:p>
          </table:table-cell>
          <table:table-cell office:value-type="float" office:value="34.62614" calcext:value-type="float">
            <text:p>34.62614</text:p>
          </table:table-cell>
          <table:table-cell office:value-type="float" office:value="43.72814" calcext:value-type="float">
            <text:p>43.728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BILTA_437E346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كوفة</text:p>
          </table:table-cell>
          <table:table-cell office:value-type="float" office:value="32.03808" calcext:value-type="float">
            <text:p>32.03808</text:p>
          </table:table-cell>
          <table:table-cell office:value-type="float" office:value="44.39355" calcext:value-type="float">
            <text:p>44.393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UFA_443E320N_S_IRAQ</text:p>
          </table:table-cell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</text:p>
          </table:table-cell>
          <table:table-cell office:value-type="string" calcext:value-type="string">
            <text:p>الكرخ</text:p>
          </table:table-cell>
          <table:table-cell office:value-type="float" office:value="33.31703" calcext:value-type="float">
            <text:p>33.31703</text:p>
          </table:table-cell>
          <table:table-cell office:value-type="float" office:value="44.35293" calcext:value-type="float">
            <text:p>44.352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ARKH_443E333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شيرين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45.62659" calcext:value-type="float">
            <text:p>45.626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SRSHIRIN_456E344N_S_IRAQ</text:p>
          </table:table-cell>
          <table:table-cell office:value-type="string" calcext:value-type="string">
            <text:p>خانقين</text:p>
          </table:table-cell>
          <table:table-cell office:value-type="float" office:value="34.34844" calcext:value-type="float">
            <text:p>34.34844</text:p>
          </table:table-cell>
          <table:table-cell office:value-type="float" office:value="45.44708" calcext:value-type="float">
            <text:p>45.447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HANIQIN_454E343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</text:p>
          </table:table-cell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ب</text:p>
          </table:table-cell>
          <table:table-cell office:value-type="float" office:value="33.46273" calcext:value-type="float">
            <text:p>33.46273</text:p>
          </table:table-cell>
          <table:table-cell office:value-type="float" office:value="43.26055" calcext:value-type="float">
            <text:p>43.260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ABB_432E334N_S_IRAQ</text:p>
          </table:table-cell>
          <table:table-cell office:value-type="string" calcext:value-type="string">
            <text:p>هيت</text:p>
          </table:table-cell>
          <table:table-cell office:value-type="float" office:value="33.6437" calcext:value-type="float">
            <text:p>33.6437</text:p>
          </table:table-cell>
          <table:table-cell office:value-type="float" office:value="42.80628" calcext:value-type="float">
            <text:p>42.806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IT_428E336N_S_IRAQ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سيب</text:p>
          </table:table-cell>
          <table:table-cell office:value-type="float" office:value="32.97916" calcext:value-type="float">
            <text:p>32.97916</text:p>
          </table:table-cell>
          <table:table-cell office:value-type="float" office:value="44.8461" calcext:value-type="float">
            <text:p>44.84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B_448E329N_S_IRAQ</text:p>
          </table:table-cell>
          <table:table-cell office:value-type="string" calcext:value-type="string">
            <text:p>دير العاقول</text:p>
          </table:table-cell>
          <table:table-cell office:value-type="float" office:value="32.91181" calcext:value-type="float">
            <text:p>32.91181</text:p>
          </table:table-cell>
          <table:table-cell office:value-type="float" office:value="44.9846" calcext:value-type="float">
            <text:p>44.984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YRAQUL_449E329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ودقانية</text:p>
          </table:table-cell>
          <table:table-cell office:value-type="float" office:value="34.81448" calcext:value-type="float">
            <text:p>34.81448</text:p>
          </table:table-cell>
          <table:table-cell office:value-type="float" office:value="43.60292" calcext:value-type="float">
            <text:p>43.602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UDAQANIYYA_436E348N_S_IRAQ</text:p>
          </table:table-cell>
          <table:table-cell office:value-type="string" calcext:value-type="string">
            <text:p>بارما</text:p>
          </table:table-cell>
          <table:table-cell office:value-type="float" office:value="35.07982" calcext:value-type="float">
            <text:p>35.07982</text:p>
          </table:table-cell>
          <table:table-cell office:value-type="float" office:value="43.57361" calcext:value-type="float">
            <text:p>43.573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IMMA_435E350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</text:p>
          </table:table-cell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يلحين</text:p>
          </table:table-cell>
          <table:table-cell office:value-type="float" office:value="33.41382" calcext:value-type="float">
            <text:p>33.41382</text:p>
          </table:table-cell>
          <table:table-cell office:value-type="float" office:value="44.06385" calcext:value-type="float">
            <text:p>44.0638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AYLAHIN_440E334N_S_IRAQ</text:p>
          </table:table-cell>
          <table:table-cell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المدائ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البرد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بصرة</text:p>
          </table:table-cell>
          <table:table-cell office:value-type="float" office:value="30.40147" calcext:value-type="float">
            <text:p>30.40147</text:p>
          </table:table-cell>
          <table:table-cell office:value-type="float" office:value="47.71735" calcext:value-type="float">
            <text:p>47.7173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SRA_477E304N_S_IRAQ</text:p>
          </table:table-cell>
          <table:table-cell office:value-type="string" calcext:value-type="string">
            <text:p>الحفی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مانية عشر میلا</text:p>
          </table:table-cell>
        </table:table-row>
        <table:table-row table:style-name="ro1">
          <table:table-cell office:value-type="string" calcext:value-type="string">
            <text:p>هيت</text:p>
          </table:table-cell>
          <table:table-cell office:value-type="float" office:value="33.6437" calcext:value-type="float">
            <text:p>33.6437</text:p>
          </table:table-cell>
          <table:table-cell office:value-type="float" office:value="42.80628" calcext:value-type="float">
            <text:p>42.806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IT_428E336N_S_IRAQ</text:p>
          </table:table-cell>
          <table:table-cell office:value-type="string" calcext:value-type="string">
            <text:p>الناوو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هروان</text:p>
          </table:table-cell>
          <table:table-cell office:value-type="float" office:value="33.43161" calcext:value-type="float">
            <text:p>33.43161</text:p>
          </table:table-cell>
          <table:table-cell office:value-type="float" office:value="44.59405" calcext:value-type="float">
            <text:p>44.594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AWAN_445E334N_S_IRAQ</text:p>
          </table:table-cell>
          <table:table-cell office:value-type="string" calcext:value-type="string">
            <text:p>دير بازم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نهر سابس</text:p>
          </table:table-cell>
          <table:table-cell office:value-type="float" office:value="32.49681" calcext:value-type="float">
            <text:p>32.49681</text:p>
          </table:table-cell>
          <table:table-cell office:value-type="float" office:value="45.96969" calcext:value-type="float">
            <text:p>45.9696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SABUS_459E324N_S_IRAQ</text:p>
          </table:table-cell>
          <table:table-cell office:value-type="string" calcext:value-type="string">
            <text:p>مطا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نعمانية</text:p>
          </table:table-cell>
          <table:table-cell office:value-type="float" office:value="32.59694" calcext:value-type="float">
            <text:p>32.59694</text:p>
          </table:table-cell>
          <table:table-cell office:value-type="float" office:value="45.4265" calcext:value-type="float">
            <text:p>45.426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UMANIYYA_454E325N_S_IRAQ</text:p>
          </table:table-cell>
          <table:table-cell office:value-type="string" calcext:value-type="string">
            <text:p>ج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</text:p>
          </table:table-cell>
          <table:table-cell office:value-type="string" calcext:value-type="string">
            <text:p>مروغ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</text:p>
          </table:table-cell>
          <table:table-cell office:value-type="string" calcext:value-type="string">
            <text:p>نهر دب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كبرا</text:p>
          </table:table-cell>
          <table:table-cell office:value-type="float" office:value="33.85526" calcext:value-type="float">
            <text:p>33.85526</text:p>
          </table:table-cell>
          <table:table-cell office:value-type="float" office:value="44.22504" calcext:value-type="float">
            <text:p>44.2250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KBARA_442E338N_S_IRAQ</text:p>
          </table:table-cell>
          <table:table-cell office:value-type="string" calcext:value-type="string">
            <text:p>باحمش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</text:p>
          </table:table-cell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حجر</text:p>
          </table:table-cell>
          <table:table-cell office:value-type="float" office:value="24.64352" calcext:value-type="float">
            <text:p>24.64352</text:p>
          </table:table-cell>
          <table:table-cell office:value-type="float" office:value="46.73212" calcext:value-type="float">
            <text:p>46.732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HAJR_467E246N_S_JAZI</text:p>
          </table:table-cell>
          <table:table-cell office:value-type="string" calcext:value-type="string">
            <text:p>تيماء</text:p>
          </table:table-cell>
          <table:table-cell office:value-type="float" office:value="27.58081" calcext:value-type="float">
            <text:p>27.58081</text:p>
          </table:table-cell>
          <table:table-cell office:value-type="float" office:value="38.52" calcext:value-type="float">
            <text:p>38.5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TAYMA_385E275N_S_BADI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العوسجة</text:p>
          </table:table-cell>
          <table:table-cell office:value-type="float" office:value="25.98495" calcext:value-type="float">
            <text:p>25.98495</text:p>
          </table:table-cell>
          <table:table-cell office:value-type="float" office:value="44.07861" calcext:value-type="float">
            <text:p>44.078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WSAJA_440E259N_S_JAZI</text:p>
          </table:table-cell>
          <table:table-cell office:value-type="string" calcext:value-type="string">
            <text:p>رامة</text:p>
          </table:table-cell>
          <table:table-cell office:value-type="float" office:value="25.77608" calcext:value-type="float">
            <text:p>25.77608</text:p>
          </table:table-cell>
          <table:table-cell office:value-type="float" office:value="43.4292" calcext:value-type="float">
            <text:p>43.429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MA_434E257N_S_JAZI</text:p>
          </table:table-cell>
          <table:table-cell/>
        </table:table-row>
        <table:table-row table:style-name="ro1">
          <table:table-cell office:value-type="string" calcext:value-type="string">
            <text:p>بنات جرم</text:p>
          </table:table-cell>
          <table:table-cell office:value-type="float" office:value="19.20706" calcext:value-type="float">
            <text:p>19.20706</text:p>
          </table:table-cell>
          <table:table-cell office:value-type="float" office:value="42.7829" calcext:value-type="float">
            <text:p>42.78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NATJARM_427E192N_O_JAZI</text:p>
          </table:table-cell>
          <table:table-cell office:value-type="string" calcext:value-type="string">
            <text:p>جسداء</text:p>
          </table:table-cell>
          <table:table-cell office:value-type="float" office:value="19.51994" calcext:value-type="float">
            <text:p>19.51994</text:p>
          </table:table-cell>
          <table:table-cell office:value-type="float" office:value="42.71961" calcext:value-type="float">
            <text:p>42.719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SADA_427E195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</text:p>
          </table:table-cell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</text:p>
          </table:table-cell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طن النخل</text:p>
          </table:table-cell>
          <table:table-cell office:value-type="float" office:value="24.85968" calcext:value-type="float">
            <text:p>24.85968</text:p>
          </table:table-cell>
          <table:table-cell office:value-type="float" office:value="40.00579" calcext:value-type="float">
            <text:p>40.005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NAKHL_400E248N_R_JAZI</text:p>
          </table:table-cell>
          <table:table-cell office:value-type="string" calcext:value-type="string">
            <text:p>معدن النقرة</text:p>
          </table:table-cell>
          <table:table-cell office:value-type="float" office:value="25.5536" calcext:value-type="float">
            <text:p>25.5536</text:p>
          </table:table-cell>
          <table:table-cell office:value-type="float" office:value="41.52796" calcext:value-type="float">
            <text:p>41.527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NAQIRA_415E255N_S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ذات عرق</text:p>
          </table:table-cell>
          <table:table-cell office:value-type="float" office:value="21.62677" calcext:value-type="float">
            <text:p>21.62677</text:p>
          </table:table-cell>
          <table:table-cell office:value-type="float" office:value="40.42853" calcext:value-type="float">
            <text:p>40.4285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HATIRQ_404E216N_S_JAZI</text:p>
          </table:table-cell>
          <table:table-cell office:value-type="string" calcext:value-type="string">
            <text:p>الغمرة</text:p>
          </table:table-cell>
          <table:table-cell office:value-type="float" office:value="21.89675" calcext:value-type="float">
            <text:p>21.89675</text:p>
          </table:table-cell>
          <table:table-cell office:value-type="float" office:value="40.84007" calcext:value-type="float">
            <text:p>40.8400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GHAMRA_408E21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تق</text:p>
          </table:table-cell>
          <table:table-cell office:value-type="float" office:value="21.44752" calcext:value-type="float">
            <text:p>21.44752</text:p>
          </table:table-cell>
          <table:table-cell office:value-type="float" office:value="41.28101" calcext:value-type="float">
            <text:p>41.2810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FUTUQ_412E214N_S_JAZI</text:p>
          </table:table-cell>
          <table:table-cell office:value-type="string" calcext:value-type="string">
            <text:p>الجدد</text:p>
          </table:table-cell>
          <table:table-cell office:value-type="float" office:value="21.733" calcext:value-type="float">
            <text:p>21.733</text:p>
          </table:table-cell>
          <table:table-cell office:value-type="float" office:value="41.07197" calcext:value-type="float">
            <text:p>41.0719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AD_410E217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مرة</text:p>
          </table:table-cell>
          <table:table-cell office:value-type="float" office:value="25.37319" calcext:value-type="float">
            <text:p>25.37319</text:p>
          </table:table-cell>
          <table:table-cell office:value-type="float" office:value="43.1471" calcext:value-type="float">
            <text:p>43.147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IMMARA_431E253N_S_JAZI</text:p>
          </table:table-cell>
          <table:table-cell office:value-type="string" calcext:value-type="string">
            <text:p>طخفة</text:p>
          </table:table-cell>
          <table:table-cell office:value-type="float" office:value="24.95296" calcext:value-type="float">
            <text:p>24.95296</text:p>
          </table:table-cell>
          <table:table-cell office:value-type="float" office:value="43.01192" calcext:value-type="float">
            <text:p>43.0119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IKHFA_430E249N_S_JAZI</text:p>
          </table:table-cell>
          <table:table-cell office:value-type="string" calcext:value-type="string">
            <text:p>ستة وثلاثون میلا</text:p>
          </table:table-cell>
        </table:table-row>
        <table:table-row table:style-name="ro1"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 office:value-type="string" calcext:value-type="string">
            <text:p>ينبع</text:p>
          </table:table-cell>
          <table:table-cell office:value-type="float" office:value="24.1082" calcext:value-type="float">
            <text:p>24.1082</text:p>
          </table:table-cell>
          <table:table-cell office:value-type="float" office:value="38.12512" calcext:value-type="float">
            <text:p>38.125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NBU_381E241N_S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الجدد</text:p>
          </table:table-cell>
          <table:table-cell office:value-type="float" office:value="21.733" calcext:value-type="float">
            <text:p>21.733</text:p>
          </table:table-cell>
          <table:table-cell office:value-type="float" office:value="41.07197" calcext:value-type="float">
            <text:p>41.0719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AD_410E217N_S_JAZI</text:p>
          </table:table-cell>
          <table:table-cell office:value-type="string" calcext:value-type="string">
            <text:p>الغمرة</text:p>
          </table:table-cell>
          <table:table-cell office:value-type="float" office:value="21.89675" calcext:value-type="float">
            <text:p>21.89675</text:p>
          </table:table-cell>
          <table:table-cell office:value-type="float" office:value="40.84007" calcext:value-type="float">
            <text:p>40.8400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GHAMRA_408E21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</text:p>
          </table:table-cell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 office:value-type="string" calcext:value-type="string">
            <text:p>أربعا</text:p>
          </table:table-cell>
        </table:table-row>
        <table:table-row table:style-name="ro1"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</text:p>
          </table:table-cell>
          <table:table-cell office:value-type="string" calcext:value-type="string">
            <text:p>الأبواء</text:p>
          </table:table-cell>
          <table:table-cell office:value-type="float" office:value="23.22814" calcext:value-type="float">
            <text:p>23.22814</text:p>
          </table:table-cell>
          <table:table-cell office:value-type="float" office:value="39.09484" calcext:value-type="float">
            <text:p>39.0948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BWA_390E232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</text:p>
          </table:table-cell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ليص</text:p>
          </table:table-cell>
          <table:table-cell office:value-type="float" office:value="22.10557" calcext:value-type="float">
            <text:p>22.10557</text:p>
          </table:table-cell>
          <table:table-cell office:value-type="float" office:value="39.41808" calcext:value-type="float">
            <text:p>39.418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ULAYS_394E221N_S_JAZI</text:p>
          </table:table-cell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عدن النقرة</text:p>
          </table:table-cell>
          <table:table-cell office:value-type="float" office:value="25.5536" calcext:value-type="float">
            <text:p>25.5536</text:p>
          </table:table-cell>
          <table:table-cell office:value-type="float" office:value="41.52796" calcext:value-type="float">
            <text:p>41.527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NAQIRA_415E255N_S_JAZI</text:p>
          </table:table-cell>
          <table:table-cell office:value-type="string" calcext:value-type="string">
            <text:p>المغيثة</text:p>
          </table:table-cell>
          <table:table-cell office:value-type="float" office:value="25.00091" calcext:value-type="float">
            <text:p>25.00091</text:p>
          </table:table-cell>
          <table:table-cell office:value-type="float" office:value="41.4016" calcext:value-type="float">
            <text:p>41.401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UGHITHAMAWAN_414E250N_S_JAZI</text:p>
          </table:table-cell>
          <table:table-cell office:value-type="string" calcext:value-type="string">
            <text:p>ثلاثة وثلاثين میلا</text:p>
          </table:table-cell>
        </table:table-row>
        <table:table-row table:style-name="ro1">
          <table:table-cell office:value-type="string" calcext:value-type="string">
            <text:p>مك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</text:p>
          </table:table-cell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ك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</text:p>
          </table:table-cell>
          <table:table-cell office:value-type="string" calcext:value-type="string">
            <text:p>يلملم</text:p>
          </table:table-cell>
          <table:table-cell office:value-type="float" office:value="20.84741" calcext:value-type="float">
            <text:p>20.84741</text:p>
          </table:table-cell>
          <table:table-cell office:value-type="float" office:value="40.08231" calcext:value-type="float">
            <text:p>40.0823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LAMLAM_400E20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</text:p>
          </table:table-cell>
          <table:table-cell office:value-type="string" calcext:value-type="string">
            <text:p>الطائف</text:p>
          </table:table-cell>
          <table:table-cell office:value-type="float" office:value="21.21629" calcext:value-type="float">
            <text:p>21.21629</text:p>
          </table:table-cell>
          <table:table-cell office:value-type="float" office:value="40.40566" calcext:value-type="float">
            <text:p>40.4056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IF_404E212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مة</text:p>
          </table:table-cell>
          <table:table-cell office:value-type="float" office:value="25.77608" calcext:value-type="float">
            <text:p>25.77608</text:p>
          </table:table-cell>
          <table:table-cell office:value-type="float" office:value="43.4292" calcext:value-type="float">
            <text:p>43.429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MA_434E257N_S_JAZI</text:p>
          </table:table-cell>
          <table:table-cell office:value-type="string" calcext:value-type="string">
            <text:p>إمرة</text:p>
          </table:table-cell>
          <table:table-cell office:value-type="float" office:value="25.37319" calcext:value-type="float">
            <text:p>25.37319</text:p>
          </table:table-cell>
          <table:table-cell office:value-type="float" office:value="43.1471" calcext:value-type="float">
            <text:p>43.147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IMMARA_431E253N_S_JAZI</text:p>
          </table:table-cell>
          <table:table-cell office:value-type="string" calcext:value-type="string">
            <text:p>سبعة وعشرين میلا</text:p>
          </table:table-cell>
        </table:table-row>
        <table:table-row table:style-name="ro1">
          <table:table-cell office:value-type="string" calcext:value-type="string">
            <text:p>رويثة</text:p>
          </table:table-cell>
          <table:table-cell office:value-type="float" office:value="24.01966" calcext:value-type="float">
            <text:p>24.01966</text:p>
          </table:table-cell>
          <table:table-cell office:value-type="float" office:value="39.23589" calcext:value-type="float">
            <text:p>39.2358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WAYTHA_392E240N_S_JAZI</text:p>
          </table:table-cell>
          <table:table-cell office:value-type="string" calcext:value-type="string">
            <text:p>يثرب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فر</text:p>
          </table:table-cell>
          <table:table-cell office:value-type="float" office:value="20.85351" calcext:value-type="float">
            <text:p>20.85351</text:p>
          </table:table-cell>
          <table:table-cell office:value-type="float" office:value="41.68929" calcext:value-type="float">
            <text:p>41.689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_416E208N_S_JAZI</text:p>
          </table:table-cell>
          <table:table-cell office:value-type="string" calcext:value-type="string">
            <text:p>تربة</text:p>
          </table:table-cell>
          <table:table-cell office:value-type="float" office:value="21.25283" calcext:value-type="float">
            <text:p>21.25283</text:p>
          </table:table-cell>
          <table:table-cell office:value-type="float" office:value="41.6403" calcext:value-type="float">
            <text:p>41.640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RABA_416E212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ليلة</text:p>
          </table:table-cell>
          <table:table-cell office:value-type="float" office:value="24.34402" calcext:value-type="float">
            <text:p>24.34402</text:p>
          </table:table-cell>
          <table:table-cell office:value-type="float" office:value="41.22235" calcext:value-type="float">
            <text:p>41.222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ILA_412E243N_S_JAZI</text:p>
          </table:table-cell>
          <table:table-cell office:value-type="string" calcext:value-type="string">
            <text:p>العمق</text:p>
          </table:table-cell>
          <table:table-cell office:value-type="float" office:value="24.01161" calcext:value-type="float">
            <text:p>24.01161</text:p>
          </table:table-cell>
          <table:table-cell office:value-type="float" office:value="40.99902" calcext:value-type="float">
            <text:p>40.9990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MAQ_409E240N_S_JAZI</text:p>
          </table:table-cell>
          <table:table-cell office:value-type="string" calcext:value-type="string">
            <text:p>واحد وعشرون میلا</text:p>
          </table:table-cell>
        </table:table-row>
        <table:table-row table:style-name="ro1">
          <table:table-cell office:value-type="string" calcext:value-type="string">
            <text:p>شرف البعل</text:p>
          </table:table-cell>
          <table:table-cell office:value-type="float" office:value="28.9426" calcext:value-type="float">
            <text:p>28.9426</text:p>
          </table:table-cell>
          <table:table-cell office:value-type="float" office:value="35.19783" calcext:value-type="float">
            <text:p>35.1978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HARAFDHUNAML_351E289N_S_JAZI</text:p>
          </table:table-cell>
          <table:table-cell office:value-type="string" calcext:value-type="string">
            <text:p>الصلا</text:p>
          </table:table-cell>
          <table:table-cell office:value-type="float" office:value="27.85039" calcext:value-type="float">
            <text:p>27.85039</text:p>
          </table:table-cell>
          <table:table-cell office:value-type="float" office:value="35.41578" calcext:value-type="float">
            <text:p>35.4157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A_354E27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حار</text:p>
          </table:table-cell>
          <table:table-cell office:value-type="float" office:value="24.35205" calcext:value-type="float">
            <text:p>24.35205</text:p>
          </table:table-cell>
          <table:table-cell office:value-type="float" office:value="56.69086" calcext:value-type="float">
            <text:p>56.6908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UHAR_566E243N_S_JAZI</text:p>
          </table:table-cell>
          <table:table-cell office:value-type="string" calcext:value-type="string">
            <text:p>نزوة</text:p>
          </table:table-cell>
          <table:table-cell office:value-type="float" office:value="22.86309" calcext:value-type="float">
            <text:p>22.86309</text:p>
          </table:table-cell>
          <table:table-cell office:value-type="float" office:value="57.52541" calcext:value-type="float">
            <text:p>57.5254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NAZWA_575E228N_S_JAZI</text:p>
          </table:table-cell>
          <table:table-cell/>
        </table:table-row>
        <table:table-row table:style-name="ro1">
          <table:table-cell office:value-type="string" calcext:value-type="string">
            <text:p>تربة</text:p>
          </table:table-cell>
          <table:table-cell office:value-type="float" office:value="21.25283" calcext:value-type="float">
            <text:p>21.25283</text:p>
          </table:table-cell>
          <table:table-cell office:value-type="float" office:value="41.6403" calcext:value-type="float">
            <text:p>41.640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RABA_416E212N_S_JAZI</text:p>
          </table:table-cell>
          <table:table-cell office:value-type="string" calcext:value-type="string">
            <text:p>الفتق</text:p>
          </table:table-cell>
          <table:table-cell office:value-type="float" office:value="21.44752" calcext:value-type="float">
            <text:p>21.44752</text:p>
          </table:table-cell>
          <table:table-cell office:value-type="float" office:value="41.28101" calcext:value-type="float">
            <text:p>41.2810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FUTUQ_412E21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فيعية</text:p>
          </table:table-cell>
          <table:table-cell office:value-type="float" office:value="23.02816" calcext:value-type="float">
            <text:p>23.02816</text:p>
          </table:table-cell>
          <table:table-cell office:value-type="float" office:value="40.75512" calcext:value-type="float">
            <text:p>40.755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FAYIYYA_407E230N_S_JAZI</text:p>
          </table:table-cell>
          <table:table-cell office:value-type="string" calcext:value-type="string">
            <text:p>المسلح</text:p>
          </table:table-cell>
          <table:table-cell office:value-type="float" office:value="22.44276" calcext:value-type="float">
            <text:p>22.44276</text:p>
          </table:table-cell>
          <table:table-cell office:value-type="float" office:value="40.79626" calcext:value-type="float">
            <text:p>40.7962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ISLAH_407E224N_S_JAZI</text:p>
          </table:table-cell>
          <table:table-cell office:value-type="string" calcext:value-type="string">
            <text:p>اثنان وثلاثون میلا</text:p>
          </table:table-cell>
        </table:table-row>
        <table:table-row table:style-name="ro1">
          <table:table-cell office:value-type="string" calcext:value-type="string">
            <text:p>العمق</text:p>
          </table:table-cell>
          <table:table-cell office:value-type="float" office:value="24.01161" calcext:value-type="float">
            <text:p>24.01161</text:p>
          </table:table-cell>
          <table:table-cell office:value-type="float" office:value="40.99902" calcext:value-type="float">
            <text:p>40.9990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MAQ_409E240N_S_JAZI</text:p>
          </table:table-cell>
          <table:table-cell office:value-type="string" calcext:value-type="string">
            <text:p>الأفيعية</text:p>
          </table:table-cell>
          <table:table-cell office:value-type="float" office:value="23.02816" calcext:value-type="float">
            <text:p>23.02816</text:p>
          </table:table-cell>
          <table:table-cell office:value-type="float" office:value="40.75512" calcext:value-type="float">
            <text:p>40.755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FAYIYYA_407E230N_S_JAZI</text:p>
          </table:table-cell>
          <table:table-cell office:value-type="string" calcext:value-type="string">
            <text:p>اثنان وثلاثون میلا</text:p>
          </table:table-cell>
        </table:table-row>
        <table:table-row table:style-name="ro1"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</text:p>
          </table:table-cell>
          <table:table-cell office:value-type="string" calcext:value-type="string">
            <text:p>خليص</text:p>
          </table:table-cell>
          <table:table-cell office:value-type="float" office:value="22.10557" calcext:value-type="float">
            <text:p>22.10557</text:p>
          </table:table-cell>
          <table:table-cell office:value-type="float" office:value="39.41808" calcext:value-type="float">
            <text:p>39.418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ULAYS_394E221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يلملم</text:p>
          </table:table-cell>
          <table:table-cell office:value-type="float" office:value="20.84741" calcext:value-type="float">
            <text:p>20.84741</text:p>
          </table:table-cell>
          <table:table-cell office:value-type="float" office:value="40.08231" calcext:value-type="float">
            <text:p>40.0823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LAMLAM_400E208N_S_JAZI</text:p>
          </table:table-cell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بواء</text:p>
          </table:table-cell>
          <table:table-cell office:value-type="float" office:value="23.22814" calcext:value-type="float">
            <text:p>23.22814</text:p>
          </table:table-cell>
          <table:table-cell office:value-type="float" office:value="39.09484" calcext:value-type="float">
            <text:p>39.0948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BWA_390E232N_S_JAZI</text:p>
          </table:table-cell>
          <table:table-cell office:value-type="string" calcext:value-type="string">
            <text:p>سقيا بنى غف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حساء</text:p>
          </table:table-cell>
          <table:table-cell office:value-type="float" office:value="25.34929" calcext:value-type="float">
            <text:p>25.34929</text:p>
          </table:table-cell>
          <table:table-cell office:value-type="float" office:value="49.54137" calcext:value-type="float">
            <text:p>49.5413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HSA_495E253N_S_JAZI</text:p>
          </table:table-cell>
          <table:table-cell office:value-type="string" calcext:value-type="string">
            <text:p>العشیرة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العرج</text:p>
          </table:table-cell>
          <table:table-cell office:value-type="float" office:value="23.85851" calcext:value-type="float">
            <text:p>23.85851</text:p>
          </table:table-cell>
          <table:table-cell office:value-type="float" office:value="39.20944" calcext:value-type="float">
            <text:p>39.209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J_392E238N_O_JAZI</text:p>
          </table:table-cell>
          <table:table-cell office:value-type="string" calcext:value-type="string">
            <text:p>الرو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</text:p>
          </table:table-cell>
          <table:table-cell office:value-type="string" calcext:value-type="string">
            <text:p>السر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ا</text:p>
          </table:table-cell>
        </table:table-row>
        <table:table-row table:style-name="ro1">
          <table:table-cell office:value-type="string" calcext:value-type="string">
            <text:p>جسداء</text:p>
          </table:table-cell>
          <table:table-cell office:value-type="float" office:value="19.51994" calcext:value-type="float">
            <text:p>19.51994</text:p>
          </table:table-cell>
          <table:table-cell office:value-type="float" office:value="42.71961" calcext:value-type="float">
            <text:p>42.719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SADA_427E195N_S_JAZI</text:p>
          </table:table-cell>
          <table:table-cell office:value-type="string" calcext:value-type="string">
            <text:p>بیش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دينة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</text:p>
          </table:table-cell>
          <table:table-cell office:value-type="string" calcext:value-type="string">
            <text:p>الكرس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هجرة</text:p>
          </table:table-cell>
          <table:table-cell office:value-type="float" office:value="17.60657" calcext:value-type="float">
            <text:p>17.60657</text:p>
          </table:table-cell>
          <table:table-cell office:value-type="float" office:value="43.54039" calcext:value-type="float">
            <text:p>43.540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HJARA_435E176N_S_JAZI</text:p>
          </table:table-cell>
          <table:table-cell office:value-type="string" calcext:value-type="string">
            <text:p>شروراح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RWA_385E257N_S_JAZI</text:p>
          </table:table-cell>
          <table:table-cell office:value-type="string" calcext:value-type="string">
            <text:p>السق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ا</text:p>
          </table:table-cell>
        </table:table-row>
        <table:table-row table:style-name="ro1">
          <table:table-cell office:value-type="string" calcext:value-type="string">
            <text:p>المسلح</text:p>
          </table:table-cell>
          <table:table-cell office:value-type="float" office:value="22.44276" calcext:value-type="float">
            <text:p>22.44276</text:p>
          </table:table-cell>
          <table:table-cell office:value-type="float" office:value="40.79626" calcext:value-type="float">
            <text:p>40.7962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ISLAH_407E224N_S_JAZI</text:p>
          </table:table-cell>
          <table:table-cell office:value-type="string" calcext:value-type="string">
            <text:p>غم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مانية عشر میلا</text:p>
          </table:table-cell>
        </table:table-row>
        <table:table-row table:style-name="ro1">
          <table:table-cell office:value-type="string" calcext:value-type="string">
            <text:p>المغيثة</text:p>
          </table:table-cell>
          <table:table-cell office:value-type="float" office:value="25.00091" calcext:value-type="float">
            <text:p>25.00091</text:p>
          </table:table-cell>
          <table:table-cell office:value-type="float" office:value="41.4016" calcext:value-type="float">
            <text:p>41.401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UGHITHAMAWAN_414E250N_S_JAZI</text:p>
          </table:table-cell>
          <table:table-cell office:value-type="string" calcext:value-type="string">
            <text:p>الربذ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 وعشرين میلا</text:p>
          </table:table-cell>
        </table:table-row>
        <table:table-row table:style-name="ro1">
          <table:table-cell office:value-type="string" calcext:value-type="string">
            <text:p>نزوة</text:p>
          </table:table-cell>
          <table:table-cell office:value-type="float" office:value="22.86309" calcext:value-type="float">
            <text:p>22.86309</text:p>
          </table:table-cell>
          <table:table-cell office:value-type="float" office:value="57.52541" calcext:value-type="float">
            <text:p>57.5254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NAZWA_575E228N_S_JAZI</text:p>
          </table:table-cell>
          <table:table-cell office:value-type="string" calcext:value-type="string">
            <text:p>عج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ون میلا</text:p>
          </table:table-cell>
        </table:table-row>
        <table:table-row table:style-name="ro1"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</text:p>
          </table:table-cell>
          <table:table-cell office:value-type="string" calcext:value-type="string">
            <text:p>السر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ح</text:p>
          </table:table-cell>
          <table:table-cell office:value-type="float" office:value="26.55412" calcext:value-type="float">
            <text:p>26.55412</text:p>
          </table:table-cell>
          <table:table-cell office:value-type="float" office:value="37.99288" calcext:value-type="float">
            <text:p>37.9928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URH_379E265N_S_JAZI</text:p>
          </table:table-cell>
          <table:table-cell office:value-type="string" calcext:value-type="string">
            <text:p>سقیا یز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فراء</text:p>
          </table:table-cell>
          <table:table-cell office:value-type="float" office:value="24.03308" calcext:value-type="float">
            <text:p>24.03308</text:p>
          </table:table-cell>
          <table:table-cell office:value-type="float" office:value="38.95085" calcext:value-type="float">
            <text:p>38.9508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A_389E240N_S_JAZI</text:p>
          </table:table-cell>
          <table:table-cell office:value-type="string" calcext:value-type="string">
            <text:p>الرو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بالة</text:p>
          </table:table-cell>
          <table:table-cell office:value-type="float" office:value="20.04558" calcext:value-type="float">
            <text:p>20.04558</text:p>
          </table:table-cell>
          <table:table-cell office:value-type="float" office:value="42.41439" calcext:value-type="float">
            <text:p>42.414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BALA_424E200N_S_JAZI</text:p>
          </table:table-cell>
          <table:table-cell office:value-type="string" calcext:value-type="string">
            <text:p>رن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خفة</text:p>
          </table:table-cell>
          <table:table-cell office:value-type="float" office:value="24.95296" calcext:value-type="float">
            <text:p>24.95296</text:p>
          </table:table-cell>
          <table:table-cell office:value-type="float" office:value="43.01192" calcext:value-type="float">
            <text:p>43.0119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IKHFA_430E249N_S_JAZI</text:p>
          </table:table-cell>
          <table:table-cell office:value-type="string" calcext:value-type="string">
            <text:p>ضر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مانية عشر میلا</text:p>
          </table:table-cell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</text:p>
          </table:table-cell>
          <table:table-cell office:value-type="string" calcext:value-type="string">
            <text:p>سمی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شرون میلا</text:p>
          </table:table-cell>
        </table:table-row>
        <table:table-row table:style-name="ro1"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</text:p>
          </table:table-cell>
          <table:table-cell office:value-type="string" calcext:value-type="string">
            <text:p>أمج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لا</text:p>
          </table:table-cell>
          <table:table-cell office:value-type="float" office:value="27.85039" calcext:value-type="float">
            <text:p>27.85039</text:p>
          </table:table-cell>
          <table:table-cell office:value-type="float" office:value="35.41578" calcext:value-type="float">
            <text:p>35.4157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A_354E278N_S_JAZI</text:p>
          </table:table-cell>
          <table:table-cell office:value-type="string" calcext:value-type="string">
            <text:p>النبك</text:p>
          </table:table-cell>
          <table:table-cell office:value-type="float" office:value="34.02567" calcext:value-type="float">
            <text:p>34.02567</text:p>
          </table:table-cell>
          <table:table-cell office:value-type="float" office:value="36.7322" calcext:value-type="float">
            <text:p>36.732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K_367E340N_S_SHAM</text:p>
          </table:table-cell>
          <table:table-cell/>
        </table:table-row>
        <table:table-row table:style-name="ro1">
          <table:table-cell office:value-type="string" calcext:value-type="string">
            <text:p>الدثينة</text:p>
          </table:table-cell>
          <table:table-cell office:value-type="float" office:value="23.22544" calcext:value-type="float">
            <text:p>23.22544</text:p>
          </table:table-cell>
          <table:table-cell office:value-type="float" office:value="41.92466" calcext:value-type="float">
            <text:p>41.9246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ATHINA_419E232N_S_JAZI</text:p>
          </table:table-cell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</text:p>
          </table:table-cell>
          <table:table-cell office:value-type="string" calcext:value-type="string">
            <text:p>سبعة وعشرين میلا</text:p>
          </table:table-cell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</text:p>
          </table:table-cell>
          <table:table-cell office:value-type="string" calcext:value-type="string">
            <text:p>خشت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/>
        </table:table-row>
        <table:table-row table:style-name="ro1"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</text:p>
          </table:table-cell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ن رش</text:p>
          </table:table-cell>
          <table:table-cell office:value-type="float" office:value="32.23981" calcext:value-type="float">
            <text:p>32.23981</text:p>
          </table:table-cell>
          <table:table-cell office:value-type="float" office:value="51.79877" calcext:value-type="float">
            <text:p>51.7987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HANRUSH_517E322N_S_JIBA</text:p>
          </table:table-cell>
          <table:table-cell office:value-type="string" calcext:value-type="string">
            <text:p>قومسة</text:p>
          </table:table-cell>
          <table:table-cell office:value-type="float" office:value="32.00251" calcext:value-type="float">
            <text:p>32.00251</text:p>
          </table:table-cell>
          <table:table-cell office:value-type="float" office:value="51.86732" calcext:value-type="float">
            <text:p>51.867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UMISA_518E32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واسط</text:p>
          </table:table-cell>
          <table:table-cell office:value-type="float" office:value="32.19497" calcext:value-type="float">
            <text:p>32.19497</text:p>
          </table:table-cell>
          <table:table-cell office:value-type="float" office:value="46.32308" calcext:value-type="float">
            <text:p>46.323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WASIT_463E321N_S_IRAQ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</text:p>
          </table:table-cell>
          <table:table-cell office:value-type="string" calcext:value-type="string">
            <text:p>بوزنجرد</text:p>
          </table:table-cell>
          <table:table-cell office:value-type="float" office:value="34.95777" calcext:value-type="float">
            <text:p>34.95777</text:p>
          </table:table-cell>
          <table:table-cell office:value-type="float" office:value="48.98488" calcext:value-type="float">
            <text:p>48.9848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BUZANJIRD_489E349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</text:p>
          </table:table-cell>
          <table:table-cell office:value-type="string" calcext:value-type="string">
            <text:p>ال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</text:p>
          </table:table-cell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</text:p>
          </table:table-cell>
          <table:table-cell office:value-type="string" calcext:value-type="string">
            <text:p>قنطرة النعمان</text:p>
          </table:table-cell>
          <table:table-cell office:value-type="float" office:value="34.46868" calcext:value-type="float">
            <text:p>34.46868</text:p>
          </table:table-cell>
          <table:table-cell office:value-type="float" office:value="47.65232" calcext:value-type="float">
            <text:p>47.6523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NTARANUMAN_476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</text:p>
          </table:table-cell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</text:p>
          </table:table-cell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وة</text:p>
          </table:table-cell>
          <table:table-cell office:value-type="float" office:value="34.97799" calcext:value-type="float">
            <text:p>34.97799</text:p>
          </table:table-cell>
          <table:table-cell office:value-type="float" office:value="50.42711" calcext:value-type="float">
            <text:p>50.427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AWA_504E349N_S_JIBA</text:p>
          </table:table-cell>
          <table:table-cell office:value-type="string" calcext:value-type="string">
            <text:p>سونقين</text:p>
          </table:table-cell>
          <table:table-cell office:value-type="float" office:value="35.0274" calcext:value-type="float">
            <text:p>35.0274</text:p>
          </table:table-cell>
          <table:table-cell office:value-type="float" office:value="50.02954" calcext:value-type="float">
            <text:p>50.02954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USANQIN_500E350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وزنجرد</text:p>
          </table:table-cell>
          <table:table-cell office:value-type="float" office:value="34.95777" calcext:value-type="float">
            <text:p>34.95777</text:p>
          </table:table-cell>
          <table:table-cell office:value-type="float" office:value="48.98488" calcext:value-type="float">
            <text:p>48.9848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BUZANJIRD_489E349N_S_JIBA</text:p>
          </table:table-cell>
          <table:table-cell office:value-type="string" calcext:value-type="string">
            <text:p>قرية الج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ارقان</text:p>
          </table:table-cell>
          <table:table-cell office:value-type="float" office:value="33.44757" calcext:value-type="float">
            <text:p>33.44757</text:p>
          </table:table-cell>
          <table:table-cell office:value-type="float" office:value="48.7573" calcext:value-type="float">
            <text:p>48.75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DARAQAN_487E334N_S_JIBA</text:p>
          </table:table-cell>
          <table:table-cell office:value-type="string" calcext:value-type="string">
            <text:p>خ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</text:p>
          </table:table-cell>
          <table:table-cell office:value-type="string" calcext:value-type="string">
            <text:p>أسد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</text:p>
          </table:table-cell>
          <table:table-cell office:value-type="string" calcext:value-type="string">
            <text:p>الدي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</text:p>
          </table:table-cell>
          <table:table-cell office:value-type="string" calcext:value-type="string">
            <text:p>طاق سع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باذقان</text:p>
          </table:table-cell>
          <table:table-cell office:value-type="float" office:value="33.3812" calcext:value-type="float">
            <text:p>33.3812</text:p>
          </table:table-cell>
          <table:table-cell office:value-type="float" office:value="50.29276" calcext:value-type="float">
            <text:p>50.292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ARBADHAQAN_502E333N_S_JIBA</text:p>
          </table:table-cell>
          <table:table-cell office:value-type="string" calcext:value-type="string">
            <text:p>قن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</text:p>
          </table:table-cell>
          <table:table-cell office:value-type="string" calcext:value-type="string">
            <text:p>جران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رج</text:p>
          </table:table-cell>
          <table:table-cell office:value-type="float" office:value="34.30577" calcext:value-type="float">
            <text:p>34.30577</text:p>
          </table:table-cell>
          <table:table-cell office:value-type="float" office:value="46.22379" calcext:value-type="float">
            <text:p>46.2237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_462E343N_S_JIBA</text:p>
          </table:table-cell>
          <table:table-cell office:value-type="string" calcext:value-type="string">
            <text:p>قصر يز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مرج وزهر</text:p>
          </table:table-cell>
          <table:table-cell office:value-type="float" office:value="33.08994" calcext:value-type="float">
            <text:p>33.08994</text:p>
          </table:table-cell>
          <table:table-cell office:value-type="float" office:value="50.95356" calcext:value-type="float">
            <text:p>50.9535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WA-ZAHR_509E330N_S_JIBA</text:p>
          </table:table-cell>
          <table:table-cell office:value-type="string" calcext:value-type="string">
            <text:p>الماري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نطرة النعمان</text:p>
          </table:table-cell>
          <table:table-cell office:value-type="float" office:value="34.46868" calcext:value-type="float">
            <text:p>34.46868</text:p>
          </table:table-cell>
          <table:table-cell office:value-type="float" office:value="47.65232" calcext:value-type="float">
            <text:p>47.6523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NTARANUMAN_476E344N_S_JIBA</text:p>
          </table:table-cell>
          <table:table-cell office:value-type="string" calcext:value-type="string">
            <text:p>جبل بيست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RMASIN_470E343N_S_JIBA</text:p>
          </table:table-cell>
          <table:table-cell office:value-type="string" calcext:value-type="string">
            <text:p>قصر عمر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</text:p>
          </table:table-cell>
          <table:table-cell office:value-type="string" calcext:value-type="string">
            <text:p>كير حر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يسر</text:p>
          </table:table-cell>
          <table:table-cell office:value-type="float" office:value="35.31623" calcext:value-type="float">
            <text:p>35.31623</text:p>
          </table:table-cell>
          <table:table-cell office:value-type="float" office:value="46.98439" calcext:value-type="float">
            <text:p>46.9843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ISAR_469E353N_S_JIBA</text:p>
          </table:table-cell>
          <table:table-cell office:value-type="string" calcext:value-type="string">
            <text:p>تل 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ونقين</text:p>
          </table:table-cell>
          <table:table-cell office:value-type="float" office:value="35.0274" calcext:value-type="float">
            <text:p>35.0274</text:p>
          </table:table-cell>
          <table:table-cell office:value-type="float" office:value="50.02954" calcext:value-type="float">
            <text:p>50.02954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USANQIN_500E350N_S_JIBA</text:p>
          </table:table-cell>
          <table:table-cell office:value-type="string" calcext:value-type="string">
            <text:p>المصد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قصر عمر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طز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</text:p>
          </table:table-cell>
          <table:table-cell office:value-type="string" calcext:value-type="string">
            <text:p>بلور</text:p>
          </table:table-cell>
          <table:table-cell office:value-type="float" office:value="35.81911" calcext:value-type="float">
            <text:p>35.81911</text:p>
          </table:table-cell>
          <table:table-cell office:value-type="float" office:value="52.0667" calcext:value-type="float">
            <text:p>52.066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LUR_520E358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</text:p>
          </table:table-cell>
          <table:table-cell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AMATIR_527E365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</text:p>
          </table:table-cell>
          <table:table-cell office:value-type="string" calcext:value-type="string">
            <text:p>ناتل</text:p>
          </table:table-cell>
          <table:table-cell office:value-type="float" office:value="36.47768" calcext:value-type="float">
            <text:p>36.47768</text:p>
          </table:table-cell>
          <table:table-cell office:value-type="float" office:value="51.91951" calcext:value-type="float">
            <text:p>51.9195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NATIL_519E364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داباذ</text:p>
          </table:table-cell>
          <table:table-cell office:value-type="float" office:value="36.29294" calcext:value-type="float">
            <text:p>36.29294</text:p>
          </table:table-cell>
          <table:table-cell office:value-type="float" office:value="62.67861" calcext:value-type="float">
            <text:p>62.6786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ADABADH_626E362N_S_KHUR</text:p>
          </table:table-cell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</text:p>
          </table:table-cell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</text:p>
          </table:table-cell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</text:p>
          </table:table-cell>
          <table:table-cell office:value-type="string" calcext:value-type="string">
            <text:p>رباط علي</text:p>
          </table:table-cell>
          <table:table-cell office:value-type="float" office:value="37.22611" calcext:value-type="float">
            <text:p>37.22611</text:p>
          </table:table-cell>
          <table:table-cell office:value-type="float" office:value="54.51366" calcext:value-type="float">
            <text:p>54.5136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LI_545E372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</text:p>
          </table:table-cell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راذان</text:p>
          </table:table-cell>
          <table:table-cell office:value-type="float" office:value="30.12067" calcext:value-type="float">
            <text:p>30.12067</text:p>
          </table:table-cell>
          <table:table-cell office:value-type="float" office:value="54.70209" calcext:value-type="float">
            <text:p>54.702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DHAN_547E30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</text:p>
          </table:table-cell>
          <table:table-cell office:value-type="string" calcext:value-type="string">
            <text:p>بيابشوراب</text:p>
          </table:table-cell>
          <table:table-cell office:value-type="float" office:value="28.69894" calcext:value-type="float">
            <text:p>28.69894</text:p>
          </table:table-cell>
          <table:table-cell office:value-type="float" office:value="52.68133" calcext:value-type="float">
            <text:p>52.68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IYABSHURAB_526E28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</text:p>
          </table:table-cell>
          <table:table-cell office:value-type="string" calcext:value-type="string">
            <text:p>دشت أرزن</text:p>
          </table:table-cell>
          <table:table-cell office:value-type="float" office:value="29.6096" calcext:value-type="float">
            <text:p>29.6096</text:p>
          </table:table-cell>
          <table:table-cell office:value-type="float" office:value="51.94222" calcext:value-type="float">
            <text:p>51.9422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SHTARZAN_519E29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</text:p>
          </table:table-cell>
          <table:table-cell office:value-type="string" calcext:value-type="string">
            <text:p>الرب</text:p>
          </table:table-cell>
          <table:table-cell office:value-type="float" office:value="33.46273" calcext:value-type="float">
            <text:p>33.46273</text:p>
          </table:table-cell>
          <table:table-cell office:value-type="float" office:value="43.26055" calcext:value-type="float">
            <text:p>43.260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ABB_432E33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خان رش</text:p>
          </table:table-cell>
          <table:table-cell office:value-type="float" office:value="32.23981" calcext:value-type="float">
            <text:p>32.23981</text:p>
          </table:table-cell>
          <table:table-cell office:value-type="float" office:value="51.79877" calcext:value-type="float">
            <text:p>51.7987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HANRUSH_517E322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سكن</text:p>
          </table:table-cell>
          <table:table-cell office:value-type="float" office:value="35.74074" calcext:value-type="float">
            <text:p>35.74074</text:p>
          </table:table-cell>
          <table:table-cell office:value-type="float" office:value="63.44735" calcext:value-type="float">
            <text:p>63.447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RASKAN_634E357N_S_KHUR</text:p>
          </table:table-cell>
          <table:table-cell office:value-type="string" calcext:value-type="string">
            <text:p>الأسراب</text:p>
          </table:table-cell>
          <table:table-cell office:value-type="float" office:value="35.81599" calcext:value-type="float">
            <text:p>35.81599</text:p>
          </table:table-cell>
          <table:table-cell office:value-type="float" office:value="63.76323" calcext:value-type="float">
            <text:p>63.763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RAB_637E35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سراب</text:p>
          </table:table-cell>
          <table:table-cell office:value-type="float" office:value="35.81599" calcext:value-type="float">
            <text:p>35.81599</text:p>
          </table:table-cell>
          <table:table-cell office:value-type="float" office:value="63.76323" calcext:value-type="float">
            <text:p>63.763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RAB_637E358N_S_KHUR</text:p>
          </table:table-cell>
          <table:table-cell office:value-type="string" calcext:value-type="string">
            <text:p>كنجاباذ</text:p>
          </table:table-cell>
          <table:table-cell office:value-type="float" office:value="35.78873" calcext:value-type="float">
            <text:p>35.78873</text:p>
          </table:table-cell>
          <table:table-cell office:value-type="float" office:value="63.98233" calcext:value-type="float">
            <text:p>63.982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NJABADH_639E357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بنة</text:p>
          </table:table-cell>
          <table:table-cell office:value-type="float" office:value="34.94152" calcext:value-type="float">
            <text:p>34.94152</text:p>
          </table:table-cell>
          <table:table-cell office:value-type="float" office:value="62.4787" calcext:value-type="float">
            <text:p>62.47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BNA_624E349N_S_KHUR</text:p>
          </table:table-cell>
          <table:table-cell office:value-type="string" calcext:value-type="string">
            <text:p>كيف</text:p>
          </table:table-cell>
          <table:table-cell office:value-type="float" office:value="35.20428" calcext:value-type="float">
            <text:p>35.20428</text:p>
          </table:table-cell>
          <table:table-cell office:value-type="float" office:value="62.42996" calcext:value-type="float">
            <text:p>62.4299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YF_624E35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خلم</text:p>
          </table:table-cell>
          <table:table-cell office:value-type="float" office:value="36.74621" calcext:value-type="float">
            <text:p>36.74621</text:p>
          </table:table-cell>
          <table:table-cell office:value-type="float" office:value="67.70299" calcext:value-type="float">
            <text:p>67.7029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LM_677E367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بغلان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68.77093" calcext:value-type="float">
            <text:p>68.770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GHLAN_687E362N_S_KHUR</text:p>
          </table:table-cell>
          <table:table-cell office:value-type="string" calcext:value-type="string">
            <text:p>v ستة مراحل</text:p>
          </table:table-cell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مذر</text:p>
          </table:table-cell>
          <table:table-cell office:value-type="float" office:value="35.38044" calcext:value-type="float">
            <text:p>35.38044</text:p>
          </table:table-cell>
          <table:table-cell office:value-type="float" office:value="67.85287" calcext:value-type="float">
            <text:p>67.852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DHAR_678E353N_S_KHUR</text:p>
          </table:table-cell>
          <table:table-cell office:value-type="string" calcext:value-type="string">
            <text:p>ستة مراحل</text:p>
          </table:table-cell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أ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ABURQAN_657E366N_S_KHUR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بنجهير</text:p>
          </table:table-cell>
          <table:table-cell office:value-type="float" office:value="35.51814" calcext:value-type="float">
            <text:p>35.51814</text:p>
          </table:table-cell>
          <table:table-cell office:value-type="float" office:value="69.81804" calcext:value-type="float">
            <text:p>69.8180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NJAHIR_698E355N_S_KHUR</text:p>
          </table:table-cell>
          <table:table-cell office:value-type="string" calcext:value-type="string">
            <text:p>فروان</text:p>
          </table:table-cell>
          <table:table-cell office:value-type="float" office:value="35.17084" calcext:value-type="float">
            <text:p>35.17084</text:p>
          </table:table-cell>
          <table:table-cell office:value-type="float" office:value="69.25887" calcext:value-type="float">
            <text:p>69.258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RWAN_692E351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اشان</text:p>
          </table:table-cell>
          <table:table-cell office:value-type="float" office:value="34.28751" calcext:value-type="float">
            <text:p>34.28751</text:p>
          </table:table-cell>
          <table:table-cell office:value-type="float" office:value="62.37698" calcext:value-type="float">
            <text:p>62.3769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SHAN_623E342N_S_KHUR</text:p>
          </table:table-cell>
          <table:table-cell office:value-type="string" calcext:value-type="string">
            <text:p>خيسار</text:p>
          </table:table-cell>
          <table:table-cell office:value-type="float" office:value="34.27292" calcext:value-type="float">
            <text:p>34.27292</text:p>
          </table:table-cell>
          <table:table-cell office:value-type="float" office:value="62.58466" calcext:value-type="float">
            <text:p>62.5846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YSAR_625E34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سكند</text:p>
          </table:table-cell>
          <table:table-cell office:value-type="float" office:value="36.08371" calcext:value-type="float">
            <text:p>36.08371</text:p>
          </table:table-cell>
          <table:table-cell office:value-type="float" office:value="58.39294" calcext:value-type="float">
            <text:p>58.3929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ISKAND_583E360N_S_KHUR</text:p>
          </table:table-cell>
          <table:table-cell office:value-type="string" calcext:value-type="string">
            <text:p>حسيناباذ</text:p>
          </table:table-cell>
          <table:table-cell office:value-type="float" office:value="36.10768" calcext:value-type="float">
            <text:p>36.10768</text:p>
          </table:table-cell>
          <table:table-cell office:value-type="float" office:value="57.92813" calcext:value-type="float">
            <text:p>57.928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USAYNABADH_579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رهاكرد</text:p>
          </table:table-cell>
          <table:table-cell office:value-type="float" office:value="35.782" calcext:value-type="float">
            <text:p>35.782</text:p>
          </table:table-cell>
          <table:table-cell office:value-type="float" office:value="59.56978" calcext:value-type="float">
            <text:p>59.569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HAKIRD_595E357N_S_KHUR</text:p>
          </table:table-cell>
          <table:table-cell office:value-type="string" calcext:value-type="string">
            <text:p>نوكده</text:p>
          </table:table-cell>
          <table:table-cell office:value-type="float" office:value="35.63286" calcext:value-type="float">
            <text:p>35.63286</text:p>
          </table:table-cell>
          <table:table-cell office:value-type="float" office:value="60.00916" calcext:value-type="float">
            <text:p>60.0091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KDAH_600E356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مالن</text:p>
          </table:table-cell>
          <table:table-cell office:value-type="float" office:value="36.81403" calcext:value-type="float">
            <text:p>36.81403</text:p>
          </table:table-cell>
          <table:table-cell office:value-type="float" office:value="65.07649" calcext:value-type="float">
            <text:p>65.0764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IN_650E36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باشان</text:p>
          </table:table-cell>
          <table:table-cell office:value-type="float" office:value="34.28751" calcext:value-type="float">
            <text:p>34.28751</text:p>
          </table:table-cell>
          <table:table-cell office:value-type="float" office:value="62.37698" calcext:value-type="float">
            <text:p>62.3769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SHAN_623E34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ببنة</text:p>
          </table:table-cell>
          <table:table-cell office:value-type="float" office:value="34.94152" calcext:value-type="float">
            <text:p>34.94152</text:p>
          </table:table-cell>
          <table:table-cell office:value-type="float" office:value="62.4787" calcext:value-type="float">
            <text:p>62.47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BNA_624E349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حسيناباذ</text:p>
          </table:table-cell>
          <table:table-cell office:value-type="float" office:value="36.10768" calcext:value-type="float">
            <text:p>36.10768</text:p>
          </table:table-cell>
          <table:table-cell office:value-type="float" office:value="57.92813" calcext:value-type="float">
            <text:p>57.928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USAYNABADH_579E361N_S_KHUR</text:p>
          </table:table-cell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حماد</text:p>
          </table:table-cell>
          <table:table-cell office:value-type="float" office:value="38.58258" calcext:value-type="float">
            <text:p>38.58258</text:p>
          </table:table-cell>
          <table:table-cell office:value-type="float" office:value="63.20339" calcext:value-type="float">
            <text:p>63.203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UBBHAMMAD_632E385N_S_KHUR</text:p>
          </table:table-cell>
          <table:table-cell office:value-type="string" calcext:value-type="string">
            <text:p>رباط بارس</text:p>
          </table:table-cell>
          <table:table-cell office:value-type="float" office:value="38.84034" calcext:value-type="float">
            <text:p>38.84034</text:p>
          </table:table-cell>
          <table:table-cell office:value-type="float" office:value="63.35393" calcext:value-type="float">
            <text:p>63.353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BARIS_633E38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سحان</text:p>
          </table:table-cell>
          <table:table-cell office:value-type="float" office:value="35.88354" calcext:value-type="float">
            <text:p>35.88354</text:p>
          </table:table-cell>
          <table:table-cell office:value-type="float" office:value="64.54957" calcext:value-type="float">
            <text:p>64.549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SHAN_645E358N_S_KHUR</text:p>
          </table:table-cell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ادة</text:p>
          </table:table-cell>
          <table:table-cell office:value-type="float" office:value="36.08" calcext:value-type="float">
            <text:p>36.08</text:p>
          </table:table-cell>
          <table:table-cell office:value-type="float" office:value="59.66585" calcext:value-type="float">
            <text:p>59.6658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KISAR_596E360N_S_KHUR</text:p>
          </table:table-cell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لم</text:p>
          </table:table-cell>
          <table:table-cell office:value-type="float" office:value="36.74621" calcext:value-type="float">
            <text:p>36.74621</text:p>
          </table:table-cell>
          <table:table-cell office:value-type="float" office:value="67.70299" calcext:value-type="float">
            <text:p>67.7029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LM_677E367N_S_KHUR</text:p>
          </table:table-cell>
          <table:table-cell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MINJAN_680E362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كندر</text:p>
          </table:table-cell>
          <table:table-cell office:value-type="float" office:value="35.12055" calcext:value-type="float">
            <text:p>35.12055</text:p>
          </table:table-cell>
          <table:table-cell office:value-type="float" office:value="58.12875" calcext:value-type="float">
            <text:p>58.128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NDUR_581E351N_S_KHUR</text:p>
          </table:table-cell>
          <table:table-cell office:value-type="string" calcext:value-type="string">
            <text:p>طري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RTHITH_584E351N_S_KHUR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كشميهن</text:p>
          </table:table-cell>
          <table:table-cell office:value-type="float" office:value="37.78994" calcext:value-type="float">
            <text:p>37.78994</text:p>
          </table:table-cell>
          <table:table-cell office:value-type="float" office:value="62.59986" calcext:value-type="float">
            <text:p>62.599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SHMAYHAN_625E377N_S_KHUR</text:p>
          </table:table-cell>
          <table:table-cell office:value-type="string" calcext:value-type="string">
            <text:p>رباط الحديد</text:p>
          </table:table-cell>
          <table:table-cell office:value-type="float" office:value="38.0492" calcext:value-type="float">
            <text:p>38.0492</text:p>
          </table:table-cell>
          <table:table-cell office:value-type="float" office:value="62.80686" calcext:value-type="float">
            <text:p>62.806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HADID_628E38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</text:p>
          </table:table-cell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</text:p>
          </table:table-cell>
          <table:table-cell office:value-type="string" calcext:value-type="string">
            <text:p>فاز</text:p>
          </table:table-cell>
          <table:table-cell office:value-type="float" office:value="37.39749" calcext:value-type="float">
            <text:p>37.39749</text:p>
          </table:table-cell>
          <table:table-cell office:value-type="float" office:value="62.29575" calcext:value-type="float">
            <text:p>62.295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Z_622E373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</text:p>
          </table:table-cell>
          <table:table-cell office:value-type="string" calcext:value-type="string">
            <text:p>جروجرد</text:p>
          </table:table-cell>
          <table:table-cell office:value-type="float" office:value="37.50068" calcext:value-type="float">
            <text:p>37.50068</text:p>
          </table:table-cell>
          <table:table-cell office:value-type="float" office:value="61.87474" calcext:value-type="float">
            <text:p>61.874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ARUJIRD_618E37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</text:p>
          </table:table-cell>
          <table:table-cell office:value-type="string" calcext:value-type="string">
            <text:p>كشميهن</text:p>
          </table:table-cell>
          <table:table-cell office:value-type="float" office:value="37.78994" calcext:value-type="float">
            <text:p>37.78994</text:p>
          </table:table-cell>
          <table:table-cell office:value-type="float" office:value="62.59986" calcext:value-type="float">
            <text:p>62.599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SHMAYHAN_625E377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رجان</text:p>
          </table:table-cell>
          <table:table-cell office:value-type="float" office:value="36.5805" calcext:value-type="float">
            <text:p>36.5805</text:p>
          </table:table-cell>
          <table:table-cell office:value-type="float" office:value="57.8469" calcext:value-type="float">
            <text:p>57.84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IHRAJAN_578E365N_S_KHUR</text:p>
          </table:table-cell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بيسكند</text:p>
          </table:table-cell>
          <table:table-cell office:value-type="float" office:value="36.08371" calcext:value-type="float">
            <text:p>36.08371</text:p>
          </table:table-cell>
          <table:table-cell office:value-type="float" office:value="58.39294" calcext:value-type="float">
            <text:p>58.3929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ISKAND_583E36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ريوند</text:p>
          </table:table-cell>
          <table:table-cell office:value-type="float" office:value="36.18583" calcext:value-type="float">
            <text:p>36.18583</text:p>
          </table:table-cell>
          <table:table-cell office:value-type="float" office:value="58.36115" calcext:value-type="float">
            <text:p>58.3611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WAND_583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وكده</text:p>
          </table:table-cell>
          <table:table-cell office:value-type="float" office:value="35.63286" calcext:value-type="float">
            <text:p>35.63286</text:p>
          </table:table-cell>
          <table:table-cell office:value-type="float" office:value="60.00916" calcext:value-type="float">
            <text:p>60.0091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KDAH_600E356N_S_KHUR</text:p>
          </table:table-cell>
          <table:table-cell office:value-type="string" calcext:value-type="string">
            <text:p>مالايكرد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60.29878" calcext:value-type="float">
            <text:p>60.298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AYAKIRD_602E354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شهد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59.59168" calcext:value-type="float">
            <text:p>59.591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QAN_595E362N_S_KHUR</text:p>
          </table:table-cell>
          <table:table-cell office:value-type="string" calcext:value-type="string">
            <text:p>طابران</text:p>
          </table:table-cell>
          <table:table-cell office:value-type="float" office:value="36.42208" calcext:value-type="float">
            <text:p>36.42208</text:p>
          </table:table-cell>
          <table:table-cell office:value-type="float" office:value="59.49915" calcext:value-type="float">
            <text:p>59.4991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S_594E364N_R_KHUR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</text:p>
          </table:table-cell>
          <table:table-cell office:value-type="string" calcext:value-type="string">
            <text:p>أبيورد</text:p>
          </table:table-cell>
          <table:table-cell office:value-type="float" office:value="37.27" calcext:value-type="float">
            <text:p>37.27</text:p>
          </table:table-cell>
          <table:table-cell office:value-type="float" office:value="59.59733" calcext:value-type="float">
            <text:p>59.597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IWARD_595E37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رينين</text:p>
          </table:table-cell>
          <table:table-cell office:value-type="float" office:value="36.5754" calcext:value-type="float">
            <text:p>36.5754</text:p>
          </table:table-cell>
          <table:table-cell office:value-type="float" office:value="62.44974" calcext:value-type="float">
            <text:p>62.449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RINAYN_624E365N_S_KHUR</text:p>
          </table:table-cell>
          <table:table-cell office:value-type="string" calcext:value-type="string">
            <text:p>أسداباذ</text:p>
          </table:table-cell>
          <table:table-cell office:value-type="float" office:value="36.29294" calcext:value-type="float">
            <text:p>36.29294</text:p>
          </table:table-cell>
          <table:table-cell office:value-type="float" office:value="62.67861" calcext:value-type="float">
            <text:p>62.6786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ADABADH_626E36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أحنف</text:p>
          </table:table-cell>
          <table:table-cell office:value-type="float" office:value="35.76147" calcext:value-type="float">
            <text:p>35.76147</text:p>
          </table:table-cell>
          <table:table-cell office:value-type="float" office:value="63.21212" calcext:value-type="float">
            <text:p>63.2121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AHNAF_632E357N_S_KHUR</text:p>
          </table:table-cell>
          <table:table-cell office:value-type="string" calcext:value-type="string">
            <text:p>أرسكن</text:p>
          </table:table-cell>
          <table:table-cell office:value-type="float" office:value="35.74074" calcext:value-type="float">
            <text:p>35.74074</text:p>
          </table:table-cell>
          <table:table-cell office:value-type="float" office:value="63.44735" calcext:value-type="float">
            <text:p>63.447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RASKAN_634E357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</text:p>
          </table:table-cell>
          <table:table-cell office:value-type="string" calcext:value-type="string">
            <text:p>الرمادة</text:p>
          </table:table-cell>
          <table:table-cell office:value-type="float" office:value="36.08" calcext:value-type="float">
            <text:p>36.08</text:p>
          </table:table-cell>
          <table:table-cell office:value-type="float" office:value="59.66585" calcext:value-type="float">
            <text:p>59.6658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KISAR_596E36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</text:p>
          </table:table-cell>
          <table:table-cell office:value-type="string" calcext:value-type="string">
            <text:p>فرهاكرد</text:p>
          </table:table-cell>
          <table:table-cell office:value-type="float" office:value="35.782" calcext:value-type="float">
            <text:p>35.782</text:p>
          </table:table-cell>
          <table:table-cell office:value-type="float" office:value="59.56978" calcext:value-type="float">
            <text:p>59.569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HAKIRD_595E357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بارس</text:p>
          </table:table-cell>
          <table:table-cell office:value-type="float" office:value="38.84034" calcext:value-type="float">
            <text:p>38.84034</text:p>
          </table:table-cell>
          <table:table-cell office:value-type="float" office:value="63.35393" calcext:value-type="float">
            <text:p>63.353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BARIS_633E388N_S_KHUR</text:p>
          </table:table-cell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الحديد</text:p>
          </table:table-cell>
          <table:table-cell office:value-type="float" office:value="38.0492" calcext:value-type="float">
            <text:p>38.0492</text:p>
          </table:table-cell>
          <table:table-cell office:value-type="float" office:value="62.80686" calcext:value-type="float">
            <text:p>62.806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HADID_628E380N_S_KHUR</text:p>
          </table:table-cell>
          <table:table-cell office:value-type="string" calcext:value-type="string">
            <text:p>رباط نصرك</text:p>
          </table:table-cell>
          <table:table-cell office:value-type="float" office:value="38.31229" calcext:value-type="float">
            <text:p>38.31229</text:p>
          </table:table-cell>
          <table:table-cell office:value-type="float" office:value="62.99639" calcext:value-type="float">
            <text:p>62.996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NASRAK_629E383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ميانه</text:p>
          </table:table-cell>
          <table:table-cell office:value-type="float" office:value="34.53751" calcext:value-type="float">
            <text:p>34.53751</text:p>
          </table:table-cell>
          <table:table-cell office:value-type="float" office:value="62.7655" calcext:value-type="float">
            <text:p>62.7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MAYANAH_627E345N_S_KHUR</text:p>
          </table:table-cell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نصرك</text:p>
          </table:table-cell>
          <table:table-cell office:value-type="float" office:value="38.31229" calcext:value-type="float">
            <text:p>38.31229</text:p>
          </table:table-cell>
          <table:table-cell office:value-type="float" office:value="62.99639" calcext:value-type="float">
            <text:p>62.996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NASRAK_629E383N_S_KHUR</text:p>
          </table:table-cell>
          <table:table-cell office:value-type="string" calcext:value-type="string">
            <text:p>جب حماد</text:p>
          </table:table-cell>
          <table:table-cell office:value-type="float" office:value="38.58258" calcext:value-type="float">
            <text:p>38.58258</text:p>
          </table:table-cell>
          <table:table-cell office:value-type="float" office:value="63.20339" calcext:value-type="float">
            <text:p>63.203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UBBHAMMAD_632E38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يوند</text:p>
          </table:table-cell>
          <table:table-cell office:value-type="float" office:value="36.18583" calcext:value-type="float">
            <text:p>36.18583</text:p>
          </table:table-cell>
          <table:table-cell office:value-type="float" office:value="58.36115" calcext:value-type="float">
            <text:p>58.3611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WAND_583E361N_S_KHUR</text:p>
          </table:table-cell>
          <table:table-cell office:value-type="string" calcext:value-type="string">
            <text:p>مهرجان</text:p>
          </table:table-cell>
          <table:table-cell office:value-type="float" office:value="36.5805" calcext:value-type="float">
            <text:p>36.5805</text:p>
          </table:table-cell>
          <table:table-cell office:value-type="float" office:value="57.8469" calcext:value-type="float">
            <text:p>57.84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IHRAJAN_578E365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</text:p>
          </table:table-cell>
          <table:table-cell office:value-type="string" calcext:value-type="string">
            <text:p>مزدوران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MINJAN_680E362N_S_KHUR</text:p>
          </table:table-cell>
          <table:table-cell office:value-type="string" calcext:value-type="string">
            <text:p>بغلان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68.77093" calcext:value-type="float">
            <text:p>68.770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GHLAN_687E362N_S_KHUR</text:p>
          </table:table-cell>
          <table:table-cell office:value-type="string" calcext:value-type="string">
            <text:p>أربعة مراحل</text:p>
          </table:table-cell>
        </table:table-row>
        <table:table-row table:style-name="ro1">
          <table:table-cell office:value-type="string" calcext:value-type="string">
            <text:p>شورمين</text:p>
          </table:table-cell>
          <table:table-cell office:value-type="float" office:value="34.72729" calcext:value-type="float">
            <text:p>34.72729</text:p>
          </table:table-cell>
          <table:table-cell office:value-type="float" office:value="63.51568" calcext:value-type="float">
            <text:p>63.515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URMIN_635E347N_S_KHUR</text:p>
          </table:table-cell>
          <table:table-cell office:value-type="string" calcext:value-type="string">
            <text:p>قرية المجوس</text:p>
          </table:table-cell>
          <table:table-cell office:value-type="float" office:value="31.74166" calcext:value-type="float">
            <text:p>31.74166</text:p>
          </table:table-cell>
          <table:table-cell office:value-type="float" office:value="54.19969" calcext:value-type="float">
            <text:p>54.19969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QARYAMAJUS_541E317N_S_MAF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</text:p>
          </table:table-cell>
          <table:table-cell office:value-type="string" calcext:value-type="string">
            <text:p>جيح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رسخا</text:p>
          </table:table-cell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شاوك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</text:p>
          </table:table-cell>
          <table:table-cell office:value-type="string" calcext:value-type="string">
            <text:p>آست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از</text:p>
          </table:table-cell>
          <table:table-cell office:value-type="float" office:value="37.39749" calcext:value-type="float">
            <text:p>37.39749</text:p>
          </table:table-cell>
          <table:table-cell office:value-type="float" office:value="62.29575" calcext:value-type="float">
            <text:p>62.295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Z_622E373N_S_KHUR</text:p>
          </table:table-cell>
          <table:table-cell office:value-type="string" calcext:value-type="string">
            <text:p>مهدي 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أسفز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جروجرد</text:p>
          </table:table-cell>
          <table:table-cell office:value-type="float" office:value="37.50068" calcext:value-type="float">
            <text:p>37.50068</text:p>
          </table:table-cell>
          <table:table-cell office:value-type="float" office:value="61.87474" calcext:value-type="float">
            <text:p>61.874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ARUJIRD_618E375N_S_KHUR</text:p>
          </table:table-cell>
          <table:table-cell office:value-type="string" calcext:value-type="string">
            <text:p>الدندان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نجاباذ</text:p>
          </table:table-cell>
          <table:table-cell office:value-type="float" office:value="35.78873" calcext:value-type="float">
            <text:p>35.78873</text:p>
          </table:table-cell>
          <table:table-cell office:value-type="float" office:value="63.98233" calcext:value-type="float">
            <text:p>63.982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NJABADH_639E357N_S_KHUR</text:p>
          </table:table-cell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يف</text:p>
          </table:table-cell>
          <table:table-cell office:value-type="float" office:value="35.20428" calcext:value-type="float">
            <text:p>35.20428</text:p>
          </table:table-cell>
          <table:table-cell office:value-type="float" office:value="62.42996" calcext:value-type="float">
            <text:p>62.4299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YF_624E352N_S_KHUR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يسار</text:p>
          </table:table-cell>
          <table:table-cell office:value-type="float" office:value="34.27292" calcext:value-type="float">
            <text:p>34.27292</text:p>
          </table:table-cell>
          <table:table-cell office:value-type="float" office:value="62.58466" calcext:value-type="float">
            <text:p>62.5846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YSAR_625E342N_S_KHUR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لم</text:p>
          </table:table-cell>
          <table:table-cell office:value-type="float" office:value="36.74621" calcext:value-type="float">
            <text:p>36.74621</text:p>
          </table:table-cell>
          <table:table-cell office:value-type="float" office:value="67.70299" calcext:value-type="float">
            <text:p>67.7029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LM_677E367N_S_KHUR</text:p>
          </table:table-cell>
          <table:table-cell office:value-type="string" calcext:value-type="string">
            <text:p>وروال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</text:p>
          </table:table-cell>
          <table:table-cell office:value-type="string" calcext:value-type="string">
            <text:p>النو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</text:p>
          </table:table-cell>
          <table:table-cell office:value-type="string" calcext:value-type="string">
            <text:p>يحيى 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ذر</text:p>
          </table:table-cell>
          <table:table-cell office:value-type="float" office:value="35.38044" calcext:value-type="float">
            <text:p>35.38044</text:p>
          </table:table-cell>
          <table:table-cell office:value-type="float" office:value="67.85287" calcext:value-type="float">
            <text:p>67.852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DHAR_678E353N_S_KHUR</text:p>
          </table:table-cell>
          <table:table-cell office:value-type="string" calcext:value-type="string">
            <text:p>ك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لايكرد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60.29878" calcext:value-type="float">
            <text:p>60.298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AYAKIRD_602E354N_S_KHUR</text:p>
          </table:table-cell>
          <table:table-cell office:value-type="string" calcext:value-type="string">
            <text:p>بوز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راباذ</text:p>
          </table:table-cell>
          <table:table-cell office:value-type="float" office:value="34.3371" calcext:value-type="float">
            <text:p>34.3371</text:p>
          </table:table-cell>
          <table:table-cell office:value-type="float" office:value="63.00426" calcext:value-type="float">
            <text:p>63.0042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ABADH_630E343N_S_KHUR</text:p>
          </table:table-cell>
          <table:table-cell office:value-type="string" calcext:value-type="string">
            <text:p>أوف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خرائب ابى حلي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زدوران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اوك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كلكا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بغيش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</text:p>
          </table:table-cell>
          <table:table-cell office:value-type="string" calcext:value-type="string">
            <text:p>نشديغ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</text:p>
          </table:table-cell>
          <table:table-cell office:value-type="string" calcext:value-type="string">
            <text:p>كوف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</text:p>
          </table:table-cell>
          <table:table-cell office:value-type="string" calcext:value-type="string">
            <text:p>كلباي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0 فرسخا</text:p>
          </table:table-cell>
        </table:table-row>
        <table:table-row table:style-name="ro1">
          <table:table-cell office:value-type="string" calcext:value-type="string">
            <text:p>رباط كرزوان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63.81969" calcext:value-type="float">
            <text:p>63.819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KARZWAN_638E356N_S_KHUR</text:p>
          </table:table-cell>
          <table:table-cell office:value-type="string" calcext:value-type="string">
            <text:p>مرز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شور</text:p>
          </table:table-cell>
          <table:table-cell office:value-type="float" office:value="35.08069" calcext:value-type="float">
            <text:p>35.08069</text:p>
          </table:table-cell>
          <table:table-cell office:value-type="float" office:value="63.52263" calcext:value-type="float">
            <text:p>63.5226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SHUR_635E350N_S_KHUR</text:p>
          </table:table-cell>
          <table:table-cell office:value-type="string" calcext:value-type="string">
            <text:p>رباط ش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</text:p>
          </table:table-cell>
          <table:table-cell office:value-type="string" calcext:value-type="string">
            <text:p>جايم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</text:p>
          </table:table-cell>
          <table:table-cell office:value-type="string" calcext:value-type="string">
            <text:p>مالن كواخر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</text:p>
          </table:table-cell>
          <table:table-cell office:value-type="string" calcext:value-type="string">
            <text:p>ينا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أ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ABURQAN_657E366N_S_KHUR</text:p>
          </table:table-cell>
          <table:table-cell office:value-type="string" calcext:value-type="string">
            <text:p>الفاري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السدرة</text:p>
          </table:table-cell>
          <table:table-cell office:value-type="float" office:value="36.8377" calcext:value-type="float">
            <text:p>36.8377</text:p>
          </table:table-cell>
          <table:table-cell office:value-type="float" office:value="66.21231" calcext:value-type="float">
            <text:p>66.2123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DRA_662E368N_S_KHUR</text:p>
          </table:table-cell>
          <table:table-cell office:value-type="string" calcext:value-type="string">
            <text:p>الدستجرد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MINJAN_680E362N_S_KHUR</text:p>
          </table:table-cell>
          <table:table-cell office:value-type="string" calcext:value-type="string">
            <text:p>أندرا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ة مراحل</text:p>
          </table:table-cell>
        </table:table-row>
        <table:table-row table:style-name="ro1">
          <table:table-cell office:value-type="string" calcext:value-type="string">
            <text:p>تلستانة</text:p>
          </table:table-cell>
          <table:table-cell office:value-type="float" office:value="37.03409" calcext:value-type="float">
            <text:p>37.03409</text:p>
          </table:table-cell>
          <table:table-cell office:value-type="float" office:value="61.47492" calcext:value-type="float">
            <text:p>61.4749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STANA_614E370N_S_KHUR</text:p>
          </table:table-cell>
          <table:table-cell office:value-type="string" calcext:value-type="string">
            <text:p>أشترمغ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القا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قصر الأم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أنب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الخان حان لن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خالن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</text:p>
          </table:table-cell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ندخوذ</text:p>
          </table:table-cell>
          <table:table-cell office:value-type="float" office:value="36.95541" calcext:value-type="float">
            <text:p>36.95541</text:p>
          </table:table-cell>
          <table:table-cell office:value-type="float" office:value="65.16655" calcext:value-type="float">
            <text:p>65.16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DAKHUDH_651E369N_S_KHUR</text:p>
          </table:table-cell>
          <table:table-cell office:value-type="string" calcext:value-type="string">
            <text:p>رباط أفريغون</text:p>
          </table:table-cell>
          <table:table-cell office:value-type="float" office:value="37.26306" calcext:value-type="float">
            <text:p>37.26306</text:p>
          </table:table-cell>
          <table:table-cell office:value-type="float" office:value="65.27273" calcext:value-type="float">
            <text:p>65.2727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FRIGHUN_652E37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طباش</text:p>
          </table:table-cell>
          <table:table-cell office:value-type="float" office:value="41.16025" calcext:value-type="float">
            <text:p>41.16025</text:p>
          </table:table-cell>
          <table:table-cell office:value-type="float" office:value="75.81567" calcext:value-type="float">
            <text:p>75.815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TBASH_758E41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</text:p>
          </table:table-cell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شوراب</text:p>
          </table:table-cell>
          <table:table-cell office:value-type="float" office:value="31.20731" calcext:value-type="float">
            <text:p>31.20731</text:p>
          </table:table-cell>
          <table:table-cell office:value-type="float" office:value="48.79726" calcext:value-type="float">
            <text:p>48.7972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HURAB_487E312N_S_KHUZ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سوق الأربعاء</text:p>
          </table:table-cell>
          <table:table-cell office:value-type="float" office:value="30.94139" calcext:value-type="float">
            <text:p>30.94139</text:p>
          </table:table-cell>
          <table:table-cell office:value-type="float" office:value="48.5239" calcext:value-type="float">
            <text:p>48.523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QARBAA_485E309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أجم</text:p>
          </table:table-cell>
          <table:table-cell office:value-type="float" office:value="31.24752" calcext:value-type="float">
            <text:p>31.24752</text:p>
          </table:table-cell>
          <table:table-cell office:value-type="float" office:value="49.04158" calcext:value-type="float">
            <text:p>49.04158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ZAM_490E312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الدور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WRAQ_489E308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ه</text:p>
          </table:table-cell>
          <table:table-cell office:value-type="float" office:value="31.29164" calcext:value-type="float">
            <text:p>31.29164</text:p>
          </table:table-cell>
          <table:table-cell office:value-type="float" office:value="49.96262" calcext:value-type="float">
            <text:p>49.9626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DAH_499E312N_S_KHUZ</text:p>
          </table:table-cell>
          <table:table-cell office:value-type="string" calcext:value-type="string">
            <text:p>جسر جهنم</text:p>
          </table:table-cell>
          <table:table-cell office:value-type="float" office:value="31.4767" calcext:value-type="float">
            <text:p>31.4767</text:p>
          </table:table-cell>
          <table:table-cell office:value-type="float" office:value="50.23675" calcext:value-type="float">
            <text:p>50.2367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ISRJAHANNAM_502E314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يذج</text:p>
          </table:table-cell>
          <table:table-cell office:value-type="float" office:value="31.85548" calcext:value-type="float">
            <text:p>31.85548</text:p>
          </table:table-cell>
          <table:table-cell office:value-type="float" office:value="49.87086" calcext:value-type="float">
            <text:p>49.8708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IDHAJ_498E318N_S_KHUZ</text:p>
          </table:table-cell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</text:p>
          </table:table-cell>
          <table:table-cell office:value-type="string" calcext:value-type="string">
            <text:p>اللور</text:p>
          </table:table-cell>
          <table:table-cell office:value-type="float" office:value="32.53782" calcext:value-type="float">
            <text:p>32.53782</text:p>
          </table:table-cell>
          <table:table-cell office:value-type="float" office:value="48.30291" calcext:value-type="float">
            <text:p>48.3029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LUR_483E325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</text:p>
          </table:table-cell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لور</text:p>
          </table:table-cell>
          <table:table-cell office:value-type="float" office:value="32.53782" calcext:value-type="float">
            <text:p>32.53782</text:p>
          </table:table-cell>
          <table:table-cell office:value-type="float" office:value="48.30291" calcext:value-type="float">
            <text:p>48.3029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LUR_483E325N_R_KHUZ</text:p>
          </table:table-cell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</text:p>
          </table:table-cell>
          <table:table-cell office:value-type="string" calcext:value-type="string">
            <text:p>تيرم</text:p>
          </table:table-cell>
          <table:table-cell office:value-type="float" office:value="31.39156" calcext:value-type="float">
            <text:p>31.39156</text:p>
          </table:table-cell>
          <table:table-cell office:value-type="float" office:value="49.82612" calcext:value-type="float">
            <text:p>49.8261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IRAM_498E313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</text:p>
          </table:table-cell>
          <table:table-cell office:value-type="string" calcext:value-type="string">
            <text:p>بده</text:p>
          </table:table-cell>
          <table:table-cell office:value-type="float" office:value="31.29164" calcext:value-type="float">
            <text:p>31.29164</text:p>
          </table:table-cell>
          <table:table-cell office:value-type="float" office:value="49.96262" calcext:value-type="float">
            <text:p>49.9626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DAH_499E312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وراب</text:p>
          </table:table-cell>
          <table:table-cell office:value-type="float" office:value="31.20731" calcext:value-type="float">
            <text:p>31.20731</text:p>
          </table:table-cell>
          <table:table-cell office:value-type="float" office:value="48.79726" calcext:value-type="float">
            <text:p>48.7972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HURAB_487E312N_S_KHUZ</text:p>
          </table:table-cell>
          <table:table-cell office:value-type="string" calcext:value-type="string">
            <text:p>مندم</text:p>
          </table:table-cell>
          <table:table-cell office:value-type="float" office:value="31.02269" calcext:value-type="float">
            <text:p>31.02269</text:p>
          </table:table-cell>
          <table:table-cell office:value-type="float" office:value="48.881" calcext:value-type="float">
            <text:p>48.88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MANDAM_488E310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يرم</text:p>
          </table:table-cell>
          <table:table-cell office:value-type="float" office:value="31.39156" calcext:value-type="float">
            <text:p>31.39156</text:p>
          </table:table-cell>
          <table:table-cell office:value-type="float" office:value="49.82612" calcext:value-type="float">
            <text:p>49.8261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IRAM_498E313N_S_KHUZ</text:p>
          </table:table-cell>
          <table:table-cell office:value-type="string" calcext:value-type="string">
            <text:p>غروة</text:p>
          </table:table-cell>
          <table:table-cell office:value-type="float" office:value="31.54027" calcext:value-type="float">
            <text:p>31.54027</text:p>
          </table:table-cell>
          <table:table-cell office:value-type="float" office:value="49.89724" calcext:value-type="float">
            <text:p>49.8972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GHARWA_498E315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نهر تير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الاسحاق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جم</text:p>
          </table:table-cell>
          <table:table-cell office:value-type="float" office:value="31.24752" calcext:value-type="float">
            <text:p>31.24752</text:p>
          </table:table-cell>
          <table:table-cell office:value-type="float" office:value="49.04158" calcext:value-type="float">
            <text:p>49.04158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ZAM_490E312N_S_KHUZ</text:p>
          </table:table-cell>
          <table:table-cell office:value-type="string" calcext:value-type="string">
            <text:p>آز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</text:p>
          </table:table-cell>
          <table:table-cell office:value-type="string" calcext:value-type="string">
            <text:p>البذ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</text:p>
          </table:table-cell>
          <table:table-cell office:value-type="string" calcext:value-type="string">
            <text:p>قرية الر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هليزان</text:p>
          </table:table-cell>
          <table:table-cell office:value-type="float" office:value="30.77763" calcext:value-type="float">
            <text:p>30.77763</text:p>
          </table:table-cell>
          <table:table-cell office:value-type="float" office:value="49.97179" calcext:value-type="float">
            <text:p>49.9717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HLIZAN_499E307N_S_KHUZ</text:p>
          </table:table-cell>
          <table:table-cell office:value-type="string" calcext:value-type="string">
            <text:p>خاب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دور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WRAQ_489E308N_R_KHUZ</text:p>
          </table:table-cell>
          <table:table-cell office:value-type="string" calcext:value-type="string">
            <text:p>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روة</text:p>
          </table:table-cell>
          <table:table-cell office:value-type="float" office:value="31.54027" calcext:value-type="float">
            <text:p>31.54027</text:p>
          </table:table-cell>
          <table:table-cell office:value-type="float" office:value="49.89724" calcext:value-type="float">
            <text:p>49.8972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GHARWA_498E315N_S_KHUZ</text:p>
          </table:table-cell>
          <table:table-cell office:value-type="string" calcext:value-type="string">
            <text:p>الباز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</text:p>
          </table:table-cell>
          <table:table-cell office:value-type="string" calcext:value-type="string">
            <text:p>الس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ندم</text:p>
          </table:table-cell>
          <table:table-cell office:value-type="float" office:value="31.02269" calcext:value-type="float">
            <text:p>31.02269</text:p>
          </table:table-cell>
          <table:table-cell office:value-type="float" office:value="48.881" calcext:value-type="float">
            <text:p>48.88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MANDAM_488E310N_S_KHUZ</text:p>
          </table:table-cell>
          <table:table-cell office:value-type="string" calcext:value-type="string">
            <text:p>قصبة الدو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</text:p>
          </table:table-cell>
          <table:table-cell office:value-type="string" calcext:value-type="string">
            <text:p>سن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</text:p>
          </table:table-cell>
          <table:table-cell office:value-type="string" calcext:value-type="string">
            <text:p>الدول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وق الأربعاء</text:p>
          </table:table-cell>
          <table:table-cell office:value-type="float" office:value="30.94139" calcext:value-type="float">
            <text:p>30.94139</text:p>
          </table:table-cell>
          <table:table-cell office:value-type="float" office:value="48.5239" calcext:value-type="float">
            <text:p>48.523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QARBAA_485E309N_S_KHUZ</text:p>
          </table:table-cell>
          <table:table-cell office:value-type="string" calcext:value-type="string">
            <text:p>حصن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</text:p>
          </table:table-cell>
          <table:table-cell office:value-type="string" calcext:value-type="string">
            <text:p>قرية الر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موز</text:p>
          </table:table-cell>
          <table:table-cell office:value-type="float" office:value="27.0994" calcext:value-type="float">
            <text:p>27.0994</text:p>
          </table:table-cell>
          <table:table-cell office:value-type="float" office:value="56.94955" calcext:value-type="float">
            <text:p>56.9495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HURMUZ_569E270N_S_KIRM</text:p>
          </table:table-cell>
          <table:table-cell office:value-type="string" calcext:value-type="string">
            <text:p>الفرضة</text:p>
          </table:table-cell>
          <table:table-cell office:value-type="float" office:value="34.679" calcext:value-type="float">
            <text:p>34.679</text:p>
          </table:table-cell>
          <table:table-cell office:value-type="float" office:value="40.78158" calcext:value-type="float">
            <text:p>40.78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RDA_407E346N_S_AQUR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روار</text:p>
          </table:table-cell>
          <table:table-cell office:value-type="float" office:value="31.24891" calcext:value-type="float">
            <text:p>31.24891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WAR_568E312N_S_KIRM</text:p>
          </table:table-cell>
          <table:table-cell office:value-type="string" calcext:value-type="string">
            <text:p>قرية الجمال</text:p>
          </table:table-cell>
          <table:table-cell office:value-type="float" office:value="30.31412" calcext:value-type="float">
            <text:p>30.31412</text:p>
          </table:table-cell>
          <table:table-cell office:value-type="float" office:value="55.70689" calcext:value-type="float">
            <text:p>55.706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IHUSHTURAN_557E30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هار</text:p>
          </table:table-cell>
          <table:table-cell office:value-type="float" office:value="29.8855" calcext:value-type="float">
            <text:p>29.8855</text:p>
          </table:table-cell>
          <table:table-cell office:value-type="float" office:value="56.35225" calcext:value-type="float">
            <text:p>56.352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HAR_563E298N_S_KIRM</text:p>
          </table:table-cell>
          <table:table-cell office:value-type="string" calcext:value-type="string">
            <text:p>خناب</text:p>
          </table:table-cell>
          <table:table-cell office:value-type="float" office:value="29.85672" calcext:value-type="float">
            <text:p>29.85672</text:p>
          </table:table-cell>
          <table:table-cell office:value-type="float" office:value="56.71727" calcext:value-type="float">
            <text:p>56.717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HANNAB_567E298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</text:p>
          </table:table-cell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NARMASIR_586E289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دسير</text:p>
          </table:table-cell>
          <table:table-cell office:value-type="float" office:value="30.30962" calcext:value-type="float">
            <text:p>30.30962</text:p>
          </table:table-cell>
          <table:table-cell office:value-type="float" office:value="57.10475" calcext:value-type="float">
            <text:p>57.1047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RDASIR_571E303N_R_KIRM</text:p>
          </table:table-cell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ردسير</text:p>
          </table:table-cell>
          <table:table-cell office:value-type="float" office:value="30.30962" calcext:value-type="float">
            <text:p>30.30962</text:p>
          </table:table-cell>
          <table:table-cell office:value-type="float" office:value="57.10475" calcext:value-type="float">
            <text:p>57.1047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RDASIR_571E303N_R_KIRM</text:p>
          </table:table-cell>
          <table:table-cell office:value-type="string" calcext:value-type="string">
            <text:p>جنزروذ</text:p>
          </table:table-cell>
          <table:table-cell office:value-type="float" office:value="30.67077" calcext:value-type="float">
            <text:p>30.67077</text:p>
          </table:table-cell>
          <table:table-cell office:value-type="float" office:value="56.92513" calcext:value-type="float">
            <text:p>56.92513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ANZARUDH_569E306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</text:p>
          </table:table-cell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</text:p>
          </table:table-cell>
          <table:table-cell office:value-type="string" calcext:value-type="string">
            <text:p>كردكان</text:p>
          </table:table-cell>
          <table:table-cell office:value-type="float" office:value="29.79365" calcext:value-type="float">
            <text:p>29.79365</text:p>
          </table:table-cell>
          <table:table-cell office:value-type="float" office:value="55.67825" calcext:value-type="float">
            <text:p>55.678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RDAKAN_556E297N_S_KIRM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فرزين</text:p>
          </table:table-cell>
          <table:table-cell office:value-type="float" office:value="29.95407" calcext:value-type="float">
            <text:p>29.95407</text:p>
          </table:table-cell>
          <table:table-cell office:value-type="float" office:value="56.77211" calcext:value-type="float">
            <text:p>56.7721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FIRZIN_567E299N_S_KIRM</text:p>
          </table:table-cell>
          <table:table-cell office:value-type="string" calcext:value-type="string">
            <text:p>ماهان</text:p>
          </table:table-cell>
          <table:table-cell office:value-type="float" office:value="30.11166" calcext:value-type="float">
            <text:p>30.11166</text:p>
          </table:table-cell>
          <table:table-cell office:value-type="float" office:value="57.31039" calcext:value-type="float">
            <text:p>57.31039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MAHAN_573E301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نزروذ</text:p>
          </table:table-cell>
          <table:table-cell office:value-type="float" office:value="30.67077" calcext:value-type="float">
            <text:p>30.67077</text:p>
          </table:table-cell>
          <table:table-cell office:value-type="float" office:value="56.92513" calcext:value-type="float">
            <text:p>56.92513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ANZARUDH_569E306N_S_KIRM</text:p>
          </table:table-cell>
          <table:table-cell office:value-type="string" calcext:value-type="string">
            <text:p>زرند</text:p>
          </table:table-cell>
          <table:table-cell office:value-type="float" office:value="30.82737" calcext:value-type="float">
            <text:p>30.82737</text:p>
          </table:table-cell>
          <table:table-cell office:value-type="float" office:value="56.59714" calcext:value-type="float">
            <text:p>56.5971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RAND_565E308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هان</text:p>
          </table:table-cell>
          <table:table-cell office:value-type="float" office:value="30.11166" calcext:value-type="float">
            <text:p>30.11166</text:p>
          </table:table-cell>
          <table:table-cell office:value-type="float" office:value="57.31039" calcext:value-type="float">
            <text:p>57.31039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MAHAN_573E301N_S_KIRM</text:p>
          </table:table-cell>
          <table:table-cell office:value-type="string" calcext:value-type="string">
            <text:p>خبيص</text:p>
          </table:table-cell>
          <table:table-cell office:value-type="float" office:value="30.46232" calcext:value-type="float">
            <text:p>30.46232</text:p>
          </table:table-cell>
          <table:table-cell office:value-type="float" office:value="57.75292" calcext:value-type="float">
            <text:p>57.75292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HABIS_577E304N_S_KIRM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الشامات</text:p>
          </table:table-cell>
          <table:table-cell office:value-type="float" office:value="29.76249" calcext:value-type="float">
            <text:p>29.76249</text:p>
          </table:table-cell>
          <table:table-cell office:value-type="float" office:value="56.01438" calcext:value-type="float">
            <text:p>56.0143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HAMAT_560E297N_S_KIRM</text:p>
          </table:table-cell>
          <table:table-cell office:value-type="string" calcext:value-type="string">
            <text:p>بهار</text:p>
          </table:table-cell>
          <table:table-cell office:value-type="float" office:value="29.8855" calcext:value-type="float">
            <text:p>29.8855</text:p>
          </table:table-cell>
          <table:table-cell office:value-type="float" office:value="56.35225" calcext:value-type="float">
            <text:p>56.352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HAR_563E298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كاهون</text:p>
          </table:table-cell>
          <table:table-cell office:value-type="float" office:value="28.87915" calcext:value-type="float">
            <text:p>28.87915</text:p>
          </table:table-cell>
          <table:table-cell office:value-type="float" office:value="55.33985" calcext:value-type="float">
            <text:p>55.3398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AHUN_553E288N_S_KIR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الشامات</text:p>
          </table:table-cell>
          <table:table-cell office:value-type="float" office:value="29.76249" calcext:value-type="float">
            <text:p>29.76249</text:p>
          </table:table-cell>
          <table:table-cell office:value-type="float" office:value="56.01438" calcext:value-type="float">
            <text:p>56.0143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HAMAT_560E297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</text:p>
          </table:table-cell>
          <table:table-cell office:value-type="string" calcext:value-type="string">
            <text:p>فرزين</text:p>
          </table:table-cell>
          <table:table-cell office:value-type="float" office:value="29.95407" calcext:value-type="float">
            <text:p>29.95407</text:p>
          </table:table-cell>
          <table:table-cell office:value-type="float" office:value="56.77211" calcext:value-type="float">
            <text:p>56.7721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FIRZIN_567E299N_S_KIR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</text:p>
          </table:table-cell>
          <table:table-cell office:value-type="string" calcext:value-type="string">
            <text:p>دارج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هون</text:p>
          </table:table-cell>
          <table:table-cell office:value-type="float" office:value="28.87915" calcext:value-type="float">
            <text:p>28.87915</text:p>
          </table:table-cell>
          <table:table-cell office:value-type="float" office:value="55.33985" calcext:value-type="float">
            <text:p>55.3398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AHUN_553E288N_S_KIRM</text:p>
          </table:table-cell>
          <table:table-cell office:value-type="string" calcext:value-type="string">
            <text:p>رستاق الرستا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ناب</text:p>
          </table:table-cell>
          <table:table-cell office:value-type="float" office:value="29.85672" calcext:value-type="float">
            <text:p>29.85672</text:p>
          </table:table-cell>
          <table:table-cell office:value-type="float" office:value="56.71727" calcext:value-type="float">
            <text:p>56.717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HANNAB_567E298N_S_KIRM</text:p>
          </table:table-cell>
          <table:table-cell office:value-type="string" calcext:value-type="string">
            <text:p>غبي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غون</text:p>
          </table:table-cell>
          <table:table-cell office:value-type="float" office:value="29.61836" calcext:value-type="float">
            <text:p>29.61836</text:p>
          </table:table-cell>
          <table:table-cell office:value-type="float" office:value="57.06721" calcext:value-type="float">
            <text:p>57.0672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GHUN_570E296N_S_KIRM</text:p>
          </table:table-cell>
          <table:table-cell office:value-type="string" calcext:value-type="string">
            <text:p>رائ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دكان</text:p>
          </table:table-cell>
          <table:table-cell office:value-type="float" office:value="29.79365" calcext:value-type="float">
            <text:p>29.79365</text:p>
          </table:table-cell>
          <table:table-cell office:value-type="float" office:value="55.67825" calcext:value-type="float">
            <text:p>55.678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RDAKAN_556E297N_S_KIRM</text:p>
          </table:table-cell>
          <table:table-cell office:value-type="string" calcext:value-type="string">
            <text:p>أن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NARMASIR_586E289N_S_KIRM</text:p>
          </table:table-cell>
          <table:table-cell office:value-type="string" calcext:value-type="string">
            <text:p>جوى سلي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ريكان</text:p>
          </table:table-cell>
          <table:table-cell office:value-type="float" office:value="28.65133" calcext:value-type="float">
            <text:p>28.65133</text:p>
          </table:table-cell>
          <table:table-cell office:value-type="float" office:value="58.73846" calcext:value-type="float">
            <text:p>58.7384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RIQAN_587E286N_S_KIRM</text:p>
          </table:table-cell>
          <table:table-cell office:value-type="string" calcext:value-type="string">
            <text:p>موخ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NARMASIR_586E289N_S_KIRM</text:p>
          </table:table-cell>
          <table:table-cell office:value-type="string" calcext:value-type="string">
            <text:p>الفهرج</text:p>
          </table:table-cell>
          <table:table-cell office:value-type="float" office:value="27.28057" calcext:value-type="float">
            <text:p>27.28057</text:p>
          </table:table-cell>
          <table:table-cell office:value-type="float" office:value="60.66186" calcext:value-type="float">
            <text:p>60.6618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HRAJ_606E272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لوان</text:p>
          </table:table-cell>
          <table:table-cell office:value-type="float" office:value="33.94771" calcext:value-type="float">
            <text:p>33.94771</text:p>
          </table:table-cell>
          <table:table-cell office:value-type="float" office:value="56.22435" calcext:value-type="float">
            <text:p>56.22435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HULWAN_562E339N_S_MAFA</text:p>
          </table:table-cell>
          <table:table-cell office:value-type="string" calcext:value-type="string">
            <text:p>قصر شيرين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45.62659" calcext:value-type="float">
            <text:p>45.626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SRSHIRIN_456E34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لوان</text:p>
          </table:table-cell>
          <table:table-cell office:value-type="float" office:value="33.94771" calcext:value-type="float">
            <text:p>33.94771</text:p>
          </table:table-cell>
          <table:table-cell office:value-type="float" office:value="56.22435" calcext:value-type="float">
            <text:p>56.22435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HULWAN_562E339N_S_MAFA</text:p>
          </table:table-cell>
          <table:table-cell office:value-type="string" calcext:value-type="string">
            <text:p>ماذروا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رية المجوس</text:p>
          </table:table-cell>
          <table:table-cell office:value-type="float" office:value="31.74166" calcext:value-type="float">
            <text:p>31.74166</text:p>
          </table:table-cell>
          <table:table-cell office:value-type="float" office:value="54.19969" calcext:value-type="float">
            <text:p>54.19969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QARYAMAJUS_541E317N_S_MAFA</text:p>
          </table:table-cell>
          <table:table-cell office:value-type="string" calcext:value-type="string">
            <text:p>خا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زويلة</text:p>
          </table:table-cell>
          <table:table-cell office:value-type="float" office:value="25.78099" calcext:value-type="float">
            <text:p>25.78099</text:p>
          </table:table-cell>
          <table:table-cell office:value-type="float" office:value="14.78841" calcext:value-type="float">
            <text:p>14.7884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ZAWILA_147E257N_S_BARQ</text:p>
          </table:table-cell>
          <table:table-cell office:value-type="string" calcext:value-type="string">
            <text:p>شهرا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</text:p>
          </table:table-cell>
          <table:table-cell office:value-type="string" calcext:value-type="string">
            <text:p>خمسا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الجزيرة</text:p>
          </table:table-cell>
          <table:table-cell office:value-type="float" office:value="30.04436" calcext:value-type="float">
            <text:p>30.04436</text:p>
          </table:table-cell>
          <table:table-cell office:value-type="float" office:value="31.21122" calcext:value-type="float">
            <text:p>31.2112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JAZIRA_312E300N_S_EGYP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الشقور</text:p>
          </table:table-cell>
          <table:table-cell office:value-type="float" office:value="35.28205" calcext:value-type="float">
            <text:p>35.28205</text:p>
          </table:table-cell>
          <table:table-cell office:value-type="float" office:value="-1.45702" calcext:value-type="float">
            <text:p>-1.4570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RJIKUK_014W352N_S_MAGH</text:p>
          </table:table-cell>
          <table:table-cell office:value-type="string" calcext:value-type="string">
            <text:p>البصرة</text:p>
          </table:table-cell>
          <table:table-cell office:value-type="float" office:value="30.40147" calcext:value-type="float">
            <text:p>30.40147</text:p>
          </table:table-cell>
          <table:table-cell office:value-type="float" office:value="47.71735" calcext:value-type="float">
            <text:p>47.7173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SRA_477E304N_S_IRAQ</text:p>
          </table:table-cell>
          <table:table-cell office:value-type="string" calcext:value-type="string">
            <text:p>ثامن مراحل</text:p>
          </table:table-cell>
        </table:table-row>
        <table:table-row table:style-name="ro1">
          <table:table-cell office:value-type="string" calcext:value-type="string">
            <text:p>فاس</text:p>
          </table:table-cell>
          <table:table-cell office:value-type="float" office:value="34.06727" calcext:value-type="float">
            <text:p>34.06727</text:p>
          </table:table-cell>
          <table:table-cell office:value-type="float" office:value="-5.02852" calcext:value-type="float">
            <text:p>-5.0285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FAS_050W340N_S_MAGH</text:p>
          </table:table-cell>
          <table:table-cell office:value-type="string" calcext:value-type="string">
            <text:p>البصرة</text:p>
          </table:table-cell>
          <table:table-cell office:value-type="float" office:value="30.40147" calcext:value-type="float">
            <text:p>30.40147</text:p>
          </table:table-cell>
          <table:table-cell office:value-type="float" office:value="47.71735" calcext:value-type="float">
            <text:p>47.7173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SRA_477E304N_S_IRAQ</text:p>
          </table:table-cell>
          <table:table-cell office:value-type="string" calcext:value-type="string">
            <text:p>ستة مراحل</text:p>
          </table:table-cell>
        </table:table-row>
        <table:table-row table:style-name="ro1"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</text:p>
          </table:table-cell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كان</text:p>
          </table:table-cell>
          <table:table-cell office:value-type="float" office:value="35.21592" calcext:value-type="float">
            <text:p>35.21592</text:p>
          </table:table-cell>
          <table:table-cell office:value-type="float" office:value="0.05881" calcext:value-type="float">
            <text:p>0.0588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FAKKAN_000E352N_S_MAGH</text:p>
          </table:table-cell>
          <table:table-cell office:value-type="string" calcext:value-type="string">
            <text:p>تلمسان</text:p>
          </table:table-cell>
          <table:table-cell office:value-type="float" office:value="34.88186" calcext:value-type="float">
            <text:p>34.88186</text:p>
          </table:table-cell>
          <table:table-cell office:value-type="float" office:value="-1.32364" calcext:value-type="float">
            <text:p>-1.3236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ILIMSAN_013W348N_S_MAGH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فاس</text:p>
          </table:table-cell>
          <table:table-cell office:value-type="float" office:value="34.06727" calcext:value-type="float">
            <text:p>34.06727</text:p>
          </table:table-cell>
          <table:table-cell office:value-type="float" office:value="-5.02852" calcext:value-type="float">
            <text:p>-5.0285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FAS_050W340N_S_MAGH</text:p>
          </table:table-cell>
          <table:table-cell office:value-type="string" calcext:value-type="string">
            <text:p>أزيلة</text:p>
          </table:table-cell>
          <table:table-cell office:value-type="float" office:value="35.58306" calcext:value-type="float">
            <text:p>35.58306</text:p>
          </table:table-cell>
          <table:table-cell office:value-type="float" office:value="-5.97486" calcext:value-type="float">
            <text:p>-5.9748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ZILA_059W355N_S_MAGH</text:p>
          </table:table-cell>
          <table:table-cell office:value-type="string" calcext:value-type="string">
            <text:p>ثامن مراحل</text:p>
          </table:table-cell>
        </table:table-row>
        <table:table-row table:style-name="ro1">
          <table:table-cell office:value-type="string" calcext:value-type="string">
            <text:p>ناكور</text:p>
          </table:table-cell>
          <table:table-cell office:value-type="float" office:value="35.22154" calcext:value-type="float">
            <text:p>35.22154</text:p>
          </table:table-cell>
          <table:table-cell office:value-type="float" office:value="-3.90859" calcext:value-type="float">
            <text:p>-3.9085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HAJARNASR_039W352N_S_MAGH</text:p>
          </table:table-cell>
          <table:table-cell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IJILMASA_042W312N_R_MAGH</text:p>
          </table:table-cell>
          <table:table-cell office:value-type="string" calcext:value-type="string">
            <text:p>خمسة عشر مراحل</text:p>
          </table:table-cell>
        </table:table-row>
        <table:table-row table:style-name="ro1"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</text:p>
          </table:table-cell>
          <table:table-cell office:value-type="string" calcext:value-type="string">
            <text:p>المسيلة</text:p>
          </table:table-cell>
          <table:table-cell office:value-type="float" office:value="35.66309" calcext:value-type="float">
            <text:p>35.66309</text:p>
          </table:table-cell>
          <table:table-cell office:value-type="float" office:value="4.53218" calcext:value-type="float">
            <text:p>4.5321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SILA_045E356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فصة</text:p>
          </table:table-cell>
          <table:table-cell office:value-type="float" office:value="34.40681" calcext:value-type="float">
            <text:p>34.40681</text:p>
          </table:table-cell>
          <table:table-cell office:value-type="float" office:value="8.82032" calcext:value-type="float">
            <text:p>8.8203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FSA_088E344N_S_MAGH</text:p>
          </table:table-cell>
          <table:table-cell office:value-type="string" calcext:value-type="string">
            <text:p>قسطيلية</text:p>
          </table:table-cell>
          <table:table-cell office:value-type="float" office:value="33.88951" calcext:value-type="float">
            <text:p>33.88951</text:p>
          </table:table-cell>
          <table:table-cell office:value-type="float" office:value="8.27517" calcext:value-type="float">
            <text:p>8.2751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STILIYA_082E338N_R_MAGH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قسطيلية</text:p>
          </table:table-cell>
          <table:table-cell office:value-type="float" office:value="33.88951" calcext:value-type="float">
            <text:p>33.88951</text:p>
          </table:table-cell>
          <table:table-cell office:value-type="float" office:value="8.27517" calcext:value-type="float">
            <text:p>8.2751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STILIYA_082E338N_R_MAGH</text:p>
          </table:table-cell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خمسة عشر يوما في رمال وقرى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فصة</text:p>
          </table:table-cell>
          <table:table-cell office:value-type="float" office:value="34.40681" calcext:value-type="float">
            <text:p>34.40681</text:p>
          </table:table-cell>
          <table:table-cell office:value-type="float" office:value="8.82032" calcext:value-type="float">
            <text:p>8.8203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FSA_088E344N_S_MAGH</text:p>
          </table:table-cell>
          <table:table-cell office:value-type="string" calcext:value-type="string">
            <text:p>سبعة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سطيف</text:p>
          </table:table-cell>
          <table:table-cell office:value-type="float" office:value="36.15863" calcext:value-type="float">
            <text:p>36.15863</text:p>
          </table:table-cell>
          <table:table-cell office:value-type="float" office:value="5.4076" calcext:value-type="float">
            <text:p>5.407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ATIF_054E361N_S_MAGH</text:p>
          </table:table-cell>
          <table:table-cell office:value-type="string" calcext:value-type="string">
            <text:p>عشرة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IJILMASA_042W312N_R_MAGH</text:p>
          </table:table-cell>
          <table:table-cell office:value-type="string" calcext:value-type="string">
            <text:p>ثلاثون مراحل في البرية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IJILMASA_042W312N_R_MAGH</text:p>
          </table:table-cell>
          <table:table-cell office:value-type="string" calcext:value-type="string">
            <text:p>خمسون مراحل في العمارة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تونس</text:p>
          </table:table-cell>
          <table:table-cell office:value-type="float" office:value="36.77071" calcext:value-type="float">
            <text:p>36.77071</text:p>
          </table:table-cell>
          <table:table-cell office:value-type="float" office:value="10.17736" calcext:value-type="float">
            <text:p>10.1773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NIS_101E367N_S_MAGH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نفطة</text:p>
          </table:table-cell>
          <table:table-cell office:value-type="float" office:value="33.87018" calcext:value-type="float">
            <text:p>33.87018</text:p>
          </table:table-cell>
          <table:table-cell office:value-type="float" office:value="7.90257" calcext:value-type="float">
            <text:p>7.9025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NAFTA_079E338N_S_MAGH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سبيبة</text:p>
          </table:table-cell>
          <table:table-cell office:value-type="float" office:value="35.41674" calcext:value-type="float">
            <text:p>35.41674</text:p>
          </table:table-cell>
          <table:table-cell office:value-type="float" office:value="9.16117" calcext:value-type="float">
            <text:p>9.1611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ABIBA_091E354N_S_MAGH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أبة</text:p>
          </table:table-cell>
          <table:table-cell office:value-type="float" office:value="35.80744" calcext:value-type="float">
            <text:p>35.80744</text:p>
          </table:table-cell>
          <table:table-cell office:value-type="float" office:value="8.72082" calcext:value-type="float">
            <text:p>8.7208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UBBA_087E358N_S_MAGH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سوسة</text:p>
          </table:table-cell>
          <table:table-cell office:value-type="float" office:value="35.81044" calcext:value-type="float">
            <text:p>35.81044</text:p>
          </table:table-cell>
          <table:table-cell office:value-type="float" office:value="10.6156" calcext:value-type="float">
            <text:p>10.615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USA_106E358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طيف</text:p>
          </table:table-cell>
          <table:table-cell office:value-type="float" office:value="36.15863" calcext:value-type="float">
            <text:p>36.15863</text:p>
          </table:table-cell>
          <table:table-cell office:value-type="float" office:value="5.4076" calcext:value-type="float">
            <text:p>5.407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ATIF_054E361N_S_MAGH</text:p>
          </table:table-cell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عشرون مراحل</text:p>
          </table:table-cell>
        </table:table-row>
        <table:table-row table:style-name="ro1">
          <table:table-cell office:value-type="string" calcext:value-type="string">
            <text:p>طبرقة</text:p>
          </table:table-cell>
          <table:table-cell office:value-type="float" office:value="36.91556" calcext:value-type="float">
            <text:p>36.91556</text:p>
          </table:table-cell>
          <table:table-cell office:value-type="float" office:value="8.81185" calcext:value-type="float">
            <text:p>8.8118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BARQA_088E369N_S_MAGH</text:p>
          </table:table-cell>
          <table:table-cell office:value-type="string" calcext:value-type="string">
            <text:p>تنس</text:p>
          </table:table-cell>
          <table:table-cell office:value-type="float" office:value="36.49038" calcext:value-type="float">
            <text:p>36.49038</text:p>
          </table:table-cell>
          <table:table-cell office:value-type="float" office:value="1.37563" calcext:value-type="float">
            <text:p>1.3756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NAS_013E364N_S_MAGH</text:p>
          </table:table-cell>
          <table:table-cell office:value-type="string" calcext:value-type="string">
            <text:p>ستة مراحل</text:p>
          </table:table-cell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فكان</text:p>
          </table:table-cell>
          <table:table-cell office:value-type="float" office:value="35.21592" calcext:value-type="float">
            <text:p>35.21592</text:p>
          </table:table-cell>
          <table:table-cell office:value-type="float" office:value="0.05881" calcext:value-type="float">
            <text:p>0.05881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FAKKAN_000E352N_S_MAGH</text:p>
          </table:table-cell>
          <table:table-cell office:value-type="string" calcext:value-type="string">
            <text:p>خمسا أيام</text:p>
          </table:table-cell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ناكور</text:p>
          </table:table-cell>
          <table:table-cell office:value-type="float" office:value="35.22154" calcext:value-type="float">
            <text:p>35.22154</text:p>
          </table:table-cell>
          <table:table-cell office:value-type="float" office:value="-3.90859" calcext:value-type="float">
            <text:p>-3.9085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HAJARNASR_039W352N_S_MAGH</text:p>
          </table:table-cell>
          <table:table-cell office:value-type="string" calcext:value-type="string">
            <text:p>ثلاثون مراحل</text:p>
          </table:table-cell>
        </table:table-row>
        <table:table-row table:style-name="ro1">
          <table:table-cell office:value-type="string" calcext:value-type="string">
            <text:p>تلمسان</text:p>
          </table:table-cell>
          <table:table-cell office:value-type="float" office:value="34.88186" calcext:value-type="float">
            <text:p>34.88186</text:p>
          </table:table-cell>
          <table:table-cell office:value-type="float" office:value="-1.32364" calcext:value-type="float">
            <text:p>-1.3236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ILIMSAN_013W348N_S_MAGH</text:p>
          </table:table-cell>
          <table:table-cell office:value-type="string" calcext:value-type="string">
            <text:p>صاع</text:p>
          </table:table-cell>
          <table:table-cell office:value-type="float" office:value="34.41816" calcext:value-type="float">
            <text:p>34.41816</text:p>
          </table:table-cell>
          <table:table-cell office:value-type="float" office:value="-2.89875" calcext:value-type="float">
            <text:p>-2.8987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A_028W344N_S_MAGH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</text:p>
          </table:table-cell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ونس</text:p>
          </table:table-cell>
          <table:table-cell office:value-type="float" office:value="36.77071" calcext:value-type="float">
            <text:p>36.77071</text:p>
          </table:table-cell>
          <table:table-cell office:value-type="float" office:value="10.17736" calcext:value-type="float">
            <text:p>10.1773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NIS_101E367N_S_MAGH</text:p>
          </table:table-cell>
          <table:table-cell office:value-type="string" calcext:value-type="string">
            <text:p>طبرقة</text:p>
          </table:table-cell>
          <table:table-cell office:value-type="float" office:value="36.91556" calcext:value-type="float">
            <text:p>36.91556</text:p>
          </table:table-cell>
          <table:table-cell office:value-type="float" office:value="8.81185" calcext:value-type="float">
            <text:p>8.8118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BARQA_088E369N_S_MAGH</text:p>
          </table:table-cell>
          <table:table-cell office:value-type="string" calcext:value-type="string">
            <text:p>عشرة مراحل</text:p>
          </table:table-cell>
        </table:table-row>
        <table:table-row table:style-name="ro1">
          <table:table-cell office:value-type="string" calcext:value-type="string">
            <text:p>الزيتونة</text:p>
          </table:table-cell>
          <table:table-cell office:value-type="float" office:value="34.35352" calcext:value-type="float">
            <text:p>34.35352</text:p>
          </table:table-cell>
          <table:table-cell office:value-type="float" office:value="10.10538" calcext:value-type="float">
            <text:p>10.1053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ZAYTUNA_101E343N_S_MAGH</text:p>
          </table:table-cell>
          <table:table-cell office:value-type="string" calcext:value-type="string">
            <text:p>كتانة</text:p>
          </table:table-cell>
          <table:table-cell office:value-type="float" office:value="33.69175" calcext:value-type="float">
            <text:p>33.69175</text:p>
          </table:table-cell>
          <table:table-cell office:value-type="float" office:value="10.27879" calcext:value-type="float">
            <text:p>10.2787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KATANA_102E336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</text:p>
          </table:table-cell>
          <table:table-cell office:value-type="string" calcext:value-type="string">
            <text:p>عين العصاف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وارة</text:p>
          </table:table-cell>
          <table:table-cell office:value-type="float" office:value="35.55078" calcext:value-type="float">
            <text:p>35.55078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HUWARA_004E355N_S_MAGH</text:p>
          </table:table-cell>
          <table:table-cell office:value-type="string" calcext:value-type="string">
            <text:p>نف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شرة أيام</text:p>
          </table:table-cell>
        </table:table-row>
        <table:table-row table:style-name="ro1">
          <table:table-cell office:value-type="string" calcext:value-type="string">
            <text:p>كتانة</text:p>
          </table:table-cell>
          <table:table-cell office:value-type="float" office:value="33.69175" calcext:value-type="float">
            <text:p>33.69175</text:p>
          </table:table-cell>
          <table:table-cell office:value-type="float" office:value="10.27879" calcext:value-type="float">
            <text:p>10.2787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KATANA_102E336N_S_MAGH</text:p>
          </table:table-cell>
          <table:table-cell office:value-type="string" calcext:value-type="string">
            <text:p>الكب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سيلة</text:p>
          </table:table-cell>
          <table:table-cell office:value-type="float" office:value="35.66309" calcext:value-type="float">
            <text:p>35.66309</text:p>
          </table:table-cell>
          <table:table-cell office:value-type="float" office:value="4.53218" calcext:value-type="float">
            <text:p>4.5321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SILA_045E356N_S_MAGH</text:p>
          </table:table-cell>
          <table:table-cell office:value-type="string" calcext:value-type="string">
            <text:p>أش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 أيام غربا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السوس الأدن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فين ومائة وخمسين ميلا تركب المفاوز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ر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مدينة القص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المه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لاف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مرسى الخر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صر الافريق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ا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ا مراحل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قلش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تما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</text:p>
          </table:table-cell>
          <table:table-cell office:value-type="string" calcext:value-type="string">
            <text:p>جن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فل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أيام في البربر</text:p>
          </table:table-cell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فل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ون مراحل</text:p>
          </table:table-cell>
        </table:table-row>
        <table:table-row table:style-name="ro1">
          <table:table-cell office:value-type="string" calcext:value-type="string">
            <text:p>تنس</text:p>
          </table:table-cell>
          <table:table-cell office:value-type="float" office:value="36.49038" calcext:value-type="float">
            <text:p>36.49038</text:p>
          </table:table-cell>
          <table:table-cell office:value-type="float" office:value="1.37563" calcext:value-type="float">
            <text:p>1.3756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NAS_013E364N_S_MAGH</text:p>
          </table:table-cell>
          <table:table-cell office:value-type="string" calcext:value-type="string">
            <text:p>جزيرة بنى زغنا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ة مراحل</text:p>
          </table:table-cell>
        </table:table-row>
        <table:table-row table:style-name="ro1">
          <table:table-cell office:value-type="string" calcext:value-type="string">
            <text:p>تلمسان</text:p>
          </table:table-cell>
          <table:table-cell office:value-type="float" office:value="34.88186" calcext:value-type="float">
            <text:p>34.88186</text:p>
          </table:table-cell>
          <table:table-cell office:value-type="float" office:value="-1.32364" calcext:value-type="float">
            <text:p>-1.3236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ILIMSAN_013W348N_S_MAGH</text:p>
          </table:table-cell>
          <table:table-cell office:value-type="string" calcext:value-type="string">
            <text:p>جراو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سجد أو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ليطلة</text:p>
          </table:table-cell>
          <table:table-cell office:value-type="float" office:value="39.88926" calcext:value-type="float">
            <text:p>39.88926</text:p>
          </table:table-cell>
          <table:table-cell office:value-type="float" office:value="-4.0521" calcext:value-type="float">
            <text:p>-4.0521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TULAYTILA_040W398N_S_ANDA</text:p>
          </table:table-cell>
          <table:table-cell office:value-type="string" calcext:value-type="string">
            <text:p>ستة أيام</text:p>
          </table:table-cell>
        </table:table-row>
        <table:table-row table:style-name="ro1">
          <table:table-cell office:value-type="string" calcext:value-type="string">
            <text:p>نف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مورة</text:p>
          </table:table-cell>
          <table:table-cell office:value-type="float" office:value="41.44051" calcext:value-type="float">
            <text:p>41.44051</text:p>
          </table:table-cell>
          <table:table-cell office:value-type="float" office:value="-5.76776" calcext:value-type="float">
            <text:p>-5.7677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AMMURA_057W414N_S_ANDA</text:p>
          </table:table-cell>
          <table:table-cell office:value-type="string" calcext:value-type="string">
            <text:p>أربعة أيام</text:p>
          </table:table-cell>
        </table:table-row>
        <table:table-row table:style-name="ro1">
          <table:table-cell office:value-type="string" calcext:value-type="string">
            <text:p>قو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اردة</text:p>
          </table:table-cell>
          <table:table-cell office:value-type="float" office:value="38.89521" calcext:value-type="float">
            <text:p>38.89521</text:p>
          </table:table-cell>
          <table:table-cell office:value-type="float" office:value="-6.32886" calcext:value-type="float">
            <text:p>-6.3288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RIDA_063W388N_S_ANDA</text:p>
          </table:table-cell>
          <table:table-cell office:value-type="string" calcext:value-type="string">
            <text:p>أربعة مراحل</text:p>
          </table:table-cell>
        </table:table-row>
        <table:table-row table:style-name="ro1">
          <table:table-cell office:value-type="string" calcext:value-type="string">
            <text:p>استج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ورور</text:p>
          </table:table-cell>
          <table:table-cell office:value-type="float" office:value="37.14029" calcext:value-type="float">
            <text:p>37.14029</text:p>
          </table:table-cell>
          <table:table-cell office:value-type="float" office:value="-5.48272" calcext:value-type="float">
            <text:p>-5.48272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WRUR_054W371N_S_AND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ستج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LIQA_044W367N_S_ANDA</text:p>
          </table:table-cell>
          <table:table-cell office:value-type="string" calcext:value-type="string">
            <text:p>سبعة أيام طريق الشرق</text:p>
          </table:table-cell>
        </table:table-row>
        <table:table-row table:style-name="ro1">
          <table:table-cell office:value-type="string" calcext:value-type="string">
            <text:p>استج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جدونة</text:p>
          </table:table-cell>
          <table:table-cell office:value-type="float" office:value="37.08687" calcext:value-type="float">
            <text:p>37.08687</text:p>
          </table:table-cell>
          <table:table-cell office:value-type="float" office:value="-4.42886" calcext:value-type="float">
            <text:p>-4.4288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ARJIDUNA_044W370N_S_ANDA</text:p>
          </table:table-cell>
          <table:table-cell office:value-type="string" calcext:value-type="string">
            <text:p>ثلاث مراحل</text:p>
          </table:table-cell>
        </table:table-row>
        <table:table-row table:style-name="ro1">
          <table:table-cell office:value-type="string" calcext:value-type="string">
            <text:p>جبل طا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ذونة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-5.91433" calcext:value-type="float">
            <text:p>-5.9143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HADHUNA_059W364N_S_ANDA</text:p>
          </table:table-cell>
          <table:table-cell office:value-type="string" calcext:value-type="string">
            <text:p>ثلاث أيام</text:p>
          </table:table-cell>
        </table:table-row>
        <table:table-row table:style-name="ro1">
          <table:table-cell office:value-type="string" calcext:value-type="string">
            <text:p>الناوو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انة</text:p>
          </table:table-cell>
          <table:table-cell office:value-type="float" office:value="34.43481" calcext:value-type="float">
            <text:p>34.43481</text:p>
          </table:table-cell>
          <table:table-cell office:value-type="float" office:value="41.95904" calcext:value-type="float">
            <text:p>41.9590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NA_419E344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لو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فحيمة</text:p>
          </table:table-cell>
          <table:table-cell office:value-type="float" office:value="34.23688" calcext:value-type="float">
            <text:p>34.23688</text:p>
          </table:table-cell>
          <table:table-cell office:value-type="float" office:value="42.18317" calcext:value-type="float">
            <text:p>42.1831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HAYMA_421E342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جه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ون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صيبين</text:p>
          </table:table-cell>
          <table:table-cell office:value-type="float" office:value="37.05514" calcext:value-type="float">
            <text:p>37.05514</text:p>
          </table:table-cell>
          <table:table-cell office:value-type="float" office:value="41.22167" calcext:value-type="float">
            <text:p>41.221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ASIBIN_412E370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ل اع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نجار</text:p>
          </table:table-cell>
          <table:table-cell office:value-type="float" office:value="36.32446" calcext:value-type="float">
            <text:p>36.32446</text:p>
          </table:table-cell>
          <table:table-cell office:value-type="float" office:value="41.89101" calcext:value-type="float">
            <text:p>41.8910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INJAR_418E36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علثا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سنية</text:p>
          </table:table-cell>
          <table:table-cell office:value-type="float" office:value="37.11078" calcext:value-type="float">
            <text:p>37.11078</text:p>
          </table:table-cell>
          <table:table-cell office:value-type="float" office:value="42.72248" calcext:value-type="float">
            <text:p>42.722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SANIYYA_427E371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زيرة ابن ع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ل فافان</text:p>
          </table:table-cell>
          <table:table-cell office:value-type="float" office:value="37.72559" calcext:value-type="float">
            <text:p>37.72559</text:p>
          </table:table-cell>
          <table:table-cell office:value-type="float" office:value="41.78238" calcext:value-type="float">
            <text:p>41.7823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FAFAN_417E377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الية</text:p>
          </table:table-cell>
          <table:table-cell office:value-type="float" office:value="34.71355" calcext:value-type="float">
            <text:p>34.71355</text:p>
          </table:table-cell>
          <table:table-cell office:value-type="float" office:value="40.74111" calcext:value-type="float">
            <text:p>40.7411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DALIYA_407E347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ل ح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عو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صن زياد</text:p>
          </table:table-cell>
          <table:table-cell office:value-type="float" office:value="38.75874" calcext:value-type="float">
            <text:p>38.75874</text:p>
          </table:table-cell>
          <table:table-cell office:value-type="float" office:value="39.2247" calcext:value-type="float">
            <text:p>39.22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ISNZIYAD_392E387N_S_AQUR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برق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لازكرد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42.55713" calcext:value-type="float">
            <text:p>42.5571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ZKIRD_425E391N_S_AQUR</text:p>
          </table:table-cell>
          <table:table-cell office:value-type="string" calcext:value-type="string">
            <text:p>3 أيام</text:p>
          </table:table-cell>
        </table:table-row>
        <table:table-row table:style-name="ro1">
          <table:table-cell office:value-type="string" calcext:value-type="string">
            <text:p>البط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ثعلبية</text:p>
          </table:table-cell>
          <table:table-cell office:value-type="float" office:value="28.29472" calcext:value-type="float">
            <text:p>28.29472</text:p>
          </table:table-cell>
          <table:table-cell office:value-type="float" office:value="43.16528" calcext:value-type="float">
            <text:p>43.16528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THALABIYYA_431E282N_S_BADI</text:p>
          </table:table-cell>
          <table:table-cell office:value-type="string" calcext:value-type="string">
            <text:p>تسعة وعشرون میلا</text:p>
          </table:table-cell>
        </table:table-row>
        <table:table-row table:style-name="ro1">
          <table:table-cell office:value-type="string" calcext:value-type="string">
            <text:p>السم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ريتين</text:p>
          </table:table-cell>
          <table:table-cell office:value-type="float" office:value="31.18315" calcext:value-type="float">
            <text:p>31.18315</text:p>
          </table:table-cell>
          <table:table-cell office:value-type="float" office:value="16.44486" calcext:value-type="float">
            <text:p>16.44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RYATAYN_164E311N_O_BARQ</text:p>
          </table:table-cell>
          <table:table-cell office:value-type="string" calcext:value-type="string">
            <text:p>اثنان وعشرون میلا</text:p>
          </table:table-cell>
        </table:table-row>
        <table:table-row table:style-name="ro1">
          <table:table-cell office:value-type="string" calcext:value-type="string">
            <text:p>ارمس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غ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ليمان</text:p>
          </table:table-cell>
          <table:table-cell office:value-type="float" office:value="32.77902" calcext:value-type="float">
            <text:p>32.77902</text:p>
          </table:table-cell>
          <table:table-cell office:value-type="float" office:value="22.203" calcext:value-type="float">
            <text:p>22.20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LIMAN_222E327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خ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ب الميدعان</text:p>
          </table:table-cell>
          <table:table-cell office:value-type="float" office:value="32.18179" calcext:value-type="float">
            <text:p>32.18179</text:p>
          </table:table-cell>
          <table:table-cell office:value-type="float" office:value="23.31692" calcext:value-type="float">
            <text:p>23.31692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MAYDAN_233E321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ى عبد ال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ج الشيخ</text:p>
          </table:table-cell>
          <table:table-cell office:value-type="float" office:value="31.67644" calcext:value-type="float">
            <text:p>31.67644</text:p>
          </table:table-cell>
          <table:table-cell office:value-type="float" office:value="24.83486" calcext:value-type="float">
            <text:p>24.83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RJSHAYKH_248E316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ائب ابى حلي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ربة القوم</text:p>
          </table:table-cell>
          <table:table-cell office:value-type="float" office:value="31.35376" calcext:value-type="float">
            <text:p>31.35376</text:p>
          </table:table-cell>
          <table:table-cell office:value-type="float" office:value="26.11423" calcext:value-type="float">
            <text:p>26.1142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HIRBAQAWM_261E313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طاحو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نية الروم</text:p>
          </table:table-cell>
          <table:table-cell office:value-type="float" office:value="30.80549" calcext:value-type="float">
            <text:p>30.80549</text:p>
          </table:table-cell>
          <table:table-cell office:value-type="float" office:value="28.8519" calcext:value-type="float">
            <text:p>28.85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NIYYARUM_288E308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اش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ور حسان</text:p>
          </table:table-cell>
          <table:table-cell office:value-type="float" office:value="31.25883" calcext:value-type="float">
            <text:p>31.25883</text:p>
          </table:table-cell>
          <table:table-cell office:value-type="float" office:value="15.87924" calcext:value-type="float">
            <text:p>15.8792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USURHASSAN_158E312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عبا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يهوديتين</text:p>
          </table:table-cell>
          <table:table-cell office:value-type="float" office:value="30.77615" calcext:value-type="float">
            <text:p>30.77615</text:p>
          </table:table-cell>
          <table:table-cell office:value-type="float" office:value="17.72231" calcext:value-type="float">
            <text:p>17.7223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YAHUDIYYATAYN_177E307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م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لوق</text:p>
          </table:table-cell>
          <table:table-cell office:value-type="float" office:value="31.4018" calcext:value-type="float">
            <text:p>31.4018</text:p>
          </table:table-cell>
          <table:table-cell office:value-type="float" office:value="20.24835" calcext:value-type="float">
            <text:p>20.2483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LUQ_202E314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ليت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_208E323N_R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د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رجمت</text:p>
          </table:table-cell>
          <table:table-cell office:value-type="float" office:value="33.05675" calcext:value-type="float">
            <text:p>33.05675</text:p>
          </table:table-cell>
          <table:table-cell office:value-type="float" office:value="11.63847" calcext:value-type="float">
            <text:p>11.63847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JAMT_116E330N_S_BAR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امغ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علياباذ؟؟؟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منان</text:p>
          </table:table-cell>
          <table:table-cell office:value-type="float" office:value="35.49513" calcext:value-type="float">
            <text:p>35.49513</text:p>
          </table:table-cell>
          <table:table-cell office:value-type="float" office:value="53.40856" calcext:value-type="float">
            <text:p>53.4085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IMNAN_534E354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س الكل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لملح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636" calcext:value-type="float">
            <text:p>52.63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QARYAMILH_526E352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ه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باد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ميسة</text:p>
          </table:table-cell>
          <table:table-cell office:value-type="float" office:value="36.7312" calcext:value-type="float">
            <text:p>36.7312</text:p>
          </table:table-cell>
          <table:table-cell office:value-type="float" office:value="54.05573" calcext:value-type="float">
            <text:p>54.0557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TAMISHA_540E367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ت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قرية الرص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شم</text:p>
          </table:table-cell>
          <table:table-cell office:value-type="float" office:value="37.48626" calcext:value-type="float">
            <text:p>37.48626</text:p>
          </table:table-cell>
          <table:table-cell office:value-type="float" office:value="49.18674" calcext:value-type="float">
            <text:p>49.1867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KHASHM_491E374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وار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40859" calcext:value-type="float">
            <text:p>52.408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KHUWAR_524E352N_S_DAY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ص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خلص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ريش</text:p>
          </table:table-cell>
          <table:table-cell office:value-type="float" office:value="31.12453" calcext:value-type="float">
            <text:p>31.12453</text:p>
          </table:table-cell>
          <table:table-cell office:value-type="float" office:value="33.80807" calcext:value-type="float">
            <text:p>33.8080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ISH_338E311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افقة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30.73593" calcext:value-type="float">
            <text:p>30.7359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AFIQA_307E306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غاض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فسط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نزل ابن بند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جرود</text:p>
          </table:table-cell>
          <table:table-cell office:value-type="float" office:value="30.05828" calcext:value-type="float">
            <text:p>30.05828</text:p>
          </table:table-cell>
          <table:table-cell office:value-type="float" office:value="32.38039" calcext:value-type="float">
            <text:p>32.3803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JARUD_323E300N_S_EGYP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يشهر</text:p>
          </table:table-cell>
          <table:table-cell office:value-type="float" office:value="30.34108" calcext:value-type="float">
            <text:p>30.34108</text:p>
          </table:table-cell>
          <table:table-cell office:value-type="float" office:value="50.22217" calcext:value-type="float">
            <text:p>50.2221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SHAHR_502E30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خوي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واذان</text:p>
          </table:table-cell>
          <table:table-cell office:value-type="float" office:value="30.24443" calcext:value-type="float">
            <text:p>30.24443</text:p>
          </table:table-cell>
          <table:table-cell office:value-type="float" office:value="51.50809" calcext:value-type="float">
            <text:p>51.508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DHAN_515E302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خرن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ر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ينيز</text:p>
          </table:table-cell>
          <table:table-cell office:value-type="float" office:value="29.92283" calcext:value-type="float">
            <text:p>29.92283</text:p>
          </table:table-cell>
          <table:table-cell office:value-type="float" office:value="50.27838" calcext:value-type="float">
            <text:p>50.278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NIZ_502E299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ز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يرند</text:p>
          </table:table-cell>
          <table:table-cell office:value-type="float" office:value="28.41977" calcext:value-type="float">
            <text:p>28.41977</text:p>
          </table:table-cell>
          <table:table-cell office:value-type="float" office:value="52.36569" calcext:value-type="float">
            <text:p>52.3656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IRAND_523E284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يم ابى احم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اريان</text:p>
          </table:table-cell>
          <table:table-cell office:value-type="float" office:value="28.05935" calcext:value-type="float">
            <text:p>28.05935</text:p>
          </table:table-cell>
          <table:table-cell office:value-type="float" office:value="53.70323" calcext:value-type="float">
            <text:p>53.7032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YAN_537E28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ارم</text:p>
          </table:table-cell>
          <table:table-cell office:value-type="float" office:value="28.18163" calcext:value-type="float">
            <text:p>28.18163</text:p>
          </table:table-cell>
          <table:table-cell office:value-type="float" office:value="55.80841" calcext:value-type="float">
            <text:p>55.808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TARIM_558E28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يمار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FASA_536E289N_S_FARI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بومه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ور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UR_525E288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جوي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لار</text:p>
          </table:table-cell>
          <table:table-cell office:value-type="float" office:value="29.98842" calcext:value-type="float">
            <text:p>29.98842</text:p>
          </table:table-cell>
          <table:table-cell office:value-type="float" office:value="52.19005" calcext:value-type="float">
            <text:p>52.190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LLAR_521E299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ئ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همندة</text:p>
          </table:table-cell>
          <table:table-cell office:value-type="float" office:value="30.2849" calcext:value-type="float">
            <text:p>30.2849</text:p>
          </table:table-cell>
          <table:table-cell office:value-type="float" office:value="53.1975" calcext:value-type="float">
            <text:p>53.19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HAMANDA_531E302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لعة المج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ثة</text:p>
          </table:table-cell>
          <table:table-cell office:value-type="float" office:value="31.90975" calcext:value-type="float">
            <text:p>31.90975</text:p>
          </table:table-cell>
          <table:table-cell office:value-type="float" office:value="54.34286" calcext:value-type="float">
            <text:p>54.342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YAZD_543E319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خان حان لن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صطخ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ر أعين</text:p>
          </table:table-cell>
          <table:table-cell office:value-type="float" office:value="30.82066" calcext:value-type="float">
            <text:p>30.82066</text:p>
          </table:table-cell>
          <table:table-cell office:value-type="float" office:value="52.44521" calcext:value-type="float">
            <text:p>52.4452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SRAIN_524E308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زر ساب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زك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لاه وك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لخلاف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بن بند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ش وبو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عاد وجو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باط</text:p>
          </table:table-cell>
          <table:table-cell office:value-type="float" office:value="29.12318" calcext:value-type="float">
            <text:p>29.12318</text:p>
          </table:table-cell>
          <table:table-cell office:value-type="float" office:value="53.44663" calcext:value-type="float">
            <text:p>53.4466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BAT_534E291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ن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وذان</text:p>
          </table:table-cell>
          <table:table-cell office:value-type="float" office:value="30.39947" calcext:value-type="float">
            <text:p>30.39947</text:p>
          </table:table-cell>
          <table:table-cell office:value-type="float" office:value="56.02186" calcext:value-type="float">
            <text:p>56.021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DHAN_560E303N_S_FAR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رائ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مام ابن ع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كوفة</text:p>
          </table:table-cell>
          <table:table-cell office:value-type="float" office:value="32.03808" calcext:value-type="float">
            <text:p>32.03808</text:p>
          </table:table-cell>
          <table:table-cell office:value-type="float" office:value="44.39355" calcext:value-type="float">
            <text:p>44.393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UFA_443E320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دائ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يب</text:p>
          </table:table-cell>
          <table:table-cell office:value-type="float" office:value="32.97916" calcext:value-type="float">
            <text:p>32.97916</text:p>
          </table:table-cell>
          <table:table-cell office:value-type="float" office:value="44.8461" calcext:value-type="float">
            <text:p>44.84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B_448E329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هر سابس</text:p>
          </table:table-cell>
          <table:table-cell office:value-type="float" office:value="32.49681" calcext:value-type="float">
            <text:p>32.49681</text:p>
          </table:table-cell>
          <table:table-cell office:value-type="float" office:value="45.96969" calcext:value-type="float">
            <text:p>45.9696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SABUS_459E32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رم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سط</text:p>
          </table:table-cell>
          <table:table-cell office:value-type="float" office:value="32.19497" calcext:value-type="float">
            <text:p>32.19497</text:p>
          </table:table-cell>
          <table:table-cell office:value-type="float" office:value="46.32308" calcext:value-type="float">
            <text:p>46.323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WASIT_463E321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رد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كبرا</text:p>
          </table:table-cell>
          <table:table-cell office:value-type="float" office:value="33.85526" calcext:value-type="float">
            <text:p>33.85526</text:p>
          </table:table-cell>
          <table:table-cell office:value-type="float" office:value="44.22504" calcext:value-type="float">
            <text:p>44.2250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KBARA_442E338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حمش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سك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لولا</text:p>
          </table:table-cell>
          <table:table-cell office:value-type="float" office:value="34.17989" calcext:value-type="float">
            <text:p>34.17989</text:p>
          </table:table-cell>
          <table:table-cell office:value-type="float" office:value="45.11759" calcext:value-type="float">
            <text:p>45.117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LULA_451E341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د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صن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ر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خوز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وخ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مج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قيا بنى غف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رج</text:p>
          </table:table-cell>
          <table:table-cell office:value-type="float" office:value="23.85851" calcext:value-type="float">
            <text:p>23.85851</text:p>
          </table:table-cell>
          <table:table-cell office:value-type="float" office:value="39.20944" calcext:value-type="float">
            <text:p>39.209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J_392E238N_O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و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ويثة</text:p>
          </table:table-cell>
          <table:table-cell office:value-type="float" office:value="24.01966" calcext:value-type="float">
            <text:p>24.01966</text:p>
          </table:table-cell>
          <table:table-cell office:value-type="float" office:value="39.23589" calcext:value-type="float">
            <text:p>39.2358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WAYTHA_392E240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ستان بنى عا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ذات عرق</text:p>
          </table:table-cell>
          <table:table-cell office:value-type="float" office:value="21.62677" calcext:value-type="float">
            <text:p>21.62677</text:p>
          </table:table-cell>
          <table:table-cell office:value-type="float" office:value="40.42853" calcext:value-type="float">
            <text:p>40.4285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HATIRQ_404E216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اس الع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RWA_385E257N_S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یثر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طن النخل</text:p>
          </table:table-cell>
          <table:table-cell office:value-type="float" office:value="24.85968" calcext:value-type="float">
            <text:p>24.85968</text:p>
          </table:table-cell>
          <table:table-cell office:value-type="float" office:value="40.00579" calcext:value-type="float">
            <text:p>40.005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NAKHL_400E248N_R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وادی القری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جر</text:p>
          </table:table-cell>
          <table:table-cell office:value-type="float" office:value="24.64352" calcext:value-type="float">
            <text:p>24.64352</text:p>
          </table:table-cell>
          <table:table-cell office:value-type="float" office:value="46.73212" calcext:value-type="float">
            <text:p>46.732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HAJR_467E246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ا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عدن النقرة</text:p>
          </table:table-cell>
          <table:table-cell office:value-type="float" office:value="25.5536" calcext:value-type="float">
            <text:p>25.5536</text:p>
          </table:table-cell>
          <table:table-cell office:value-type="float" office:value="41.52796" calcext:value-type="float">
            <text:p>41.527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NAQIRA_415E255N_S_JAZI</text:p>
          </table:table-cell>
          <table:table-cell office:value-type="string" calcext:value-type="string">
            <text:p>اربع وثلاثون میلا</text:p>
          </table:table-cell>
        </table:table-row>
        <table:table-row table:style-name="ro1">
          <table:table-cell office:value-type="string" calcext:value-type="string">
            <text:p>معدن بنى سلي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ليلة</text:p>
          </table:table-cell>
          <table:table-cell office:value-type="float" office:value="24.34402" calcext:value-type="float">
            <text:p>24.34402</text:p>
          </table:table-cell>
          <table:table-cell office:value-type="float" office:value="41.22235" calcext:value-type="float">
            <text:p>41.222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ILA_412E243N_S_JAZI</text:p>
          </table:table-cell>
          <table:table-cell office:value-type="string" calcext:value-type="string">
            <text:p>ستة وثلاثون میلا</text:p>
          </table:table-cell>
        </table:table-row>
        <table:table-row table:style-name="ro1">
          <table:table-cell office:value-type="string" calcext:value-type="string">
            <text:p>ضر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ديلة</text:p>
          </table:table-cell>
          <table:table-cell office:value-type="float" office:value="24.09211" calcext:value-type="float">
            <text:p>24.09211</text:p>
          </table:table-cell>
          <table:table-cell office:value-type="float" office:value="42.99135" calcext:value-type="float">
            <text:p>42.991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DILA_429E240N_S_JAZI</text:p>
          </table:table-cell>
          <table:table-cell office:value-type="string" calcext:value-type="string">
            <text:p>اثنان وثلاثون میلا</text:p>
          </table:table-cell>
        </table:table-row>
        <table:table-row table:style-name="ro1">
          <table:table-cell office:value-type="string" calcext:value-type="string">
            <text:p>ملح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ثينة</text:p>
          </table:table-cell>
          <table:table-cell office:value-type="float" office:value="23.22544" calcext:value-type="float">
            <text:p>23.22544</text:p>
          </table:table-cell>
          <table:table-cell office:value-type="float" office:value="41.92466" calcext:value-type="float">
            <text:p>41.9246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ATHINA_419E232N_S_JAZI</text:p>
          </table:table-cell>
          <table:table-cell office:value-type="string" calcext:value-type="string">
            <text:p>ستة وثلاثون میلا</text:p>
          </table:table-cell>
        </table:table-row>
        <table:table-row table:style-name="ro1">
          <table:table-cell office:value-type="string" calcext:value-type="string">
            <text:p>وج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ذات عرق</text:p>
          </table:table-cell>
          <table:table-cell office:value-type="float" office:value="21.62677" calcext:value-type="float">
            <text:p>21.62677</text:p>
          </table:table-cell>
          <table:table-cell office:value-type="float" office:value="40.42853" calcext:value-type="float">
            <text:p>40.4285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HATIRQ_404E216N_S_JAZI</text:p>
          </table:table-cell>
          <table:table-cell office:value-type="string" calcext:value-type="string">
            <text:p>سبعة وعشرين میلا</text:p>
          </table:table-cell>
        </table:table-row>
        <table:table-row table:style-name="ro1">
          <table:table-cell office:value-type="string" calcext:value-type="string">
            <text:p>شرف ذي الن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صلا</text:p>
          </table:table-cell>
          <table:table-cell office:value-type="float" office:value="27.85039" calcext:value-type="float">
            <text:p>27.85039</text:p>
          </table:table-cell>
          <table:table-cell office:value-type="float" office:value="35.41578" calcext:value-type="float">
            <text:p>35.4157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A_354E278N_S_JAZI</text:p>
          </table:table-cell>
          <table:table-cell/>
        </table:table-row>
        <table:table-row table:style-name="ro1">
          <table:table-cell office:value-type="string" calcext:value-type="string">
            <text:p>البحی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أحساء</text:p>
          </table:table-cell>
          <table:table-cell office:value-type="float" office:value="25.34929" calcext:value-type="float">
            <text:p>25.34929</text:p>
          </table:table-cell>
          <table:table-cell office:value-type="float" office:value="49.54137" calcext:value-type="float">
            <text:p>49.5413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HSA_495E253N_S_JAZI</text:p>
          </table:table-cell>
          <table:table-cell/>
        </table:table-row>
        <table:table-row table:style-name="ro1">
          <table:table-cell office:value-type="string" calcext:value-type="string">
            <text:p>العشی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/>
        </table:table-row>
        <table:table-row table:style-name="ro1">
          <table:table-cell office:value-type="string" calcext:value-type="string">
            <text:p>بیش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بالة</text:p>
          </table:table-cell>
          <table:table-cell office:value-type="float" office:value="20.04558" calcext:value-type="float">
            <text:p>20.04558</text:p>
          </table:table-cell>
          <table:table-cell office:value-type="float" office:value="42.41439" calcext:value-type="float">
            <text:p>42.414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BALA_424E200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کدی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صفر</text:p>
          </table:table-cell>
          <table:table-cell office:value-type="float" office:value="20.85351" calcext:value-type="float">
            <text:p>20.85351</text:p>
          </table:table-cell>
          <table:table-cell office:value-type="float" office:value="41.68929" calcext:value-type="float">
            <text:p>41.689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_416E20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ئر ابن المرتف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ی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رف البعل</text:p>
          </table:table-cell>
          <table:table-cell office:value-type="float" office:value="28.9426" calcext:value-type="float">
            <text:p>28.9426</text:p>
          </table:table-cell>
          <table:table-cell office:value-type="float" office:value="35.19783" calcext:value-type="float">
            <text:p>35.1978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HARAFDHUNAML_351E289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یض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ح</text:p>
          </table:table-cell>
          <table:table-cell office:value-type="float" office:value="26.55412" calcext:value-type="float">
            <text:p>26.55412</text:p>
          </table:table-cell>
          <table:table-cell office:value-type="float" office:value="37.99288" calcext:value-type="float">
            <text:p>37.9928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URH_379E265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شت داود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س العق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ذروا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رج</text:p>
          </table:table-cell>
          <table:table-cell office:value-type="float" office:value="34.30577" calcext:value-type="float">
            <text:p>34.30577</text:p>
          </table:table-cell>
          <table:table-cell office:value-type="float" office:value="46.22379" calcext:value-type="float">
            <text:p>46.2237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_462E343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يز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عمر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RMASIN_470E343N_S_JIBA</text:p>
          </table:table-cell>
          <table:table-cell office:value-type="string" calcext:value-type="string">
            <text:p>نصف مرحلة</text:p>
          </table:table-cell>
        </table:table-row>
        <table:table-row table:style-name="ro2">
          <table:table-cell office:value-type="string" calcext:value-type="string">
            <text:p>قلعة الحسن بن عل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هرزور</text:p>
          </table:table-cell>
          <table:table-cell office:value-type="float" office:value="35.25767" calcext:value-type="float">
            <text:p>35.25767</text:p>
          </table:table-cell>
          <table:table-cell office:value-type="float" office:value="46.01676" calcext:value-type="float">
            <text:p>46.016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HAHRAZUR_460E352N_R_JIBA</text:p>
          </table:table-cell>
          <table:table-cell office:value-type="string" calcext:value-type="string">
            <text:p>30 فرسخا</text:p>
          </table:table-cell>
        </table:table-row>
        <table:table-row table:style-name="ro1">
          <table:table-cell office:value-type="string" calcext:value-type="string">
            <text:p>ودر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اوة</text:p>
          </table:table-cell>
          <table:table-cell office:value-type="float" office:value="34.97799" calcext:value-type="float">
            <text:p>34.97799</text:p>
          </table:table-cell>
          <table:table-cell office:value-type="float" office:value="50.42711" calcext:value-type="float">
            <text:p>50.427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AWA_504E349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د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 بيست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RMASIN_470E343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عمر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فراون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ارقان</text:p>
          </table:table-cell>
          <table:table-cell office:value-type="float" office:value="33.44757" calcext:value-type="float">
            <text:p>33.44757</text:p>
          </table:table-cell>
          <table:table-cell office:value-type="float" office:value="48.7573" calcext:value-type="float">
            <text:p>48.75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DARAQAN_487E33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ير حر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دي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اق سع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بتع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رباذقان</text:p>
          </table:table-cell>
          <table:table-cell office:value-type="float" office:value="33.3812" calcext:value-type="float">
            <text:p>33.3812</text:p>
          </table:table-cell>
          <table:table-cell office:value-type="float" office:value="50.29276" calcext:value-type="float">
            <text:p>50.292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ARBADHAQAN_502E333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ن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ج وزهر</text:p>
          </table:table-cell>
          <table:table-cell office:value-type="float" office:value="33.08994" calcext:value-type="float">
            <text:p>33.08994</text:p>
          </table:table-cell>
          <table:table-cell office:value-type="float" office:value="50.95356" calcext:value-type="float">
            <text:p>50.9535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WA-ZAHR_509E330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وزك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ذخشان</text:p>
          </table:table-cell>
          <table:table-cell office:value-type="float" office:value="37.59609" calcext:value-type="float">
            <text:p>37.59609</text:p>
          </table:table-cell>
          <table:table-cell office:value-type="float" office:value="70.79525" calcext:value-type="float">
            <text:p>70.7952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DHAKHSHAN_707E375N_R_KHUR</text:p>
          </table:table-cell>
          <table:table-cell office:value-type="string" calcext:value-type="string">
            <text:p>سبعة مراحل</text:p>
          </table:table-cell>
        </table:table-row>
        <table:table-row table:style-name="ro1">
          <table:table-cell office:value-type="string" calcext:value-type="string">
            <text:p>كارباي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نجهير</text:p>
          </table:table-cell>
          <table:table-cell office:value-type="float" office:value="35.51814" calcext:value-type="float">
            <text:p>35.51814</text:p>
          </table:table-cell>
          <table:table-cell office:value-type="float" office:value="69.81804" calcext:value-type="float">
            <text:p>69.8180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NJAHIR_698E35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اميان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67.80206" calcext:value-type="float">
            <text:p>67.8020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MIYAN_678E348N_R_KHUR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اشبور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درة</text:p>
          </table:table-cell>
          <table:table-cell office:value-type="float" office:value="36.8377" calcext:value-type="float">
            <text:p>36.8377</text:p>
          </table:table-cell>
          <table:table-cell office:value-type="float" office:value="66.21231" calcext:value-type="float">
            <text:p>66.2123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DRA_662E36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ستجرد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قصر الأم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بين وم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ندخوذ</text:p>
          </table:table-cell>
          <table:table-cell office:value-type="float" office:value="36.95541" calcext:value-type="float">
            <text:p>36.95541</text:p>
          </table:table-cell>
          <table:table-cell office:value-type="float" office:value="65.16655" calcext:value-type="float">
            <text:p>65.16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DAKHUDH_651E369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حير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رينين</text:p>
          </table:table-cell>
          <table:table-cell office:value-type="float" office:value="36.5754" calcext:value-type="float">
            <text:p>36.5754</text:p>
          </table:table-cell>
          <table:table-cell office:value-type="float" office:value="62.44974" calcext:value-type="float">
            <text:p>62.449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RINAYN_624E36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سحان</text:p>
          </table:table-cell>
          <table:table-cell office:value-type="float" office:value="35.88354" calcext:value-type="float">
            <text:p>35.88354</text:p>
          </table:table-cell>
          <table:table-cell office:value-type="float" office:value="64.54957" calcext:value-type="float">
            <text:p>64.549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SHAN_645E358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ندان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لستانة</text:p>
          </table:table-cell>
          <table:table-cell office:value-type="float" office:value="37.03409" calcext:value-type="float">
            <text:p>37.03409</text:p>
          </table:table-cell>
          <table:table-cell office:value-type="float" office:value="61.47492" calcext:value-type="float">
            <text:p>61.4749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STANA_614E37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شترمغ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خس</text:p>
          </table:table-cell>
          <table:table-cell office:value-type="float" office:value="36.51694" calcext:value-type="float">
            <text:p>36.51694</text:p>
          </table:table-cell>
          <table:table-cell office:value-type="float" office:value="61.18671" calcext:value-type="float">
            <text:p>61.1867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RAKHS_611E36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بش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شور</text:p>
          </table:table-cell>
          <table:table-cell office:value-type="float" office:value="35.08069" calcext:value-type="float">
            <text:p>35.08069</text:p>
          </table:table-cell>
          <table:table-cell office:value-type="float" office:value="63.52263" calcext:value-type="float">
            <text:p>63.5226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SHUR_635E35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قاض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ورمين</text:p>
          </table:table-cell>
          <table:table-cell office:value-type="float" office:value="34.72729" calcext:value-type="float">
            <text:p>34.72729</text:p>
          </table:table-cell>
          <table:table-cell office:value-type="float" office:value="63.51568" calcext:value-type="float">
            <text:p>63.515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URMIN_635E347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ميانه</text:p>
          </table:table-cell>
          <table:table-cell office:value-type="float" office:value="34.53751" calcext:value-type="float">
            <text:p>34.53751</text:p>
          </table:table-cell>
          <table:table-cell office:value-type="float" office:value="62.7655" calcext:value-type="float">
            <text:p>62.7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MAYANAH_627E34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بش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كرزوان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63.81969" calcext:value-type="float">
            <text:p>63.819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KARZWAN_638E356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سترب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اراباذ</text:p>
          </table:table-cell>
          <table:table-cell office:value-type="float" office:value="34.3371" calcext:value-type="float">
            <text:p>34.3371</text:p>
          </table:table-cell>
          <table:table-cell office:value-type="float" office:value="63.00426" calcext:value-type="float">
            <text:p>63.0042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ABADH_630E343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ن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اميان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67.80206" calcext:value-type="float">
            <text:p>67.8020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MIYAN_678E348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ا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ون</text:p>
          </table:table-cell>
          <table:table-cell office:value-type="float" office:value="33.92591" calcext:value-type="float">
            <text:p>33.92591</text:p>
          </table:table-cell>
          <table:table-cell office:value-type="float" office:value="58.11679" calcext:value-type="float">
            <text:p>58.1167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N_581E339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ينا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ندر</text:p>
          </table:table-cell>
          <table:table-cell office:value-type="float" office:value="35.12055" calcext:value-type="float">
            <text:p>35.12055</text:p>
          </table:table-cell>
          <table:table-cell office:value-type="float" office:value="58.12875" calcext:value-type="float">
            <text:p>58.128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NDUR_581E351N_S_KHUR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ينا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وز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وك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خس</text:p>
          </table:table-cell>
          <table:table-cell office:value-type="float" office:value="36.51694" calcext:value-type="float">
            <text:p>36.51694</text:p>
          </table:table-cell>
          <table:table-cell office:value-type="float" office:value="61.18671" calcext:value-type="float">
            <text:p>61.1867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RAKHS_611E365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مد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وي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ف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بيورد</text:p>
          </table:table-cell>
          <table:table-cell office:value-type="float" office:value="37.27" calcext:value-type="float">
            <text:p>37.27</text:p>
          </table:table-cell>
          <table:table-cell office:value-type="float" office:value="59.59733" calcext:value-type="float">
            <text:p>59.597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IWARD_595E372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رية الحم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شهد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59.59168" calcext:value-type="float">
            <text:p>59.591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QAN_595E362N_S_KHUR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نشديغن/رباط؟؟؟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ري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RTHITH_584E351N_S_KHUR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اسد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ر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RTHITH_584E351N_S_KHUR</text:p>
          </table:table-cell>
          <table:table-cell office:value-type="string" calcext:value-type="string">
            <text:p>30 فرسخا</text:p>
          </table:table-cell>
        </table:table-row>
        <table:table-row table:style-name="ro1">
          <table:table-cell office:value-type="string" calcext:value-type="string">
            <text:p>سبد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زمي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جب أمير المؤمن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زمان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لور</text:p>
          </table:table-cell>
          <table:table-cell office:value-type="float" office:value="32.53782" calcext:value-type="float">
            <text:p>32.53782</text:p>
          </table:table-cell>
          <table:table-cell office:value-type="float" office:value="48.30291" calcext:value-type="float">
            <text:p>48.3029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LUR_483E325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رية الر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س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س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ز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از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إيذج</text:p>
          </table:table-cell>
          <table:table-cell office:value-type="float" office:value="31.85548" calcext:value-type="float">
            <text:p>31.85548</text:p>
          </table:table-cell>
          <table:table-cell office:value-type="float" office:value="49.87086" calcext:value-type="float">
            <text:p>49.8708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IDHAJ_498E318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ا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ط</text:p>
          </table:table-cell>
          <table:table-cell office:value-type="float" office:value="31.05807" calcext:value-type="float">
            <text:p>31.05807</text:p>
          </table:table-cell>
          <table:table-cell office:value-type="float" office:value="49.71372" calcext:value-type="float">
            <text:p>49.7137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AWMAZUTT_497E310N_R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ساب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هليزان</text:p>
          </table:table-cell>
          <table:table-cell office:value-type="float" office:value="30.77763" calcext:value-type="float">
            <text:p>30.77763</text:p>
          </table:table-cell>
          <table:table-cell office:value-type="float" office:value="49.97179" calcext:value-type="float">
            <text:p>49.9717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HLIZAN_499E307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ادي الملح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كور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سر جهنم</text:p>
          </table:table-cell>
          <table:table-cell office:value-type="float" office:value="31.4767" calcext:value-type="float">
            <text:p>31.4767</text:p>
          </table:table-cell>
          <table:table-cell office:value-type="float" office:value="50.23675" calcext:value-type="float">
            <text:p>50.2367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ISRJAHANNAM_502E314N_S_KHUZ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نت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ى سلي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يكان</text:p>
          </table:table-cell>
          <table:table-cell office:value-type="float" office:value="28.65133" calcext:value-type="float">
            <text:p>28.65133</text:p>
          </table:table-cell>
          <table:table-cell office:value-type="float" office:value="58.73846" calcext:value-type="float">
            <text:p>58.7384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RIQAN_587E286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موز</text:p>
          </table:table-cell>
          <table:table-cell office:value-type="float" office:value="27.0994" calcext:value-type="float">
            <text:p>27.0994</text:p>
          </table:table-cell>
          <table:table-cell office:value-type="float" office:value="56.94955" calcext:value-type="float">
            <text:p>56.9495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HURMUZ_569E270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بي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وغون</text:p>
          </table:table-cell>
          <table:table-cell office:value-type="float" office:value="29.61836" calcext:value-type="float">
            <text:p>29.61836</text:p>
          </table:table-cell>
          <table:table-cell office:value-type="float" office:value="57.06721" calcext:value-type="float">
            <text:p>57.0672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GHUN_570E296N_S_KIRM</text:p>
          </table:table-cell>
          <table:table-cell office:value-type="string" calcext:value-type="string">
            <text:p>فرسخا</text:p>
          </table:table-cell>
        </table:table-row>
        <table:table-row table:style-name="ro1">
          <table:table-cell office:value-type="string" calcext:value-type="string">
            <text:p>دارج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م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يرفت</text:p>
          </table:table-cell>
          <table:table-cell office:value-type="float" office:value="28.69436" calcext:value-type="float">
            <text:p>28.69436</text:p>
          </table:table-cell>
          <table:table-cell office:value-type="float" office:value="57.80498" calcext:value-type="float">
            <text:p>57.8049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IRUFT_578E286N_S_KIRM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درهف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يرفت</text:p>
          </table:table-cell>
          <table:table-cell office:value-type="float" office:value="28.69436" calcext:value-type="float">
            <text:p>28.69436</text:p>
          </table:table-cell>
          <table:table-cell office:value-type="float" office:value="57.80498" calcext:value-type="float">
            <text:p>57.8049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IRUFT_578E286N_S_KIRM</text:p>
          </table:table-cell>
          <table:table-cell office:value-type="string" calcext:value-type="string">
            <text:p>50 فرسخا</text:p>
          </table:table-cell>
        </table:table-row>
        <table:table-row table:style-name="ro1">
          <table:table-cell office:value-type="string" calcext:value-type="string">
            <text:p>الكب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ل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شقور</text:p>
          </table:table-cell>
          <table:table-cell office:value-type="float" office:value="35.28205" calcext:value-type="float">
            <text:p>35.28205</text:p>
          </table:table-cell>
          <table:table-cell office:value-type="float" office:value="-1.45702" calcext:value-type="float">
            <text:p>-1.4570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RJIKUK_014W352N_S_MAGH</text:p>
          </table:table-cell>
          <table:table-cell office:value-type="string" calcext:value-type="string">
            <text:p>ثامن مراحل في عمارات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سيلة</text:p>
          </table:table-cell>
          <table:table-cell office:value-type="float" office:value="35.66309" calcext:value-type="float">
            <text:p>35.66309</text:p>
          </table:table-cell>
          <table:table-cell office:value-type="float" office:value="4.53218" calcext:value-type="float">
            <text:p>4.5321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SILA_045E356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غ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ار ملو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ش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AHIRT_013E353N_R_MAGH</text:p>
          </table:table-cell>
          <table:table-cell office:value-type="string" calcext:value-type="string">
            <text:p>خمسا أيام</text:p>
          </table:table-cell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كناسة</text:p>
          </table:table-cell>
          <table:table-cell office:value-type="float" office:value="33.91455" calcext:value-type="float">
            <text:p>33.91455</text:p>
          </table:table-cell>
          <table:table-cell office:value-type="float" office:value="-5.56626" calcext:value-type="float">
            <text:p>-5.5662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IKNASA_055W339N_S_MAGH</text:p>
          </table:table-cell>
          <table:table-cell office:value-type="string" calcext:value-type="string">
            <text:p>أربعة أيام</text:p>
          </table:table-cell>
        </table:table-row>
        <table:table-row table:style-name="ro1">
          <table:table-cell office:value-type="string" calcext:value-type="string">
            <text:p>هههه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وارة</text:p>
          </table:table-cell>
          <table:table-cell office:value-type="float" office:value="35.55078" calcext:value-type="float">
            <text:p>35.55078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HUWARA_004E355N_S_MAGH</text:p>
          </table:table-cell>
          <table:table-cell office:value-type="string" calcext:value-type="string">
            <text:p>أربعة أيام</text:p>
          </table:table-cell>
        </table:table-row>
        <table:table-row table:style-name="ro1">
          <table:table-cell office:value-type="string" calcext:value-type="string">
            <text:p>قو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جة</text:p>
          </table:table-cell>
          <table:table-cell office:value-type="float" office:value="36.67738" calcext:value-type="float">
            <text:p>36.67738</text:p>
          </table:table-cell>
          <table:table-cell office:value-type="float" office:value="9.20563" calcext:value-type="float">
            <text:p>9.2056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BAJA_092E366N_S_MAGH</text:p>
          </table:table-cell>
          <table:table-cell office:value-type="string" calcext:value-type="string">
            <text:p>ستة أيام</text:p>
          </table:table-cell>
        </table:table-row>
        <table:table-row table:style-name="ro1">
          <table:table-cell office:value-type="string" calcext:value-type="string">
            <text:p>أنب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فنجا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ک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ستان بنى عام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ک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علا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و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ینب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اس الع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قی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دا یعقو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ا مرحلة</text:p>
          </table:table-cell>
        </table:table-row>
        <table:table-row table:style-name="ro1">
          <table:table-cell office:value-type="string" calcext:value-type="string">
            <text:p>بدا یعقو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ون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قی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دی القری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ثعلب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زیم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ثنان وثلاثون میلا</text:p>
          </table:table-cell>
        </table:table-row>
        <table:table-row table:style-name="ro1">
          <table:table-cell office:value-type="string" calcext:value-type="string">
            <text:p>الخزیمی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ج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 وعشرين میلا</text:p>
          </table:table-cell>
        </table:table-row>
        <table:table-row table:style-name="ro1">
          <table:table-cell office:value-type="string" calcext:value-type="string">
            <text:p>أج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تة وثلاثون میلا</text:p>
          </table:table-cell>
        </table:table-row>
        <table:table-row table:style-name="ro1">
          <table:table-cell office:value-type="string" calcext:value-type="string">
            <text:p>ف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حد وثلاثين میلا</text:p>
          </table:table-cell>
        </table:table-row>
        <table:table-row table:style-name="ro1">
          <table:table-cell office:value-type="string" calcext:value-type="string">
            <text:p>سمی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ا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وثلاثين میلا</text:p>
          </table:table-cell>
        </table:table-row>
        <table:table-row table:style-name="ro1">
          <table:table-cell office:value-type="string" calcext:value-type="string">
            <text:p>الربذ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عدن بنى سلي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 وعشرين میلا</text:p>
          </table:table-cell>
        </table:table-row>
        <table:table-row table:style-name="ro1">
          <table:table-cell office:value-type="string" calcext:value-type="string">
            <text:p>الحفی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حی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مانية وعشرين میلا</text:p>
          </table:table-cell>
        </table:table-row>
        <table:table-row table:style-name="ro1">
          <table:table-cell office:value-type="string" calcext:value-type="string">
            <text:p>الرحی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شج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بعة وعشرين میلا</text:p>
          </table:table-cell>
        </table:table-row>
        <table:table-row table:style-name="ro1">
          <table:table-cell office:value-type="string" calcext:value-type="string">
            <text:p>الشج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فر ابى موس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تة وثلاثون میلا</text:p>
          </table:table-cell>
        </table:table-row>
        <table:table-row table:style-name="ro1">
          <table:table-cell office:value-type="string" calcext:value-type="string">
            <text:p>حفر ابى موس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او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ثنان وثلاثون میلا</text:p>
          </table:table-cell>
        </table:table-row>
        <table:table-row table:style-name="ro1">
          <table:table-cell office:value-type="string" calcext:value-type="string">
            <text:p>ماو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ذات العش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سعة وعشرين میلا</text:p>
          </table:table-cell>
        </table:table-row>
        <table:table-row table:style-name="ro1">
          <table:table-cell office:value-type="string" calcext:value-type="string">
            <text:p>دات العش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ینسوع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وعشرون میلا</text:p>
          </table:table-cell>
        </table:table-row>
        <table:table-row table:style-name="ro1">
          <table:table-cell office:value-type="string" calcext:value-type="string">
            <text:p>الینسوع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م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سعة وعشرين میلا</text:p>
          </table:table-cell>
        </table:table-row>
        <table:table-row table:style-name="ro1">
          <table:table-cell office:value-type="string" calcext:value-type="string">
            <text:p>جدی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لح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ة وثلاثين میلا</text:p>
          </table:table-cell>
        </table:table-row>
        <table:table-row table:style-name="ro2">
          <table:table-cell office:value-type="string" calcext:value-type="string">
            <text:p>الشبيكة(السنبلة)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ج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ون میلا</text:p>
          </table:table-cell>
        </table:table-row>
        <table:table-row table:style-name="ro1">
          <table:table-cell office:value-type="string" calcext:value-type="string">
            <text:p>شرف ذي الن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د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د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ع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د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نز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</text:p>
          </table:table-cell>
        </table:table-row>
        <table:table-row table:style-name="ro1">
          <table:table-cell office:value-type="string" calcext:value-type="string">
            <text:p>مد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نز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string" calcext:value-type="string">
            <text:p>منز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كلا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كلا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غ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غ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رحت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رحت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یض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یض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دی القری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ب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ضبة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ص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ونید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العون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حبة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الرح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نخوس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منخ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حیرة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عج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ضو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 وعشرين میلا</text:p>
          </table:table-cell>
        </table:table-row>
        <table:table-row table:style-name="ro1">
          <table:table-cell office:value-type="string" calcext:value-type="string">
            <text:p>عضو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ئر السلاح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ون میلا</text:p>
          </table:table-cell>
        </table:table-row>
        <table:table-row table:style-name="ro1">
          <table:table-cell office:value-type="string" calcext:value-type="string">
            <text:p>کث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یبنب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یبنب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یبنب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2">
          <table:table-cell office:value-type="string" calcext:value-type="string">
            <text:p>جرش/یبنب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2">
          <table:table-cell office:value-type="string" calcext:value-type="string">
            <text:p>جرش/یبنب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string" calcext:value-type="string">
            <text:p>رن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کدی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ک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ئر ابن المرتف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رف الصل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نب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رف النب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ض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ض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ون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ونی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ح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ح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نخ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نخ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حی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حی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إحس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إحس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ع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ع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کلا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کلای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غ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غ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رحت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رحت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یض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کحل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کحل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string" calcext:value-type="string">
            <text:p>کحل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کحل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string" calcext:value-type="string">
            <text:p>مطا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c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حار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سحاق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سحاق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حرا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محرا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دا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رم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حرا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جام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صلي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دير بازم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سك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دب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م العض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زارع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علثا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ح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قيس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ئ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د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د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ك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فصاف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م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مند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سمند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ج قيس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نق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سر شاغ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جسر شاغ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نقموذ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قموذ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لعب المل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لعب المل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ارف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ارف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سطنطي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ن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ن نحل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فش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قبة الشهد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قبة الشهد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أفلاغو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فلاغو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ونش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ونش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مولص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مولص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لد ابن السوانيط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د ابن السوانيط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وس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طابو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لد ابن الملا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لد ابن الملا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حيرة الحلو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حيرة الحلو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صن صاع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نطاك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ذق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أيام</text:p>
          </table:table-cell>
        </table:table-row>
        <table:table-row table:style-name="ro1">
          <table:table-cell office:value-type="string" calcext:value-type="string">
            <text:p>ق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فرسلا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رسوف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حلة الكبي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سك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دير النصا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خلص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ذات السلاس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فسط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ومين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ومين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ف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ف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رمس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غاض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ج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وي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وي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نزل ابن بند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كرس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ح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دا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اكن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اكن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غ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ومين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اسك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سدو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رسط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سط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اشد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بخة منهوس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لد رو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د رو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م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وب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ر الف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صر الف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ليت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ئر الجما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ر الد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وس الأدن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وس الأقص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وعشرون يوما</text:p>
          </table:table-cell>
        </table:table-row>
        <table:table-row table:style-name="ro1">
          <table:table-cell office:value-type="string" calcext:value-type="string">
            <text:p>فل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وس الأقص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ون مراحل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ب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غ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ين العصاف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ار ملو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ب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بس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غ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ين العصاف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ار ملو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شبيل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اشبيل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ستج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 على سمت القبلة</text:p>
          </table:table-cell>
        </table:table-row>
        <table:table-row table:style-name="ro1">
          <table:table-cell office:value-type="string" calcext:value-type="string">
            <text:p>برسخان الأع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وضع بغراخا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تة مراحل</text:p>
          </table:table-cell>
        </table:table-row>
        <table:table-row table:style-name="ro1">
          <table:table-cell office:value-type="string" calcext:value-type="string">
            <text:p>جاج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صامغ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شاو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دوخك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نكث الشا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عدن الفض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عدن الفض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اج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اب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ساباط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اوك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يم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خ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رم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مز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أم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راب س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اراب س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ذخي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ذخي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وكبا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وزارم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وزو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خش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ين فرسخا في مفازة</text:p>
          </table:table-cell>
        </table:table-row>
        <table:table-row table:style-name="ro1">
          <table:table-cell office:value-type="string" calcext:value-type="string">
            <text:p>وروال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أندرا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ارباي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احل</text:p>
          </table:table-cell>
        </table:table-row>
        <table:table-row table:style-name="ro1">
          <table:table-cell office:value-type="string" calcext:value-type="string">
            <text:p>الفاري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شاوك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رم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ا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شبور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ست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وبين وم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نى غي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ك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دي 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حير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ش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لقاض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ز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وال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وال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سر ح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سر ح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البا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سناخ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سناخ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ن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فيروزق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يغ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يغ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كش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كش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نجوا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جوا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رس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الاوق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نكل 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نكل 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غر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غر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خ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خ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جو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ست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ن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ن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ش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ش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دي ف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و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اش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ش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ناة س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ناة س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جبل الأسو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جبل الأسو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ا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ا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ينا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الن كواخر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وز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وز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لن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لن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مد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لكا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ار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ار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مخك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ي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ر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ر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د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زاو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وي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يش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رية الحمر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امغ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رمج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مج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علياباذ؟؟؟ پانوی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ما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هي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ينازا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ملوت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ملوت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ج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ج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بد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س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م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م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ز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ز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بار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باد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إسبيد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لرص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بيل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ول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2">
          <table:table-cell office:value-type="string" calcext:value-type="string">
            <text:p>الدول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هن 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ال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شتاذ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تر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م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دم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يلكون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2">
          <table:table-cell office:value-type="string" calcext:value-type="string">
            <text:p>نش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3 أيام</text:p>
          </table:table-cell>
        </table:table-row>
        <table:table-row table:style-name="ro2">
          <table:table-cell office:value-type="string" calcext:value-type="string">
            <text:p>خ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لعة يون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 مراحل</text:p>
          </table:table-cell>
        </table:table-row>
        <table:table-row table:style-name="ro1">
          <table:table-cell office:value-type="string" calcext:value-type="string">
            <text:p>قلعة يون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لعصبيا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ههه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بل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تبل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ش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لكز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لكز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احل</text:p>
          </table:table-cell>
        </table:table-row>
        <table:table-row table:style-name="ro1">
          <table:table-cell office:value-type="string" calcext:value-type="string">
            <text:p>سرا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ولس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ه 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وسى 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ابر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بر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ر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ر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وم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ههه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نش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 ثقال</text:p>
          </table:table-cell>
        </table:table-row>
        <table:table-row table:style-name="ro1">
          <table:table-cell office:value-type="string" calcext:value-type="string">
            <text:p>تل و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ب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خب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ين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ك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مسا مراحل</text:p>
          </table:table-cell>
        </table:table-row>
        <table:table-row table:style-name="ro1">
          <table:table-cell office:value-type="string" calcext:value-type="string">
            <text:p>ا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ي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ي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سط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سط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شكوي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شكوي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در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صد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وذ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وذ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ج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د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ج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واد مقو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واد مقول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وز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وز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زان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زان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آ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آ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ج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ج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ج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ج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ر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ر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سك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سكا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ج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فراون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ابرخو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برخو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كوي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كوي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زمان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ان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بتع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ماري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زمي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كلباي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ج ابى دلف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صن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م العض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تير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هر العب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العب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خوز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سحاق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جسر المحت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جسر المحتر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صن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العبا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سكر ابى جع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ن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ساب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ب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دي الملح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يت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زيت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حب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ب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ند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د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ن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جنب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ز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ز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خوي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نيسة المج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نيسة المج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نيسة المج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ي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عي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ين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رن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ر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ر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رمو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ستاق الرستا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ستاق الرستا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ه زندا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يمار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ومه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زرودو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هر م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م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نت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اس الس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زياد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ياد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ب أمير المؤمن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أمير المؤمن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اس الدني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رز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م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رز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رز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حط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شت ارز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زياد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ب أمير المؤمن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أ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لعة المج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اء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زر ساب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مس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لاه وك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ماه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رية ابن بند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عفر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ورد وكل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رد وكل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هرجان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هرجاناو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ش وبو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لنج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ر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رك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سبيذدش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سبيذدش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عاد وجو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وغ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س وجك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س وجك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و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هرو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صر مهد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ارج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رم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تيز مكر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5 مراحل</text:p>
          </table:table-cell>
        </table:table-row>
        <table:table-row table:style-name="ro1">
          <table:table-cell office:value-type="string" calcext:value-type="string">
            <text:p>ك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نزب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فهل فه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صف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2">
          <table:table-cell office:value-type="string" calcext:value-type="string">
            <text:p>ارماب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ي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2">
          <table:table-cell office:value-type="string" calcext:value-type="string">
            <text:p>قزد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نكا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80 فرسخا</text:p>
          </table:table-cell>
        </table:table-row>
        <table:table-row table:style-name="ro2">
          <table:table-cell office:value-type="string" calcext:value-type="string">
            <text:p>كنكا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ي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80 فرسخا</text:p>
          </table:table-cell>
        </table:table-row>
        <table:table-row table:style-name="ro2">
          <table:table-cell office:value-type="string" calcext:value-type="string">
            <text:p>سي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لا ش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80 فرسخا</text:p>
          </table:table-cell>
        </table:table-row>
        <table:table-row table:style-name="ro2">
          <table:table-cell office:value-type="string" calcext:value-type="string">
            <text:p>ولا ش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اغ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0 فرسخا</text:p>
          </table:table-cell>
        </table:table-row>
        <table:table-row table:style-name="ro2">
          <table:table-cell office:value-type="string" calcext:value-type="string">
            <text:p>قزد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ش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50 فرسخا</text:p>
          </table:table-cell>
        </table:table-row>
        <table:table-row table:style-name="ro2">
          <table:table-cell office:value-type="string" calcext:value-type="string">
            <text:p>سرى ش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هر سلي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20 فرسخا</text:p>
          </table:table-cell>
        </table:table-row>
        <table:table-row table:style-name="ro2">
          <table:table-cell office:value-type="string" calcext:value-type="string">
            <text:p>نهر سلي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رهف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50 فرسخا</text:p>
          </table:table-cell>
        </table:table-row>
        <table:table-row table:style-name="ro1">
          <table:table-cell office:value-type="string" calcext:value-type="string">
            <text:p>ان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ان</text:p>
          </table:table-cell>
        </table:table-row>
        <table:table-row table:style-name="ro1">
          <table:table-cell office:value-type="string" calcext:value-type="string">
            <text:p>سموقمو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لونية العوفي</text:p>
          </table:table-cell>
          <table:table-cell office:value-type="float" office:value="40.32189" calcext:value-type="float">
            <text:p>40.32189</text:p>
          </table:table-cell>
          <table:table-cell office:value-type="float" office:value="38.49484" calcext:value-type="float">
            <text:p>38.4948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UNIYAAWFI_384E403N_S_RIHA</text:p>
          </table:table-cell>
          <table:table-cell office:value-type="string" calcext:value-type="string">
            <text:p>مرحلتين</text:p>
          </table:table-cell>
        </table:table-row>
        <table:table-row table:style-name="ro2">
          <table:table-cell office:value-type="string" calcext:value-type="string">
            <text:p>الديل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</text:p>
          </table:table-cell>
          <table:table-cell office:value-type="string" calcext:value-type="string">
            <text:p>12 مرحلة</text:p>
          </table:table-cell>
        </table:table-row>
        <table:table-row table:style-name="ro2">
          <table:table-cell office:value-type="string" calcext:value-type="string">
            <text:p>أسترا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RIYA_531E365N_S_RIHA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كهن 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وغكان</text:p>
          </table:table-cell>
          <table:table-cell office:value-type="float" office:value="39.33548" calcext:value-type="float">
            <text:p>39.33548</text:p>
          </table:table-cell>
          <table:table-cell office:value-type="float" office:value="48.50179" calcext:value-type="float">
            <text:p>48.5017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UGHAN_485E393N_R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هشتاذ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شماخية</text:p>
          </table:table-cell>
          <table:table-cell office:value-type="float" office:value="40.67871" calcext:value-type="float">
            <text:p>40.67871</text:p>
          </table:table-cell>
          <table:table-cell office:value-type="float" office:value="48.68505" calcext:value-type="float">
            <text:p>48.6850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AKHIYYA_486E406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يون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اب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سر سمور</text:p>
          </table:table-cell>
          <table:table-cell office:value-type="float" office:value="41.84983" calcext:value-type="float">
            <text:p>41.84983</text:p>
          </table:table-cell>
          <table:table-cell office:value-type="float" office:value="48.48301" calcext:value-type="float">
            <text:p>48.4830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ISRSAMUR_484E418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قلعة ابن كند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فليس</text:p>
          </table:table-cell>
          <table:table-cell office:value-type="float" office:value="42.0841" calcext:value-type="float">
            <text:p>42.0841</text:p>
          </table:table-cell>
          <table:table-cell office:value-type="float" office:value="44.83734" calcext:value-type="float">
            <text:p>44.8373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IFLIS_448E420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خ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LAMAS_448E382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أرم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رقان</text:p>
          </table:table-cell>
          <table:table-cell office:value-type="float" office:value="37.72041" calcext:value-type="float">
            <text:p>37.72041</text:p>
          </table:table-cell>
          <table:table-cell office:value-type="float" office:value="45.98591" calcext:value-type="float">
            <text:p>45.9859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KHARRAQAN_459E377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خر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بريز</text:p>
          </table:table-cell>
          <table:table-cell office:value-type="float" office:value="38.06387" calcext:value-type="float">
            <text:p>38.06387</text:p>
          </table:table-cell>
          <table:table-cell office:value-type="float" office:value="46.33121" calcext:value-type="float">
            <text:p>46.331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ABRIZ_463E380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لس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وسى آبا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نش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بيل</text:p>
          </table:table-cell>
          <table:table-cell office:value-type="float" office:value="40.16468" calcext:value-type="float">
            <text:p>40.16468</text:p>
          </table:table-cell>
          <table:table-cell office:value-type="float" office:value="44.68562" calcext:value-type="float">
            <text:p>44.6856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BIL_446E401N_S_RIHA</text:p>
          </table:table-cell>
          <table:table-cell office:value-type="string" calcext:value-type="string">
            <text:p>مرحلتين ثقال</text:p>
          </table:table-cell>
        </table:table-row>
        <table:table-row table:style-name="ro1">
          <table:table-cell office:value-type="string" calcext:value-type="string">
            <text:p>سابرخ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زنجان</text:p>
          </table:table-cell>
          <table:table-cell office:value-type="float" office:value="36.66235" calcext:value-type="float">
            <text:p>36.66235</text:p>
          </table:table-cell>
          <table:table-cell office:value-type="float" office:value="48.5053" calcext:value-type="float">
            <text:p>48.505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ZANJAN_485E366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ولس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ك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جيش</text:p>
          </table:table-cell>
          <table:table-cell office:value-type="float" office:value="39.0223" calcext:value-type="float">
            <text:p>39.0223</text:p>
          </table:table-cell>
          <table:table-cell office:value-type="float" office:value="43.35895" calcext:value-type="float">
            <text:p>43.3589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JISH_433E390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یثر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ويدية</text:p>
          </table:table-cell>
          <table:table-cell office:value-type="float" office:value="36.0896" calcext:value-type="float">
            <text:p>36.0896</text:p>
          </table:table-cell>
          <table:table-cell office:value-type="float" office:value="35.99387" calcext:value-type="float">
            <text:p>35.993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WAYDIYYA_359E360N_S_SHAM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يع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LABAKK_361E340N_S_SHAM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الزبدان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ن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قطيفة</text:p>
          </table:table-cell>
          <table:table-cell office:value-type="float" office:value="33.74546" calcext:value-type="float">
            <text:p>33.74546</text:p>
          </table:table-cell>
          <table:table-cell office:value-type="float" office:value="36.60247" calcext:value-type="float">
            <text:p>36.6024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UTAYYIFA_366E337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راع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صافة</text:p>
          </table:table-cell>
          <table:table-cell office:value-type="float" office:value="35.60242" calcext:value-type="float">
            <text:p>35.60242</text:p>
          </table:table-cell>
          <table:table-cell office:value-type="float" office:value="38.77933" calcext:value-type="float">
            <text:p>38.7793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USAFA_387E356N_S_SHA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ريد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عين الح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LABAKK_361E340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جدل سل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قاو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صغر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5.46845" calcext:value-type="float">
            <text:p>35.468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GHAR_354E310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هر الارد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مان</text:p>
          </table:table-cell>
          <table:table-cell office:value-type="float" office:value="31.93113" calcext:value-type="float">
            <text:p>31.93113</text:p>
          </table:table-cell>
          <table:table-cell office:value-type="float" office:value="35.91903" calcext:value-type="float">
            <text:p>35.9190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MMAN_359E31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ري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يت الرام</text:p>
          </table:table-cell>
          <table:table-cell office:value-type="float" office:value="31.80167" calcext:value-type="float">
            <text:p>31.80167</text:p>
          </table:table-cell>
          <table:table-cell office:value-type="float" office:value="35.60287" calcext:value-type="float">
            <text:p>35.602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RAM_356E318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عم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آب</text:p>
          </table:table-cell>
          <table:table-cell office:value-type="float" office:value="31.2579" calcext:value-type="float">
            <text:p>31.2579</text:p>
          </table:table-cell>
          <table:table-cell office:value-type="float" office:value="35.73272" calcext:value-type="float">
            <text:p>35.732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MAAB_357E31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عمي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زرقاء</text:p>
          </table:table-cell>
          <table:table-cell office:value-type="float" office:value="32.07029" calcext:value-type="float">
            <text:p>32.07029</text:p>
          </table:table-cell>
          <table:table-cell office:value-type="float" office:value="36.08689" calcext:value-type="float">
            <text:p>36.0868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RQA_360E320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فرسابا</text:p>
          </table:table-cell>
          <table:table-cell office:value-type="float" office:value="32.17778" calcext:value-type="float">
            <text:p>32.17778</text:p>
          </table:table-cell>
          <table:table-cell office:value-type="float" office:value="34.88134" calcext:value-type="float">
            <text:p>34.8813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SABA_348E32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كنيسة</text:p>
          </table:table-cell>
          <table:table-cell office:value-type="float" office:value="32.7475" calcext:value-type="float">
            <text:p>32.7475</text:p>
          </table:table-cell>
          <table:table-cell office:value-type="float" office:value="34.95381" calcext:value-type="float">
            <text:p>34.9538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NISA_349E327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ياف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عسقلان</text:p>
          </table:table-cell>
          <table:table-cell office:value-type="float" office:value="31.66572" calcext:value-type="float">
            <text:p>31.66572</text:p>
          </table:table-cell>
          <table:table-cell office:value-type="float" office:value="34.55455" calcext:value-type="float">
            <text:p>34.554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SQALAN_345E31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حف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يلة</text:p>
          </table:table-cell>
          <table:table-cell office:value-type="float" office:value="29.57226" calcext:value-type="float">
            <text:p>29.57226</text:p>
          </table:table-cell>
          <table:table-cell office:value-type="float" office:value="34.94527" calcext:value-type="float">
            <text:p>34.9452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YLA_349E29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ا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غور</text:p>
          </table:table-cell>
          <table:table-cell office:value-type="float" office:value="31.86882" calcext:value-type="float">
            <text:p>31.86882</text:p>
          </table:table-cell>
          <table:table-cell office:value-type="float" office:value="35.48149" calcext:value-type="float">
            <text:p>35.4814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WR_354E318N_R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س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سراب</text:p>
          </table:table-cell>
          <table:table-cell office:value-type="float" office:value="31.85842" calcext:value-type="float">
            <text:p>31.85842</text:p>
          </table:table-cell>
          <table:table-cell office:value-type="float" office:value="66.38343" calcext:value-type="float">
            <text:p>66.3834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SARAB_663E318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جو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يسار</text:p>
          </table:table-cell>
          <table:table-cell office:value-type="float" office:value="32.4844" calcext:value-type="float">
            <text:p>32.4844</text:p>
          </table:table-cell>
          <table:table-cell office:value-type="float" office:value="67.33448" calcext:value-type="float">
            <text:p>67.3344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HAYSAR_673E324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ن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الحجرية</text:p>
          </table:table-cell>
          <table:table-cell office:value-type="float" office:value="31.39074" calcext:value-type="float">
            <text:p>31.39074</text:p>
          </table:table-cell>
          <table:table-cell office:value-type="float" office:value="65.88026" calcext:value-type="float">
            <text:p>65.88026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HAJARIYYA_658E313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شت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وين</text:p>
          </table:table-cell>
          <table:table-cell office:value-type="float" office:value="31.72221" calcext:value-type="float">
            <text:p>31.72221</text:p>
          </table:table-cell>
          <table:table-cell office:value-type="float" office:value="61.60731" calcext:value-type="float">
            <text:p>61.6073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UWAYN_616E317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ادي ف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ه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كرودين</text:p>
          </table:table-cell>
          <table:table-cell office:value-type="float" office:value="31.38151" calcext:value-type="float">
            <text:p>31.38151</text:p>
          </table:table-cell>
          <table:table-cell office:value-type="float" office:value="63.14407" calcext:value-type="float">
            <text:p>63.1440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KARUDIN_631E313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عبد ال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UST_643E313N_R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غ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المل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LISH_676E296N_R_SIJI</text:p>
          </table:table-cell>
          <table:table-cell office:value-type="string" calcext:value-type="string">
            <text:p>10 مراحل</text:p>
          </table:table-cell>
        </table:table-row>
        <table:table-row table:style-name="ro2">
          <table:table-cell office:value-type="string" calcext:value-type="string">
            <text:p>فنزب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زك</text:p>
          </table:table-cell>
          <table:table-cell office:value-type="float" office:value="27.36457" calcext:value-type="float">
            <text:p>27.36457</text:p>
          </table:table-cell>
          <table:table-cell office:value-type="float" office:value="62.26752" calcext:value-type="float">
            <text:p>62.2675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ZAK_622E273N_S_SIND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اصفق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ند</text:p>
          </table:table-cell>
          <table:table-cell office:value-type="float" office:value="26.0929" calcext:value-type="float">
            <text:p>26.0929</text:p>
          </table:table-cell>
          <table:table-cell office:value-type="float" office:value="62.05375" calcext:value-type="float">
            <text:p>62.0537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ND_620E260N_S_SIND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مشك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الق</text:p>
          </table:table-cell>
          <table:table-cell office:value-type="float" office:value="27.64173" calcext:value-type="float">
            <text:p>27.64173</text:p>
          </table:table-cell>
          <table:table-cell office:value-type="float" office:value="62.64811" calcext:value-type="float">
            <text:p>62.6481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JALQ_626E276N_S_SIND</text:p>
          </table:table-cell>
          <table:table-cell office:value-type="string" calcext:value-type="string">
            <text:p>30 فرسخا</text:p>
          </table:table-cell>
        </table:table-row>
        <table:table-row table:style-name="ro2">
          <table:table-cell office:value-type="string" calcext:value-type="string">
            <text:p>سيم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رنديب</text:p>
          </table:table-cell>
          <table:table-cell office:value-type="float" office:value="7.60759" calcext:value-type="float">
            <text:p>7.60759</text:p>
          </table:table-cell>
          <table:table-cell office:value-type="float" office:value="80.81976" calcext:value-type="float">
            <text:p>80.8197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SARANDIB_808E076N_R_SIND</text:p>
          </table:table-cell>
          <table:table-cell office:value-type="string" calcext:value-type="string">
            <text:p>15 مراحل</text:p>
          </table:table-cell>
        </table:table-row>
        <table:table-row table:style-name="ro1">
          <table:table-cell office:value-type="string" calcext:value-type="string">
            <text:p>المل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سمد</text:p>
          </table:table-cell>
          <table:table-cell office:value-type="float" office:value="29.12094" calcext:value-type="float">
            <text:p>29.12094</text:p>
          </table:table-cell>
          <table:table-cell office:value-type="float" office:value="70.8735" calcext:value-type="float">
            <text:p>70.873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SMAD_708E291N_S_SIND</text:p>
          </table:table-cell>
          <table:table-cell office:value-type="string" calcext:value-type="string">
            <text:p>مرحلتان</text:p>
          </table:table-cell>
        </table:table-row>
        <table:table-row table:style-name="ro1">
          <table:table-cell office:value-type="string" calcext:value-type="string">
            <text:p>قل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خسيك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امغ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جندة</text:p>
          </table:table-cell>
          <table:table-cell office:value-type="float" office:value="40.24606" calcext:value-type="float">
            <text:p>40.24606</text:p>
          </table:table-cell>
          <table:table-cell office:value-type="float" office:value="69.63107" calcext:value-type="float">
            <text:p>69.6310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UJANDA_696E40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وخك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متاج</text:p>
          </table:table-cell>
          <table:table-cell office:value-type="float" office:value="42.56503" calcext:value-type="float">
            <text:p>42.56503</text:p>
          </table:table-cell>
          <table:table-cell office:value-type="float" office:value="70.50767" calcext:value-type="float">
            <text:p>70.507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MTAJ_705E42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نز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شاوغر</text:p>
          </table:table-cell>
          <table:table-cell office:value-type="float" office:value="43.25" calcext:value-type="float">
            <text:p>43.25</text:p>
          </table:table-cell>
          <table:table-cell office:value-type="float" office:value="68.3157" calcext:value-type="float">
            <text:p>68.315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AWAGHAR_683E432N_S_TRAN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أسبيج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نهر الشا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ج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ترمغان</text:p>
          </table:table-cell>
          <table:table-cell office:value-type="float" office:value="40.78105" calcext:value-type="float">
            <text:p>40.78105</text:p>
          </table:table-cell>
          <table:table-cell office:value-type="float" office:value="70.89318" calcext:value-type="float">
            <text:p>70.8931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URMUGHAN_708E407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اوك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جندة</text:p>
          </table:table-cell>
          <table:table-cell office:value-type="float" office:value="40.24606" calcext:value-type="float">
            <text:p>40.24606</text:p>
          </table:table-cell>
          <table:table-cell office:value-type="float" office:value="69.63107" calcext:value-type="float">
            <text:p>69.6310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UJANDA_696E40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دبوس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مينية</text:p>
          </table:table-cell>
          <table:table-cell office:value-type="float" office:value="40.14581" calcext:value-type="float">
            <text:p>40.14581</text:p>
          </table:table-cell>
          <table:table-cell office:value-type="float" office:value="65.40937" calcext:value-type="float">
            <text:p>65.4093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MIINIYYA_654E40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ا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يكند</text:p>
          </table:table-cell>
          <table:table-cell office:value-type="float" office:value="39.55752" calcext:value-type="float">
            <text:p>39.55752</text:p>
          </table:table-cell>
          <table:table-cell office:value-type="float" office:value="64.07172" calcext:value-type="float">
            <text:p>64.0717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YKAND_640E39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جكم</text:p>
          </table:table-cell>
          <table:table-cell office:value-type="float" office:value="39.58498" calcext:value-type="float">
            <text:p>39.58498</text:p>
          </table:table-cell>
          <table:table-cell office:value-type="float" office:value="64.73843" calcext:value-type="float">
            <text:p>64.738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IKAM_647E39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سع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زدة</text:p>
          </table:table-cell>
          <table:table-cell office:value-type="float" office:value="39.03468" calcext:value-type="float">
            <text:p>39.03468</text:p>
          </table:table-cell>
          <table:table-cell office:value-type="float" office:value="65.44949" calcext:value-type="float">
            <text:p>65.4494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ZDA_654E39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مز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تاش</text:p>
          </table:table-cell>
          <table:table-cell office:value-type="float" office:value="39.99849" calcext:value-type="float">
            <text:p>39.99849</text:p>
          </table:table-cell>
          <table:table-cell office:value-type="float" office:value="63.82036" calcext:value-type="float">
            <text:p>63.820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ASH_638E399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وروخ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رمل</text:p>
          </table:table-cell>
          <table:table-cell office:value-type="float" office:value="40.13581" calcext:value-type="float">
            <text:p>40.13581</text:p>
          </table:table-cell>
          <table:table-cell office:value-type="float" office:value="63.16025" calcext:value-type="float">
            <text:p>63.160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ML_631E40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جكرب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حسن</text:p>
          </table:table-cell>
          <table:table-cell office:value-type="float" office:value="40.50009" calcext:value-type="float">
            <text:p>40.50009</text:p>
          </table:table-cell>
          <table:table-cell office:value-type="float" office:value="62.28269" calcext:value-type="float">
            <text:p>62.28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HASAN_622E40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ضيق 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خاس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وزكا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وايخان</text:p>
          </table:table-cell>
          <table:table-cell office:value-type="float" office:value="42.0552" calcext:value-type="float">
            <text:p>42.0552</text:p>
          </table:table-cell>
          <table:table-cell office:value-type="float" office:value="60.19436" calcext:value-type="float">
            <text:p>60.194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YKHAN_601E420N_S_TRAN</text:p>
          </table:table-cell>
          <table:table-cell office:value-type="string" calcext:value-type="string">
            <text:p>مرحلة على اليمين</text:p>
          </table:table-cell>
        </table:table-row>
        <table:table-row table:style-name="ro1">
          <table:table-cell office:value-type="string" calcext:value-type="string">
            <text:p>على الي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وباغ</text:p>
          </table:table-cell>
          <table:table-cell office:value-type="float" office:value="42.2688" calcext:value-type="float">
            <text:p>42.2688</text:p>
          </table:table-cell>
          <table:table-cell office:value-type="float" office:value="59.81853" calcext:value-type="float">
            <text:p>59.8185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BAGH_598E42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س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ردرا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غردمان</text:p>
          </table:table-cell>
          <table:table-cell office:value-type="float" office:value="41.88381" calcext:value-type="float">
            <text:p>41.88381</text:p>
          </table:table-cell>
          <table:table-cell office:value-type="float" office:value="60.37258" calcext:value-type="float">
            <text:p>60.372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GHARDAMAN_603E41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وزارم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دسكاخان خاس</text:p>
          </table:table-cell>
          <table:table-cell office:value-type="float" office:value="41.84474" calcext:value-type="float">
            <text:p>41.84474</text:p>
          </table:table-cell>
          <table:table-cell office:value-type="float" office:value="59.93725" calcext:value-type="float">
            <text:p>59.937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SKAKHANKHAS_599E418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زردوخ بر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هزاراسب</text:p>
          </table:table-cell>
          <table:table-cell office:value-type="float" office:value="41.2861" calcext:value-type="float">
            <text:p>41.2861</text:p>
          </table:table-cell>
          <table:table-cell office:value-type="float" office:value="61.09517" calcext:value-type="float">
            <text:p>61.095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HAZARASB_610E412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روزو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وزوار</text:p>
          </table:table-cell>
          <table:table-cell office:value-type="float" office:value="42.00196" calcext:value-type="float">
            <text:p>42.00196</text:p>
          </table:table-cell>
          <table:table-cell office:value-type="float" office:value="59.39815" calcext:value-type="float">
            <text:p>59.3981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ZWAR_593E42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خش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عشرة مراحل</text:p>
          </table:table-cell>
        </table:table-row>
        <table:table-row table:style-name="ro1">
          <table:table-cell office:value-type="string" calcext:value-type="string">
            <text:p>خرم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كث</text:p>
          </table:table-cell>
          <table:table-cell office:value-type="float" office:value="41.72062" calcext:value-type="float">
            <text:p>41.72062</text:p>
          </table:table-cell>
          <table:table-cell office:value-type="float" office:value="60.70385" calcext:value-type="float">
            <text:p>60.703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TH_607E417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روراح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یحص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لسحول</text:p>
          </table:table-cell>
          <table:table-cell office:value-type="float" office:value="14.1937" calcext:value-type="float">
            <text:p>14.1937</text:p>
          </table:table-cell>
          <table:table-cell office:value-type="float" office:value="44.03504" calcext:value-type="float">
            <text:p>44.0350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UHUL_440E141N_R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جيش</text:p>
          </table:table-cell>
          <table:table-cell office:value-type="float" office:value="39.0223" calcext:value-type="float">
            <text:p>39.0223</text:p>
          </table:table-cell>
          <table:table-cell office:value-type="float" office:value="43.35895" calcext:value-type="float">
            <text:p>43.3589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JISH_433E390N_S_RIHA</text:p>
          </table:table-cell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</text:p>
          </table:table-cell>
          <table:table-cell office:value-type="string" calcext:value-type="string">
            <text:p>ثلاثا مراحل</text:p>
          </table:table-cell>
        </table:table-row>
        <table:table-row table:style-name="ro1">
          <table:table-cell office:value-type="string" calcext:value-type="string">
            <text:p>باجروان</text:p>
          </table:table-cell>
          <table:table-cell office:value-type="float" office:value="39.2256" calcext:value-type="float">
            <text:p>39.2256</text:p>
          </table:table-cell>
          <table:table-cell office:value-type="float" office:value="48.12475" calcext:value-type="float">
            <text:p>48.124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JARWAN_481E392N_R_RIHA</text:p>
          </table:table-cell>
          <table:table-cell office:value-type="string" calcext:value-type="string">
            <text:p>الرقة</text:p>
          </table:table-cell>
          <table:table-cell office:value-type="float" office:value="35.9493" calcext:value-type="float">
            <text:p>35.9493</text:p>
          </table:table-cell>
          <table:table-cell office:value-type="float" office:value="39.05128" calcext:value-type="float">
            <text:p>39.0512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AQQA_390E359N_S_AQUR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</text:p>
          </table:table-cell>
          <table:table-cell office:value-type="string" calcext:value-type="string">
            <text:p>سيسر</text:p>
          </table:table-cell>
          <table:table-cell office:value-type="float" office:value="35.31623" calcext:value-type="float">
            <text:p>35.31623</text:p>
          </table:table-cell>
          <table:table-cell office:value-type="float" office:value="46.98439" calcext:value-type="float">
            <text:p>46.9843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ISAR_469E353N_S_JIB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</text:p>
          </table:table-cell>
          <table:table-cell office:value-type="string" calcext:value-type="string">
            <text:p>يون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دبيل</text:p>
          </table:table-cell>
          <table:table-cell office:value-type="float" office:value="40.16468" calcext:value-type="float">
            <text:p>40.16468</text:p>
          </table:table-cell>
          <table:table-cell office:value-type="float" office:value="44.68562" calcext:value-type="float">
            <text:p>44.6856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BIL_446E401N_S_RIHA</text:p>
          </table:table-cell>
          <table:table-cell office:value-type="string" calcext:value-type="string">
            <text:p>نش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خونج</text:p>
          </table:table-cell>
          <table:table-cell office:value-type="float" office:value="37.38856" calcext:value-type="float">
            <text:p>37.38856</text:p>
          </table:table-cell>
          <table:table-cell office:value-type="float" office:value="47.2569" calcext:value-type="float">
            <text:p>47.25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J_472E373N_S_RIHA</text:p>
          </table:table-cell>
          <table:table-cell office:value-type="string" calcext:value-type="string">
            <text:p>كولس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نان</text:p>
          </table:table-cell>
          <table:table-cell office:value-type="float" office:value="41.39027" calcext:value-type="float">
            <text:p>41.39027</text:p>
          </table:table-cell>
          <table:table-cell office:value-type="float" office:value="45.50578" calcext:value-type="float">
            <text:p>45.5057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N_455E413N_S_RIHA</text:p>
          </table:table-cell>
          <table:table-cell office:value-type="string" calcext:value-type="string">
            <text:p>قلعة ابن كندم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قند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نور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الخر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خره رو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سابرخا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أرم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2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الدين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0 فرسخا</text:p>
          </table:table-cell>
        </table:table-row>
        <table:table-row table:style-name="ro1">
          <table:table-cell office:value-type="string" calcext:value-type="string">
            <text:p>موغكان</text:p>
          </table:table-cell>
          <table:table-cell office:value-type="float" office:value="39.33548" calcext:value-type="float">
            <text:p>39.33548</text:p>
          </table:table-cell>
          <table:table-cell office:value-type="float" office:value="48.50179" calcext:value-type="float">
            <text:p>48.5017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UGHAN_485E393N_R_RIHA</text:p>
          </table:table-cell>
          <table:table-cell office:value-type="string" calcext:value-type="string">
            <text:p>الك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موش</text:p>
          </table:table-cell>
          <table:table-cell office:value-type="float" office:value="38.75648" calcext:value-type="float">
            <text:p>38.75648</text:p>
          </table:table-cell>
          <table:table-cell office:value-type="float" office:value="41.48709" calcext:value-type="float">
            <text:p>41.4870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USH_414E387N_S_RIHA</text:p>
          </table:table-cell>
          <table:table-cell office:value-type="string" calcext:value-type="string">
            <text:p>قن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نير</text:p>
          </table:table-cell>
          <table:table-cell office:value-type="float" office:value="38.02656" calcext:value-type="float">
            <text:p>38.02656</text:p>
          </table:table-cell>
          <table:table-cell office:value-type="float" office:value="47.9913" calcext:value-type="float">
            <text:p>47.991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NIR_479E380N_S_RIHA</text:p>
          </table:table-cell>
          <table:table-cell office:value-type="string" calcext:value-type="string">
            <text:p>سرا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لقاطوس</text:p>
          </table:table-cell>
          <table:table-cell office:value-type="float" office:value="40.20714" calcext:value-type="float">
            <text:p>40.20714</text:p>
          </table:table-cell>
          <table:table-cell office:value-type="float" office:value="46.6459" calcext:value-type="float">
            <text:p>46.645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QATUS_466E402N_S_RIHA</text:p>
          </table:table-cell>
          <table:table-cell office:value-type="string" calcext:value-type="string">
            <text:p>متري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قلونية العوفي</text:p>
          </table:table-cell>
          <table:table-cell office:value-type="float" office:value="40.32189" calcext:value-type="float">
            <text:p>40.32189</text:p>
          </table:table-cell>
          <table:table-cell office:value-type="float" office:value="38.49484" calcext:value-type="float">
            <text:p>38.4948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UNIYAAWFI_384E403N_S_RIHA</text:p>
          </table:table-cell>
          <table:table-cell office:value-type="string" calcext:value-type="string">
            <text:p>نفشار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أربعة مراحل</text:p>
          </table:table-cell>
        </table:table-row>
        <table:table-row table:style-name="ro1">
          <table:table-cell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LAMAS_448E382N_S_RIHA</text:p>
          </table:table-cell>
          <table:table-cell office:value-type="string" calcext:value-type="string">
            <text:p>أرم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LAMAS_448E382N_S_RIHA</text:p>
          </table:table-cell>
          <table:table-cell office:value-type="string" calcext:value-type="string">
            <text:p>خو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RIYA_531E365N_S_RIHA</text:p>
          </table:table-cell>
          <table:table-cell office:value-type="string" calcext:value-type="string">
            <text:p>ابارس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</text:p>
          </table:table-cell>
          <table:table-cell office:value-type="string" calcext:value-type="string">
            <text:p>النير</text:p>
          </table:table-cell>
          <table:table-cell office:value-type="float" office:value="38.02656" calcext:value-type="float">
            <text:p>38.02656</text:p>
          </table:table-cell>
          <table:table-cell office:value-type="float" office:value="47.9913" calcext:value-type="float">
            <text:p>47.991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NIR_479E380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</text:p>
          </table:table-cell>
          <table:table-cell office:value-type="string" calcext:value-type="string">
            <text:p>الميانج</text:p>
          </table:table-cell>
          <table:table-cell office:value-type="float" office:value="37.40341" calcext:value-type="float">
            <text:p>37.40341</text:p>
          </table:table-cell>
          <table:table-cell office:value-type="float" office:value="47.74052" calcext:value-type="float">
            <text:p>47.7405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YANIJ_477E374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أرجيش</text:p>
          </table:table-cell>
          <table:table-cell office:value-type="float" office:value="39.0223" calcext:value-type="float">
            <text:p>39.0223</text:p>
          </table:table-cell>
          <table:table-cell office:value-type="float" office:value="43.35895" calcext:value-type="float">
            <text:p>43.3589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JISH_433E390N_S_RIHA</text:p>
          </table:table-cell>
          <table:table-cell office:value-type="string" calcext:value-type="string">
            <text:p>أخلاط</text:p>
          </table:table-cell>
          <table:table-cell office:value-type="float" office:value="38.76551" calcext:value-type="float">
            <text:p>38.76551</text:p>
          </table:table-cell>
          <table:table-cell office:value-type="float" office:value="42.51044" calcext:value-type="float">
            <text:p>42.5104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KHLAT_425E387N_S_RIHA</text:p>
          </table:table-cell>
          <table:table-cell office:value-type="string" calcext:value-type="string">
            <text:p>ثلاثا مراحل</text:p>
          </table:table-cell>
        </table:table-row>
        <table:table-row table:style-name="ro1">
          <table:table-cell office:value-type="string" calcext:value-type="string">
            <text:p>تلخاب</text:p>
          </table:table-cell>
          <table:table-cell office:value-type="float" office:value="39.34245" calcext:value-type="float">
            <text:p>39.34245</text:p>
          </table:table-cell>
          <table:table-cell office:value-type="float" office:value="47.82733" calcext:value-type="float">
            <text:p>47.8273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LKHAB_478E393N_S_RIHA</text:p>
          </table:table-cell>
          <table:table-cell office:value-type="string" calcext:value-type="string">
            <text:p>برزند</text:p>
          </table:table-cell>
          <table:table-cell office:value-type="float" office:value="38.96621" calcext:value-type="float">
            <text:p>38.96621</text:p>
          </table:table-cell>
          <table:table-cell office:value-type="float" office:value="47.85286" calcext:value-type="float">
            <text:p>47.852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ND_478E389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ديج</text:p>
          </table:table-cell>
          <table:table-cell office:value-type="float" office:value="40.23581" calcext:value-type="float">
            <text:p>40.23581</text:p>
          </table:table-cell>
          <table:table-cell office:value-type="float" office:value="47.56971" calcext:value-type="float">
            <text:p>47.5697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AJ_475E402N_S_RIHA</text:p>
          </table:table-cell>
          <table:table-cell office:value-type="string" calcext:value-type="string">
            <text:p>الشماخية</text:p>
          </table:table-cell>
          <table:table-cell office:value-type="float" office:value="40.67871" calcext:value-type="float">
            <text:p>40.67871</text:p>
          </table:table-cell>
          <table:table-cell office:value-type="float" office:value="48.68505" calcext:value-type="float">
            <text:p>48.6850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AKHIYYA_486E406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</text:p>
          </table:table-cell>
          <table:table-cell office:value-type="string" calcext:value-type="string">
            <text:p>برديج</text:p>
          </table:table-cell>
          <table:table-cell office:value-type="float" office:value="40.23581" calcext:value-type="float">
            <text:p>40.23581</text:p>
          </table:table-cell>
          <table:table-cell office:value-type="float" office:value="47.56971" calcext:value-type="float">
            <text:p>47.5697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AJ_475E402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</text:p>
          </table:table-cell>
          <table:table-cell office:value-type="string" calcext:value-type="string">
            <text:p>جنزة</text:p>
          </table:table-cell>
          <table:table-cell office:value-type="float" office:value="40.81356" calcext:value-type="float">
            <text:p>40.81356</text:p>
          </table:table-cell>
          <table:table-cell office:value-type="float" office:value="46.38603" calcext:value-type="float">
            <text:p>46.3860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ANZA_463E408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</text:p>
          </table:table-cell>
          <table:table-cell office:value-type="string" calcext:value-type="string">
            <text:p>قلقاطوس</text:p>
          </table:table-cell>
          <table:table-cell office:value-type="float" office:value="40.20714" calcext:value-type="float">
            <text:p>40.20714</text:p>
          </table:table-cell>
          <table:table-cell office:value-type="float" office:value="46.6459" calcext:value-type="float">
            <text:p>46.645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QATUS_466E402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</text:p>
          </table:table-cell>
          <table:table-cell office:value-type="string" calcext:value-type="string">
            <text:p>تفليس</text:p>
          </table:table-cell>
          <table:table-cell office:value-type="float" office:value="42.0841" calcext:value-type="float">
            <text:p>42.0841</text:p>
          </table:table-cell>
          <table:table-cell office:value-type="float" office:value="44.83734" calcext:value-type="float">
            <text:p>44.8373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IFLIS_448E420N_S_RIHA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</text:p>
          </table:table-cell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رزند</text:p>
          </table:table-cell>
          <table:table-cell office:value-type="float" office:value="38.96621" calcext:value-type="float">
            <text:p>38.96621</text:p>
          </table:table-cell>
          <table:table-cell office:value-type="float" office:value="47.85286" calcext:value-type="float">
            <text:p>47.852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ND_478E389N_S_RIHA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</text:p>
          </table:table-cell>
          <table:table-cell office:value-type="string" calcext:value-type="string">
            <text:p>ورثان</text:p>
          </table:table-cell>
          <table:table-cell office:value-type="float" office:value="39.56659" calcext:value-type="float">
            <text:p>39.56659</text:p>
          </table:table-cell>
          <table:table-cell office:value-type="float" office:value="47.64257" calcext:value-type="float">
            <text:p>47.642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WARTHAN_476E395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رقان</text:p>
          </table:table-cell>
          <table:table-cell office:value-type="float" office:value="37.72041" calcext:value-type="float">
            <text:p>37.72041</text:p>
          </table:table-cell>
          <table:table-cell office:value-type="float" office:value="45.98591" calcext:value-type="float">
            <text:p>45.9859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KHARRAQAN_459E377N_S_RIHA</text:p>
          </table:table-cell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جنزة</text:p>
          </table:table-cell>
          <table:table-cell office:value-type="float" office:value="40.81356" calcext:value-type="float">
            <text:p>40.81356</text:p>
          </table:table-cell>
          <table:table-cell office:value-type="float" office:value="46.38603" calcext:value-type="float">
            <text:p>46.3860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ANZA_463E408N_S_RIHA</text:p>
          </table:table-cell>
          <table:table-cell office:value-type="string" calcext:value-type="string">
            <text:p>شمكور</text:p>
          </table:table-cell>
          <table:table-cell office:value-type="float" office:value="40.99521" calcext:value-type="float">
            <text:p>40.99521</text:p>
          </table:table-cell>
          <table:table-cell office:value-type="float" office:value="46.06157" calcext:value-type="float">
            <text:p>46.061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KUR_460E409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سر سمور</text:p>
          </table:table-cell>
          <table:table-cell office:value-type="float" office:value="41.84983" calcext:value-type="float">
            <text:p>41.84983</text:p>
          </table:table-cell>
          <table:table-cell office:value-type="float" office:value="48.48301" calcext:value-type="float">
            <text:p>48.4830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ISRSAMUR_484E418N_S_RIHA</text:p>
          </table:table-cell>
          <table:table-cell office:value-type="string" calcext:value-type="string">
            <text:p>باب الأبواب</text:p>
          </table:table-cell>
          <table:table-cell office:value-type="float" office:value="42.04308" calcext:value-type="float">
            <text:p>42.04308</text:p>
          </table:table-cell>
          <table:table-cell office:value-type="float" office:value="48.30854" calcext:value-type="float">
            <text:p>48.3085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BABWAB_483E420N_S_RIHA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</text:p>
          </table:table-cell>
          <table:table-cell office:value-type="string" calcext:value-type="string">
            <text:p>40 فرسخا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</text:p>
          </table:table-cell>
          <table:table-cell office:value-type="string" calcext:value-type="string">
            <text:p>خرقان</text:p>
          </table:table-cell>
          <table:table-cell office:value-type="float" office:value="37.72041" calcext:value-type="float">
            <text:p>37.72041</text:p>
          </table:table-cell>
          <table:table-cell office:value-type="float" office:value="45.98591" calcext:value-type="float">
            <text:p>45.9859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KHARRAQAN_459E377N_S_RIHA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ميانج</text:p>
          </table:table-cell>
          <table:table-cell office:value-type="float" office:value="37.40341" calcext:value-type="float">
            <text:p>37.40341</text:p>
          </table:table-cell>
          <table:table-cell office:value-type="float" office:value="47.74052" calcext:value-type="float">
            <text:p>47.7405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YANIJ_477E374N_S_RIHA</text:p>
          </table:table-cell>
          <table:table-cell office:value-type="string" calcext:value-type="string">
            <text:p>خونج</text:p>
          </table:table-cell>
          <table:table-cell office:value-type="float" office:value="37.38856" calcext:value-type="float">
            <text:p>37.38856</text:p>
          </table:table-cell>
          <table:table-cell office:value-type="float" office:value="47.2569" calcext:value-type="float">
            <text:p>47.25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J_472E373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مكور</text:p>
          </table:table-cell>
          <table:table-cell office:value-type="float" office:value="40.99521" calcext:value-type="float">
            <text:p>40.99521</text:p>
          </table:table-cell>
          <table:table-cell office:value-type="float" office:value="46.06157" calcext:value-type="float">
            <text:p>46.061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KUR_460E409N_S_RIHA</text:p>
          </table:table-cell>
          <table:table-cell office:value-type="string" calcext:value-type="string">
            <text:p>خنان</text:p>
          </table:table-cell>
          <table:table-cell office:value-type="float" office:value="41.39027" calcext:value-type="float">
            <text:p>41.39027</text:p>
          </table:table-cell>
          <table:table-cell office:value-type="float" office:value="45.50578" calcext:value-type="float">
            <text:p>45.5057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N_455E413N_S_RIHA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تبريز</text:p>
          </table:table-cell>
          <table:table-cell office:value-type="float" office:value="38.06387" calcext:value-type="float">
            <text:p>38.06387</text:p>
          </table:table-cell>
          <table:table-cell office:value-type="float" office:value="46.33121" calcext:value-type="float">
            <text:p>46.331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ABRIZ_463E380N_S_RIHA</text:p>
          </table:table-cell>
          <table:table-cell office:value-type="string" calcext:value-type="string">
            <text:p>مرند</text:p>
          </table:table-cell>
          <table:table-cell office:value-type="float" office:value="38.46017" calcext:value-type="float">
            <text:p>38.46017</text:p>
          </table:table-cell>
          <table:table-cell office:value-type="float" office:value="45.80321" calcext:value-type="float">
            <text:p>45.803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ND_458E384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رثان</text:p>
          </table:table-cell>
          <table:table-cell office:value-type="float" office:value="39.56659" calcext:value-type="float">
            <text:p>39.56659</text:p>
          </table:table-cell>
          <table:table-cell office:value-type="float" office:value="47.64257" calcext:value-type="float">
            <text:p>47.642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WARTHAN_476E395N_S_RIHA</text:p>
          </table:table-cell>
          <table:table-cell office:value-type="string" calcext:value-type="string">
            <text:p>تلخاب</text:p>
          </table:table-cell>
          <table:table-cell office:value-type="float" office:value="39.34245" calcext:value-type="float">
            <text:p>39.34245</text:p>
          </table:table-cell>
          <table:table-cell office:value-type="float" office:value="47.82733" calcext:value-type="float">
            <text:p>47.8273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LKHAB_478E393N_S_RIH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شماخية</text:p>
          </table:table-cell>
          <table:table-cell office:value-type="float" office:value="40.67871" calcext:value-type="float">
            <text:p>40.67871</text:p>
          </table:table-cell>
          <table:table-cell office:value-type="float" office:value="48.68505" calcext:value-type="float">
            <text:p>48.6850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AKHIYYA_486E406N_S_RIHA</text:p>
          </table:table-cell>
          <table:table-cell office:value-type="string" calcext:value-type="string">
            <text:p>شروان</text:p>
          </table:table-cell>
          <table:table-cell office:value-type="float" office:value="31.97709" calcext:value-type="float">
            <text:p>31.97709</text:p>
          </table:table-cell>
          <table:table-cell office:value-type="float" office:value="64.84747" calcext:value-type="float">
            <text:p>64.8474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WAN_648E319N_S_SIJI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</text:p>
          </table:table-cell>
          <table:table-cell office:value-type="string" calcext:value-type="string">
            <text:p>منبج</text:p>
          </table:table-cell>
          <table:table-cell office:value-type="float" office:value="36.54651" calcext:value-type="float">
            <text:p>36.54651</text:p>
          </table:table-cell>
          <table:table-cell office:value-type="float" office:value="37.98957" calcext:value-type="float">
            <text:p>37.9895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NBIJ_379E365N_S_AQUR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الرصافة</text:p>
          </table:table-cell>
          <table:table-cell office:value-type="float" office:value="35.60242" calcext:value-type="float">
            <text:p>35.60242</text:p>
          </table:table-cell>
          <table:table-cell office:value-type="float" office:value="38.77933" calcext:value-type="float">
            <text:p>38.7793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USAFA_387E356N_S_SHAM</text:p>
          </table:table-cell>
          <table:table-cell office:value-type="string" calcext:value-type="string">
            <text:p>الرقة</text:p>
          </table:table-cell>
          <table:table-cell office:value-type="float" office:value="35.9493" calcext:value-type="float">
            <text:p>35.9493</text:p>
          </table:table-cell>
          <table:table-cell office:value-type="float" office:value="39.05128" calcext:value-type="float">
            <text:p>39.0512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AQQA_390E359N_S_AQUR</text:p>
          </table:table-cell>
          <table:table-cell office:value-type="string" calcext:value-type="string">
            <text:p>نصف مرحلة</text:p>
          </table:table-cell>
        </table:table-row>
        <table:table-row table:style-name="ro1">
          <table:table-cell office:value-type="string" calcext:value-type="string">
            <text:p>السويدية</text:p>
          </table:table-cell>
          <table:table-cell office:value-type="float" office:value="36.0896" calcext:value-type="float">
            <text:p>36.0896</text:p>
          </table:table-cell>
          <table:table-cell office:value-type="float" office:value="35.99387" calcext:value-type="float">
            <text:p>35.993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WAYDIYYA_359E360N_S_SHAM</text:p>
          </table:table-cell>
          <table:table-cell office:value-type="string" calcext:value-type="string">
            <text:p>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RWA_385E257N_S_JAZI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</text:p>
          </table:table-cell>
          <table:table-cell office:value-type="string" calcext:value-type="string">
            <text:p>المسدو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</text:p>
          </table:table-cell>
          <table:table-cell office:value-type="string" calcext:value-type="string">
            <text:p>بئر الجمال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يلة</text:p>
          </table:table-cell>
          <table:table-cell office:value-type="float" office:value="29.57226" calcext:value-type="float">
            <text:p>29.57226</text:p>
          </table:table-cell>
          <table:table-cell office:value-type="float" office:value="34.94527" calcext:value-type="float">
            <text:p>34.9452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YLA_349E295N_S_SHAM</text:p>
          </table:table-cell>
          <table:table-cell office:value-type="string" calcext:value-type="string">
            <text:p>شرف ذي النم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LABAKK_361E340N_S_SHAM</text:p>
          </table:table-cell>
          <table:table-cell office:value-type="string" calcext:value-type="string">
            <text:p>الزبداني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</text:p>
          </table:table-cell>
          <table:table-cell office:value-type="string" calcext:value-type="string">
            <text:p>ص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</text:p>
          </table:table-cell>
          <table:table-cell office:value-type="string" calcext:value-type="string">
            <text:p>الس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</text:p>
          </table:table-cell>
          <table:table-cell office:value-type="string" calcext:value-type="string">
            <text:p>البذ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سان</text:p>
          </table:table-cell>
          <table:table-cell office:value-type="float" office:value="32.5" calcext:value-type="float">
            <text:p>32.5</text:p>
          </table:table-cell>
          <table:table-cell office:value-type="float" office:value="35.49256" calcext:value-type="float">
            <text:p>35.492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SAN_354E325N_S_SHAM</text:p>
          </table:table-cell>
          <table:table-cell office:value-type="string" calcext:value-type="string">
            <text:p>تعاس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نهر الارد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اري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ص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أقصى الغوط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بيت سرع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</text:p>
          </table:table-cell>
          <table:table-cell office:value-type="string" calcext:value-type="string">
            <text:p>ازدو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</text:p>
          </table:table-cell>
          <table:table-cell office:value-type="string" calcext:value-type="string">
            <text:p>قاوو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</text:p>
          </table:table-cell>
          <table:table-cell office:value-type="string" calcext:value-type="string">
            <text:p>ص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</text:p>
          </table:table-cell>
          <table:table-cell office:value-type="string" calcext:value-type="string">
            <text:p>صور نحو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سية</text:p>
          </table:table-cell>
          <table:table-cell office:value-type="float" office:value="34.44699" calcext:value-type="float">
            <text:p>34.44699</text:p>
          </table:table-cell>
          <table:table-cell office:value-type="float" office:value="36.56409" calcext:value-type="float">
            <text:p>36.564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SIYA_365E344N_S_SHAM</text:p>
          </table:table-cell>
          <table:table-cell office:value-type="string" calcext:value-type="string">
            <text:p>يع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</text:p>
          </table:table-cell>
          <table:table-cell office:value-type="string" calcext:value-type="string">
            <text:p>الطالق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</text:p>
          </table:table-cell>
          <table:table-cell office:value-type="string" calcext:value-type="string">
            <text:p>دشت ارز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اري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رعون</text:p>
          </table:table-cell>
          <table:table-cell office:value-type="float" office:value="33.57083" calcext:value-type="float">
            <text:p>33.57083</text:p>
          </table:table-cell>
          <table:table-cell office:value-type="float" office:value="35.71229" calcext:value-type="float">
            <text:p>35.7122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UN_357E335N_S_SHAM</text:p>
          </table:table-cell>
          <table:table-cell office:value-type="string" calcext:value-type="string">
            <text:p>عين الحج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سطل</text:p>
          </table:table-cell>
          <table:table-cell office:value-type="float" office:value="35.06025" calcext:value-type="float">
            <text:p>35.06025</text:p>
          </table:table-cell>
          <table:table-cell office:value-type="float" office:value="37.57892" calcext:value-type="float">
            <text:p>37.5789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STAL_375E350N_S_SHAM</text:p>
          </table:table-cell>
          <table:table-cell office:value-type="string" calcext:value-type="string">
            <text:p>الزراع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كفر سلا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اريح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ياف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الماحوز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ارسوف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ازدو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مسين</text:p>
          </table:table-cell>
          <table:table-cell office:value-type="float" office:value="34.53863" calcext:value-type="float">
            <text:p>34.53863</text:p>
          </table:table-cell>
          <table:table-cell office:value-type="float" office:value="36.74279" calcext:value-type="float">
            <text:p>36.7427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MSIN_367E345N_S_SHAM</text:p>
          </table:table-cell>
          <table:table-cell office:value-type="string" calcext:value-type="string">
            <text:p>قار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</text:p>
          </table:table-cell>
          <table:table-cell office:value-type="string" calcext:value-type="string">
            <text:p>ص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</text:p>
          </table:table-cell>
          <table:table-cell office:value-type="string" calcext:value-type="string">
            <text:p>مجدل سل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عقبة أفيق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كفركيل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عك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أذرعات</text:p>
          </table:table-cell>
          <table:table-cell office:value-type="float" office:value="32.61046" calcext:value-type="float">
            <text:p>32.61046</text:p>
          </table:table-cell>
          <table:table-cell office:value-type="float" office:value="36.09087" calcext:value-type="float">
            <text:p>36.090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DHRIAT_360E326N_S_SHAM</text:p>
          </table:table-cell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فيق</text:p>
          </table:table-cell>
          <table:table-cell office:value-type="float" office:value="32.77421" calcext:value-type="float">
            <text:p>32.77421</text:p>
          </table:table-cell>
          <table:table-cell office:value-type="float" office:value="35.67655" calcext:value-type="float">
            <text:p>35.676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QABAFIQ_356E327N_S_SHAM</text:p>
          </table:table-cell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</text:p>
          </table:table-cell>
          <table:table-cell office:value-type="string" calcext:value-type="string">
            <text:p>جب يوسف</text:p>
          </table:table-cell>
          <table:table-cell office:value-type="float" office:value="32.92434" calcext:value-type="float">
            <text:p>32.92434</text:p>
          </table:table-cell>
          <table:table-cell office:value-type="float" office:value="35.52565" calcext:value-type="float">
            <text:p>35.525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BBYUSUF_355E329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</text:p>
          </table:table-cell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ت الرام</text:p>
          </table:table-cell>
          <table:table-cell office:value-type="float" office:value="31.80167" calcext:value-type="float">
            <text:p>31.80167</text:p>
          </table:table-cell>
          <table:table-cell office:value-type="float" office:value="35.60287" calcext:value-type="float">
            <text:p>35.602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RAM_356E318N_S_SHAM</text:p>
          </table:table-cell>
          <table:table-cell office:value-type="string" calcext:value-type="string">
            <text:p>عمان</text:p>
          </table:table-cell>
          <table:table-cell office:value-type="float" office:value="31.93113" calcext:value-type="float">
            <text:p>31.93113</text:p>
          </table:table-cell>
          <table:table-cell office:value-type="float" office:value="35.91903" calcext:value-type="float">
            <text:p>35.9190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MMAN_359E31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الحوران</text:p>
          </table:table-cell>
          <table:table-cell office:value-type="float" office:value="32.65059" calcext:value-type="float">
            <text:p>32.65059</text:p>
          </table:table-cell>
          <table:table-cell office:value-type="float" office:value="36.73153" calcext:value-type="float">
            <text:p>36.7315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WRAN_367E326N_S_SHAM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البثنية</text:p>
          </table:table-cell>
          <table:table-cell office:value-type="float" office:value="32.72189" calcext:value-type="float">
            <text:p>32.72189</text:p>
          </table:table-cell>
          <table:table-cell office:value-type="float" office:value="36.15837" calcext:value-type="float">
            <text:p>36.1583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THANIYYA_361E327N_S_SHAM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الكسوة</text:p>
          </table:table-cell>
          <table:table-cell office:value-type="float" office:value="33.35826" calcext:value-type="float">
            <text:p>33.35826</text:p>
          </table:table-cell>
          <table:table-cell office:value-type="float" office:value="36.23184" calcext:value-type="float">
            <text:p>36.2318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USWA_362E333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جاسم</text:p>
          </table:table-cell>
          <table:table-cell office:value-type="float" office:value="32.98099" calcext:value-type="float">
            <text:p>32.98099</text:p>
          </table:table-cell>
          <table:table-cell office:value-type="float" office:value="36.04321" calcext:value-type="float">
            <text:p>36.0432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IM_360E32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</text:p>
          </table:table-cell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</text:p>
          </table:table-cell>
          <table:table-cell office:value-type="string" calcext:value-type="string">
            <text:p>يوما</text:p>
          </table:table-cell>
        </table:table-row>
        <table:table-row table:style-name="ro1">
          <table:table-cell office:value-type="string" calcext:value-type="string">
            <text:p>حماة</text:p>
          </table:table-cell>
          <table:table-cell office:value-type="float" office:value="35.12587" calcext:value-type="float">
            <text:p>35.12587</text:p>
          </table:table-cell>
          <table:table-cell office:value-type="float" office:value="36.76872" calcext:value-type="float">
            <text:p>36.768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MA_367E351N_S_SHAM</text:p>
          </table:table-cell>
          <table:table-cell office:value-type="string" calcext:value-type="string">
            <text:p>شيزر</text:p>
          </table:table-cell>
          <table:table-cell office:value-type="float" office:value="35.25585" calcext:value-type="float">
            <text:p>35.25585</text:p>
          </table:table-cell>
          <table:table-cell office:value-type="float" office:value="36.55938" calcext:value-type="float">
            <text:p>36.559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YZAR_365E35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</text:p>
          </table:table-cell>
          <table:table-cell office:value-type="string" calcext:value-type="string">
            <text:p>جوسية</text:p>
          </table:table-cell>
          <table:table-cell office:value-type="float" office:value="34.44699" calcext:value-type="float">
            <text:p>34.44699</text:p>
          </table:table-cell>
          <table:table-cell office:value-type="float" office:value="36.56409" calcext:value-type="float">
            <text:p>36.564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SIYA_365E344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</text:p>
          </table:table-cell>
          <table:table-cell office:value-type="string" calcext:value-type="string">
            <text:p>شمسين</text:p>
          </table:table-cell>
          <table:table-cell office:value-type="float" office:value="34.53863" calcext:value-type="float">
            <text:p>34.53863</text:p>
          </table:table-cell>
          <table:table-cell office:value-type="float" office:value="36.74279" calcext:value-type="float">
            <text:p>36.7427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MSIN_367E34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</text:p>
          </table:table-cell>
          <table:table-cell office:value-type="string" calcext:value-type="string">
            <text:p>سلمية</text:p>
          </table:table-cell>
          <table:table-cell office:value-type="float" office:value="35.00401" calcext:value-type="float">
            <text:p>35.00401</text:p>
          </table:table-cell>
          <table:table-cell office:value-type="float" office:value="37.07106" calcext:value-type="float">
            <text:p>37.0710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ALAMIYYA_370E350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</text:p>
          </table:table-cell>
          <table:table-cell office:value-type="string" calcext:value-type="string">
            <text:p>حماة</text:p>
          </table:table-cell>
          <table:table-cell office:value-type="float" office:value="35.12587" calcext:value-type="float">
            <text:p>35.12587</text:p>
          </table:table-cell>
          <table:table-cell office:value-type="float" office:value="36.76872" calcext:value-type="float">
            <text:p>36.768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MA_367E35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جش</text:p>
          </table:table-cell>
          <table:table-cell office:value-type="float" office:value="33.03094" calcext:value-type="float">
            <text:p>33.03094</text:p>
          </table:table-cell>
          <table:table-cell office:value-type="float" office:value="35.4502" calcext:value-type="float">
            <text:p>35.450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HSH_354E330N_S_SHAM</text:p>
          </table:table-cell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اسم</text:p>
          </table:table-cell>
          <table:table-cell office:value-type="float" office:value="32.98099" calcext:value-type="float">
            <text:p>32.98099</text:p>
          </table:table-cell>
          <table:table-cell office:value-type="float" office:value="36.04321" calcext:value-type="float">
            <text:p>36.0432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IM_360E329N_S_SHAM</text:p>
          </table:table-cell>
          <table:table-cell office:value-type="string" calcext:value-type="string">
            <text:p>فيق</text:p>
          </table:table-cell>
          <table:table-cell office:value-type="float" office:value="32.77421" calcext:value-type="float">
            <text:p>32.77421</text:p>
          </table:table-cell>
          <table:table-cell office:value-type="float" office:value="35.67655" calcext:value-type="float">
            <text:p>35.676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QABAFIQ_356E327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 يوسف</text:p>
          </table:table-cell>
          <table:table-cell office:value-type="float" office:value="32.92434" calcext:value-type="float">
            <text:p>32.92434</text:p>
          </table:table-cell>
          <table:table-cell office:value-type="float" office:value="35.52565" calcext:value-type="float">
            <text:p>35.525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BBYUSUF_355E329N_S_SHAM</text:p>
          </table:table-cell>
          <table:table-cell office:value-type="string" calcext:value-type="string">
            <text:p>قرية العيون</text:p>
          </table:table-cell>
          <table:table-cell office:value-type="float" office:value="33.36423" calcext:value-type="float">
            <text:p>33.36423</text:p>
          </table:table-cell>
          <table:table-cell office:value-type="float" office:value="35.56778" calcext:value-type="float">
            <text:p>35.5677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YAUYUN_355E333N_S_SHA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كفرسابا</text:p>
          </table:table-cell>
          <table:table-cell office:value-type="float" office:value="32.17778" calcext:value-type="float">
            <text:p>32.17778</text:p>
          </table:table-cell>
          <table:table-cell office:value-type="float" office:value="34.88134" calcext:value-type="float">
            <text:p>34.8813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SABA_348E321N_S_SHAM</text:p>
          </table:table-cell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فرطاب</text:p>
          </table:table-cell>
          <table:table-cell office:value-type="float" office:value="35.50744" calcext:value-type="float">
            <text:p>35.50744</text:p>
          </table:table-cell>
          <table:table-cell office:value-type="float" office:value="36.61239" calcext:value-type="float">
            <text:p>36.612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TAB_366E355N_S_SHAM</text:p>
          </table:table-cell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لجون</text:p>
          </table:table-cell>
          <table:table-cell office:value-type="float" office:value="32.60823" calcext:value-type="float">
            <text:p>32.60823</text:p>
          </table:table-cell>
          <table:table-cell office:value-type="float" office:value="35.27017" calcext:value-type="float">
            <text:p>35.270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LAJJUN_352E326N_S_SHAM</text:p>
          </table:table-cell>
          <table:table-cell office:value-type="string" calcext:value-type="string">
            <text:p>قلنسوة</text:p>
          </table:table-cell>
          <table:table-cell office:value-type="float" office:value="32.29512" calcext:value-type="float">
            <text:p>32.29512</text:p>
          </table:table-cell>
          <table:table-cell office:value-type="float" office:value="34.98155" calcext:value-type="float">
            <text:p>34.981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LANSUWA_349E32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لنسوة</text:p>
          </table:table-cell>
          <table:table-cell office:value-type="float" office:value="32.29512" calcext:value-type="float">
            <text:p>32.29512</text:p>
          </table:table-cell>
          <table:table-cell office:value-type="float" office:value="34.98155" calcext:value-type="float">
            <text:p>34.981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LANSUWA_349E322N_S_SHAM</text:p>
          </table:table-cell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عيون</text:p>
          </table:table-cell>
          <table:table-cell office:value-type="float" office:value="33.36423" calcext:value-type="float">
            <text:p>33.36423</text:p>
          </table:table-cell>
          <table:table-cell office:value-type="float" office:value="35.56778" calcext:value-type="float">
            <text:p>35.5677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YAUYUN_355E333N_S_SHAM</text:p>
          </table:table-cell>
          <table:table-cell office:value-type="string" calcext:value-type="string">
            <text:p>القرعون</text:p>
          </table:table-cell>
          <table:table-cell office:value-type="float" office:value="33.57083" calcext:value-type="float">
            <text:p>33.57083</text:p>
          </table:table-cell>
          <table:table-cell office:value-type="float" office:value="35.71229" calcext:value-type="float">
            <text:p>35.7122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UN_357E33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</text:p>
          </table:table-cell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قطيفة</text:p>
          </table:table-cell>
          <table:table-cell office:value-type="float" office:value="33.74546" calcext:value-type="float">
            <text:p>33.74546</text:p>
          </table:table-cell>
          <table:table-cell office:value-type="float" office:value="36.60247" calcext:value-type="float">
            <text:p>36.6024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UTAYYIFA_366E337N_S_SHAM</text:p>
          </table:table-cell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عسقلان</text:p>
          </table:table-cell>
          <table:table-cell office:value-type="float" office:value="31.66572" calcext:value-type="float">
            <text:p>31.66572</text:p>
          </table:table-cell>
          <table:table-cell office:value-type="float" office:value="34.55455" calcext:value-type="float">
            <text:p>34.554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SQALAN_345E31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السكرية</text:p>
          </table:table-cell>
          <table:table-cell office:value-type="float" office:value="31.56416" calcext:value-type="float">
            <text:p>31.56416</text:p>
          </table:table-cell>
          <table:table-cell office:value-type="float" office:value="34.65335" calcext:value-type="float">
            <text:p>34.6533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KKARIYYA_346E31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لمية</text:p>
          </table:table-cell>
          <table:table-cell office:value-type="float" office:value="35.00401" calcext:value-type="float">
            <text:p>35.00401</text:p>
          </table:table-cell>
          <table:table-cell office:value-type="float" office:value="37.07106" calcext:value-type="float">
            <text:p>37.0710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ALAMIYYA_370E350N_S_SHAM</text:p>
          </table:table-cell>
          <table:table-cell office:value-type="string" calcext:value-type="string">
            <text:p>القسطل</text:p>
          </table:table-cell>
          <table:table-cell office:value-type="float" office:value="35.06025" calcext:value-type="float">
            <text:p>35.06025</text:p>
          </table:table-cell>
          <table:table-cell office:value-type="float" office:value="37.57892" calcext:value-type="float">
            <text:p>37.5789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STAL_375E350N_S_SHAM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شيزر</text:p>
          </table:table-cell>
          <table:table-cell office:value-type="float" office:value="35.25585" calcext:value-type="float">
            <text:p>35.25585</text:p>
          </table:table-cell>
          <table:table-cell office:value-type="float" office:value="36.55938" calcext:value-type="float">
            <text:p>36.559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YZAR_365E352N_S_SHAM</text:p>
          </table:table-cell>
          <table:table-cell office:value-type="string" calcext:value-type="string">
            <text:p>كفرطاب</text:p>
          </table:table-cell>
          <table:table-cell office:value-type="float" office:value="35.50744" calcext:value-type="float">
            <text:p>35.50744</text:p>
          </table:table-cell>
          <table:table-cell office:value-type="float" office:value="36.61239" calcext:value-type="float">
            <text:p>36.612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TAB_366E35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غر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5.46845" calcext:value-type="float">
            <text:p>35.468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GHAR_354E310N_S_SHAM</text:p>
          </table:table-cell>
          <table:table-cell office:value-type="string" calcext:value-type="string">
            <text:p>مآب</text:p>
          </table:table-cell>
          <table:table-cell office:value-type="float" office:value="31.2579" calcext:value-type="float">
            <text:p>31.2579</text:p>
          </table:table-cell>
          <table:table-cell office:value-type="float" office:value="35.73272" calcext:value-type="float">
            <text:p>35.732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MAAB_357E312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اللجون</text:p>
          </table:table-cell>
          <table:table-cell office:value-type="float" office:value="32.60823" calcext:value-type="float">
            <text:p>32.60823</text:p>
          </table:table-cell>
          <table:table-cell office:value-type="float" office:value="35.27017" calcext:value-type="float">
            <text:p>35.270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LAJJUN_352E32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جب يوسف</text:p>
          </table:table-cell>
          <table:table-cell office:value-type="float" office:value="32.92434" calcext:value-type="float">
            <text:p>32.92434</text:p>
          </table:table-cell>
          <table:table-cell office:value-type="float" office:value="35.52565" calcext:value-type="float">
            <text:p>35.525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BBYUSUF_355E329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بيسان</text:p>
          </table:table-cell>
          <table:table-cell office:value-type="float" office:value="32.5" calcext:value-type="float">
            <text:p>32.5</text:p>
          </table:table-cell>
          <table:table-cell office:value-type="float" office:value="35.49256" calcext:value-type="float">
            <text:p>35.492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SAN_354E325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</text:p>
          </table:table-cell>
          <table:table-cell office:value-type="string" calcext:value-type="string">
            <text:p>الجش</text:p>
          </table:table-cell>
          <table:table-cell office:value-type="float" office:value="33.03094" calcext:value-type="float">
            <text:p>33.03094</text:p>
          </table:table-cell>
          <table:table-cell office:value-type="float" office:value="35.4502" calcext:value-type="float">
            <text:p>35.450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HSH_354E330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زرقاء</text:p>
          </table:table-cell>
          <table:table-cell office:value-type="float" office:value="32.07029" calcext:value-type="float">
            <text:p>32.07029</text:p>
          </table:table-cell>
          <table:table-cell office:value-type="float" office:value="36.08689" calcext:value-type="float">
            <text:p>36.0868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RQA_360E320N_S_SHAM</text:p>
          </table:table-cell>
          <table:table-cell office:value-type="string" calcext:value-type="string">
            <text:p>أذرعات</text:p>
          </table:table-cell>
          <table:table-cell office:value-type="float" office:value="32.61046" calcext:value-type="float">
            <text:p>32.61046</text:p>
          </table:table-cell>
          <table:table-cell office:value-type="float" office:value="36.09087" calcext:value-type="float">
            <text:p>36.090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DHRIAT_360E326N_S_SHAM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</text:p>
          </table:table-cell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LISH_676E296N_R_SIJI</text:p>
          </table:table-cell>
          <table:table-cell office:value-type="string" calcext:value-type="string">
            <text:p>يومين</text:p>
          </table:table-cell>
        </table:table-row>
        <table:table-row table:style-name="ro1"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UST_643E313N_R_SIJI</text:p>
          </table:table-cell>
          <table:table-cell office:value-type="string" calcext:value-type="string">
            <text:p>رباط فيروزق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UST_643E313N_R_SIJI</text:p>
          </table:table-cell>
          <table:table-cell office:value-type="string" calcext:value-type="string">
            <text:p>دا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</text:p>
          </table:table-cell>
          <table:table-cell office:value-type="string" calcext:value-type="string">
            <text:p>در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</text:p>
          </table:table-cell>
          <table:table-cell office:value-type="string" calcext:value-type="string">
            <text:p>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</text:p>
          </table:table-cell>
          <table:table-cell office:value-type="string" calcext:value-type="string">
            <text:p>رباط البار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حروري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62.39332" calcext:value-type="float">
            <text:p>62.3933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HARURI_623E312N_S_SIJI</text:p>
          </table:table-cell>
          <table:table-cell office:value-type="string" calcext:value-type="string">
            <text:p>ده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زه</text:p>
          </table:table-cell>
          <table:table-cell office:value-type="float" office:value="31.9686" calcext:value-type="float">
            <text:p>31.9686</text:p>
          </table:table-cell>
          <table:table-cell office:value-type="float" office:value="62.3861" calcext:value-type="float">
            <text:p>62.38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IZAH_623E319N_S_SIJI</text:p>
          </table:table-cell>
          <table:table-cell office:value-type="string" calcext:value-type="string">
            <text:p>القرن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جوين</text:p>
          </table:table-cell>
          <table:table-cell office:value-type="float" office:value="31.72221" calcext:value-type="float">
            <text:p>31.72221</text:p>
          </table:table-cell>
          <table:table-cell office:value-type="float" office:value="61.60731" calcext:value-type="float">
            <text:p>61.6073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UWAYN_616E317N_S_SIJI</text:p>
          </table:table-cell>
          <table:table-cell office:value-type="string" calcext:value-type="string">
            <text:p>بستك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كويه</text:p>
          </table:table-cell>
          <table:table-cell office:value-type="float" office:value="31.26104" calcext:value-type="float">
            <text:p>31.26104</text:p>
          </table:table-cell>
          <table:table-cell office:value-type="float" office:value="61.74272" calcext:value-type="float">
            <text:p>61.7427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ARKUYAH_617E312N_S_SIJI</text:p>
          </table:table-cell>
          <table:table-cell office:value-type="string" calcext:value-type="string">
            <text:p>بشت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الحجرية</text:p>
          </table:table-cell>
          <table:table-cell office:value-type="float" office:value="31.39074" calcext:value-type="float">
            <text:p>31.39074</text:p>
          </table:table-cell>
          <table:table-cell office:value-type="float" office:value="65.88026" calcext:value-type="float">
            <text:p>65.88026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HAJARIYYA_658E313N_S_SIJI</text:p>
          </table:table-cell>
          <table:table-cell office:value-type="string" calcext:value-type="string">
            <text:p>بنجوا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قهستان</text:p>
          </table:table-cell>
          <table:table-cell office:value-type="float" office:value="31.36919" calcext:value-type="float">
            <text:p>31.36919</text:p>
          </table:table-cell>
          <table:table-cell office:value-type="float" office:value="63.54388" calcext:value-type="float">
            <text:p>63.5438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QAHASTAN_635E313N_S_SIJI</text:p>
          </table:table-cell>
          <table:table-cell office:value-type="string" calcext:value-type="string">
            <text:p>رباط عبد الل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سراب</text:p>
          </table:table-cell>
          <table:table-cell office:value-type="float" office:value="31.85842" calcext:value-type="float">
            <text:p>31.85842</text:p>
          </table:table-cell>
          <table:table-cell office:value-type="float" office:value="66.38343" calcext:value-type="float">
            <text:p>66.3834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SARAB_663E318N_S_SIJI</text:p>
          </table:table-cell>
          <table:table-cell office:value-type="string" calcext:value-type="string">
            <text:p>رباط الاوق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روان</text:p>
          </table:table-cell>
          <table:table-cell office:value-type="float" office:value="31.97709" calcext:value-type="float">
            <text:p>31.97709</text:p>
          </table:table-cell>
          <table:table-cell office:value-type="float" office:value="64.84747" calcext:value-type="float">
            <text:p>64.8474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WAN_648E319N_S_SIJI</text:p>
          </table:table-cell>
          <table:table-cell office:value-type="string" calcext:value-type="string">
            <text:p>الابخ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جزه</text:p>
          </table:table-cell>
          <table:table-cell office:value-type="float" office:value="31.9686" calcext:value-type="float">
            <text:p>31.9686</text:p>
          </table:table-cell>
          <table:table-cell office:value-type="float" office:value="62.3861" calcext:value-type="float">
            <text:p>62.38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IZAH_623E319N_S_SIJI</text:p>
          </table:table-cell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رباط كرودين</text:p>
          </table:table-cell>
          <table:table-cell office:value-type="float" office:value="31.38151" calcext:value-type="float">
            <text:p>31.38151</text:p>
          </table:table-cell>
          <table:table-cell office:value-type="float" office:value="63.14407" calcext:value-type="float">
            <text:p>63.1440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KARUDIN_631E313N_S_SIJI</text:p>
          </table:table-cell>
          <table:table-cell office:value-type="string" calcext:value-type="string">
            <text:p>رباط قهستان</text:p>
          </table:table-cell>
          <table:table-cell office:value-type="float" office:value="31.36919" calcext:value-type="float">
            <text:p>31.36919</text:p>
          </table:table-cell>
          <table:table-cell office:value-type="float" office:value="63.54388" calcext:value-type="float">
            <text:p>63.5438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QAHASTAN_635E313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روزن</text:p>
          </table:table-cell>
          <table:table-cell office:value-type="float" office:value="31.14385" calcext:value-type="float">
            <text:p>31.14385</text:p>
          </table:table-cell>
          <table:table-cell office:value-type="float" office:value="62.17057" calcext:value-type="float">
            <text:p>62.1705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UZAN_621E311N_S_SIJI</text:p>
          </table:table-cell>
          <table:table-cell office:value-type="string" calcext:value-type="string">
            <text:p>حروري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62.39332" calcext:value-type="float">
            <text:p>62.3933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HARURI_623E312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انبوق</text:p>
          </table:table-cell>
          <table:table-cell office:value-type="float" office:value="30.99252" calcext:value-type="float">
            <text:p>30.99252</text:p>
          </table:table-cell>
          <table:table-cell office:value-type="float" office:value="61.91899" calcext:value-type="float">
            <text:p>61.91899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NBUQ_619E309N_S_SIJI</text:p>
          </table:table-cell>
          <table:table-cell office:value-type="string" calcext:value-type="string">
            <text:p>سروزن</text:p>
          </table:table-cell>
          <table:table-cell office:value-type="float" office:value="31.14385" calcext:value-type="float">
            <text:p>31.14385</text:p>
          </table:table-cell>
          <table:table-cell office:value-type="float" office:value="62.17057" calcext:value-type="float">
            <text:p>62.1705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UZAN_621E311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</text:p>
          </table:table-cell>
          <table:table-cell office:value-type="string" calcext:value-type="string">
            <text:p>كركويه</text:p>
          </table:table-cell>
          <table:table-cell office:value-type="float" office:value="31.26104" calcext:value-type="float">
            <text:p>31.26104</text:p>
          </table:table-cell>
          <table:table-cell office:value-type="float" office:value="61.74272" calcext:value-type="float">
            <text:p>61.7427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ARKUYAH_617E312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</text:p>
          </table:table-cell>
          <table:table-cell office:value-type="string" calcext:value-type="string">
            <text:p>زانبوق</text:p>
          </table:table-cell>
          <table:table-cell office:value-type="float" office:value="30.99252" calcext:value-type="float">
            <text:p>30.99252</text:p>
          </table:table-cell>
          <table:table-cell office:value-type="float" office:value="61.91899" calcext:value-type="float">
            <text:p>61.91899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NBUQ_619E309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</text:p>
          </table:table-cell>
          <table:table-cell office:value-type="string" calcext:value-type="string">
            <text:p>جزه</text:p>
          </table:table-cell>
          <table:table-cell office:value-type="float" office:value="31.9686" calcext:value-type="float">
            <text:p>31.9686</text:p>
          </table:table-cell>
          <table:table-cell office:value-type="float" office:value="62.3861" calcext:value-type="float">
            <text:p>62.38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IZAH_623E319N_S_SIJI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</text:p>
          </table:table-cell>
          <table:table-cell office:value-type="string" calcext:value-type="string">
            <text:p>الطاق</text:p>
          </table:table-cell>
          <table:table-cell office:value-type="float" office:value="30.68777" calcext:value-type="float">
            <text:p>30.68777</text:p>
          </table:table-cell>
          <table:table-cell office:value-type="float" office:value="62.12651" calcext:value-type="float">
            <text:p>62.1265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TAQ_621E306N_S_SIJ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LISH_676E296N_R_SIJI</text:p>
          </table:table-cell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NDABIL_674E286N_S_SIND</text:p>
          </table:table-cell>
          <table:table-cell office:value-type="string" calcext:value-type="string">
            <text:p>10 مراحل</text:p>
          </table:table-cell>
        </table:table-row>
        <table:table-row table:style-name="ro1"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</text:p>
          </table:table-cell>
          <table:table-cell office:value-type="string" calcext:value-type="string">
            <text:p>كرديز</text:p>
          </table:table-cell>
          <table:table-cell office:value-type="float" office:value="33.62249" calcext:value-type="float">
            <text:p>33.62249</text:p>
          </table:table-cell>
          <table:table-cell office:value-type="float" office:value="69.15407" calcext:value-type="float">
            <text:p>69.1540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RDIZ_691E336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</text:p>
          </table:table-cell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ISHSH_668E390N_R_TRAN</text:p>
          </table:table-cell>
          <table:table-cell office:value-type="string" calcext:value-type="string">
            <text:p>30 فرسخا</text:p>
          </table:table-cell>
        </table:table-row>
        <table:table-row table:style-name="ro1">
          <table:table-cell office:value-type="string" calcext:value-type="string">
            <text:p>كرديز</text:p>
          </table:table-cell>
          <table:table-cell office:value-type="float" office:value="33.62249" calcext:value-type="float">
            <text:p>33.62249</text:p>
          </table:table-cell>
          <table:table-cell office:value-type="float" office:value="69.15407" calcext:value-type="float">
            <text:p>69.1540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RDIZ_691E336N_S_SIND</text:p>
          </table:table-cell>
          <table:table-cell office:value-type="string" calcext:value-type="string">
            <text:p>او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خواص</text:p>
          </table:table-cell>
          <table:table-cell office:value-type="float" office:value="27.79777" calcext:value-type="float">
            <text:p>27.79777</text:p>
          </table:table-cell>
          <table:table-cell office:value-type="float" office:value="61.88374" calcext:value-type="float">
            <text:p>61.8837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HAWASH_618E277N_S_SIND</text:p>
          </table:table-cell>
          <table:table-cell office:value-type="string" calcext:value-type="string">
            <text:p>سرى ش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20 فرسخا</text:p>
          </table:table-cell>
        </table:table-row>
        <table:table-row table:style-name="ro2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ديب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 مراحل</text:p>
          </table:table-cell>
        </table:table-row>
        <table:table-row table:style-name="ro2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المل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20 مرحلة</text:p>
          </table:table-cell>
        </table:table-row>
        <table:table-row table:style-name="ro2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قزدا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80 فرسخا</text:p>
          </table:table-cell>
        </table:table-row>
        <table:table-row table:style-name="ro2">
          <table:table-cell office:value-type="string" calcext:value-type="string">
            <text:p>قصرقند</text:p>
          </table:table-cell>
          <table:table-cell office:value-type="float" office:value="26.29231" calcext:value-type="float">
            <text:p>26.29231</text:p>
          </table:table-cell>
          <table:table-cell office:value-type="float" office:value="60.71473" calcext:value-type="float">
            <text:p>60.71473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SRQAND_607E262N_S_SIND</text:p>
          </table:table-cell>
          <table:table-cell office:value-type="string" calcext:value-type="string">
            <text:p>ارمابي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 مراحل</text:p>
          </table:table-cell>
        </table:table-row>
        <table:table-row table:style-name="ro2">
          <table:table-cell office:value-type="string" calcext:value-type="string">
            <text:p>راسك</text:p>
          </table:table-cell>
          <table:table-cell office:value-type="float" office:value="26.70943" calcext:value-type="float">
            <text:p>26.70943</text:p>
          </table:table-cell>
          <table:table-cell office:value-type="float" office:value="61.22272" calcext:value-type="float">
            <text:p>61.2227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RASK_612E267N_S_SIND</text:p>
          </table:table-cell>
          <table:table-cell office:value-type="string" calcext:value-type="string">
            <text:p>فهل فه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3 مراحل</text:p>
          </table:table-cell>
        </table:table-row>
        <table:table-row table:style-name="ro2">
          <table:table-cell office:value-type="string" calcext:value-type="string">
            <text:p>الرور</text:p>
          </table:table-cell>
          <table:table-cell office:value-type="float" office:value="27.65788" calcext:value-type="float">
            <text:p>27.65788</text:p>
          </table:table-cell>
          <table:table-cell office:value-type="float" office:value="68.90569" calcext:value-type="float">
            <text:p>68.9056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RUR_689E276N_S_SIND</text:p>
          </table:table-cell>
          <table:table-cell office:value-type="string" calcext:value-type="string">
            <text:p>انر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4 مراحل</text:p>
          </table:table-cell>
        </table:table-row>
        <table:table-row table:style-name="ro2">
          <table:table-cell office:value-type="string" calcext:value-type="string">
            <text:p>سندان</text:p>
          </table:table-cell>
          <table:table-cell office:value-type="float" office:value="19.90633" calcext:value-type="float">
            <text:p>19.90633</text:p>
          </table:table-cell>
          <table:table-cell office:value-type="float" office:value="73.01422" calcext:value-type="float">
            <text:p>73.0142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SANDAN_730E199N_S_SIND</text:p>
          </table:table-cell>
          <table:table-cell office:value-type="string" calcext:value-type="string">
            <text:p>سيم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5 مراحل</text:p>
          </table:table-cell>
        </table:table-row>
        <table:table-row table:style-name="ro2">
          <table:table-cell office:value-type="string" calcext:value-type="string">
            <text:p>التيز</text:p>
          </table:table-cell>
          <table:table-cell office:value-type="float" office:value="25.38207" calcext:value-type="float">
            <text:p>25.38207</text:p>
          </table:table-cell>
          <table:table-cell office:value-type="float" office:value="60.63196" calcext:value-type="float">
            <text:p>60.6319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TIZ_606E253N_S_SIND</text:p>
          </table:table-cell>
          <table:table-cell office:value-type="string" calcext:value-type="string">
            <text:p>قصدار على الساحل في طول مكران ?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12 مرحلة</text:p>
          </table:table-cell>
        </table:table-row>
        <table:table-row table:style-name="ro1">
          <table:table-cell office:value-type="string" calcext:value-type="string">
            <text:p>بند</text:p>
          </table:table-cell>
          <table:table-cell office:value-type="float" office:value="26.0929" calcext:value-type="float">
            <text:p>26.0929</text:p>
          </table:table-cell>
          <table:table-cell office:value-type="float" office:value="62.05375" calcext:value-type="float">
            <text:p>62.0537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ND_620E260N_S_SIND</text:p>
          </table:table-cell>
          <table:table-cell office:value-type="string" calcext:value-type="string">
            <text:p>به</text:p>
          </table:table-cell>
          <table:table-cell office:value-type="float" office:value="26.22927" calcext:value-type="float">
            <text:p>26.22927</text:p>
          </table:table-cell>
          <table:table-cell office:value-type="float" office:value="61.33378" calcext:value-type="float">
            <text:p>61.33378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IH_613E262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سمد</text:p>
          </table:table-cell>
          <table:table-cell office:value-type="float" office:value="29.12094" calcext:value-type="float">
            <text:p>29.12094</text:p>
          </table:table-cell>
          <table:table-cell office:value-type="float" office:value="70.8735" calcext:value-type="float">
            <text:p>70.873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SMAD_708E291N_S_SIND</text:p>
          </table:table-cell>
          <table:table-cell office:value-type="string" calcext:value-type="string">
            <text:p>الرور</text:p>
          </table:table-cell>
          <table:table-cell office:value-type="float" office:value="27.65788" calcext:value-type="float">
            <text:p>27.65788</text:p>
          </table:table-cell>
          <table:table-cell office:value-type="float" office:value="68.90569" calcext:value-type="float">
            <text:p>68.9056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RUR_689E276N_S_SIND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به</text:p>
          </table:table-cell>
          <table:table-cell office:value-type="float" office:value="26.22927" calcext:value-type="float">
            <text:p>26.22927</text:p>
          </table:table-cell>
          <table:table-cell office:value-type="float" office:value="61.33378" calcext:value-type="float">
            <text:p>61.33378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IH_613E262N_S_SIND</text:p>
          </table:table-cell>
          <table:table-cell office:value-type="string" calcext:value-type="string">
            <text:p>قصرقند</text:p>
          </table:table-cell>
          <table:table-cell office:value-type="float" office:value="26.29231" calcext:value-type="float">
            <text:p>26.29231</text:p>
          </table:table-cell>
          <table:table-cell office:value-type="float" office:value="60.71473" calcext:value-type="float">
            <text:p>60.71473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SRQAND_607E262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زك</text:p>
          </table:table-cell>
          <table:table-cell office:value-type="float" office:value="27.36457" calcext:value-type="float">
            <text:p>27.36457</text:p>
          </table:table-cell>
          <table:table-cell office:value-type="float" office:value="62.26752" calcext:value-type="float">
            <text:p>62.2675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ZAK_622E273N_S_SIND</text:p>
          </table:table-cell>
          <table:table-cell office:value-type="string" calcext:value-type="string">
            <text:p>راسك</text:p>
          </table:table-cell>
          <table:table-cell office:value-type="float" office:value="26.70943" calcext:value-type="float">
            <text:p>26.70943</text:p>
          </table:table-cell>
          <table:table-cell office:value-type="float" office:value="61.22272" calcext:value-type="float">
            <text:p>61.22272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RASK_612E267N_S_SIND</text:p>
          </table:table-cell>
          <table:table-cell office:value-type="string" calcext:value-type="string">
            <text:p>3 مراحل</text:p>
          </table:table-cell>
        </table:table-row>
        <table:table-row table:style-name="ro1">
          <table:table-cell office:value-type="string" calcext:value-type="string">
            <text:p>جالق</text:p>
          </table:table-cell>
          <table:table-cell office:value-type="float" office:value="27.64173" calcext:value-type="float">
            <text:p>27.64173</text:p>
          </table:table-cell>
          <table:table-cell office:value-type="float" office:value="62.64811" calcext:value-type="float">
            <text:p>62.6481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JALQ_626E276N_S_SIND</text:p>
          </table:table-cell>
          <table:table-cell office:value-type="string" calcext:value-type="string">
            <text:p>خواص</text:p>
          </table:table-cell>
          <table:table-cell office:value-type="float" office:value="27.79777" calcext:value-type="float">
            <text:p>27.79777</text:p>
          </table:table-cell>
          <table:table-cell office:value-type="float" office:value="61.88374" calcext:value-type="float">
            <text:p>61.8837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HAWASH_618E277N_S_SIND</text:p>
          </table:table-cell>
          <table:table-cell office:value-type="string" calcext:value-type="string">
            <text:p>30 فرسخا</text:p>
          </table:table-cell>
        </table:table-row>
        <table:table-row table:style-name="ro1">
          <table:table-cell office:value-type="string" calcext:value-type="string">
            <text:p>كنباية</text:p>
          </table:table-cell>
          <table:table-cell office:value-type="float" office:value="22.35228" calcext:value-type="float">
            <text:p>22.35228</text:p>
          </table:table-cell>
          <table:table-cell office:value-type="float" office:value="72.56065" calcext:value-type="float">
            <text:p>72.5606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NBAYA_725E223N_S_SIND</text:p>
          </table:table-cell>
          <table:table-cell office:value-type="string" calcext:value-type="string">
            <text:p>سوبارة</text:p>
          </table:table-cell>
          <table:table-cell office:value-type="float" office:value="19.52404" calcext:value-type="float">
            <text:p>19.52404</text:p>
          </table:table-cell>
          <table:table-cell office:value-type="float" office:value="72.95093" calcext:value-type="float">
            <text:p>72.95093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SUBARA_729E195N_S_SIND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MUHUL_717E236N_S_SIND</text:p>
          </table:table-cell>
          <table:table-cell office:value-type="string" calcext:value-type="string">
            <text:p>8 مراحل</text:p>
          </table:table-cell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MUHUL_717E236N_S_SIND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MUHUL_717E236N_S_SIND</text:p>
          </table:table-cell>
          <table:table-cell office:value-type="string" calcext:value-type="string">
            <text:p>كنباية</text:p>
          </table:table-cell>
          <table:table-cell office:value-type="float" office:value="22.35228" calcext:value-type="float">
            <text:p>22.35228</text:p>
          </table:table-cell>
          <table:table-cell office:value-type="float" office:value="72.56065" calcext:value-type="float">
            <text:p>72.5606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NBAYA_725E223N_S_SIND</text:p>
          </table:table-cell>
          <table:table-cell office:value-type="string" calcext:value-type="string">
            <text:p>4 مراحل</text:p>
          </table:table-cell>
        </table:table-row>
        <table:table-row table:style-name="ro1"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NDABIL_674E286N_S_SIND</text:p>
          </table:table-cell>
          <table:table-cell office:value-type="string" calcext:value-type="string">
            <text:p>قصدار</text:p>
          </table:table-cell>
          <table:table-cell office:value-type="float" office:value="27.7765" calcext:value-type="float">
            <text:p>27.7765</text:p>
          </table:table-cell>
          <table:table-cell office:value-type="float" office:value="66.59495" calcext:value-type="float">
            <text:p>66.5949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USDAR_665E277N_S_SIND</text:p>
          </table:table-cell>
          <table:table-cell office:value-type="string" calcext:value-type="string">
            <text:p>5 مراحل</text:p>
          </table:table-cell>
        </table:table-row>
        <table:table-row table:style-name="ro1"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NDABIL_674E286N_S_SIND</text:p>
          </table:table-cell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</text:p>
          </table:table-cell>
          <table:table-cell office:value-type="string" calcext:value-type="string">
            <text:p>8 مراحل</text:p>
          </table:table-cell>
        </table:table-row>
        <table:table-row table:style-name="ro1">
          <table:table-cell office:value-type="string" calcext:value-type="string">
            <text:p>باراب</text:p>
          </table:table-cell>
          <table:table-cell office:value-type="float" office:value="42.7449" calcext:value-type="float">
            <text:p>42.7449</text:p>
          </table:table-cell>
          <table:table-cell office:value-type="float" office:value="68.29439" calcext:value-type="float">
            <text:p>68.294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ARAB_682E427N_R_TRAN</text:p>
          </table:table-cell>
          <table:table-cell office:value-type="string" calcext:value-type="string">
            <text:p>كران</text:p>
          </table:table-cell>
          <table:table-cell office:value-type="float" office:value="27.76342" calcext:value-type="float">
            <text:p>27.76342</text:p>
          </table:table-cell>
          <table:table-cell office:value-type="float" office:value="52.86193" calcext:value-type="float">
            <text:p>52.861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AN_528E277N_S_FAR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ث</text:p>
          </table:table-cell>
          <table:table-cell office:value-type="float" office:value="41.72062" calcext:value-type="float">
            <text:p>41.72062</text:p>
          </table:table-cell>
          <table:table-cell office:value-type="float" office:value="60.70385" calcext:value-type="float">
            <text:p>60.703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TH_607E417N_S_TRAN</text:p>
          </table:table-cell>
          <table:table-cell office:value-type="string" calcext:value-type="string">
            <text:p>خير</text:p>
          </table:table-cell>
          <table:table-cell office:value-type="float" office:value="29.25944" calcext:value-type="float">
            <text:p>29.25944</text:p>
          </table:table-cell>
          <table:table-cell office:value-type="float" office:value="53.93868" calcext:value-type="float">
            <text:p>53.9386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YAR_539E292N_S_FARI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طباش</text:p>
          </table:table-cell>
          <table:table-cell office:value-type="float" office:value="41.16025" calcext:value-type="float">
            <text:p>41.16025</text:p>
          </table:table-cell>
          <table:table-cell office:value-type="float" office:value="75.81567" calcext:value-type="float">
            <text:p>75.815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TBASH_758E411N_S_TRAN</text:p>
          </table:table-cell>
          <table:table-cell office:value-type="string" calcext:value-type="string">
            <text:p>برسخان الأعل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6 مراحل</text:p>
          </table:table-cell>
        </table:table-row>
        <table:table-row table:style-name="ro1">
          <table:table-cell office:value-type="string" calcext:value-type="string">
            <text:p>باب الحديد</text:p>
          </table:table-cell>
          <table:table-cell office:value-type="float" office:value="38.22114" calcext:value-type="float">
            <text:p>38.22114</text:p>
          </table:table-cell>
          <table:table-cell office:value-type="float" office:value="67.03158" calcext:value-type="float">
            <text:p>67.031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BHADID_670E382N_O_TRAN</text:p>
          </table:table-cell>
          <table:table-cell office:value-type="string" calcext:value-type="string">
            <text:p>قرن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</text:p>
          </table:table-cell>
          <table:table-cell office:value-type="string" calcext:value-type="string">
            <text:p>نهر الشا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بارجاخ</text:p>
          </table:table-cell>
          <table:table-cell office:value-type="float" office:value="42.62635" calcext:value-type="float">
            <text:p>42.62635</text:p>
          </table:table-cell>
          <table:table-cell office:value-type="float" office:value="70.80406" calcext:value-type="float">
            <text:p>70.804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RJAH_708E426N_S_TRAN</text:p>
          </table:table-cell>
          <table:table-cell office:value-type="string" calcext:value-type="string">
            <text:p>منزل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فربر</text:p>
          </table:table-cell>
          <table:table-cell office:value-type="float" office:value="39.17015" calcext:value-type="float">
            <text:p>39.17015</text:p>
          </table:table-cell>
          <table:table-cell office:value-type="float" office:value="63.61874" calcext:value-type="float">
            <text:p>63.6187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IRABR_636E391N_S_TRAN</text:p>
          </table:table-cell>
          <table:table-cell office:value-type="string" calcext:value-type="string">
            <text:p>جيحو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نصف فرسخ</text:p>
          </table:table-cell>
        </table:table-row>
        <table:table-row table:style-name="ro1">
          <table:table-cell office:value-type="string" calcext:value-type="string">
            <text:p>إسبيجاب</text:p>
          </table:table-cell>
          <table:table-cell office:value-type="float" office:value="42.23062" calcext:value-type="float">
            <text:p>42.23062</text:p>
          </table:table-cell>
          <table:table-cell office:value-type="float" office:value="69.75409" calcext:value-type="float">
            <text:p>69.7540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ISBIJAB_697E422N_R_TRAN</text:p>
          </table:table-cell>
          <table:table-cell office:value-type="string" calcext:value-type="string">
            <text:p>شاو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</text:p>
          </table:table-cell>
          <table:table-cell office:value-type="string" calcext:value-type="string">
            <text:p>أسبيج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كردرانخاس</text:p>
          </table:table-cell>
          <table:table-cell office:value-type="float" office:value="41.38937" calcext:value-type="float">
            <text:p>41.38937</text:p>
          </table:table-cell>
          <table:table-cell office:value-type="float" office:value="60.68254" calcext:value-type="float">
            <text:p>60.682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ANKHAS_606E413N_S_TRAN</text:p>
          </table:table-cell>
          <table:table-cell office:value-type="string" calcext:value-type="string">
            <text:p>زردوخ بريدا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ا</text:p>
          </table:table-cell>
        </table:table-row>
        <table:table-row table:style-name="ro1">
          <table:table-cell office:value-type="string" calcext:value-type="string">
            <text:p>خاس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</text:p>
          </table:table-cell>
          <table:table-cell office:value-type="string" calcext:value-type="string">
            <text:p>نوزكات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</text:p>
          </table:table-cell>
          <table:table-cell office:value-type="string" calcext:value-type="string">
            <text:p>ز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حلة القياسين</text:p>
          </table:table-cell>
          <table:table-cell office:value-type="float" office:value="37.44577" calcext:value-type="float">
            <text:p>37.44577</text:p>
          </table:table-cell>
          <table:table-cell office:value-type="float" office:value="66.8817" calcext:value-type="float">
            <text:p>66.88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HALLAQAYYASIN_668E374N_S_TRAN</text:p>
          </table:table-cell>
          <table:table-cell office:value-type="string" calcext:value-type="string">
            <text:p>ترمذ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زداخقان</text:p>
          </table:table-cell>
          <table:table-cell office:value-type="float" office:value="42.39769" calcext:value-type="float">
            <text:p>42.39769</text:p>
          </table:table-cell>
          <table:table-cell office:value-type="float" office:value="59.5047" calcext:value-type="float">
            <text:p>59.504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ZDAKHKAN_595E423N_S_TRAN</text:p>
          </table:table-cell>
          <table:table-cell office:value-type="string" calcext:value-type="string">
            <text:p>درس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مزداخقان</text:p>
          </table:table-cell>
          <table:table-cell office:value-type="float" office:value="42.39769" calcext:value-type="float">
            <text:p>42.39769</text:p>
          </table:table-cell>
          <table:table-cell office:value-type="float" office:value="59.5047" calcext:value-type="float">
            <text:p>59.504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ZDAKHKAN_595E423N_S_TRAN</text:p>
          </table:table-cell>
          <table:table-cell office:value-type="string" calcext:value-type="string">
            <text:p>وردراغ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ابادغين</text:p>
          </table:table-cell>
          <table:table-cell office:value-type="float" office:value="40.79993" calcext:value-type="float">
            <text:p>40.79993</text:p>
          </table:table-cell>
          <table:table-cell office:value-type="float" office:value="62.06959" calcext:value-type="float">
            <text:p>62.0695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ABADGHIN_620E407N_S_TRAN</text:p>
          </table:table-cell>
          <table:table-cell office:value-type="string" calcext:value-type="string">
            <text:p>مضيق النه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براتكين</text:p>
          </table:table-cell>
          <table:table-cell office:value-type="float" office:value="43.19354" calcext:value-type="float">
            <text:p>43.19354</text:p>
          </table:table-cell>
          <table:table-cell office:value-type="float" office:value="59.95269" calcext:value-type="float">
            <text:p>59.95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ARATIKIN_599E431N_S_TRAN</text:p>
          </table:table-cell>
          <table:table-cell office:value-type="string" calcext:value-type="string">
            <text:p>البحير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2"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</text:p>
          </table:table-cell>
          <table:table-cell office:value-type="string" calcext:value-type="string">
            <text:p>الشبيكة(السنبلة)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سبعة وعشرين میلا</text:p>
          </table:table-cell>
        </table:table-row>
        <table:table-row table:style-name="ro1">
          <table:table-cell office:value-type="string" calcext:value-type="string">
            <text:p>ربنجن</text:p>
          </table:table-cell>
          <table:table-cell office:value-type="float" office:value="39.86785" calcext:value-type="float">
            <text:p>39.86785</text:p>
          </table:table-cell>
          <table:table-cell office:value-type="float" office:value="66.37226" calcext:value-type="float">
            <text:p>66.3722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BINJAN_663E398N_S_TRAN</text:p>
          </table:table-cell>
          <table:table-cell office:value-type="string" calcext:value-type="string">
            <text:p>الدبوسي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أفريغون</text:p>
          </table:table-cell>
          <table:table-cell office:value-type="float" office:value="37.26306" calcext:value-type="float">
            <text:p>37.26306</text:p>
          </table:table-cell>
          <table:table-cell office:value-type="float" office:value="65.27273" calcext:value-type="float">
            <text:p>65.2727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FRIGHUN_652E372N_S_TRAN</text:p>
          </table:table-cell>
          <table:table-cell office:value-type="string" calcext:value-type="string">
            <text:p>قنى غي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عتيق</text:p>
          </table:table-cell>
          <table:table-cell office:value-type="float" office:value="39.44667" calcext:value-type="float">
            <text:p>39.44667</text:p>
          </table:table-cell>
          <table:table-cell office:value-type="float" office:value="65.02339" calcext:value-type="float">
            <text:p>65.023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TIQ_650E394N_S_TRAN</text:p>
          </table:table-cell>
          <table:table-cell office:value-type="string" calcext:value-type="string">
            <text:p>جب سعي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</text:p>
          </table:table-cell>
          <table:table-cell office:value-type="string" calcext:value-type="string">
            <text:p>أمي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تاش</text:p>
          </table:table-cell>
          <table:table-cell office:value-type="float" office:value="39.99849" calcext:value-type="float">
            <text:p>39.99849</text:p>
          </table:table-cell>
          <table:table-cell office:value-type="float" office:value="63.82036" calcext:value-type="float">
            <text:p>63.820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ASH_638E399N_S_TRAN</text:p>
          </table:table-cell>
          <table:table-cell office:value-type="string" calcext:value-type="string">
            <text:p>شوروخ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طغان</text:p>
          </table:table-cell>
          <table:table-cell office:value-type="float" office:value="40.18541" calcext:value-type="float">
            <text:p>40.18541</text:p>
          </table:table-cell>
          <table:table-cell office:value-type="float" office:value="62.82511" calcext:value-type="float">
            <text:p>62.8251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UGHAN_628E401N_S_TRAN</text:p>
          </table:table-cell>
          <table:table-cell office:value-type="string" calcext:value-type="string">
            <text:p>رباط جكرب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دارزنجى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بايم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سنكرد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بورا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بهام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ا بريد؟؟؟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غش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ا بريد؟؟؟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زينور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ا بريد؟؟؟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هنب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ين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</text:p>
          </table:table-cell>
          <table:table-cell office:value-type="string" calcext:value-type="string">
            <text:p>زامي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راخان</text:p>
          </table:table-cell>
          <table:table-cell office:value-type="float" office:value="41.50228" calcext:value-type="float">
            <text:p>41.50228</text:p>
          </table:table-cell>
          <table:table-cell office:value-type="float" office:value="60.94019" calcext:value-type="float">
            <text:p>60.9401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URAKHAN_609E415N_S_TRAN</text:p>
          </table:table-cell>
          <table:table-cell office:value-type="string" calcext:value-type="string">
            <text:p>كاث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طواويس</text:p>
          </table:table-cell>
          <table:table-cell office:value-type="float" office:value="40.01136" calcext:value-type="float">
            <text:p>40.01136</text:p>
          </table:table-cell>
          <table:table-cell office:value-type="float" office:value="64.78279" calcext:value-type="float">
            <text:p>64.7827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WAWIS_647E400N_S_TRAN</text:p>
          </table:table-cell>
          <table:table-cell office:value-type="string" calcext:value-type="string">
            <text:p>ديمس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رمغان</text:p>
          </table:table-cell>
          <table:table-cell office:value-type="float" office:value="40.78105" calcext:value-type="float">
            <text:p>40.78105</text:p>
          </table:table-cell>
          <table:table-cell office:value-type="float" office:value="70.89318" calcext:value-type="float">
            <text:p>70.8931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URMUGHAN_708E407N_S_TRAN</text:p>
          </table:table-cell>
          <table:table-cell office:value-type="string" calcext:value-type="string">
            <text:p>جاجست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وش</text:p>
          </table:table-cell>
          <table:table-cell office:value-type="float" office:value="40.53599" calcext:value-type="float">
            <text:p>40.53599</text:p>
          </table:table-cell>
          <table:table-cell office:value-type="float" office:value="72.85752" calcext:value-type="float">
            <text:p>72.857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USH_728E405N_S_TRAN</text:p>
          </table:table-cell>
          <table:table-cell office:value-type="string" calcext:value-type="string">
            <text:p>أوزكند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وايخان</text:p>
          </table:table-cell>
          <table:table-cell office:value-type="float" office:value="42.0552" calcext:value-type="float">
            <text:p>42.0552</text:p>
          </table:table-cell>
          <table:table-cell office:value-type="float" office:value="60.19436" calcext:value-type="float">
            <text:p>60.194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YKHAN_601E420N_S_TRAN</text:p>
          </table:table-cell>
          <table:table-cell office:value-type="string" calcext:value-type="string">
            <text:p>أرذخيوه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خشميثن</text:p>
          </table:table-cell>
          <table:table-cell office:value-type="float" office:value="41.64105" calcext:value-type="float">
            <text:p>41.64105</text:p>
          </table:table-cell>
          <table:table-cell office:value-type="float" office:value="60.2021" calcext:value-type="float">
            <text:p>60.202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RDHAKHUSHMITHAN_602E416N_S_TRAN</text:p>
          </table:table-cell>
          <table:table-cell office:value-type="string" calcext:value-type="string">
            <text:p>خيوه</text:p>
          </table:table-cell>
          <table:table-cell office:value-type="float" office:value="41.38465" calcext:value-type="float">
            <text:p>41.38465</text:p>
          </table:table-cell>
          <table:table-cell office:value-type="float" office:value="60.33577" calcext:value-type="float">
            <text:p>60.3357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IWAH_603E41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غرقان</text:p>
          </table:table-cell>
          <table:table-cell office:value-type="float" office:value="41.43986" calcext:value-type="float">
            <text:p>41.43986</text:p>
          </table:table-cell>
          <table:table-cell office:value-type="float" office:value="61.27533" calcext:value-type="float">
            <text:p>61.2753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GHIRQAN_612E414N_S_TRAN</text:p>
          </table:table-cell>
          <table:table-cell office:value-type="string" calcext:value-type="string">
            <text:p>شراخان</text:p>
          </table:table-cell>
          <table:table-cell office:value-type="float" office:value="41.50228" calcext:value-type="float">
            <text:p>41.50228</text:p>
          </table:table-cell>
          <table:table-cell office:value-type="float" office:value="60.94019" calcext:value-type="float">
            <text:p>60.9401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URAKHAN_609E41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لخان</text:p>
          </table:table-cell>
          <table:table-cell office:value-type="float" office:value="37.51897" calcext:value-type="float">
            <text:p>37.51897</text:p>
          </table:table-cell>
          <table:table-cell office:value-type="float" office:value="66.00329" calcext:value-type="float">
            <text:p>66.003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LKHAN_660E375N_S_TRAN</text:p>
          </table:table-cell>
          <table:table-cell office:value-type="string" calcext:value-type="string">
            <text:p>كالف</text:p>
          </table:table-cell>
          <table:table-cell office:value-type="float" office:value="37.37958" calcext:value-type="float">
            <text:p>37.37958</text:p>
          </table:table-cell>
          <table:table-cell office:value-type="float" office:value="66.31581" calcext:value-type="float">
            <text:p>66.3158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LIF_663E37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</text:p>
          </table:table-cell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يكند</text:p>
          </table:table-cell>
          <table:table-cell office:value-type="float" office:value="39.55752" calcext:value-type="float">
            <text:p>39.55752</text:p>
          </table:table-cell>
          <table:table-cell office:value-type="float" office:value="64.07172" calcext:value-type="float">
            <text:p>64.0717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YKAND_640E395N_S_TRAN</text:p>
          </table:table-cell>
          <table:table-cell office:value-type="string" calcext:value-type="string">
            <text:p>ميان كال</text:p>
          </table:table-cell>
          <table:table-cell office:value-type="float" office:value="39.34189" calcext:value-type="float">
            <text:p>39.34189</text:p>
          </table:table-cell>
          <table:table-cell office:value-type="float" office:value="64.26931" calcext:value-type="float">
            <text:p>64.2693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IYANKAL_642E39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زدة</text:p>
          </table:table-cell>
          <table:table-cell office:value-type="float" office:value="39.03468" calcext:value-type="float">
            <text:p>39.03468</text:p>
          </table:table-cell>
          <table:table-cell office:value-type="float" office:value="65.44949" calcext:value-type="float">
            <text:p>65.4494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ZDA_654E390N_S_TRAN</text:p>
          </table:table-cell>
          <table:table-cell office:value-type="string" calcext:value-type="string">
            <text:p>رباط خواران</text:p>
          </table:table-cell>
          <table:table-cell office:value-type="float" office:value="38.54277" calcext:value-type="float">
            <text:p>38.54277</text:p>
          </table:table-cell>
          <table:table-cell office:value-type="float" office:value="65.33793" calcext:value-type="float">
            <text:p>65.337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KHUWARAN_653E38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</text:p>
          </table:table-cell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</text:p>
          </table:table-cell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سكاخان خاس</text:p>
          </table:table-cell>
          <table:table-cell office:value-type="float" office:value="41.84474" calcext:value-type="float">
            <text:p>41.84474</text:p>
          </table:table-cell>
          <table:table-cell office:value-type="float" office:value="59.93725" calcext:value-type="float">
            <text:p>59.937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SKAKHANKHAS_599E418N_S_TRAN</text:p>
          </table:table-cell>
          <table:table-cell office:value-type="string" calcext:value-type="string">
            <text:p>رخشميثن</text:p>
          </table:table-cell>
          <table:table-cell office:value-type="float" office:value="41.64105" calcext:value-type="float">
            <text:p>41.64105</text:p>
          </table:table-cell>
          <table:table-cell office:value-type="float" office:value="60.2021" calcext:value-type="float">
            <text:p>60.202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RDHAKHUSHMITHAN_602E416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درزده</text:p>
          </table:table-cell>
          <table:table-cell office:value-type="float" office:value="39.31836" calcext:value-type="float">
            <text:p>39.31836</text:p>
          </table:table-cell>
          <table:table-cell office:value-type="float" office:value="67.06451" calcext:value-type="float">
            <text:p>67.0645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IRIZDAH_670E393N_S_TRAN</text:p>
          </table:table-cell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ISHSH_668E390N_R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غردمان</text:p>
          </table:table-cell>
          <table:table-cell office:value-type="float" office:value="41.88381" calcext:value-type="float">
            <text:p>41.88381</text:p>
          </table:table-cell>
          <table:table-cell office:value-type="float" office:value="60.37258" calcext:value-type="float">
            <text:p>60.372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GHARDAMAN_603E418N_S_TRAN</text:p>
          </table:table-cell>
          <table:table-cell office:value-type="string" calcext:value-type="string">
            <text:p>وايخان</text:p>
          </table:table-cell>
          <table:table-cell office:value-type="float" office:value="42.0552" calcext:value-type="float">
            <text:p>42.0552</text:p>
          </table:table-cell>
          <table:table-cell office:value-type="float" office:value="60.19436" calcext:value-type="float">
            <text:p>60.194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YKHAN_601E420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</text:p>
          </table:table-cell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كم</text:p>
          </table:table-cell>
          <table:table-cell office:value-type="float" office:value="39.58498" calcext:value-type="float">
            <text:p>39.58498</text:p>
          </table:table-cell>
          <table:table-cell office:value-type="float" office:value="64.73843" calcext:value-type="float">
            <text:p>64.738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IKAM_647E395N_S_TRAN</text:p>
          </table:table-cell>
          <table:table-cell office:value-type="string" calcext:value-type="string">
            <text:p>رباط عتيق</text:p>
          </table:table-cell>
          <table:table-cell office:value-type="float" office:value="39.44667" calcext:value-type="float">
            <text:p>39.44667</text:p>
          </table:table-cell>
          <table:table-cell office:value-type="float" office:value="65.02339" calcext:value-type="float">
            <text:p>65.023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TIQ_650E394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ويقان</text:p>
          </table:table-cell>
          <table:table-cell office:value-type="float" office:value="42.94872" calcext:value-type="float">
            <text:p>42.94872</text:p>
          </table:table-cell>
          <table:table-cell office:value-type="float" office:value="59.88682" calcext:value-type="float">
            <text:p>59.8868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WIQAN_598E429N_S_TRAN</text:p>
          </table:table-cell>
          <table:table-cell office:value-type="string" calcext:value-type="string">
            <text:p>قرية براتكين</text:p>
          </table:table-cell>
          <table:table-cell office:value-type="float" office:value="43.19354" calcext:value-type="float">
            <text:p>43.19354</text:p>
          </table:table-cell>
          <table:table-cell office:value-type="float" office:value="59.95269" calcext:value-type="float">
            <text:p>59.95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ARATIKIN_599E43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الف</text:p>
          </table:table-cell>
          <table:table-cell office:value-type="float" office:value="37.37958" calcext:value-type="float">
            <text:p>37.37958</text:p>
          </table:table-cell>
          <table:table-cell office:value-type="float" office:value="66.31581" calcext:value-type="float">
            <text:p>66.3158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LIF_663E373N_S_TRAN</text:p>
          </table:table-cell>
          <table:table-cell office:value-type="string" calcext:value-type="string">
            <text:p>محلة القياسين</text:p>
          </table:table-cell>
          <table:table-cell office:value-type="float" office:value="37.44577" calcext:value-type="float">
            <text:p>37.44577</text:p>
          </table:table-cell>
          <table:table-cell office:value-type="float" office:value="66.8817" calcext:value-type="float">
            <text:p>66.88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HALLAQAYYASIN_668E374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ندك</text:p>
          </table:table-cell>
          <table:table-cell office:value-type="float" office:value="38.37384" calcext:value-type="float">
            <text:p>38.37384</text:p>
          </table:table-cell>
          <table:table-cell office:value-type="float" office:value="66.78829" calcext:value-type="float">
            <text:p>66.788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NDAK_667E383N_S_TRAN</text:p>
          </table:table-cell>
          <table:table-cell office:value-type="string" calcext:value-type="string">
            <text:p>باب الحديد</text:p>
          </table:table-cell>
          <table:table-cell office:value-type="float" office:value="38.22114" calcext:value-type="float">
            <text:p>38.22114</text:p>
          </table:table-cell>
          <table:table-cell office:value-type="float" office:value="67.03158" calcext:value-type="float">
            <text:p>67.031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BHADID_670E382N_O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</text:p>
          </table:table-cell>
          <table:table-cell office:value-type="string" calcext:value-type="string">
            <text:p>جويقان</text:p>
          </table:table-cell>
          <table:table-cell office:value-type="float" office:value="42.94872" calcext:value-type="float">
            <text:p>42.94872</text:p>
          </table:table-cell>
          <table:table-cell office:value-type="float" office:value="59.88682" calcext:value-type="float">
            <text:p>59.8868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WIQAN_598E429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كرمينية</text:p>
          </table:table-cell>
          <table:table-cell office:value-type="float" office:value="40.14581" calcext:value-type="float">
            <text:p>40.14581</text:p>
          </table:table-cell>
          <table:table-cell office:value-type="float" office:value="65.40937" calcext:value-type="float">
            <text:p>65.4093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MIINIYYA_654E401N_S_TRAN</text:p>
          </table:table-cell>
          <table:table-cell office:value-type="string" calcext:value-type="string">
            <text:p>الطواويس</text:p>
          </table:table-cell>
          <table:table-cell office:value-type="float" office:value="40.01136" calcext:value-type="float">
            <text:p>40.01136</text:p>
          </table:table-cell>
          <table:table-cell office:value-type="float" office:value="64.78279" calcext:value-type="float">
            <text:p>64.7827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WAWIS_647E40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يوه</text:p>
          </table:table-cell>
          <table:table-cell office:value-type="float" office:value="41.38465" calcext:value-type="float">
            <text:p>41.38465</text:p>
          </table:table-cell>
          <table:table-cell office:value-type="float" office:value="60.33577" calcext:value-type="float">
            <text:p>60.3357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IWAH_603E413N_S_TRAN</text:p>
          </table:table-cell>
          <table:table-cell office:value-type="string" calcext:value-type="string">
            <text:p>كردرانخاس</text:p>
          </table:table-cell>
          <table:table-cell office:value-type="float" office:value="41.38937" calcext:value-type="float">
            <text:p>41.38937</text:p>
          </table:table-cell>
          <table:table-cell office:value-type="float" office:value="60.68254" calcext:value-type="float">
            <text:p>60.682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ANKHAS_606E41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ISHSH_668E390N_R_TRAN</text:p>
          </table:table-cell>
          <table:table-cell office:value-type="string" calcext:value-type="string">
            <text:p>كندك</text:p>
          </table:table-cell>
          <table:table-cell office:value-type="float" office:value="38.37384" calcext:value-type="float">
            <text:p>38.37384</text:p>
          </table:table-cell>
          <table:table-cell office:value-type="float" office:value="66.78829" calcext:value-type="float">
            <text:p>66.788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NDAK_667E38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ميان كال</text:p>
          </table:table-cell>
          <table:table-cell office:value-type="float" office:value="39.34189" calcext:value-type="float">
            <text:p>39.34189</text:p>
          </table:table-cell>
          <table:table-cell office:value-type="float" office:value="64.26931" calcext:value-type="float">
            <text:p>64.2693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IYANKAL_642E393N_S_TRAN</text:p>
          </table:table-cell>
          <table:table-cell office:value-type="string" calcext:value-type="string">
            <text:p>فربر</text:p>
          </table:table-cell>
          <table:table-cell office:value-type="float" office:value="39.17015" calcext:value-type="float">
            <text:p>39.17015</text:p>
          </table:table-cell>
          <table:table-cell office:value-type="float" office:value="63.61874" calcext:value-type="float">
            <text:p>63.6187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IRABR_636E39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نوباغ</text:p>
          </table:table-cell>
          <table:table-cell office:value-type="float" office:value="42.2688" calcext:value-type="float">
            <text:p>42.2688</text:p>
          </table:table-cell>
          <table:table-cell office:value-type="float" office:value="59.81853" calcext:value-type="float">
            <text:p>59.8185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BAGH_598E422N_S_TRAN</text:p>
          </table:table-cell>
          <table:table-cell office:value-type="string" calcext:value-type="string">
            <text:p>مزداخقان</text:p>
          </table:table-cell>
          <table:table-cell office:value-type="float" office:value="42.39769" calcext:value-type="float">
            <text:p>42.39769</text:p>
          </table:table-cell>
          <table:table-cell office:value-type="float" office:value="59.5047" calcext:value-type="float">
            <text:p>59.504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ZDAKHKAN_595E423N_S_TRAN</text:p>
          </table:table-cell>
          <table:table-cell office:value-type="string" calcext:value-type="string">
            <text:p>مرحلتين في مفازة</text:p>
          </table:table-cell>
        </table:table-row>
        <table:table-row table:style-name="ro1">
          <table:table-cell office:value-type="string" calcext:value-type="string">
            <text:p>نوزوار</text:p>
          </table:table-cell>
          <table:table-cell office:value-type="float" office:value="42.00196" calcext:value-type="float">
            <text:p>42.00196</text:p>
          </table:table-cell>
          <table:table-cell office:value-type="float" office:value="59.39815" calcext:value-type="float">
            <text:p>59.3981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ZWAR_593E420N_S_TRAN</text:p>
          </table:table-cell>
          <table:table-cell office:value-type="string" calcext:value-type="string">
            <text:p>زمخشر</text:p>
          </table:table-cell>
          <table:table-cell office:value-type="float" office:value="42.21861" calcext:value-type="float">
            <text:p>42.21861</text:p>
          </table:table-cell>
          <table:table-cell office:value-type="float" office:value="59.71005" calcext:value-type="float">
            <text:p>59.7100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MAKHSHAR_597E42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بخاريين</text:p>
          </table:table-cell>
          <table:table-cell office:value-type="float" office:value="38.07235" calcext:value-type="float">
            <text:p>38.07235</text:p>
          </table:table-cell>
          <table:table-cell office:value-type="float" office:value="65.15512" calcext:value-type="float">
            <text:p>65.1551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UKHARIYYIN_651E380N_S_TRAN</text:p>
          </table:table-cell>
          <table:table-cell office:value-type="string" calcext:value-type="string">
            <text:p>قرية الخوارزميين</text:p>
          </table:table-cell>
          <table:table-cell office:value-type="float" office:value="37.69255" calcext:value-type="float">
            <text:p>37.69255</text:p>
          </table:table-cell>
          <table:table-cell office:value-type="float" office:value="65.56778" calcext:value-type="float">
            <text:p>65.5677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KHUWARIZMIYYIN_655E376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رية الخوارزميين</text:p>
          </table:table-cell>
          <table:table-cell office:value-type="float" office:value="37.69255" calcext:value-type="float">
            <text:p>37.69255</text:p>
          </table:table-cell>
          <table:table-cell office:value-type="float" office:value="65.56778" calcext:value-type="float">
            <text:p>65.5677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KHUWARIZMIYYIN_655E376N_S_TRAN</text:p>
          </table:table-cell>
          <table:table-cell office:value-type="string" calcext:value-type="string">
            <text:p>بلخان</text:p>
          </table:table-cell>
          <table:table-cell office:value-type="float" office:value="37.51897" calcext:value-type="float">
            <text:p>37.51897</text:p>
          </table:table-cell>
          <table:table-cell office:value-type="float" office:value="66.00329" calcext:value-type="float">
            <text:p>66.003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LKHAN_660E37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</text:p>
          </table:table-cell>
          <table:table-cell office:value-type="string" calcext:value-type="string">
            <text:p>أوش</text:p>
          </table:table-cell>
          <table:table-cell office:value-type="float" office:value="40.53599" calcext:value-type="float">
            <text:p>40.53599</text:p>
          </table:table-cell>
          <table:table-cell office:value-type="float" office:value="72.85752" calcext:value-type="float">
            <text:p>72.857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USH_728E405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مل</text:p>
          </table:table-cell>
          <table:table-cell office:value-type="float" office:value="40.13581" calcext:value-type="float">
            <text:p>40.13581</text:p>
          </table:table-cell>
          <table:table-cell office:value-type="float" office:value="63.16025" calcext:value-type="float">
            <text:p>63.160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ML_631E401N_S_TRAN</text:p>
          </table:table-cell>
          <table:table-cell office:value-type="string" calcext:value-type="string">
            <text:p>رباط طغان</text:p>
          </table:table-cell>
          <table:table-cell office:value-type="float" office:value="40.18541" calcext:value-type="float">
            <text:p>40.18541</text:p>
          </table:table-cell>
          <table:table-cell office:value-type="float" office:value="62.82511" calcext:value-type="float">
            <text:p>62.8251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UGHAN_628E401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حسن</text:p>
          </table:table-cell>
          <table:table-cell office:value-type="float" office:value="40.50009" calcext:value-type="float">
            <text:p>40.50009</text:p>
          </table:table-cell>
          <table:table-cell office:value-type="float" office:value="62.28269" calcext:value-type="float">
            <text:p>62.28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HASAN_622E405N_S_TRAN</text:p>
          </table:table-cell>
          <table:table-cell office:value-type="string" calcext:value-type="string">
            <text:p>نابادغين</text:p>
          </table:table-cell>
          <table:table-cell office:value-type="float" office:value="40.79993" calcext:value-type="float">
            <text:p>40.79993</text:p>
          </table:table-cell>
          <table:table-cell office:value-type="float" office:value="62.06959" calcext:value-type="float">
            <text:p>62.0695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ABADGHIN_620E407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خواران</text:p>
          </table:table-cell>
          <table:table-cell office:value-type="float" office:value="38.54277" calcext:value-type="float">
            <text:p>38.54277</text:p>
          </table:table-cell>
          <table:table-cell office:value-type="float" office:value="65.33793" calcext:value-type="float">
            <text:p>65.337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KHUWARAN_653E385N_S_TRAN</text:p>
          </table:table-cell>
          <table:table-cell office:value-type="string" calcext:value-type="string">
            <text:p>قرية البخاريين</text:p>
          </table:table-cell>
          <table:table-cell office:value-type="float" office:value="38.07235" calcext:value-type="float">
            <text:p>38.07235</text:p>
          </table:table-cell>
          <table:table-cell office:value-type="float" office:value="65.15512" calcext:value-type="float">
            <text:p>65.1551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UKHARIYYIN_651E380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</text:p>
          </table:table-cell>
          <table:table-cell office:value-type="string" calcext:value-type="string">
            <text:p>رباط سنده</text:p>
          </table:table-cell>
          <table:table-cell office:value-type="float" office:value="41.23222" calcext:value-type="float">
            <text:p>41.23222</text:p>
          </table:table-cell>
          <table:table-cell office:value-type="float" office:value="61.76738" calcext:value-type="float">
            <text:p>61.7673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SANDAH_617E41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رباط سنده</text:p>
          </table:table-cell>
          <table:table-cell office:value-type="float" office:value="41.23222" calcext:value-type="float">
            <text:p>41.23222</text:p>
          </table:table-cell>
          <table:table-cell office:value-type="float" office:value="61.76738" calcext:value-type="float">
            <text:p>61.7673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SANDAH_617E412N_S_TRAN</text:p>
          </table:table-cell>
          <table:table-cell office:value-type="string" calcext:value-type="string">
            <text:p>بغرقان</text:p>
          </table:table-cell>
          <table:table-cell office:value-type="float" office:value="41.43986" calcext:value-type="float">
            <text:p>41.43986</text:p>
          </table:table-cell>
          <table:table-cell office:value-type="float" office:value="61.27533" calcext:value-type="float">
            <text:p>61.2753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GHIRQAN_612E414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باسند</text:p>
          </table:table-cell>
          <table:table-cell office:value-type="float" office:value="38.21375" calcext:value-type="float">
            <text:p>38.21375</text:p>
          </table:table-cell>
          <table:table-cell office:value-type="float" office:value="67.24396" calcext:value-type="float">
            <text:p>67.2439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SAND_672E38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الختل</text:p>
          </table:table-cell>
          <table:table-cell office:value-type="float" office:value="37.94076" calcext:value-type="float">
            <text:p>37.94076</text:p>
          </table:table-cell>
          <table:table-cell office:value-type="float" office:value="69.75285" calcext:value-type="float">
            <text:p>69.75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UTTAL_697E379N_R_TRAN</text:p>
          </table:table-cell>
          <table:table-cell office:value-type="string" calcext:value-type="string">
            <text:p>ثلاثون فرسخا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</text:p>
          </table:table-cell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</text:p>
          </table:table-cell>
          <table:table-cell office:value-type="string" calcext:value-type="string">
            <text:p>أربعون فرسخا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</text:p>
          </table:table-cell>
          <table:table-cell office:value-type="string" calcext:value-type="string">
            <text:p>زرمان</text:p>
          </table:table-cell>
          <table:table-cell office:value-type="float" office:value="39.7739" calcext:value-type="float">
            <text:p>39.7739</text:p>
          </table:table-cell>
          <table:table-cell office:value-type="float" office:value="66.63169" calcext:value-type="float">
            <text:p>66.631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RMAN_666E397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</text:p>
          </table:table-cell>
          <table:table-cell office:value-type="string" calcext:value-type="string">
            <text:p>درزده</text:p>
          </table:table-cell>
          <table:table-cell office:value-type="float" office:value="39.31836" calcext:value-type="float">
            <text:p>39.31836</text:p>
          </table:table-cell>
          <table:table-cell office:value-type="float" office:value="67.06451" calcext:value-type="float">
            <text:p>67.0645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IRIZDAH_670E393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شاوغر</text:p>
          </table:table-cell>
          <table:table-cell office:value-type="float" office:value="43.25" calcext:value-type="float">
            <text:p>43.25</text:p>
          </table:table-cell>
          <table:table-cell office:value-type="float" office:value="68.3157" calcext:value-type="float">
            <text:p>68.315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AWAGHAR_683E432N_S_TRAN</text:p>
          </table:table-cell>
          <table:table-cell office:value-type="string" calcext:value-type="string">
            <text:p>طراز</text:p>
          </table:table-cell>
          <table:table-cell office:value-type="float" office:value="42.83695" calcext:value-type="float">
            <text:p>42.83695</text:p>
          </table:table-cell>
          <table:table-cell office:value-type="float" office:value="71.44044" calcext:value-type="float">
            <text:p>71.4404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RAZ_714E428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</text:p>
          </table:table-cell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تمتاج</text:p>
          </table:table-cell>
          <table:table-cell office:value-type="float" office:value="42.56503" calcext:value-type="float">
            <text:p>42.56503</text:p>
          </table:table-cell>
          <table:table-cell office:value-type="float" office:value="70.50767" calcext:value-type="float">
            <text:p>70.507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MTAJ_705E425N_S_TRAN</text:p>
          </table:table-cell>
          <table:table-cell office:value-type="string" calcext:value-type="string">
            <text:p>بارجاخ</text:p>
          </table:table-cell>
          <table:table-cell office:value-type="float" office:value="42.62635" calcext:value-type="float">
            <text:p>42.62635</text:p>
          </table:table-cell>
          <table:table-cell office:value-type="float" office:value="70.80406" calcext:value-type="float">
            <text:p>70.804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RJAH_708E426N_S_TRAN</text:p>
          </table:table-cell>
          <table:table-cell office:value-type="string" calcext:value-type="string">
            <text:p>بريدين</text:p>
          </table:table-cell>
        </table:table-row>
        <table:table-row table:style-name="ro1">
          <table:table-cell office:value-type="string" calcext:value-type="string">
            <text:p>زمخشر</text:p>
          </table:table-cell>
          <table:table-cell office:value-type="float" office:value="42.21861" calcext:value-type="float">
            <text:p>42.21861</text:p>
          </table:table-cell>
          <table:table-cell office:value-type="float" office:value="59.71005" calcext:value-type="float">
            <text:p>59.7100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MAKHSHAR_597E422N_S_TRAN</text:p>
          </table:table-cell>
          <table:table-cell office:value-type="string" calcext:value-type="string">
            <text:p>الجرجانية</text:p>
          </table:table-cell>
          <table:table-cell office:value-type="float" office:value="42.45632" calcext:value-type="float">
            <text:p>42.45632</text:p>
          </table:table-cell>
          <table:table-cell office:value-type="float" office:value="59.21993" calcext:value-type="float">
            <text:p>59.219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RJANIYYA_592E424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زرمان</text:p>
          </table:table-cell>
          <table:table-cell office:value-type="float" office:value="39.7739" calcext:value-type="float">
            <text:p>39.7739</text:p>
          </table:table-cell>
          <table:table-cell office:value-type="float" office:value="66.63169" calcext:value-type="float">
            <text:p>66.631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RMAN_666E397N_S_TRAN</text:p>
          </table:table-cell>
          <table:table-cell office:value-type="string" calcext:value-type="string">
            <text:p>ربنجن</text:p>
          </table:table-cell>
          <table:table-cell office:value-type="float" office:value="39.86785" calcext:value-type="float">
            <text:p>39.86785</text:p>
          </table:table-cell>
          <table:table-cell office:value-type="float" office:value="66.37226" calcext:value-type="float">
            <text:p>66.3722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BINJAN_663E398N_S_TRAN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الصفراء</text:p>
          </table:table-cell>
          <table:table-cell office:value-type="float" office:value="24.03308" calcext:value-type="float">
            <text:p>24.03308</text:p>
          </table:table-cell>
          <table:table-cell office:value-type="float" office:value="38.95085" calcext:value-type="float">
            <text:p>38.9508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A_389E240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</text:p>
          </table:table-cell>
          <table:table-cell office:value-type="string" calcext:value-type="string">
            <text:p>المهجرة</text:p>
          </table:table-cell>
          <table:table-cell office:value-type="float" office:value="17.60657" calcext:value-type="float">
            <text:p>17.60657</text:p>
          </table:table-cell>
          <table:table-cell office:value-type="float" office:value="43.54039" calcext:value-type="float">
            <text:p>43.540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HJARA_435E176N_S_JAZI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حضرموت</text:p>
          </table:table-cell>
          <table:table-cell office:value-type="float" office:value="15.64792" calcext:value-type="float">
            <text:p>15.64792</text:p>
          </table:table-cell>
          <table:table-cell office:value-type="float" office:value="48.80405" calcext:value-type="float">
            <text:p>48.8040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HADRAMAWT_488E156N_R_JAZI</text:p>
          </table:table-cell>
          <table:table-cell office:value-type="string" calcext:value-type="string">
            <text:p>أربعة وسبعين فرسخا</text:p>
          </table:table-cell>
        </table:table-row>
        <table:table-row table:style-name="ro1">
          <table:table-cell office:value-type="string" calcext:value-type="string">
            <text:p>عدن</text:p>
          </table:table-cell>
          <table:table-cell office:value-type="float" office:value="12.79365" calcext:value-type="float">
            <text:p>12.79365</text:p>
          </table:table-cell>
          <table:table-cell office:value-type="float" office:value="45.03942" calcext:value-type="float">
            <text:p>45.039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DAN_450E127N_S_YEME</text:p>
          </table:table-cell>
          <table:table-cell office:value-type="string" calcext:value-type="string">
            <text:p>أبی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ثلاثة مرحلة</text:p>
          </table:table-cell>
        </table:table-row>
        <table:table-row table:style-name="ro1">
          <table:table-cell office:value-type="string" calcext:value-type="string">
            <text:p>عرقة</text:p>
          </table:table-cell>
          <table:table-cell office:value-type="float" office:value="17.31174" calcext:value-type="float">
            <text:p>17.31174</text:p>
          </table:table-cell>
          <table:table-cell office:value-type="float" office:value="43.71306" calcext:value-type="float">
            <text:p>43.713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IQA_437E173N_S_YEME</text:p>
          </table:table-cell>
          <table:table-cell office:value-type="string" calcext:value-type="string">
            <text:p>الصفصاف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المعلا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ینبع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تین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</text:p>
          </table:table-cell>
          <table:table-cell office:value-type="string" calcext:value-type="string">
            <text:p>NCE#WORD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ORD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</text:p>
          </table:table-cell>
          <table:table-cell office:value-type="string" calcext:value-type="string">
            <text:p>کحلان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</text:p>
          </table:table-cell>
          <table:table-cell office:value-type="string" calcext:value-type="string">
            <text:p>یحصب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جبلان</text:p>
          </table:table-cell>
          <table:table-cell office:value-type="float" office:value="14.2788" calcext:value-type="float">
            <text:p>14.2788</text:p>
          </table:table-cell>
          <table:table-cell office:value-type="float" office:value="43.67157" calcext:value-type="float">
            <text:p>43.6715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UBLAN_436E142N_S_YEME</text:p>
          </table:table-cell>
          <table:table-cell office:value-type="string" calcext:value-type="string">
            <text:p>زبید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</text:p>
          </table:table-cell>
          <table:table-cell office:value-type="string" calcext:value-type="string">
            <text:p>غرف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صداء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اثنان وأربعون فرسخا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عثر</text:p>
          </table:table-cell>
          <table:table-cell table:number-columns-repeated="4" table:style-name="ce1"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</text:p>
          </table:table-cell>
          <table:table-cell office:value-type="string" calcext:value-type="string">
            <text:p>کثبة</text:p>
          </table:table-cell>
          <table:table-cell table:number-columns-repeated="4" table:style-name="ce1" office:value-type="string" calcext:value-type="string">
            <text:p>null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لهان</text:p>
          </table:table-cell>
          <table:table-cell office:value-type="float" office:value="14.80399" calcext:value-type="float">
            <text:p>14.80399</text:p>
          </table:table-cell>
          <table:table-cell office:value-type="float" office:value="44.07982" calcext:value-type="float">
            <text:p>44.0798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LHAN_440E148N_R_YEME</text:p>
          </table:table-cell>
          <table:table-cell office:value-type="string" calcext:value-type="string">
            <text:p>جبلان</text:p>
          </table:table-cell>
          <table:table-cell office:value-type="float" office:value="14.2788" calcext:value-type="float">
            <text:p>14.2788</text:p>
          </table:table-cell>
          <table:table-cell office:value-type="float" office:value="43.67157" calcext:value-type="float">
            <text:p>43.6715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UBLAN_436E142N_S_YEME</text:p>
          </table:table-cell>
          <table:table-cell office:value-type="string" calcext:value-type="string">
            <text:p>أربعة عشرة فرسخا</text:p>
          </table:table-cell>
        </table:table-row>
        <table:table-row table:style-name="ro1">
          <table:table-cell office:value-type="string" calcext:value-type="string">
            <text:p>الأعمشية</text:p>
          </table:table-cell>
          <table:table-cell office:value-type="float" office:value="16.56721" calcext:value-type="float">
            <text:p>16.56721</text:p>
          </table:table-cell>
          <table:table-cell office:value-type="float" office:value="43.95032" calcext:value-type="float">
            <text:p>43.950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MASHIYYA_439E165N_S_YEME</text:p>
          </table:table-cell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أثافت</text:p>
          </table:table-cell>
          <table:table-cell office:value-type="float" office:value="16.11174" calcext:value-type="float">
            <text:p>16.11174</text:p>
          </table:table-cell>
          <table:table-cell office:value-type="float" office:value="43.97249" calcext:value-type="float">
            <text:p>43.97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THAFIT_439E161N_S_YEME</text:p>
          </table:table-cell>
          <table:table-cell office:value-type="string" calcext:value-type="string">
            <text:p>خيوان</text:p>
          </table:table-cell>
          <table:table-cell office:value-type="float" office:value="16.29079" calcext:value-type="float">
            <text:p>16.29079</text:p>
          </table:table-cell>
          <table:table-cell office:value-type="float" office:value="44.06424" calcext:value-type="float">
            <text:p>44.0642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KHAYWAN_440E162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</text:p>
          </table:table-cell>
          <table:table-cell office:value-type="string" calcext:value-type="string">
            <text:p>نسفان</text:p>
          </table:table-cell>
          <table:table-cell office:value-type="float" office:value="14.02916" calcext:value-type="float">
            <text:p>14.02916</text:p>
          </table:table-cell>
          <table:table-cell office:value-type="float" office:value="44.8432" calcext:value-type="float">
            <text:p>44.84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NASAFAN_448E140N_R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خيوان</text:p>
          </table:table-cell>
          <table:table-cell office:value-type="float" office:value="16.29079" calcext:value-type="float">
            <text:p>16.29079</text:p>
          </table:table-cell>
          <table:table-cell office:value-type="float" office:value="44.06424" calcext:value-type="float">
            <text:p>44.0642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KHAYWAN_440E162N_S_YEME</text:p>
          </table:table-cell>
          <table:table-cell office:value-type="string" calcext:value-type="string">
            <text:p>الأعمشية</text:p>
          </table:table-cell>
          <table:table-cell office:value-type="float" office:value="16.56721" calcext:value-type="float">
            <text:p>16.56721</text:p>
          </table:table-cell>
          <table:table-cell office:value-type="float" office:value="43.95032" calcext:value-type="float">
            <text:p>43.950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MASHIYYA_439E165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ريدة</text:p>
          </table:table-cell>
          <table:table-cell office:value-type="float" office:value="15.83194" calcext:value-type="float">
            <text:p>15.83194</text:p>
          </table:table-cell>
          <table:table-cell office:value-type="float" office:value="44.0447" calcext:value-type="float">
            <text:p>44.044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AYDA_440E158N_S_YEME</text:p>
          </table:table-cell>
          <table:table-cell office:value-type="string" calcext:value-type="string">
            <text:p>أثافت</text:p>
          </table:table-cell>
          <table:table-cell office:value-type="float" office:value="16.11174" calcext:value-type="float">
            <text:p>16.11174</text:p>
          </table:table-cell>
          <table:table-cell office:value-type="float" office:value="43.97249" calcext:value-type="float">
            <text:p>43.97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THAFIT_439E161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الريدة</text:p>
          </table:table-cell>
          <table:table-cell office:value-type="float" office:value="15.83194" calcext:value-type="float">
            <text:p>15.83194</text:p>
          </table:table-cell>
          <table:table-cell office:value-type="float" office:value="44.0447" calcext:value-type="float">
            <text:p>44.044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AYDA_440E158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</text:p>
          </table:table-cell>
          <table:table-cell office:value-type="string" calcext:value-type="string">
            <text:p>ست عشرة فرسخا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الجند</text:p>
          </table:table-cell>
          <table:table-cell office:value-type="float" office:value="13.69225" calcext:value-type="float">
            <text:p>13.69225</text:p>
          </table:table-cell>
          <table:table-cell office:value-type="float" office:value="44.17508" calcext:value-type="float">
            <text:p>44.175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ANAD_441E136N_S_YEME</text:p>
          </table:table-cell>
          <table:table-cell office:value-type="string" calcext:value-type="string">
            <text:p>ثمانية وأربعون فرسخا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العرف</text:p>
          </table:table-cell>
          <table:table-cell office:value-type="float" office:value="15.09101" calcext:value-type="float">
            <text:p>15.09101</text:p>
          </table:table-cell>
          <table:table-cell office:value-type="float" office:value="44.27297" calcext:value-type="float">
            <text:p>44.2729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URF_442E150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</text:p>
          </table:table-cell>
          <table:table-cell office:value-type="string" calcext:value-type="string">
            <text:p>شبام</text:p>
          </table:table-cell>
          <table:table-cell office:value-type="float" office:value="15.92483" calcext:value-type="float">
            <text:p>15.92483</text:p>
          </table:table-cell>
          <table:table-cell office:value-type="float" office:value="48.57208" calcext:value-type="float">
            <text:p>48.572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HIBAM_485E159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سحول</text:p>
          </table:table-cell>
          <table:table-cell office:value-type="float" office:value="14.1937" calcext:value-type="float">
            <text:p>14.1937</text:p>
          </table:table-cell>
          <table:table-cell office:value-type="float" office:value="44.03504" calcext:value-type="float">
            <text:p>44.0350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UHUL_440E141N_R_YEME</text:p>
          </table:table-cell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</text:p>
          </table:table-cell>
          <table:table-cell office:value-type="string" calcext:value-type="string">
            <text:p>الجند</text:p>
          </table:table-cell>
          <table:table-cell office:value-type="float" office:value="13.69225" calcext:value-type="float">
            <text:p>13.69225</text:p>
          </table:table-cell>
          <table:table-cell office:value-type="float" office:value="44.17508" calcext:value-type="float">
            <text:p>44.175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ANAD_441E136N_S_YEME</text:p>
          </table:table-cell>
          <table:table-cell office:value-type="string" calcext:value-type="string">
            <text:p>مرحلة</text:p>
          </table:table-cell>
        </table:table-row>
        <table:table-row table:style-name="ro1">
          <table:table-cell office:value-type="string" calcext:value-type="string">
            <text:p>العرف</text:p>
          </table:table-cell>
          <table:table-cell office:value-type="float" office:value="15.09101" calcext:value-type="float">
            <text:p>15.09101</text:p>
          </table:table-cell>
          <table:table-cell office:value-type="float" office:value="44.27297" calcext:value-type="float">
            <text:p>44.2729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URF_442E150N_S_YEME</text:p>
          </table:table-cell>
          <table:table-cell office:value-type="string" calcext:value-type="string">
            <text:p>ألهان</text:p>
          </table:table-cell>
          <table:table-cell office:value-type="float" office:value="14.80399" calcext:value-type="float">
            <text:p>14.80399</text:p>
          </table:table-cell>
          <table:table-cell office:value-type="float" office:value="44.07982" calcext:value-type="float">
            <text:p>44.0798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LHAN_440E148N_R_YEME</text:p>
          </table:table-cell>
          <table:table-cell office:value-type="string" calcext:value-type="string">
            <text:p>عشرة فرسخا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formula="of:=COUNTIF([.A2:.K1375]; &quot;null&quot;)" office:value-type="float" office:value="4833" calcext:value-type="float">
            <text:p>4833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Distances_withCoords.A1:Distances_withCoords.AMJ1048575" table:contains-header="false">
          <table:sort>
            <table:sort-by table:field-number="3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1:23:06.22214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11:24:25.735787313</dc:date>
    <meta:editing-duration>PT27M49S</meta:editing-duration>
    <meta:editing-cycles>3</meta:editing-cycles>
    <meta:generator>LibreOffice/5.0.6.2$Linux_X86_64 LibreOffice_project/00m0$Build-2</meta:generator>
    <meta:document-statistic meta:table-count="1" meta:cell-count="15105" meta:object-count="0"/>
  </office:meta>
</office:document-meta>
</file>